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05.84pt"/>
    </style:style>
    <style:style style:name="co4" style:family="table-column">
      <style:table-column-properties fo:break-before="auto" style:column-width="534.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Targets_with_drug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20" table:default-cell-style-name="ce2"/>
        <table:table-row table:style-name="ro1">
          <table:table-cell office:value-type="string" calcext:value-type="string">
            <text:p>Gene Symbol</text:p>
          </table:table-cell>
          <table:table-cell table:style-name="ce1" office:value-type="string" calcext:value-type="string">
            <text:p>Entrezid</text:p>
          </table:table-cell>
          <table:table-cell table:style-name="ce1" office:value-type="string" calcext:value-type="string">
            <text:p>Drug names</text:p>
          </table:table-cell>
          <table:table-cell table:style-name="ce1" office:value-type="string" calcext:value-type="string">
            <text:p>Drug ID</text:p>
          </table:table-cell>
          <table:table-cell table:style-name="ce1" office:value-type="string" calcext:value-type="string">
            <text:p>ADM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1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splatin,Zinc</text:p>
          </table:table-cell>
          <table:table-cell office:value-type="string" calcext:value-type="string">
            <text:p>DB00515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DAT</text:p>
          </table:table-cell>
          <table:table-cell office:value-type="float" office:value="51166" calcext:value-type="float">
            <text:p>51166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N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nabidiol</text:p>
          </table:table-cell>
          <table:table-cell office:value-type="string" calcext:value-type="string">
            <text:p>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SS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VS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yridoxal Phosphate,Valproic Acid</text:p>
          </table:table-cell>
          <table:table-cell office:value-type="string" calcext:value-type="string">
            <text:p>DB00114,DB00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CA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yburide</text:p>
          </table:table-cell>
          <table:table-cell office:value-type="string" calcext:value-type="string">
            <text:p>DB01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CA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DB0061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A5</text:p>
          </table:table-cell>
          <table:table-cell office:value-type="float" office:value="23461" calcext:value-type="float">
            <text:p>23461</text:p>
          </table:table-cell>
          <table:table-cell office:value-type="string" calcext:value-type="string">
            <text:p>Tacrolimus</text:p>
          </table:table-cell>
          <table:table-cell office:value-type="string" calcext:value-type="string">
            <text:p>DB0086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B1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Cyclosporine,Pravastatin,Fluvoxamine,Fluconazole,Erythromycin,Caffeine,Reserpine,Azithromycin,Pantoprazole,Citalopram,Eletriptan,Nelfinavir,Indinavir,Lovastatin,Reboxetine,Phenytoin,Diethylstilbestrol,Clotrimazole,Metoprolol,Amsacrine,Liothyronine,Lidocaine,Venlafaxine,Conjugated estrogens,Morphine,Acetaminophen,Gefitinib,Dihydroergotamine,Amitriptyline,Indomethacin,Methadone,Olanzapine,Atenolol,Omeprazole,Terfenadine,Diltiazem,Protriptyline,Clobazam,Megestrol acetate,Mefloquine,Vinorelbine,Clozapine,Grepafloxacin,Meprobamate,Timolol,Amlodipine,Digoxin,Progesterone,Sorafenib,Nisoldipine,Spironolactone,Streptozocin,Cerivastatin,Trimethoprim,Gemcitabine,Betamethasone,Lansoprazole,Levothyroxine,Loratadine,Prazosin,Imipramine,Quinine,Dronabinol,Fluoxetine,Chlorpromazine,Lenalidomide,Buspirone,Zidovudine,Cimetidine,Haloperidol,Ritonavir,Triflupromazine,Dextromethorphan,Cisplatin,Albendazole,Caspofungin,Alitretinoin,Erlotinib,Cyclophosphamide,Ciprofloxacin,Toremifene,Vincristine,Lamotrigine,Methotrexate,Carbamazepine,Vinblastine,Propranolol,Clonidine,Enalapril,Nizatidine,Diclofenac,Doxazosin,Ivermectin,Chloroquine,Imatinib,Nicardipine,Fluphenazine,Testosterone,Prednisone,Astemizole,Simvastatin,Mebendazole,Estrone,Trazodone,Verapamil,Sumatriptan,Chlorpropamide,Tamoxifen,Losartan,Midazolam,Mycophenolate mofetil,Flurazepam,Daunorubicin,Ergotamine,Amprenavir,Naltrexone,Lamivudine,Paroxetine,Norethisterone,Trimipramine,Hydrocortisone,Scopolamine,Epinastine,Clopidogrel,Irinotecan,Etoposide,Roxithromycin,Estradiol,Perindopril,Candesartan cilexetil,Alfentanil,Biperiden,Fentanyl,Diazepam,Trifluoperazine,Mifepristone,Loperamide,Clofazimine,Prednisolone,Ranitidine,Tacrolimus,Flupentixol,Sirolimus,Clomifene,Quinidine,Amantadine,Buprenorphine,Maprotiline,Salicylic acid,Acetylsalicylic acid,Fexofenadine,Methylprednisolone,Telmisartan,Desloratadine,Dactinomycin,Azelastine,Ezetimibe,Dipyridamole,Ethinyl Estradiol,Doxorubicin,Glyburide,Felodipine,Ketoconazole,Topotecan,Probenecid,Selegiline,Rifampicin,Ibuprofen,Nitrendipine,Promethazine,Atazanavir,Atorvastatin,Benzocaine,Pimozide,Quinacrine,Sertraline,Miconazole,Nifedipine,Amiodarone,Carvedilol,Levofloxacin,Sulfinpyrazone,Doxepin,Nefazodone,Desipramine,Terazosin,Itraconazole,Arsenic trioxide,Phenobarbital,Propafenone,Naloxone,Domperidone,Acebutolol,Estramustine,Captopril,Bromocriptine,Levetiracetam,Nadolol,Mitoxantrone,Sparfloxacin,Clarithromycin,Ketamine,Quetiapine,Paclitaxel,Saquinavir,Dexamethasone,Chlorprothixene,Clomipramine,Bepridil,Docetaxel,Ergonovine,Dasatinib,Lapatinib,Sitagliptin,Posaconazole,Sunitinib,Vecuronium,Cilazapril,Colchicine,Digitoxin,Neostigmine,Testosterone propionate,Liotrix,Ketazolam,Nitrazepam,Lopinavir,Cholic Acid,Palmitic Acid,Cholesterol,Estriol,Debrisoquin,Dronedarone,Nilotinib,Belinostat,Indacaterol,Cobimetinib,Telaprevir,Trastuzumab emtansine,Inotuzumab ozogamicin,Romidepsin,Silodosin,Tolvaptan,Rivaroxaban,Temsirolimus,Dapagliflozin,Ambrisentan,Etravirine,Pazopanib,Panobinostat,Apixaban,Bosutinib,Axitinib,Dabigatran etexilate,Fesoterodine,Cabazitaxel,Ticagrelor,Ivacaftor,Lomitapide,Vismodegib,Pitavastatin,Rilpivirine,Crizotinib,Ulipristal,Boceprevir,Fidaxomicin,Linagliptin,Carfilzomib,Mirabegron,Regorafenib,Enzalutamide,Ponatinib,Fluticasone furoate,Canagliflozin,Pomalidomide,Dabrafenib,Afatinib,Levomilnacipran,Dolutegravir,Sofosbuvir,Ledipasvir,Ceritinib,Edoxaban,Umeclidinium,Lenvatinib,Nintedanib,Lobeglitazone,Benidipine,Ubidecarenone,Lumacaftor,Ombitasvir,Osimertinib,Glycerin,Selexipag,Alectinib,Grazoprevir,Venetoclax,Isavuconazole,Baricitinib,Ertugliflozin,Apalutamide,Abemaciclib,Voxilaprevir,Letermovir,Rucaparib,Betrixaban,Copanlisib,Fluciclovine (18F),Troleandomycin,Enasidenib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091,DB00175,DB00176,DB00196,DB00199,DB00201,DB00206,DB00207,DB00213,DB00215,DB00216,DB00220,DB00224,DB00227,DB00234,DB00252,DB00255,DB00257,DB00264,DB00276,DB00279,DB00281,DB00285,DB00286,DB00295,DB00316,DB00317,DB00320,DB00321,DB00328,DB00333,DB00334,DB00335,DB00338,DB00342,DB00343,DB00344,DB00349,DB00351,DB00358,DB00361,DB00363,DB00365,DB00371,DB00373,DB00381,DB00390,DB00396,DB00398,DB00401,DB00421,DB00428,DB00439,DB00440,DB00441,DB00443,DB00448,DB00451,DB00455,DB00457,DB00458,DB00468,DB00470,DB00472,DB00477,DB00480,DB00490,DB00495,DB00501,DB00502,DB00503,DB00508,DB00514,DB00515,DB00518,DB00520,DB00523,DB00530,DB00531,DB00537,DB00539,DB00541,DB00555,DB00563,DB00564,DB00570,DB00571,DB00575,DB00584,DB00585,DB00586,DB00590,DB00602,DB00608,DB00619,DB00622,DB00623,DB00624,DB00635,DB00637,DB00641,DB00643,DB00655,DB00656,DB00661,DB00669,DB00672,DB00675,DB00678,DB00683,DB00688,DB00690,DB00694,DB00696,DB00701,DB00704,DB00709,DB00715,DB00717,DB00726,DB00741,DB00747,DB00751,DB00758,DB00762,DB00773,DB00778,DB00783,DB00790,DB00796,DB00802,DB00810,DB00813,DB00829,DB00831,DB00834,DB00836,DB00845,DB00860,DB00863,DB00864,DB00875,DB00877,DB00882,DB00908,DB00915,DB00921,DB00934,DB00936,DB00945,DB00950,DB00959,DB00966,DB00967,DB00970,DB00972,DB00973,DB00975,DB00977,DB00997,DB01016,DB01023,DB01026,DB01030,DB01032,DB01037,DB01045,DB01050,DB01054,DB01069,DB01072,DB01076,DB01086,DB01100,DB01103,DB01104,DB01110,DB01115,DB01118,DB01136,DB01137,DB01138,DB01142,DB01149,DB01151,DB01162,DB01167,DB01169,DB01174,DB01182,DB01183,DB01184,DB01193,DB01196,DB01197,DB01200,DB01202,DB01203,DB01204,DB01208,DB01211,DB01221,DB01224,DB01229,DB01232,DB01234,DB01239,DB01242,DB01244,DB01248,DB01253,DB01254,DB01259,DB01261,DB01263,DB01268,DB01339,DB01340,DB01394,DB01396,DB01400,DB01420,DB01583,DB01587,DB01595,DB01601,DB02659,DB03796,DB04540,DB04573,DB04840,DB04855,DB04868,DB05015,DB05039,DB05239,DB05521,DB05773,DB05889,DB06176,DB06207,DB06212,DB06228,DB06287,DB06292,DB06403,DB06414,DB06589,DB06603,DB06605,DB06616,DB06626,DB06695,DB06702,DB06772,DB08816,DB08820,DB08827,DB08828,DB08860,DB08864,DB08865,DB08867,DB08873,DB08874,DB08882,DB08889,DB08893,DB08896,DB08899,DB08901,DB08906,DB08907,DB08910,DB08912,DB08916,DB08918,DB08930,DB08934,DB09027,DB09063,DB09075,DB09076,DB09078,DB09079,DB09198,DB09231,DB09270,DB09280,DB09296,DB09330,DB09462,DB11362,DB11363,DB11575,DB11581,DB11633,DB11817,DB11827,DB11901,DB12001,DB12026,DB12070,DB12332,DB12364,DB12483,DB13146,DB13179,DB13874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B11</text:p>
          </table:table-cell>
          <table:table-cell office:value-type="float" office:value="8647" calcext:value-type="float">
            <text:p>8647</text:p>
          </table:table-cell>
          <table:table-cell office:value-type="string" calcext:value-type="string">
            <text:p>Cyclosporine,Pravastatin,Reserpine,Digoxin,Progesterone,Chlorpromazine,Cimetidine,Vincristine,Bosentan,Vinblastine,Verapamil,Tamoxifen,Daunorubicin,Clofazimine,Quinidine,Ethinyl Estradiol,Doxorubicin,Glyburide,Ketoconazole,Rifampicin,Novobiocin,Rosuvastatin,Phenobarbital,Paclitaxel,Dexamethasone,Ursodeoxycholic acid,Cholic Acid,Deoxycholic Acid,Ponatinib,Letermovir</text:p>
          </table:table-cell>
          <table:table-cell office:value-type="string" calcext:value-type="string">
            <text:p>DB00091,DB00175,DB00206,DB00390,DB00396,DB00477,DB00501,DB00541,DB00559,DB00570,DB00661,DB00675,DB00694,DB00845,DB00908,DB00977,DB00997,DB01016,DB01026,DB01045,DB01051,DB01098,DB01174,DB01229,DB01234,DB01586,DB02659,DB03619,DB08901,DB1207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B4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Colchicine,Silodosin,Etravirine</text:p>
          </table:table-cell>
          <table:table-cell office:value-type="string" calcext:value-type="string">
            <text:p>DB01394,DB06207,DB0641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B5</text:p>
          </table:table-cell>
          <table:table-cell office:value-type="float" office:value="340273" calcext:value-type="float">
            <text:p>340273</text:p>
          </table:table-cell>
          <table:table-cell office:value-type="string" calcext:value-type="string">
            <text:p>Brentuximab vedotin,Bilastine,Naldemedine,Neratinib,Delafloxacin</text:p>
          </table:table-cell>
          <table:table-cell office:value-type="string" calcext:value-type="string">
            <text:p>DB08870,DB11591,DB11691,DB11828,DB1194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B8</text:p>
          </table:table-cell>
          <table:table-cell office:value-type="float" office:value="11194" calcext:value-type="float">
            <text:p>11194</text:p>
          </table:table-cell>
          <table:table-cell office:value-type="string" calcext:value-type="string">
            <text:p>Doxorubicin</text:p>
          </table:table-cell>
          <table:table-cell office:value-type="string" calcext:value-type="string">
            <text:p>DB0099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C1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Cyclosporine,Glutathione,Indinavir,Conjugated estrogens,Indomethacin,Grepafloxacin,Progesterone,Zoledronic acid,Epirubicin,Ritonavir,Vincristine,Methotrexate,Vinblastine,Diclofenac,Ivermectin,Verapamil,Daunorubicin,Amprenavir,Lamivudine,Irinotecan,Etoposide,Mifepristone,Dactinomycin,Doxorubicin,Glyburide,Probenecid,Rifampicin,Ibuprofen,Atazanavir,Atorvastatin,Rosuvastatin,Sulfinpyrazone,Ofloxacin,Phenobarbital,Idarubicin,Mitoxantrone,Paclitaxel,Saquinavir,Docetaxel,Colchicine,Cholic Acid,Vandetanib,Abiraterone,Romidepsin,Saxagliptin,Vemurafenib,Cannabidiol,Acemetacin</text:p>
          </table:table-cell>
          <table:table-cell office:value-type="string" calcext:value-type="string">
            <text:p>DB00091,DB00143,DB00224,DB00286,DB00328,DB00365,DB00396,DB00399,DB00445,DB00503,DB00541,DB00563,DB00570,DB00586,DB00602,DB00661,DB00694,DB00701,DB00709,DB00762,DB00773,DB00834,DB00970,DB00997,DB01016,DB01032,DB01045,DB01050,DB01072,DB01076,DB01098,DB01138,DB01165,DB01174,DB01177,DB01204,DB01229,DB01232,DB01248,DB01394,DB02659,DB05294,DB05812,DB06176,DB06335,DB08881,DB09061,DB1378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C10</text:p>
          </table:table-cell>
          <table:table-cell office:value-type="float" office:value="89845" calcext:value-type="float">
            <text:p>89845</text:p>
          </table:table-cell>
          <table:table-cell office:value-type="string" calcext:value-type="string">
            <text:p>Cyclosporine,Sildenafil,Tenofovir disoproxil,Gemcitabine,Vincristine,Methotrexate,Verapamil,Daunorubicin,Etoposide,Estradiol,Doxorubicin,Paclitaxel,Docetaxel,Estradiol acetate,Estradiol benzoate,Estradiol cypionate,Estradiol dienanthate,Estradiol valerate</text:p>
          </table:table-cell>
          <table:table-cell office:value-type="string" calcext:value-type="string">
            <text:p>DB00091,DB00203,DB00300,DB00441,DB00541,DB00563,DB00661,DB00694,DB00773,DB00783,DB00997,DB01229,DB01248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C11</text:p>
          </table:table-cell>
          <table:table-cell office:value-type="float" office:value="85320" calcext:value-type="float">
            <text:p>85320</text:p>
          </table:table-cell>
          <table:table-cell office:value-type="string" calcext:value-type="string">
            <text:p>Folic Acid,Conjugated estrogens,Indomethacin,Methotrexate,Probenecid</text:p>
          </table:table-cell>
          <table:table-cell office:value-type="string" calcext:value-type="string">
            <text:p>DB00158,DB00286,DB00328,DB00563,DB0103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C2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Cyclosporine,Glutathione,Pravastatin,Reserpine,Indinavir,Lovastatin,Phenytoin,Clotrimazole,Conjugated estrogens,Tenofovir disoproxil,Indomethacin,Grepafloxacin,Sorafenib,Spironolactone,Cerivastatin,Ritonavir,Cisplatin,Vincristine,Methotrexate,Carbamazepine,Vinblastine,Ivermectin,Simvastatin,Verapamil,Tamoxifen,Mycophenolate mofetil,Daunorubicin,Furosemide,Lamivudine,Irinotecan,Etoposide,Sulfasalazine,Eprosartan,Quinidine,Norgestimate,Telmisartan,Ezetimibe,Ethinyl Estradiol,Lomefloxacin,Doxorubicin,Glyburide,Probenecid,Rifampicin,Atorvastatin,Fluvastatin,Rosuvastatin,Nifedipine,Sulfinpyrazone,Ofloxacin,Arsenic trioxide,Phenobarbital,Levetiracetam,Sparfloxacin,Paclitaxel,Saquinavir,Dexamethasone,Docetaxel,Sunitinib,Ursodeoxycholic acid,Cholic Acid,Pitavastatin,Canagliflozin,Avibactam,Eluxadoline,Letermovir</text:p>
          </table:table-cell>
          <table:table-cell office:value-type="string" calcext:value-type="string">
            <text:p>DB00091,DB00143,DB00175,DB00206,DB00224,DB00227,DB00252,DB00257,DB00286,DB00300,DB00328,DB00365,DB00398,DB00421,DB00439,DB00503,DB00515,DB00541,DB00563,DB00564,DB00570,DB00602,DB00641,DB00661,DB00675,DB00688,DB00694,DB00695,DB00709,DB00762,DB00773,DB00795,DB00876,DB00908,DB00957,DB00966,DB00973,DB00977,DB00978,DB00997,DB01016,DB01032,DB01045,DB01076,DB01095,DB01098,DB01115,DB01138,DB01165,DB01169,DB01174,DB01202,DB01208,DB01229,DB01232,DB01234,DB01248,DB01268,DB01586,DB02659,DB08860,DB08907,DB09060,DB09272,DB1207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C3</text:p>
          </table:table-cell>
          <table:table-cell office:value-type="float" office:value="8714" calcext:value-type="float">
            <text:p>8714</text:p>
          </table:table-cell>
          <table:table-cell office:value-type="string" calcext:value-type="string">
            <text:p>Cyclosporine,Glutathione,Folic Acid,Clotrimazole,Conjugated estrogens,Indomethacin,Omeprazole,Cisplatin,Vincristine,Fluorouracil,Methotrexate,Verapamil,Lamivudine,Etoposide,Ezetimibe,Doxorubicin,Glyburide,Probenecid,Rifampicin,Nifedipine,Sulfinpyrazone,Phenobarbital,Cholic Acid</text:p>
          </table:table-cell>
          <table:table-cell office:value-type="string" calcext:value-type="string">
            <text:p>DB00091,DB00143,DB00158,DB00257,DB00286,DB00328,DB00338,DB00515,DB00541,DB00544,DB00563,DB00661,DB00709,DB00773,DB00973,DB00997,DB01016,DB01032,DB01045,DB01115,DB01138,DB01174,DB0265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C4</text:p>
          </table:table-cell>
          <table:table-cell office:value-type="float" office:value="10257" calcext:value-type="float">
            <text:p>10257</text:p>
          </table:table-cell>
          <table:table-cell office:value-type="string" calcext:value-type="string">
            <text:p>Glutathione,Folic Acid,Oseltamivir,Sildenafil,Conjugated estrogens,Tenofovir disoproxil,Indomethacin,Sorafenib,Celecoxib,Zidovudine,Rofecoxib,Fluorouracil,Methotrexate,Diclofenac,Verapamil,Lamivudine,Flurbiprofen,Adefovir Dipivoxil,Nateglinide,Alprostadil,Meloxicam,Dinoprostone,Dipyridamole,Ketoprofen,Probenecid,Mercaptopurine,Ibuprofen,Atorvastatin,Rosuvastatin,Sulfinpyrazone,Sunitinib,Cefazolin,Ursodeoxycholic acid,Cholic Acid,Rucaparib,Fluciclovine (18F)</text:p>
          </table:table-cell>
          <table:table-cell office:value-type="string" calcext:value-type="string">
            <text:p>DB00143,DB00158,DB00198,DB00203,DB00286,DB00300,DB00328,DB00398,DB00482,DB00495,DB00533,DB00544,DB00563,DB00586,DB00661,DB00709,DB00712,DB00718,DB00731,DB00770,DB00814,DB00917,DB00975,DB01009,DB01032,DB01033,DB01050,DB01076,DB01098,DB01138,DB01268,DB01327,DB01586,DB02659,DB12332,DB1314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C5</text:p>
          </table:table-cell>
          <table:table-cell office:value-type="float" office:value="10057" calcext:value-type="float">
            <text:p>10057</text:p>
          </table:table-cell>
          <table:table-cell office:value-type="string" calcext:value-type="string">
            <text:p>Glutathione,Sildenafil,Zidovudine,Cisplatin,Fluorouracil,Adefovir Dipivoxil,Alprostadil,Dinoprostone,Dipyridamole,Probenecid,Mercaptopurine,Rifampicin,Atorvastatin,Sulfinpyrazone</text:p>
          </table:table-cell>
          <table:table-cell office:value-type="string" calcext:value-type="string">
            <text:p>DB00143,DB00203,DB00495,DB00515,DB00544,DB00718,DB00770,DB00917,DB00975,DB01032,DB01033,DB01045,DB01076,DB0113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C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ndomethacin,Teniposide,Cisplatin,Vinblastine,Daunorubicin,Etoposide,Dactinomycin,Doxorubicin,Probenecid,Sulfinpyrazone</text:p>
          </table:table-cell>
          <table:table-cell office:value-type="string" calcext:value-type="string">
            <text:p>DB00328,DB00444,DB00515,DB00570,DB00694,DB00773,DB00970,DB00997,DB01032,DB0113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C8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Glimepiride,Chlorpropamide,Nateglinide,Repaglinide,Glyburide,Glipizide,Gliclazide,Tolbutamide,Mitiglinide</text:p>
          </table:table-cell>
          <table:table-cell office:value-type="string" calcext:value-type="string">
            <text:p>DB00222,DB00672,DB00731,DB00912,DB01016,DB01067,DB01120,DB01124,DB01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CC9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Glyburide</text:p>
          </table:table-cell>
          <table:table-cell office:value-type="string" calcext:value-type="string">
            <text:p>DB01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CG2</text:p>
          </table:table-cell>
          <table:table-cell office:value-type="float" office:value="9429" calcext:value-type="float">
            <text:p>9429</text:p>
          </table:table-cell>
          <table:table-cell office:value-type="string" calcext:value-type="string">
            <text:p>Cyclosporine,Folic Acid,Pravastatin,Pantoprazole,Nelfinavir,Diethylstilbestrol,Venlafaxine,Conjugated estrogens,Gefitinib,Omeprazole,Sorafenib,Cerivastatin,Teniposide,Lansoprazole,Prazosin,Dronabinol,Zidovudine,Ritonavir,Cisplatin,Erlotinib,Vincristine,Fluorouracil,Zafirlukast,Methotrexate,Ivermectin,Imatinib,Testosterone,Estrone,Verapamil,Sumatriptan,Tamoxifen,Mycophenolate mofetil,Daunorubicin,Lamivudine,Riluzole,Hydrocortisone,Irinotecan,Etoposide,Estradiol,Sulfasalazine,Buprenorphine,Telmisartan,Dactinomycin,Ezetimibe,Doxorubicin,Glyburide,Topotecan,Novobiocin,Hesperetin,Leflunomide,Rosuvastatin,Rabeprazole,Mitoxantrone,Paclitaxel,Saquinavir,Dexamethasone,Docetaxel,Dasatinib,Sunitinib,Topiroxostat,Cholesterol,Nilotinib,Cobimetinib,Vandetanib,Pazopanib,Apixaban,Cabazitaxel,Vismodegib,Pitavastatin,Rilpivirine,Vemurafenib,Regorafenib,Ponatinib,Dabrafenib,Afatinib,Dolutegravir,Riociguat,Sofosbuvir,Ledipasvir,Cannabidiol,Lenvatinib,Ombitasvir,Osimertinib,Alectinib,Venetoclax,Isavuconazole,Baricitinib,Ertugliflozin,Apalutamide,Delafloxacin,Abemaciclib,Voxilaprevir,Letermovir,Rucaparib,Copanlisib,Enasidenib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091,DB00158,DB00175,DB00213,DB00220,DB00255,DB00285,DB00286,DB00317,DB00338,DB00398,DB00439,DB00444,DB00448,DB00457,DB00470,DB00495,DB00503,DB00515,DB00530,DB00541,DB00544,DB00549,DB00563,DB00602,DB00619,DB00624,DB00655,DB00661,DB00669,DB00675,DB00688,DB00694,DB00709,DB00740,DB00741,DB00762,DB00773,DB00783,DB00795,DB00921,DB00966,DB00970,DB00973,DB00997,DB01016,DB01030,DB01051,DB01094,DB01097,DB01098,DB01129,DB01204,DB01229,DB01232,DB01234,DB01248,DB01254,DB01268,DB01685,DB04540,DB04868,DB05239,DB05294,DB06589,DB06605,DB06772,DB08828,DB08860,DB08864,DB08881,DB08896,DB08901,DB08912,DB08916,DB08930,DB08931,DB08934,DB09027,DB09061,DB09078,DB09296,DB09330,DB11363,DB11581,DB11633,DB11817,DB11827,DB11901,DB11943,DB12001,DB12026,DB12070,DB12332,DB12483,DB13874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G5</text:p>
          </table:table-cell>
          <table:table-cell office:value-type="float" office:value="64240" calcext:value-type="float">
            <text:p>64240</text:p>
          </table:table-cell>
          <table:table-cell office:value-type="string" calcext:value-type="string">
            <text:p>Ezetimibe</text:p>
          </table:table-cell>
          <table:table-cell office:value-type="string" calcext:value-type="string">
            <text:p>DB0097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G8</text:p>
          </table:table-cell>
          <table:table-cell office:value-type="float" office:value="64241" calcext:value-type="float">
            <text:p>64241</text:p>
          </table:table-cell>
          <table:table-cell office:value-type="string" calcext:value-type="string">
            <text:p>Ezetimibe</text:p>
          </table:table-cell>
          <table:table-cell office:value-type="string" calcext:value-type="string">
            <text:p>DB0097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L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matinib,Dasatinib,Nilotinib,Bosutinib,Regorafenib,Ponatinib</text:p>
          </table:table-cell>
          <table:table-cell office:value-type="string" calcext:value-type="string">
            <text:p>DB00619,DB01254,DB04868,DB06616,DB08896,DB08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L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DB0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A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ADS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alproic Acid</text:p>
          </table:table-cell>
          <table:table-cell office:value-type="string" calcext:value-type="string">
            <text:p>DB00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AT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ulfasalazine,Cannabidiol</text:p>
          </table:table-cell>
          <table:table-cell office:value-type="string" calcext:value-type="string">
            <text:p>DB00795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Enalapril,Perindopril,Captopril,Cilazapril</text:p>
          </table:table-cell>
          <table:table-cell office:value-type="string" calcext:value-type="string">
            <text:p>DB00584,DB00790,DB01197,DB0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H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floquine,Carbachol,Dipivefrin,Gallamine Triethiodide,Pyridostigmine,Galantamine,Minaprine,Donepezil,Ranitidine,Rivastigmine,Tubocurarine,Metoclopramide,Ephedrine,Neostigmine,Acetylcholine</text:p>
          </table:table-cell>
          <table:table-cell office:value-type="string" calcext:value-type="string">
            <text:p>DB00358,DB00411,DB00449,DB00483,DB00545,DB00674,DB00805,DB00843,DB00863,DB00989,DB01199,DB01233,DB01364,DB01400,DB0312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R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eoxycholic Acid</text:p>
          </table:table-cell>
          <table:table-cell office:value-type="string" calcext:value-type="string">
            <text:p>DB0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SL3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Icosapent</text:p>
          </table:table-cell>
          <table:table-cell office:value-type="string" calcext:value-type="string">
            <text:p>DB00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SL4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Icosapent,Rosiglitazone</text:p>
          </table:table-cell>
          <table:table-cell office:value-type="string" calcext:value-type="string">
            <text:p>DB00159,DB00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Y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cetylcysteine</text:p>
          </table:table-cell>
          <table:table-cell office:value-type="string" calcext:value-type="string">
            <text:p>DB06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eophylline,Adenosine,Dipyridamole</text:p>
          </table:table-cell>
          <table:table-cell office:value-type="string" calcext:value-type="string">
            <text:p>DB00277,DB00640,DB0097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H1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ADH,Ethanol,Fomepizole</text:p>
          </table:table-cell>
          <table:table-cell office:value-type="string" calcext:value-type="string">
            <text:p>DB00157,DB00898,DB0121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H1B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DH,Ethanol,Fomepizole,Glycerin</text:p>
          </table:table-cell>
          <table:table-cell office:value-type="string" calcext:value-type="string">
            <text:p>DB00157,DB00898,DB01213,DB0946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H1C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ADH,Ethanol,Fomepizole,Cholic Acid</text:p>
          </table:table-cell>
          <table:table-cell office:value-type="string" calcext:value-type="string">
            <text:p>DB00157,DB00898,DB01213,DB0265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H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ADH,Ethanol</text:p>
          </table:table-cell>
          <table:table-cell office:value-type="string" calcext:value-type="string">
            <text:p>DB00157,DB0089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H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ADH,Ethanol</text:p>
          </table:table-cell>
          <table:table-cell office:value-type="string" calcext:value-type="string">
            <text:p>DB00157,DB0089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H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ADH,Ethanol</text:p>
          </table:table-cell>
          <table:table-cell office:value-type="string" calcext:value-type="string">
            <text:p>DB00157,DB0089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H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DH,Ethanol</text:p>
          </table:table-cell>
          <table:table-cell office:value-type="string" calcext:value-type="string">
            <text:p>DB00157,DB0089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denosine</text:p>
          </table:table-cell>
          <table:table-cell office:value-type="string" calcext:value-type="string">
            <text:p>DB0064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ORA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affeine,Theophylline,Lamotrigine,Adenosine,Dyphylline,Pentoxifylline,Gabapentin,Aminophylline,Oxtriphylline,Theobromine</text:p>
          </table:table-cell>
          <table:table-cell office:value-type="string" calcext:value-type="string">
            <text:p>DB00201,DB00277,DB00555,DB00640,DB00651,DB00806,DB00996,DB01223,DB01303,DB01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RA2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affeine,Theophylline,Mefloquine,Lamotrigine,Adenosine,Dyphylline,Pentoxifylline,Oxtriphylline,Theobromine</text:p>
          </table:table-cell>
          <table:table-cell office:value-type="string" calcext:value-type="string">
            <text:p>DB00201,DB00277,DB00358,DB00555,DB00640,DB00651,DB00806,DB01303,DB01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RA2B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heophylline,Adenosine</text:p>
          </table:table-cell>
          <table:table-cell office:value-type="string" calcext:value-type="string">
            <text:p>DB00277,DB006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RA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denosine,Aminophylline</text:p>
          </table:table-cell>
          <table:table-cell office:value-type="string" calcext:value-type="string">
            <text:p>DB00640,DB01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A1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mphetamine,Midodrine,Citalopram,Ziprasidone,Cabergoline,Dapiprazole,Amitriptyline,Olanzapine,Alfuzosin,Clozapine,Norepinephrine,Mirtazapine,Phenylephrine,Loxapine,Promazine,Dipivefrin,Droperidol,Prazosin,Imipramine,Chlorpromazine,Nortriptyline,Amoxapine,Lamotrigine,Clonidine,Doxazosin,Labetalol,Metaraminol,Nicardipine,Trazodone,Verapamil,Epinephrine,Thioridazine,Phentolamine,Ergotamine,Nicergoline,Tamsulosin,Methoxamine,Trimipramine,Risperidone,Epinastine,Propiomazine,Tolazoline,Fenoldopam,Trifluoperazine,Pseudoephedrine,Benzphetamine,Flupentixol,Quinidine,Phenoxybenzamine,Maprotiline,Oxymetazoline,Apraclonidine,Ergoloid mesylate,Promethazine,Carvedilol,Doxepin,Nefazodone,Desipramine,Terazosin,Escitalopram,Pergolide,Bromocriptine,Quetiapine,Aripiprazole,Ergonovine,Paliperidone,Bevantolol,Ephedrine,Mephentermine,Methotrimeprazine,Dextroamphetamine,Phendimetrazine,Acepromazine,Thioproperazine,Zuclopenthixol,Dronedarone,Iloperidone,Sertindole,Mianserin,Silodosin,Asenapine,Droxidopa,Xylometazoline,Isometheptene,Naphazoline,Tetryzoline,Perospirone,Dosulepin,Lorpiprazole,Pipamperone,Racepinephrine</text:p>
          </table:table-cell>
          <table:table-cell office:value-type="string" calcext:value-type="string">
            <text:p>DB00182,DB00211,DB00215,DB00246,DB00248,DB00298,DB00321,DB00334,DB00346,DB00363,DB00368,DB00370,DB00388,DB00408,DB00420,DB00449,DB00450,DB00457,DB00458,DB00477,DB00540,DB00543,DB00555,DB00575,DB00590,DB00598,DB00610,DB00622,DB00656,DB00661,DB00668,DB00679,DB00692,DB00696,DB00699,DB00706,DB00723,DB00726,DB00734,DB00751,DB00777,DB00797,DB00800,DB00831,DB00852,DB00865,DB00875,DB00908,DB00925,DB00934,DB00935,DB00964,DB01049,DB01069,DB01136,DB01142,DB01149,DB01151,DB01162,DB01175,DB01186,DB01200,DB01224,DB01238,DB01253,DB01267,DB01295,DB01364,DB01365,DB01403,DB01576,DB01579,DB01614,DB01622,DB01624,DB04855,DB04946,DB06144,DB06148,DB06207,DB06216,DB06262,DB06694,DB06706,DB06711,DB06764,DB08922,DB09167,DB09195,DB09286,DB11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A1B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dodrine,Ziprasidone,Cabergoline,Dapiprazole,Amitriptyline,Olanzapine,Alfuzosin,Clozapine,Norepinephrine,Phenylephrine,Loxapine,Promazine,Prazosin,Imipramine,Chlorpromazine,Nortriptyline,Clonidine,Doxazosin,Nicardipine,Verapamil,Epinephrine,Thioridazine,Phentolamine,Ergotamine,Tamsulosin,Methoxamine,Trimipramine,Risperidone,Modafinil,Propiomazine,Fenoldopam,Quinidine,Phenoxybenzamine,Oxymetazoline,Carvedilol,Doxepin,Nefazodone,Terazosin,Pergolide,Bromocriptine,Quetiapine,Aripiprazole,Lisdexamfetamine,Paliperidone,Methotrimeprazine,Dextroamphetamine,Phendimetrazine,Propericiazine,Acepromazine,Thioproperazine,Dronedarone,Sertindole,Silodosin,Droxidopa,Xylometazoline,Brexpiprazole,Racepinephrine</text:p>
          </table:table-cell>
          <table:table-cell office:value-type="string" calcext:value-type="string">
            <text:p>DB00211,DB00246,DB00248,DB00298,DB00321,DB00334,DB00346,DB00363,DB00368,DB00388,DB00408,DB00420,DB00457,DB00458,DB00477,DB00540,DB00575,DB00590,DB00622,DB00661,DB00668,DB00679,DB00692,DB00696,DB00706,DB00723,DB00726,DB00734,DB00745,DB00777,DB00800,DB00908,DB00925,DB00935,DB01136,DB01142,DB01149,DB01162,DB01186,DB01200,DB01224,DB01238,DB01255,DB01267,DB01403,DB01576,DB01579,DB01608,DB01614,DB01622,DB04855,DB06144,DB06207,DB06262,DB06694,DB09128,DB11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A1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idodrine,Cabergoline,Dapiprazole,Amitriptyline,Alfuzosin,Norepinephrine,Phenylephrine,Promazine,Prazosin,Imipramine,Nortriptyline,Clonidine,Doxazosin,Nicardipine,Verapamil,Epinephrine,Phentolamine,Ergotamine,Tamsulosin,Methoxamine,Propiomazine,Fenoldopam,Quinidine,Phenoxybenzamine,Oxymetazoline,Carvedilol,Doxepin,Terazosin,Pergolide,Bromocriptine,Quetiapine,Methotrimeprazine,Dronedarone,Sertindole,Silodosin,Droxidopa,Xylometazoline</text:p>
          </table:table-cell>
          <table:table-cell office:value-type="string" calcext:value-type="string">
            <text:p>DB00211,DB00248,DB00298,DB00321,DB00346,DB00368,DB00388,DB00420,DB00457,DB00458,DB00540,DB00575,DB00590,DB00622,DB00661,DB00668,DB00692,DB00696,DB00706,DB00723,DB00777,DB00800,DB00908,DB00925,DB00935,DB01136,DB01142,DB01162,DB01186,DB01200,DB01224,DB01403,DB04855,DB06144,DB06207,DB06262,DB06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A2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thanidine,Ziprasidone,Cabergoline,Ropinirole,Dihydroergotamine,Amitriptyline,Olanzapine,Clozapine,Norepinephrine,Mirtazapine,Phenylpropanolamine,Loxapine,Pramipexole,Dipivefrin,Prazosin,Chlorpromazine,Brimonidine,Nortriptyline,Amoxapine,Lamotrigine,Clonidine,Lisuride,Guanabenz,Dexmedetomidine,Trazodone,Epinephrine,Phentolamine,Ergotamine,Tizanidine,Apomorphine,Trimipramine,Risperidone,Epinastine,Tolazoline,Fenoldopam,Pseudoephedrine,Benzphetamine,Phenoxybenzamine,Maprotiline,Oxymetazoline,Apraclonidine,Guanfacine,Ergoloid mesylate,Carvedilol,Doxepin,Nefazodone,Desipramine,Pergolide,Bromocriptine,Quetiapine,Aripiprazole,Paliperidone,Ephedra,Yohimbine,Methotrimeprazine,Methamphetamine,Propericiazine,Zuclopenthixol,Dronedarone,Lofexidine,Mianserin,Asenapine,Droxidopa,Xylometazoline,Naphazoline,Lurasidone,Dosulepin,Lorpiprazole,Moxonidine,Pirlindole,Pipamperone,Racepinephrine</text:p>
          </table:table-cell>
          <table:table-cell office:value-type="string" calcext:value-type="string">
            <text:p>DB00217,DB00246,DB00248,DB00268,DB00320,DB00321,DB00334,DB00363,DB00368,DB00370,DB00397,DB00408,DB00413,DB00449,DB00457,DB00477,DB00484,DB00540,DB00543,DB00555,DB00575,DB00589,DB00629,DB00633,DB00656,DB00668,DB00692,DB00696,DB00697,DB00714,DB00726,DB00734,DB00751,DB00797,DB00800,DB00852,DB00865,DB00925,DB00934,DB00935,DB00964,DB01018,DB01049,DB01136,DB01142,DB01149,DB01151,DB01186,DB01200,DB01224,DB01238,DB01267,DB01363,DB01392,DB01403,DB01577,DB01608,DB01624,DB04855,DB04948,DB06148,DB06216,DB06262,DB06694,DB06711,DB08815,DB09167,DB09195,DB09242,DB09244,DB09286,DB11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A2B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Ziprasidone,Cabergoline,Ropinirole,Olanzapine,Clozapine,Norepinephrine,Loxapine,Pramipexole,Prazosin,Brimonidine,Clonidine,Lisuride,Guanabenz,Epinephrine,Ergotamine,Tizanidine,Apomorphine,Trimipramine,Risperidone,Tolazoline,Fenoldopam,Phenoxybenzamine,Oxymetazoline,Apraclonidine,Guanfacine,Carvedilol,Doxepin,Pergolide,Bromocriptine,Quetiapine,Aripiprazole,Paliperidone,Ephedra,Yohimbine,Methotrimeprazine,Methamphetamine,Dronedarone,Rotigotine,Mianserin,Asenapine,Droxidopa,Xylometazoline,Racepinephrine</text:p>
          </table:table-cell>
          <table:table-cell office:value-type="string" calcext:value-type="string">
            <text:p>DB00246,DB00248,DB00268,DB00334,DB00363,DB00368,DB00408,DB00413,DB00457,DB00484,DB00575,DB00589,DB00629,DB00668,DB00696,DB00697,DB00714,DB00726,DB00734,DB00797,DB00800,DB00925,DB00935,DB00964,DB01018,DB01136,DB01142,DB01186,DB01200,DB01224,DB01238,DB01267,DB01363,DB01392,DB01403,DB01577,DB04855,DB05271,DB06148,DB06216,DB06262,DB06694,DB11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A2C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Ziprasidone,Cabergoline,Ropinirole,Olanzapine,Clozapine,Norepinephrine,Mirtazapine,Loxapine,Pramipexole,Brimonidine,Clonidine,Lisuride,Epinephrine,Tizanidine,Apomorphine,Risperidone,Tolazoline,Fenoldopam,Phenoxybenzamine,Oxymetazoline,Carvedilol,Doxepin,Pergolide,Bromocriptine,Quetiapine,Aripiprazole,Paliperidone,Ephedra,Yohimbine,Methotrimeprazine,Methamphetamine,Dronedarone,Iloperidone,Mianserin,Asenapine,Droxidopa,Xylometazoline,Lurasidone,Brexpiprazole,Racepinephrine</text:p>
          </table:table-cell>
          <table:table-cell office:value-type="string" calcext:value-type="string">
            <text:p>DB00246,DB00248,DB00268,DB00334,DB00363,DB00368,DB00370,DB00408,DB00413,DB00484,DB00575,DB00589,DB00668,DB00697,DB00714,DB00734,DB00797,DB00800,DB00925,DB00935,DB01136,DB01142,DB01186,DB01200,DB01224,DB01238,DB01267,DB01363,DB01392,DB01403,DB01577,DB04855,DB04946,DB06148,DB06216,DB06262,DB06694,DB08815,DB09128,DB11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B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mphetamine,Betaxolol,Bethanidine,Cabergoline,Metoprolol,Amitriptyline,Olanzapine,Atenolol,Norepinephrine,Mirtazapine,Timolol,Phenylpropanolamine,Loxapine,Carteolol,Nortriptyline,Lamotrigine,Propranolol,Labetalol,Bisoprolol,Epinephrine,Trimipramine,Pseudoephedrine,Alprenolol,Salmeterol,Pindolol,Formoterol,Salbutamol,Isoprenaline,Amiodarone,Carvedilol,Desipramine,Propafenone,Acebutolol,Nadolol,Bevantolol,Penbutolol,Ephedra,Mephentermine,Clenbuterol,Oxprenolol,Celiprolol,Dronedarone,Nebivolol,Asenapine,Droxidopa,Vortioxetine,Racepinephrine</text:p>
          </table:table-cell>
          <table:table-cell office:value-type="string" calcext:value-type="string">
            <text:p>DB00182,DB00195,DB00217,DB00248,DB00264,DB00321,DB00334,DB00335,DB00368,DB00370,DB00373,DB00397,DB00408,DB00521,DB00540,DB00555,DB00571,DB00598,DB00612,DB00668,DB00726,DB00852,DB00866,DB00938,DB00960,DB00983,DB01001,DB01064,DB01118,DB01136,DB01151,DB01182,DB01193,DB01203,DB01295,DB01359,DB01363,DB01365,DB01407,DB01580,DB04846,DB04855,DB04861,DB06216,DB06262,DB09068,DB11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B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etaxolol,Cabergoline,Metoprolol,Atenolol,Norepinephrine,Mirtazapine,Timolol,Phenylpropanolamine,Dipivefrin,Carteolol,Propranolol,Labetalol,Bisoprolol,Epinephrine,Pseudoephedrine,Alprenolol,Phenoxybenzamine,Salmeterol,Pindolol,Formoterol,Salbutamol,Isoprenaline,Carvedilol,Desipramine,Propafenone,Acebutolol,Nadolol,Arformoterol,Bevantolol,Penbutolol,Ephedra,Clenbuterol,Oxprenolol,Celiprolol,Nebivolol,Indacaterol,Asenapine,Droxidopa,Olodaterol,Vilanterol,Racepinephrine,Levosalbutamol</text:p>
          </table:table-cell>
          <table:table-cell office:value-type="string" calcext:value-type="string">
            <text:p>DB00195,DB00248,DB00264,DB00335,DB00368,DB00370,DB00373,DB00397,DB00449,DB00521,DB00571,DB00598,DB00612,DB00668,DB00852,DB00866,DB00925,DB00938,DB00960,DB00983,DB01001,DB01064,DB01136,DB01151,DB01182,DB01193,DB01203,DB01274,DB01295,DB01359,DB01363,DB01407,DB01580,DB04846,DB04861,DB05039,DB06216,DB06262,DB09080,DB09082,DB11124,DB13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B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orepinephrine,Propranolol,Epinephrine,Alprenolol,Salmeterol,Pindolol,Formoterol,Salbutamol,Isoprenaline,Ephedra,Clenbuterol,Oxprenolol,Droxidopa,Mirabegron</text:p>
          </table:table-cell>
          <table:table-cell office:value-type="string" calcext:value-type="string">
            <text:p>DB00368,DB00571,DB00668,DB00866,DB00938,DB00960,DB00983,DB01001,DB01064,DB01363,DB01407,DB01580,DB06262,DB088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TR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alsartan,Losartan,Candesartan cilexetil,Eprosartan,Telmisartan,Tasosartan</text:p>
          </table:table-cell>
          <table:table-cell office:value-type="string" calcext:value-type="string">
            <text:p>DB00177,DB00678,DB00796,DB00876,DB00966,DB01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TR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asosartan</text:p>
          </table:table-cell>
          <table:table-cell office:value-type="string" calcext:value-type="string">
            <text:p>DB01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X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XT2</text:p>
          </table:table-cell>
          <table:table-cell office:value-type="float" office:value="64902" calcext:value-type="float">
            <text:p>64902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H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meprazole,Mexiletine,Nimodipine,Flutamide,Atorvastatin,Leflunomide,Ginseng,Resveratrol</text:p>
          </table:table-cell>
          <table:table-cell office:value-type="string" calcext:value-type="string">
            <text:p>DB00338,DB00379,DB00393,DB00499,DB01076,DB01097,DB01404,DB02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HSG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enofovir disoproxil,Adefovir Dipivoxil</text:p>
          </table:table-cell>
          <table:table-cell office:value-type="string" calcext:value-type="string">
            <text:p>DB00300,DB007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enofovir disoproxil,Adefovir Dipivoxil</text:p>
          </table:table-cell>
          <table:table-cell office:value-type="string" calcext:value-type="string">
            <text:p>DB00300,DB007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R1A1</text:p>
          </table:table-cell>
          <table:table-cell office:value-type="float" office:value="10327" calcext:value-type="float">
            <text:p>10327</text:p>
          </table:table-cell>
          <table:table-cell office:value-type="string" calcext:value-type="string">
            <text:p>NADH,Ethanol,Doxorubicin</text:p>
          </table:table-cell>
          <table:table-cell office:value-type="string" calcext:value-type="string">
            <text:p>DB00157,DB00898,DB0099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R1B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lutathione,NADH,Sulindac,Citric Acid</text:p>
          </table:table-cell>
          <table:table-cell office:value-type="string" calcext:value-type="string">
            <text:p>DB00143,DB00157,DB00605,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R1B10</text:p>
          </table:table-cell>
          <table:table-cell office:value-type="float" office:value="57016" calcext:value-type="float">
            <text:p>57016</text:p>
          </table:table-cell>
          <table:table-cell office:value-type="string" calcext:value-type="string">
            <text:p>Sulindac</text:p>
          </table:table-cell>
          <table:table-cell office:value-type="string" calcext:value-type="string">
            <text:p>DB00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R1C1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NADH,Salicylic acid,Acetylsalicylic acid</text:p>
          </table:table-cell>
          <table:table-cell office:value-type="string" calcext:value-type="string">
            <text:p>DB00157,DB00936,DB00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R1C2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NADH,Ursodeoxycholic acid</text:p>
          </table:table-cell>
          <table:table-cell office:value-type="string" calcext:value-type="string">
            <text:p>DB00157,DB01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R1C3</text:p>
          </table:table-cell>
          <table:table-cell office:value-type="float" office:value="8644" calcext:value-type="float">
            <text:p>8644</text:p>
          </table:table-cell>
          <table:table-cell office:value-type="string" calcext:value-type="string">
            <text:p>NADH,Indomethacin,Doxorubicin</text:p>
          </table:table-cell>
          <table:table-cell office:value-type="string" calcext:value-type="string">
            <text:p>DB00157,DB00328,DB0099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R1C4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R1D1</text:p>
          </table:table-cell>
          <table:table-cell office:value-type="float" office:value="6718" calcext:value-type="float">
            <text:p>6718</text:p>
          </table:table-cell>
          <table:table-cell office:value-type="string" calcext:value-type="string">
            <text:p>Finasteride</text:p>
          </table:table-cell>
          <table:table-cell office:value-type="string" calcext:value-type="string">
            <text:p>DB01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T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rsenic trioxide,Resveratrol</text:p>
          </table:table-cell>
          <table:table-cell office:value-type="string" calcext:value-type="string">
            <text:p>DB01169,DB02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S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S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olic Acid,Icosapent,Valsartan,Erythromycin,Nelfinavir,Enflurane,Nevirapine,Phenytoin,Dicoumarol,Amsacrine,Liothyronine,Valproic Acid,Gefitinib,Amitriptyline,Indomethacin,Olanzapine,Rosiglitazone,Levothyroxine,Pethidine,Cefalotin,Imipramine,Fluoxetine,Chlorpromazine,Celecoxib,Cefotaxime,Zidovudine,Tolmetin,Ritonavir,Cisplatin,Erlotinib,Nortriptyline,Fluorouracil,Pyridostigmine,Piroxicam,Methotrexate,Cephalexin,Fenoprofen,Sulfamethizole,Diclofenac,Sulindac,Nafcillin,Imatinib,Testosterone,Efavirenz,Prednisone,Stavudine,Estrone,Losartan,Warfarin,Mycophenolate mofetil,Furosemide,Lamivudine,Flurbiprofen,Norethisterone,Nateglinide,Zileuton,Etodolac,Isoflurane,Tretinoin,Tetracycline,Irinotecan,Oxcarbazepine,Estradiol,Mefenamic acid,Naproxen,Alfentanil,Propofol,Diazepam,Diflunisal,Tacrolimus,Didanosine,Etacrynic acid,Repaglinide,Salicylic acid,Zalcitabine,Acetylsalicylic acid,Phenprocoumon,Isoniazid,Doxorubicin,Ketoprofen,Sulfamethoxazole,Glyburide,Probenecid,Rifampicin,Ibuprofen,Tocainide,Clonazepam,Atazanavir,Rosuvastatin,Sertraline,Gliclazide,Tolbutamide,Cloxacillin,Halothane,Arsenic trioxide,Naloxone,Desflurane,Captopril,Ceftriaxone,Saquinavir,Sevoflurane,Clomipramine,Insulin Detemir,Fosphenytoin,Cefazolin,Cefoperazone,Digitoxin,Magnesium salicylate,Acenocoumarol,Testosterone propionate,Liotrix,Ketazolam,Acepromazine,Pipotiazine,Thioproperazine,Thiothixene,Topiroxostat,Resveratrol,Oxyphenbutazone,Palmitic Acid,Oleic Acid,Estrone sulfate,Dronedarone,Vandetanib,Telaprevir,Abiraterone,Rufinamide,Prasugrel,Oxymetholone,Methyltestosterone,Norelgestromin,Triflusal,Ivacaftor,Vismodegib,Pitavastatin,Rilpivirine,Ulipristal,Vemurafenib,Mirabegron,Tofacitinib,Enzalutamide,Canagliflozin,Riociguat,Macitentan,Ibrutinib,Medrogestone,Lorpiprazole,Blonanserin,Lacidipine,Imidafenacin,Lumacaftor,Opium,Grazoprevir,Tezacaftor,Ertugliflozin,Neratinib,Delafloxacin,Abemaciclib,Copanlisib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158,DB00159,DB00177,DB00199,DB00220,DB00228,DB00238,DB00252,DB00266,DB00276,DB00279,DB00313,DB00317,DB00321,DB00328,DB00334,DB00412,DB00451,DB00454,DB00456,DB00458,DB00472,DB00477,DB00482,DB00493,DB00495,DB00500,DB00503,DB00515,DB00530,DB00540,DB00544,DB00545,DB00554,DB00563,DB00567,DB00573,DB00576,DB00586,DB00605,DB00607,DB00619,DB00624,DB00625,DB00635,DB00649,DB00655,DB00678,DB00682,DB00688,DB00695,DB00709,DB00712,DB00717,DB00731,DB00744,DB00749,DB00753,DB00755,DB00759,DB00762,DB00776,DB00783,DB00784,DB00788,DB00802,DB00818,DB00829,DB00861,DB00864,DB00900,DB00903,DB00912,DB00936,DB00943,DB00945,DB00946,DB00951,DB00997,DB01009,DB01015,DB01016,DB01032,DB01045,DB01050,DB01056,DB01068,DB01072,DB01098,DB01104,DB01120,DB01124,DB01147,DB01159,DB01169,DB01183,DB01189,DB01197,DB01212,DB01232,DB01236,DB01242,DB01307,DB01320,DB01327,DB01329,DB01396,DB01397,DB01418,DB01420,DB01583,DB01587,DB01614,DB01621,DB01622,DB01623,DB01685,DB02709,DB03585,DB03796,DB04224,DB04574,DB04855,DB05294,DB05521,DB05812,DB06201,DB06209,DB06412,DB06710,DB06713,DB08814,DB08820,DB08828,DB08860,DB08864,DB08867,DB08881,DB08893,DB08895,DB08899,DB08907,DB08931,DB08932,DB09053,DB09124,DB09195,DB09223,DB09236,DB09262,DB09280,DB11130,DB11575,DB11712,DB11827,DB11828,DB11943,DB12001,DB12483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DH1A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ADH,Tretinoin,Glycerin</text:p>
          </table:table-cell>
          <table:table-cell office:value-type="string" calcext:value-type="string">
            <text:p>DB00157,DB00755,DB0946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DH1A2</text:p>
          </table:table-cell>
          <table:table-cell office:value-type="float" office:value="8854" calcext:value-type="float">
            <text:p>8854</text:p>
          </table:table-cell>
          <table:table-cell office:value-type="string" calcext:value-type="string">
            <text:p>NADH,Tretinoin</text:p>
          </table:table-cell>
          <table:table-cell office:value-type="string" calcext:value-type="string">
            <text:p>DB00157,DB0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H1A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H1B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H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ADH,Guanidine,Disulfiram</text:p>
          </table:table-cell>
          <table:table-cell office:value-type="string" calcext:value-type="string">
            <text:p>DB00157,DB00536,DB008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H3A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H3A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H3B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H3B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H4A1</text:p>
          </table:table-cell>
          <table:table-cell office:value-type="float" office:value="8659" calcext:value-type="float">
            <text:p>865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H5A1</text:p>
          </table:table-cell>
          <table:table-cell office:value-type="float" office:value="7915" calcext:value-type="float">
            <text:p>7915</text:p>
          </table:table-cell>
          <table:table-cell office:value-type="string" calcext:value-type="string">
            <text:p>Succinic acid,NADH,Valproic Acid</text:p>
          </table:table-cell>
          <table:table-cell office:value-type="string" calcext:value-type="string">
            <text:p>DB00139,DB00157,DB00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H6A1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H7A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H9A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O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K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rizotinib,Ceritinib,Alectinib</text:p>
          </table:table-cell>
          <table:table-cell office:value-type="string" calcext:value-type="string">
            <text:p>DB08865,DB09063,DB11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OX1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Resveratrol,Cannabidiol</text:p>
          </table:table-cell>
          <table:table-cell office:value-type="string" calcext:value-type="string">
            <text:p>DB02709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X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minosalicylic Acid,Mesalazine,Montelukast,Diclofenac,Diethylcarbamazine,Zileuton,Sulfasalazine,Meclofenamic acid,Balsalazide,Minocycline,Resveratrol,Cannabidiol,Morniflumate,Omega-3 fatty acids,Diacerein</text:p>
          </table:table-cell>
          <table:table-cell office:value-type="string" calcext:value-type="string">
            <text:p>DB00233,DB00244,DB00471,DB00586,DB00711,DB00744,DB00795,DB00939,DB01014,DB01017,DB02709,DB09061,DB09285,DB11133,DB1199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G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evamisole,Amifostine</text:p>
          </table:table-cell>
          <table:table-cell office:value-type="string" calcext:value-type="string">
            <text:p>DB00848,DB01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L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mifostine</text:p>
          </table:table-cell>
          <table:table-cell office:value-type="string" calcext:value-type="string">
            <text:p>DB0114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BP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Human Serum Albumin</text:p>
          </table:table-cell>
          <table:table-cell office:value-type="string" calcext:value-type="string">
            <text:p>DB00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D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demetionine</text:p>
          </table:table-cell>
          <table:table-cell office:value-type="string" calcext:value-type="string">
            <text:p>DB00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efalotin,Cloxacillin,Avibactam</text:p>
          </table:table-cell>
          <table:table-cell office:value-type="string" calcext:value-type="string">
            <text:p>DB00456,DB01147,DB09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1</text:p>
          </table:table-cell>
          <table:table-cell office:value-type="float" office:value="55107" calcext:value-type="float">
            <text:p>55107</text:p>
          </table:table-cell>
          <table:table-cell office:value-type="string" calcext:value-type="string">
            <text:p>Crofelemer</text:p>
          </table:table-cell>
          <table:table-cell office:value-type="string" calcext:value-type="string">
            <text:p>DB04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PEP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zetimibe</text:p>
          </table:table-cell>
          <table:table-cell office:value-type="string" calcext:value-type="string">
            <text:p>DB009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XA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mcinonide,Hydrocortisone,Dexamethasone</text:p>
          </table:table-cell>
          <table:table-cell office:value-type="string" calcext:value-type="string">
            <text:p>DB00288,DB00741,DB01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XA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ifluocortolone</text:p>
          </table:table-cell>
          <table:table-cell office:value-type="string" calcext:value-type="string">
            <text:p>DB090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OC3</text:p>
          </table:table-cell>
          <table:table-cell office:value-type="float" office:value="8639" calcext:value-type="float">
            <text:p>8639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DB01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OX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ADH,Allopurinol,Raloxifene,Brimonidine,Aminocaproic Acid,Methotrexate,Zonisamide,Zaleplon,Mercaptopurine,Lenvatinib</text:p>
          </table:table-cell>
          <table:table-cell office:value-type="string" calcext:value-type="string">
            <text:p>DB00157,DB00437,DB00481,DB00484,DB00513,DB00563,DB00909,DB00962,DB01033,DB0907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C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LP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LP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A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A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A4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BR</text:p>
          </table:table-cell>
          <table:table-cell office:value-type="float" office:value="55911" calcext:value-type="float">
            <text:p>55911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E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Human Serum Albumin,Zinc</text:p>
          </table:table-cell>
          <table:table-cell office:value-type="string" calcext:value-type="string">
            <text:p>DB00062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L1</text:p>
          </table:table-cell>
          <table:table-cell office:value-type="float" office:value="8542" calcext:value-type="float">
            <text:p>8542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Zinc,Resveratrol</text:p>
          </table:table-cell>
          <table:table-cell office:value-type="string" calcext:value-type="string">
            <text:p>DB01593,DB02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P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cetazolamide</text:p>
          </table:table-cell>
          <table:table-cell office:value-type="string" calcext:value-type="string">
            <text:p>DB00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Diethylstilbestrol,Levonorgestrel,Progesterone,Spironolactone,Flutamide,Oxandrolone,Fluphenazine,Testosterone,Mitotane,Estrone,Nilutamide,Tamoxifen,Fludrocortisone,Drostanolone,Norgestimate,Nandrolone phenpropionate,Ketoconazole,Bicalutamide,Fluoxymesterone,Drospirenone,Danazol,Testosterone propionate,Oxybenzone,Propericiazine,Prasterone,Cyproterone acetate,Oxymetholone,Methyltestosterone,Norelgestromin,Nandrolone decanoate,Ulipristal,Enzalutamide,Eugenol,Dienogest,Norgestrel,Homosalate,Enzacamene,Gestrinone,Apalutamide,Esculin,Testosterone cypionate,Testosterone enanthate,Testosterone undecanoate</text:p>
          </table:table-cell>
          <table:table-cell office:value-type="string" calcext:value-type="string">
            <text:p>DB00255,DB00367,DB00396,DB00421,DB00499,DB00621,DB00623,DB00624,DB00648,DB00655,DB00665,DB00675,DB00687,DB00858,DB00957,DB00984,DB01026,DB01128,DB01185,DB01395,DB01406,DB01420,DB01428,DB01608,DB01708,DB04839,DB06412,DB06710,DB06713,DB08804,DB08867,DB08899,DB09086,DB09123,DB09389,DB11064,DB11219,DB11619,DB11901,DB13155,DB13943,DB13944,DB139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F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Guanidine,Glycerin</text:p>
          </table:table-cell>
          <table:table-cell office:value-type="string" calcext:value-type="string">
            <text:p>DB00536,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3MT</text:p>
          </table:table-cell>
          <table:table-cell office:value-type="float" office:value="57412" calcext:value-type="float">
            <text:p>57412</text:p>
          </table:table-cell>
          <table:table-cell office:value-type="string" calcext:value-type="string">
            <text:p>Ademetionine</text:p>
          </table:table-cell>
          <table:table-cell office:value-type="string" calcext:value-type="string">
            <text:p>DB00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IC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iclofenac</text:p>
          </table:table-cell>
          <table:table-cell office:value-type="string" calcext:value-type="string">
            <text:p>DB00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M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elatonin</text:p>
          </table:table-cell>
          <table:table-cell office:value-type="string" calcext:value-type="string">
            <text:p>DB0106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H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F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seudoephedrine</text:p>
          </table:table-cell>
          <table:table-cell office:value-type="string" calcext:value-type="string">
            <text:p>DB00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IC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Methotrexate</text:p>
          </table:table-cell>
          <table:table-cell office:value-type="string" calcext:value-type="string">
            <text:p>DB0056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DB00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OX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isplatin</text:p>
          </table:table-cell>
          <table:table-cell office:value-type="string" calcext:value-type="string">
            <text:p>DB005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P1A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Oseltamivir,Digoxin,Etacrynic acid,Ouabain,Bepridil,Digitoxin</text:p>
          </table:table-cell>
          <table:table-cell office:value-type="string" calcext:value-type="string">
            <text:p>DB00198,DB00390,DB00903,DB01092,DB01244,DB01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P1A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Ouabain</text:p>
          </table:table-cell>
          <table:table-cell office:value-type="string" calcext:value-type="string">
            <text:p>DB010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P1A3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Ouabain</text:p>
          </table:table-cell>
          <table:table-cell office:value-type="string" calcext:value-type="string">
            <text:p>DB010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P2C1</text:p>
          </table:table-cell>
          <table:table-cell office:value-type="float" office:value="27032" calcext:value-type="float">
            <text:p>27032</text:p>
          </table:table-cell>
          <table:table-cell office:value-type="string" calcext:value-type="string">
            <text:p>Enflurane,Isoflurane,Methoxyflurane,Halothane,Desflurane,Sevoflurane</text:p>
          </table:table-cell>
          <table:table-cell office:value-type="string" calcext:value-type="string">
            <text:p>DB00228,DB00753,DB01028,DB01159,DB01189,DB01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P4A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Pantoprazole,Omeprazole,Lansoprazole,Rabeprazole</text:p>
          </table:table-cell>
          <table:table-cell office:value-type="string" calcext:value-type="string">
            <text:p>DB00213,DB00338,DB00448,DB01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P5F1D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nflurane,Isoflurane,Methoxyflurane,Halothane,Desflurane,Sevoflurane</text:p>
          </table:table-cell>
          <table:table-cell office:value-type="string" calcext:value-type="string">
            <text:p>DB00228,DB00753,DB01028,DB01159,DB01189,DB01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P5F1E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Bedaquiline</text:p>
          </table:table-cell>
          <table:table-cell office:value-type="string" calcext:value-type="string">
            <text:p>DB08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P6V1D</text:p>
          </table:table-cell>
          <table:table-cell office:value-type="float" office:value="51382" calcext:value-type="float">
            <text:p>51382</text:p>
          </table:table-cell>
          <table:table-cell office:value-type="string" calcext:value-type="string">
            <text:p>Dalfopristin</text:p>
          </table:table-cell>
          <table:table-cell office:value-type="string" calcext:value-type="string">
            <text:p>DB01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P7A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Cisplatin</text:p>
          </table:table-cell>
          <table:table-cell office:value-type="string" calcext:value-type="string">
            <text:p>DB0051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7B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Cisplatin</text:p>
          </table:table-cell>
          <table:table-cell office:value-type="string" calcext:value-type="string">
            <text:p>DB0051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XN1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PR1A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Desmopressin,Conivaptan,Tolvaptan</text:p>
          </table:table-cell>
          <table:table-cell office:value-type="string" calcext:value-type="string">
            <text:p>DB00035,DB00872,DB06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PR1B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Desmopressin</text:p>
          </table:table-cell>
          <table:table-cell office:value-type="string" calcext:value-type="string">
            <text:p>DB000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PR2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Desmopressin,Conivaptan,Tolvaptan</text:p>
          </table:table-cell>
          <table:table-cell office:value-type="string" calcext:value-type="string">
            <text:p>DB00035,DB00872,DB06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ZIN2</text:p>
          </table:table-cell>
          <table:table-cell office:value-type="float" office:value="113451" calcext:value-type="float">
            <text:p>113451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Z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Balsalazide</text:p>
          </table:table-cell>
          <table:table-cell office:value-type="string" calcext:value-type="string">
            <text:p>DB0101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M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Doxycycline,Opium</text:p>
          </table:table-cell>
          <table:table-cell office:value-type="string" calcext:value-type="string">
            <text:p>DB00254,DB1113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BOX1</text:p>
          </table:table-cell>
          <table:table-cell office:value-type="float" office:value="8424" calcext:value-type="float">
            <text:p>8424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AT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yridoxal Phosphate,L-Valine,Gabapentin</text:p>
          </table:table-cell>
          <table:table-cell office:value-type="string" calcext:value-type="string">
            <text:p>DB00114,DB00161,DB0099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AT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H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Succinylcholine,Mefloquine,Ethopropazine,Dipivefrin,Chlorpromazine,Triflupromazine,Cisplatin,Pyridostigmine,Nizatidine,Triamcinolone,Galantamine,Diethylcarbamazine,Procaine,Irinotecan,Malathion,Perindopril,Ranitidine,Cyclopentolate,Rivastigmine,Procainamide,Trimethaphan,Doxacurium chloride,Chloroprocaine,Ketamine,Mivacurium,Pancuronium,Pipecuronium,Ephedrine,Drospirenone,Neostigmine,Clevidipine,Capsaicin,Mirabegron,Aclidinium,Propacetamol</text:p>
          </table:table-cell>
          <table:table-cell office:value-type="string" calcext:value-type="string">
            <text:p>DB00202,DB00358,DB00392,DB00449,DB00477,DB00508,DB00515,DB00545,DB00585,DB00620,DB00674,DB00711,DB00721,DB00762,DB00772,DB00790,DB00863,DB00979,DB00989,DB01035,DB01116,DB01135,DB01161,DB01221,DB01226,DB01337,DB01338,DB01364,DB01395,DB01400,DB04920,DB06774,DB08893,DB08897,DB0928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L10</text:p>
          </table:table-cell>
          <table:table-cell office:value-type="float" office:value="8915" calcext:value-type="float">
            <text:p>8915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L2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Ibuprofen,Paclitaxel,Docetaxel,Rasagiline,Dexibuprofen,Venetoclax</text:p>
          </table:table-cell>
          <table:table-cell office:value-type="string" calcext:value-type="string">
            <text:p>DB01050,DB01229,DB01248,DB01367,DB09213,DB115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R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Dasatinib,Bosutinib,Ponatinib</text:p>
          </table:table-cell>
          <table:table-cell office:value-type="string" calcext:value-type="string">
            <text:p>DB01254,DB06616,DB08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R/ABL FUSIO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DB00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H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KRB1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Captopril,Zinc</text:p>
          </table:table-cell>
          <table:table-cell office:value-type="string" calcext:value-type="string">
            <text:p>DB01197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CN1</text:p>
          </table:table-cell>
          <table:table-cell office:value-type="float" office:value="8678" calcext:value-type="float">
            <text:p>8678</text:p>
          </table:table-cell>
          <table:table-cell office:value-type="string" calcext:value-type="string">
            <text:p>Estradiol,Estradiol acetate,Estradiol benzoate,Estradiol cypionate,Estradiol dienanthate,Estradiol valerate</text:p>
          </table:table-cell>
          <table:table-cell office:value-type="string" calcext:value-type="string">
            <text:p>DB00783,DB13952,DB13953,DB13954,DB13955,DB13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X3</text:p>
          </table:table-cell>
          <table:table-cell office:value-type="float" office:value="27018" calcext:value-type="float">
            <text:p>27018</text:p>
          </table:table-cell>
          <table:table-cell office:value-type="string" calcext:value-type="string">
            <text:p>Gentamicin</text:p>
          </table:table-cell>
          <table:table-cell office:value-type="string" calcext:value-type="string">
            <text:p>DB007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R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HMT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RC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eserpine</text:p>
          </table:table-cell>
          <table:table-cell office:value-type="string" calcext:value-type="string">
            <text:p>DB00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Benzylpenicillin,Avibactam</text:p>
          </table:table-cell>
          <table:table-cell office:value-type="string" calcext:value-type="string">
            <text:p>DB01053,DB09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TX-M-1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vibactam</text:p>
          </table:table-cell>
          <table:table-cell office:value-type="string" calcext:value-type="string">
            <text:p>DB09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UOE-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vibactam</text:p>
          </table:table-cell>
          <table:table-cell office:value-type="string" calcext:value-type="string">
            <text:p>DB09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M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VRA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VR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iboflavin,NADH</text:p>
          </table:table-cell>
          <table:table-cell office:value-type="string" calcext:value-type="string">
            <text:p>DB00140,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F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Sorafenib,Vemurafenib,Regorafenib,Dabrafenib</text:p>
          </table:table-cell>
          <table:table-cell office:value-type="string" calcext:value-type="string">
            <text:p>DB00398,DB08881,DB08896,DB08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CC3</text:p>
          </table:table-cell>
          <table:table-cell office:value-type="float" office:value="79184" calcext:value-type="float">
            <text:p>79184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T1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Nicotinamide</text:p>
          </table:table-cell>
          <table:table-cell office:value-type="string" calcext:value-type="string">
            <text:p>DB02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K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Dasatinib,Ibrutinib</text:p>
          </table:table-cell>
          <table:table-cell office:value-type="string" calcext:value-type="string">
            <text:p>DB01254,DB09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QA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Etanercept,Trastuzumab</text:p>
          </table:table-cell>
          <table:table-cell office:value-type="string" calcext:value-type="string">
            <text:p>DB00005,DB00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QB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Etanercept,Trastuzumab,Zinc</text:p>
          </table:table-cell>
          <table:table-cell office:value-type="string" calcext:value-type="string">
            <text:p>DB00005,DB00072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QC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Etanercept,Trastuzumab,Zinc</text:p>
          </table:table-cell>
          <table:table-cell office:value-type="string" calcext:value-type="string">
            <text:p>DB00005,DB00072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R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Etanercept,Trastuzumab,Zinc,Human C1-esterase inhibitor,Conestat alfa</text:p>
          </table:table-cell>
          <table:table-cell office:value-type="string" calcext:value-type="string">
            <text:p>DB00005,DB00072,DB01593,DB06404,DB09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Etanercept,Trastuzumab,Zinc,Human C1-esterase inhibitor,Conestat alfa</text:p>
          </table:table-cell>
          <table:table-cell office:value-type="string" calcext:value-type="string">
            <text:p>DB00005,DB00072,DB01593,DB06404,DB09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B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BPA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BPB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A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B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G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Zinc,Citric Acid</text:p>
          </table:table-cell>
          <table:table-cell office:value-type="string" calcext:value-type="string">
            <text:p>DB01593,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1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Amlodipine,Cyclothiazide,Methazolamide,Acetazolamide,Dorzolamide,Chlorothiazide,Zonisamide,Hydrochlorothiazide,Diclofenamide,Brinzolamide</text:p>
          </table:table-cell>
          <table:table-cell office:value-type="string" calcext:value-type="string">
            <text:p>DB00381,DB00606,DB00703,DB00819,DB00869,DB00880,DB00909,DB00999,DB01144,DB01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10</text:p>
          </table:table-cell>
          <table:table-cell office:value-type="float" office:value="56934" calcext:value-type="float">
            <text:p>56934</text:p>
          </table:table-cell>
          <table:table-cell office:value-type="string" calcext:value-type="string">
            <text:p>Zonisamide</text:p>
          </table:table-cell>
          <table:table-cell office:value-type="string" calcext:value-type="string">
            <text:p>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1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Zonisamide</text:p>
          </table:table-cell>
          <table:table-cell office:value-type="string" calcext:value-type="string">
            <text:p>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12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Acetazolamide,Zonisamide,Hydrochlorothiazide</text:p>
          </table:table-cell>
          <table:table-cell office:value-type="string" calcext:value-type="string">
            <text:p>DB00819,DB00909,DB00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13</text:p>
          </table:table-cell>
          <table:table-cell office:value-type="float" office:value="377677" calcext:value-type="float">
            <text:p>377677</text:p>
          </table:table-cell>
          <table:table-cell office:value-type="string" calcext:value-type="string">
            <text:p>Zonisamide</text:p>
          </table:table-cell>
          <table:table-cell office:value-type="string" calcext:value-type="string">
            <text:p>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14</text:p>
          </table:table-cell>
          <table:table-cell office:value-type="float" office:value="23632" calcext:value-type="float">
            <text:p>23632</text:p>
          </table:table-cell>
          <table:table-cell office:value-type="string" calcext:value-type="string">
            <text:p>Acetazolamide,Zonisamide</text:p>
          </table:table-cell>
          <table:table-cell office:value-type="string" calcext:value-type="string">
            <text:p>DB00819,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Celecoxib,Valdecoxib,Cyclothiazide,Furosemide,Methazolamide,Acetazolamide,Dorzolamide,Chlorothiazide,Zonisamide,Hydrochlorothiazide,Diclofenamide,Brinzolamide</text:p>
          </table:table-cell>
          <table:table-cell office:value-type="string" calcext:value-type="string">
            <text:p>DB00482,DB00580,DB00606,DB00695,DB00703,DB00819,DB00869,DB00880,DB00909,DB00999,DB01144,DB01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elecoxib,Valdecoxib,Methazolamide,Acetazolamide,Dorzolamide,Zonisamide,Diclofenamide,Brinzolamide</text:p>
          </table:table-cell>
          <table:table-cell office:value-type="string" calcext:value-type="string">
            <text:p>DB00482,DB00580,DB00703,DB00819,DB00869,DB00909,DB01144,DB01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4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Cyclothiazide,Methazolamide,Acetazolamide,Dorzolamide,Chlorothiazide,Zonisamide,Hydrochlorothiazide,Diclofenamide,Brinzolamide</text:p>
          </table:table-cell>
          <table:table-cell office:value-type="string" calcext:value-type="string">
            <text:p>DB00606,DB00703,DB00819,DB00869,DB00880,DB00909,DB00999,DB01144,DB01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5A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Zonisamide,Brinzolamide</text:p>
          </table:table-cell>
          <table:table-cell office:value-type="string" calcext:value-type="string">
            <text:p>DB00909,DB01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5B</text:p>
          </table:table-cell>
          <table:table-cell office:value-type="float" office:value="11238" calcext:value-type="float">
            <text:p>11238</text:p>
          </table:table-cell>
          <table:table-cell office:value-type="string" calcext:value-type="string">
            <text:p>Zonisamide</text:p>
          </table:table-cell>
          <table:table-cell office:value-type="string" calcext:value-type="string">
            <text:p>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Zonisamide</text:p>
          </table:table-cell>
          <table:table-cell office:value-type="string" calcext:value-type="string">
            <text:p>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7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Methazolamide,Acetazolamide,Zonisamide,Diclofenamide</text:p>
          </table:table-cell>
          <table:table-cell office:value-type="string" calcext:value-type="string">
            <text:p>DB00703,DB00819,DB00909,DB01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Zonisamide</text:p>
          </table:table-cell>
          <table:table-cell office:value-type="string" calcext:value-type="string">
            <text:p>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Zonisamide,Hydrochlorothiazide</text:p>
          </table:table-cell>
          <table:table-cell office:value-type="string" calcext:value-type="string">
            <text:p>DB00909,DB00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1A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Pregabalin,Verapamil,Loperamide,Bepridil</text:p>
          </table:table-cell>
          <table:table-cell office:value-type="string" calcext:value-type="string">
            <text:p>DB00230,DB00661,DB00836,DB01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1B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Amlodipine,Verapamil,Gabapentin,Levetiracetam,Benidipine,Cilnidipine</text:p>
          </table:table-cell>
          <table:table-cell office:value-type="string" calcext:value-type="string">
            <text:p>DB00381,DB00661,DB00996,DB01202,DB09231,DB09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1C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Isradipine,Ibutilide,Amlodipine,Nimodipine,Nisoldipine,Cinnarizine,Nicardipine,Verapamil,Ethanol,Felodipine,Nitrendipine,Nifedipine,Dronedarone,Clevidipine,Trimebutine,Benidipine,Cilnidipine,Efonidipine,Lacidipine,Manidipine,Isavuconazole</text:p>
          </table:table-cell>
          <table:table-cell office:value-type="string" calcext:value-type="string">
            <text:p>DB00270,DB00308,DB00381,DB00393,DB00401,DB00568,DB00622,DB00661,DB00898,DB01023,DB01054,DB01115,DB04855,DB04920,DB09089,DB09231,DB09232,DB09235,DB09236,DB09238,DB11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1D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Isradipine,Amlodipine,Nimodipine,Nisoldipine,Cinnarizine,Nicardipine,Verapamil,Ethanol,Felodipine,Nitrendipine,Nifedipine,Dronedarone,Clevidipine</text:p>
          </table:table-cell>
          <table:table-cell office:value-type="string" calcext:value-type="string">
            <text:p>DB00270,DB00381,DB00393,DB00401,DB00568,DB00622,DB00661,DB00898,DB01023,DB01054,DB01115,DB04855,DB04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1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Lamotrigine</text:p>
          </table:table-cell>
          <table:table-cell office:value-type="string" calcext:value-type="string">
            <text:p>DB00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1F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imodipine,Cinnarizine,Verapamil,Dronedarone,Clevidipine</text:p>
          </table:table-cell>
          <table:table-cell office:value-type="string" calcext:value-type="string">
            <text:p>DB00393,DB00568,DB00661,DB04855,DB04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1G</text:p>
          </table:table-cell>
          <table:table-cell office:value-type="float" office:value="8913" calcext:value-type="float">
            <text:p>8913</text:p>
          </table:table-cell>
          <table:table-cell office:value-type="string" calcext:value-type="string">
            <text:p>Trimethadione,Cinnarizine,Ethosuximide,Verapamil,Zonisamide,Flunarizine,Cannabidiol,Trimebutine,Benidipine,Manidipine</text:p>
          </table:table-cell>
          <table:table-cell office:value-type="string" calcext:value-type="string">
            <text:p>DB00347,DB00568,DB00593,DB00661,DB00909,DB04841,DB09061,DB09089,DB09231,DB09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1H</text:p>
          </table:table-cell>
          <table:table-cell office:value-type="float" office:value="8912" calcext:value-type="float">
            <text:p>8912</text:p>
          </table:table-cell>
          <table:table-cell office:value-type="string" calcext:value-type="string">
            <text:p>Isradipine,Cinnarizine,Zonisamide,Felodipine,Nitrendipine,Nifedipine,Amiodarone,Bepridil,Flunarizine,Cannabidiol</text:p>
          </table:table-cell>
          <table:table-cell office:value-type="string" calcext:value-type="string">
            <text:p>DB00270,DB00568,DB00909,DB01023,DB01054,DB01115,DB01118,DB01244,DB04841,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1I</text:p>
          </table:table-cell>
          <table:table-cell office:value-type="float" office:value="8911" calcext:value-type="float">
            <text:p>8911</text:p>
          </table:table-cell>
          <table:table-cell office:value-type="string" calcext:value-type="string">
            <text:p>Cinnarizine,Paramethadione,Verapamil,Zonisamide,Flunarizine,Cannabidiol,Efonidipine</text:p>
          </table:table-cell>
          <table:table-cell office:value-type="string" calcext:value-type="string">
            <text:p>DB00568,DB00617,DB00661,DB00909,DB04841,DB09061,DB09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1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Isradipine,Amlodipine,Nimodipine,Nisoldipine,Cinnarizine,Verapamil,Ethanol,Felodipine,Nitrendipine,Nifedipine,Dronedarone,Clevidipine</text:p>
          </table:table-cell>
          <table:table-cell office:value-type="string" calcext:value-type="string">
            <text:p>DB00270,DB00381,DB00393,DB00401,DB00568,DB00661,DB00898,DB01023,DB01054,DB01115,DB04855,DB04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2D1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Isradipine,Ibutilide,Amlodipine,Nisoldipine,Nicardipine,Gabapentin,Felodipine,Nitrendipine,Nifedipine,Cyclandelate</text:p>
          </table:table-cell>
          <table:table-cell office:value-type="string" calcext:value-type="string">
            <text:p>DB00270,DB00308,DB00381,DB00401,DB00622,DB00996,DB01023,DB01054,DB01115,DB048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2D2</text:p>
          </table:table-cell>
          <table:table-cell office:value-type="float" office:value="9254" calcext:value-type="float">
            <text:p>9254</text:p>
          </table:table-cell>
          <table:table-cell office:value-type="string" calcext:value-type="string">
            <text:p>Isradipine,Gabapentin,Felodipine,Nitrendipine,Amiodarone,Bepridil</text:p>
          </table:table-cell>
          <table:table-cell office:value-type="string" calcext:value-type="string">
            <text:p>DB00270,DB00996,DB01023,DB01054,DB01118,DB01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A2D3</text:p>
          </table:table-cell>
          <table:table-cell office:value-type="float" office:value="55799" calcext:value-type="float">
            <text:p>55799</text:p>
          </table:table-cell>
          <table:table-cell office:value-type="string" calcext:value-type="string">
            <text:p>Amlodipine</text:p>
          </table:table-cell>
          <table:table-cell office:value-type="string" calcext:value-type="string">
            <text:p>DB00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B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Ibutilide,Amlodipine,Nimodipine,Verapamil,Ethanol,Dronedarone</text:p>
          </table:table-cell>
          <table:table-cell office:value-type="string" calcext:value-type="string">
            <text:p>DB00308,DB00381,DB00393,DB00661,DB00898,DB04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B2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Isradipine,Amlodipine,Nimodipine,Nisoldipine,Nicardipine,Verapamil,Felodipine,Nitrendipine,Nifedipine,Dronedarone</text:p>
          </table:table-cell>
          <table:table-cell office:value-type="string" calcext:value-type="string">
            <text:p>DB00270,DB00381,DB00393,DB00401,DB00622,DB00661,DB01023,DB01054,DB01115,DB04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B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Nimodipine,Verapamil,Dronedarone</text:p>
          </table:table-cell>
          <table:table-cell office:value-type="string" calcext:value-type="string">
            <text:p>DB00393,DB00661,DB04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B4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Nimodipine,Verapamil,Dronedarone</text:p>
          </table:table-cell>
          <table:table-cell office:value-type="string" calcext:value-type="string">
            <text:p>DB00393,DB00661,DB04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G1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Ibutilide,Diltiazem,Spironolactone,Ethanol,Nitrendipine,Fluspirilene</text:p>
          </table:table-cell>
          <table:table-cell office:value-type="string" calcext:value-type="string">
            <text:p>DB00308,DB00343,DB00421,DB00898,DB01054,DB04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NG2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DB00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M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hlorpromazine,Nicardipine,Fluphenazine,Isoflurane,Trifluoperazine,Loperamide,Perphenazine,Phenoxybenzamine,Felodipine,Melatonin,Promethazine,Pimozide,Nifedipine,Bepridil,Aprindine,Flunarizine</text:p>
          </table:table-cell>
          <table:table-cell office:value-type="string" calcext:value-type="string">
            <text:p>DB00477,DB00622,DB00623,DB00753,DB00831,DB00836,DB00850,DB00925,DB01023,DB01065,DB01069,DB01100,DB01115,DB01244,DB01429,DB04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Melatonin</text:p>
          </table:table-cell>
          <table:table-cell office:value-type="string" calcext:value-type="string">
            <text:p>DB01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Y</text:p>
          </table:table-cell>
          <table:table-cell office:value-type="float" office:value="50632" calcext:value-type="float">
            <text:p>50632</text:p>
          </table:table-cell>
          <table:table-cell office:value-type="string" calcext:value-type="string">
            <text:p>Clozapine,Apomorphine,Trifluoperazine</text:p>
          </table:table-cell>
          <table:table-cell office:value-type="string" calcext:value-type="string">
            <text:p>DB00363,DB00714,DB00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K2G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Bosutinib</text:p>
          </table:table-cell>
          <table:table-cell office:value-type="string" calcext:value-type="string">
            <text:p>DB06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LG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DB00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TPT</text:p>
          </table:table-cell>
          <table:table-cell office:value-type="float" office:value="9607" calcext:value-type="float">
            <text:p>9607</text:p>
          </table:table-cell>
          <table:table-cell office:value-type="string" calcext:value-type="string">
            <text:p>Amphetamine</text:p>
          </table:table-cell>
          <table:table-cell office:value-type="string" calcext:value-type="string">
            <text:p>DB00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P1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Minocycline</text:p>
          </table:table-cell>
          <table:table-cell office:value-type="string" calcext:value-type="string">
            <text:p>DB01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P3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Minocycline</text:p>
          </table:table-cell>
          <table:table-cell office:value-type="string" calcext:value-type="string">
            <text:p>DB01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P6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DB00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R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DB01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hloramphenicol,Fomepizole,Cannabidiol</text:p>
          </table:table-cell>
          <table:table-cell office:value-type="string" calcext:value-type="string">
            <text:p>DB00446,DB01213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BH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holic Acid,Deoxycholic Acid</text:p>
          </table:table-cell>
          <table:table-cell office:value-type="string" calcext:value-type="string">
            <text:p>DB02659,DB0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R1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Haloperidol,Doxorubicin,Resveratrol,Tetrabenazine</text:p>
          </table:table-cell>
          <table:table-cell office:value-type="string" calcext:value-type="string">
            <text:p>DB00502,DB00997,DB02709,DB0484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BR3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Doxorubicin</text:p>
          </table:table-cell>
          <table:table-cell office:value-type="string" calcext:value-type="string">
            <text:p>DB0099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B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Pyridoxal Phosphate,Ademetionine</text:p>
          </table:table-cell>
          <table:table-cell office:value-type="string" calcext:value-type="string">
            <text:p>DB00114,DB00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2</text:p>
          </table:table-cell>
          <table:table-cell office:value-type="float" office:value="6347" calcext:value-type="float">
            <text:p>6347</text:p>
          </table:table-cell>
          <table:table-cell office:value-type="string" calcext:value-type="string">
            <text:p>Mimosine,Danazol</text:p>
          </table:table-cell>
          <table:table-cell office:value-type="string" calcext:value-type="string">
            <text:p>DB01055,DB01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ND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rsenic trioxide</text:p>
          </table:table-cell>
          <table:table-cell office:value-type="string" calcext:value-type="string">
            <text:p>DB01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R5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Maraviroc</text:p>
          </table:table-cell>
          <table:table-cell office:value-type="string" calcext:value-type="string">
            <text:p>DB048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S</text:p>
          </table:table-cell>
          <table:table-cell office:value-type="float" office:value="9973" calcext:value-type="float">
            <text:p>997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22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Inotuzumab ozogamicin</text:p>
          </table:table-cell>
          <table:table-cell office:value-type="string" calcext:value-type="string">
            <text:p>DB05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274</text:p>
          </table:table-cell>
          <table:table-cell office:value-type="float" office:value="29126" calcext:value-type="float">
            <text:p>29126</text:p>
          </table:table-cell>
          <table:table-cell office:value-type="string" calcext:value-type="string">
            <text:p>Elagolix</text:p>
          </table:table-cell>
          <table:table-cell office:value-type="string" calcext:value-type="string">
            <text:p>DB11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55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Chloramphenicol</text:p>
          </table:table-cell>
          <table:table-cell office:value-type="string" calcext:value-type="string">
            <text:p>DB00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Gemcitabine</text:p>
          </table:table-cell>
          <table:table-cell office:value-type="string" calcext:value-type="string">
            <text:p>DB0044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H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Lenalidomide</text:p>
          </table:table-cell>
          <table:table-cell office:value-type="string" calcext:value-type="string">
            <text:p>DB00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K2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Bosutinib</text:p>
          </table:table-cell>
          <table:table-cell office:value-type="string" calcext:value-type="string">
            <text:p>DB06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K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Palbociclib,Abemaciclib</text:p>
          </table:table-cell>
          <table:table-cell office:value-type="string" calcext:value-type="string">
            <text:p>DB09073,DB12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K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Palbociclib,Abemaciclib</text:p>
          </table:table-cell>
          <table:table-cell office:value-type="string" calcext:value-type="string">
            <text:p>DB09073,DB12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KN1A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rsenic trioxide</text:p>
          </table:table-cell>
          <table:table-cell office:value-type="string" calcext:value-type="string">
            <text:p>DB01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O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CC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S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Oseltamivir,Indomethacin,Pethidine,L-Carnitine,Dextropropoxyphene,Tamoxifen,Mycophenolate mofetil,Clopidogrel,Irinotecan,Cocaine,Benzocaine,Naloxone,Ciclesonide,Heroin,Cholic Acid,Cyclandelate,Rufinamide,Dabigatran etexilate,Selexipag</text:p>
          </table:table-cell>
          <table:table-cell office:value-type="string" calcext:value-type="string">
            <text:p>DB00198,DB00328,DB00454,DB00583,DB00647,DB00675,DB00688,DB00758,DB00762,DB00907,DB01086,DB01183,DB01410,DB01452,DB02659,DB04838,DB06201,DB06695,DB1136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S1A1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ethylphenidate,Sofosbuvir</text:p>
          </table:table-cell>
          <table:table-cell office:value-type="string" calcext:value-type="string">
            <text:p>DB00422,DB0893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S2</text:p>
          </table:table-cell>
          <table:table-cell office:value-type="float" office:value="8824" calcext:value-type="float">
            <text:p>8824</text:p>
          </table:table-cell>
          <table:table-cell office:value-type="string" calcext:value-type="string">
            <text:p>Mycophenolate mofetil,Irinotecan,Prasugrel,Dabigatran etexilate</text:p>
          </table:table-cell>
          <table:table-cell office:value-type="string" calcext:value-type="string">
            <text:p>DB00688,DB00762,DB06209,DB0669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B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FH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FI</text:p>
          </table:table-cell>
          <table:table-cell office:value-type="float" office:value="3426" calcext:value-type="float">
            <text:p>3426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FTR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Bumetanide,Glyburide,Ibuprofen,Crofelemer,Ivacaftor,Dexibuprofen,Lumacaftor,Tezacaftor</text:p>
          </table:table-cell>
          <table:table-cell office:value-type="string" calcext:value-type="string">
            <text:p>DB00887,DB01016,DB01050,DB04941,DB08820,DB09213,DB09280,DB117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T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Nicotine</text:p>
          </table:table-cell>
          <table:table-cell office:value-type="string" calcext:value-type="string">
            <text:p>DB00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Epirubicin</text:p>
          </table:table-cell>
          <table:table-cell office:value-type="string" calcext:value-type="string">
            <text:p>DB00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rasterone</text:p>
          </table:table-cell>
          <table:table-cell office:value-type="string" calcext:value-type="string">
            <text:p>DB01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Q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M1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Cevimeline,Succinylcholine,Trospium,Citalopram,Oxyphenonium,Benzatropine,Ziprasidone,Disopyramide,Amitriptyline,Ipratropium bromide,Olanzapine,Metixene,Terfenadine,Buclizine,Clozapine,Doxylamine,Trihexyphenidyl,Oxyphencyclimine,Procyclidine,Ethopropazine,Loxapine,Carbachol,Promazine,Hyoscyamine,Cyproheptadine,Pethidine,Imipramine,Methylscopolamine bromide,Chlorpromazine,Gallamine Triethiodide,Darifenacin,Triflupromazine,Anisotropine Methylbromide,Nortriptyline,Amoxapine,Lamotrigine,Cinnarizine,Atropine,Nicardipine,Pirenzepine,Paroxetine,Homatropine Methylbromide,Trimipramine,Scopolamine,Clidinium,Propiomazine,Propantheline,Cryptenamine,Dicyclomine,Minaprine,Tropicamide,Biperiden,Brompheniramine,Flupentixol,Cocaine,Maprotiline,Methantheline,Cycrimine,Cyclopentolate,Glycopyrronium,Bethanechol,Tolterodine,Oxybutynin,Promethazine,Pilocarpine,Doxepin,Flavoxate,Desipramine,Escitalopram,Ketamine,Quetiapine,Diphenidol,Metoclopramide,Aripiprazole,Chlorprothixene,Methotrimeprazine,Tiotropium,Solifenacin,Molindone,Acetylcholine,Mepenzolate,Fesoterodine,Hexocyclium,Aclidinium,Umeclidinium,Dosulepin,Imidafenacin,Pyrantel</text:p>
          </table:table-cell>
          <table:table-cell office:value-type="string" calcext:value-type="string">
            <text:p>DB00185,DB00202,DB00209,DB00215,DB00219,DB00245,DB00246,DB00280,DB00321,DB00332,DB00334,DB00340,DB00342,DB00354,DB00363,DB00366,DB00376,DB00383,DB00387,DB00392,DB00408,DB00411,DB00420,DB00424,DB00434,DB00454,DB00458,DB00462,DB00477,DB00483,DB00496,DB00508,DB00517,DB00540,DB00543,DB00555,DB00568,DB00572,DB00622,DB00670,DB00715,DB00725,DB00726,DB00747,DB00771,DB00777,DB00782,DB00785,DB00804,DB00805,DB00809,DB00810,DB00835,DB00875,DB00907,DB00934,DB00940,DB00942,DB00979,DB00986,DB01019,DB01036,DB01062,DB01069,DB01085,DB01142,DB01148,DB01151,DB01175,DB01221,DB01224,DB01231,DB01233,DB01238,DB01239,DB01403,DB01409,DB01591,DB01618,DB03128,DB04843,DB06702,DB06787,DB08897,DB09076,DB09167,DB09262,DB11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M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Succinylcholine,Ziprasidone,Disopyramide,Amitriptyline,Ipratropium bromide,Olanzapine,Metixene,Terfenadine,Clozapine,Trihexyphenidyl,Oxyphencyclimine,Procyclidine,Ethopropazine,Loxapine,Carbachol,Promazine,Hyoscyamine,Cyproheptadine,Imipramine,Methylscopolamine bromide,Gallamine Triethiodide,Darifenacin,Triflupromazine,Anisotropine Methylbromide,Nortriptyline,Atropine,Nicardipine,Paroxetine,Homatropine Methylbromide,Rocuronium,Scopolamine,Propiomazine,Cryptenamine,Dicyclomine,Tropicamide,Brompheniramine,Cocaine,Maprotiline,Glycopyrronium,Bethanechol,Tolterodine,Oxybutynin,Promethazine,Diphenhydramine,Pilocarpine,Doxacurium chloride,Doxepin,Flavoxate,Desipramine,Quetiapine,Mivacurium,Diphenidol,Aripiprazole,Chlorprothixene,Metocurine,Pancuronium,Pipecuronium,Methotrimeprazine,Tiotropium,Solifenacin,Acetylcholine,Fesoterodine,Hexocyclium,Dimetindene,Aclidinium,Umeclidinium,Dosulepin,Imidafenacin,Butylscopolamine</text:p>
          </table:table-cell>
          <table:table-cell office:value-type="string" calcext:value-type="string">
            <text:p>DB00202,DB00246,DB00280,DB00321,DB00332,DB00334,DB00340,DB00342,DB00363,DB00376,DB00383,DB00387,DB00392,DB00408,DB00411,DB00420,DB00424,DB00434,DB00458,DB00462,DB00483,DB00496,DB00508,DB00517,DB00540,DB00572,DB00622,DB00715,DB00725,DB00728,DB00747,DB00777,DB00785,DB00804,DB00809,DB00835,DB00907,DB00934,DB00986,DB01019,DB01036,DB01062,DB01069,DB01075,DB01085,DB01135,DB01142,DB01148,DB01151,DB01224,DB01226,DB01231,DB01238,DB01239,DB01336,DB01337,DB01338,DB01403,DB01409,DB01591,DB03128,DB06702,DB06787,DB08801,DB08897,DB09076,DB09167,DB09262,DB09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M3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Cevimeline,Tramadol,Succinylcholine,Ziprasidone,Disopyramide,Amitriptyline,Ipratropium bromide,Olanzapine,Metixene,Terfenadine,Clozapine,Trihexyphenidyl,Oxyphencyclimine,Procyclidine,Loxapine,Carbachol,Promazine,Hyoscyamine,Cyproheptadine,Imipramine,Methylscopolamine bromide,Chlorpromazine,Darifenacin,Anisotropine Methylbromide,Nortriptyline,Atropine,Thiopental,Nicardipine,Paroxetine,Homatropine Methylbromide,Diphemanil Methylsulfate,Scopolamine,Propiomazine,Cryptenamine,Tropicamide,Brompheniramine,Maprotiline,Glycopyrronium,Bethanechol,Tolterodine,Oxybutynin,Promethazine,Pilocarpine,Doxepin,Desipramine,Quetiapine,Mivacurium,Diphenidol,Aripiprazole,Chlorprothixene,Pancuronium,Pipecuronium,Methotrimeprazine,Tiotropium,Solifenacin,Isopropamide,Acetylcholine,Mepenzolate,Fesoterodine,Methacholine,Hexocyclium,Aclidinium,Umeclidinium,Dosulepin,Imidafenacin,Butylscopolamine</text:p>
          </table:table-cell>
          <table:table-cell office:value-type="string" calcext:value-type="string">
            <text:p>DB00185,DB00193,DB00202,DB00246,DB00280,DB00321,DB00332,DB00334,DB00340,DB00342,DB00363,DB00376,DB00383,DB00387,DB00408,DB00411,DB00420,DB00424,DB00434,DB00458,DB00462,DB00477,DB00496,DB00517,DB00540,DB00572,DB00599,DB00622,DB00715,DB00725,DB00729,DB00747,DB00777,DB00785,DB00809,DB00835,DB00934,DB00986,DB01019,DB01036,DB01062,DB01069,DB01085,DB01142,DB01151,DB01224,DB01226,DB01231,DB01238,DB01239,DB01337,DB01338,DB01403,DB01409,DB01591,DB01625,DB03128,DB04843,DB06702,DB06709,DB06787,DB08897,DB09076,DB09167,DB09262,DB09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M4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Ziprasidone,Amitriptyline,Olanzapine,Metixene,Terfenadine,Clozapine,Trihexyphenidyl,Procyclidine,Loxapine,Carbachol,Promazine,Hyoscyamine,Imipramine,Darifenacin,Nortriptyline,Atropine,Nicardipine,Paroxetine,Homatropine Methylbromide,Scopolamine,Propiomazine,Cryptenamine,Tropicamide,Brompheniramine,Maprotiline,Bethanechol,Tolterodine,Promethazine,Pilocarpine,Doxepin,Desipramine,Quetiapine,Aripiprazole,Chlorprothixene,Methotrimeprazine,Tiotropium,Solifenacin,Isopropamide,Acetylcholine,Fesoterodine,Hexocyclium,Aclidinium,Umeclidinium,Dosulepin</text:p>
          </table:table-cell>
          <table:table-cell office:value-type="string" calcext:value-type="string">
            <text:p>DB00246,DB00321,DB00334,DB00340,DB00342,DB00363,DB00376,DB00387,DB00408,DB00411,DB00420,DB00424,DB00458,DB00496,DB00540,DB00572,DB00622,DB00715,DB00725,DB00747,DB00777,DB00785,DB00809,DB00835,DB00934,DB01019,DB01036,DB01069,DB01085,DB01142,DB01151,DB01224,DB01238,DB01239,DB01403,DB01409,DB01591,DB01625,DB03128,DB06702,DB06787,DB08897,DB09076,DB09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M5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Ziprasidone,Amitriptyline,Olanzapine,Metixene,Terfenadine,Clozapine,Trihexyphenidyl,Loxapine,Promazine,Imipramine,Gallamine Triethiodide,Darifenacin,Nortriptyline,Atropine,Nicardipine,Paroxetine,Homatropine Methylbromide,Scopolamine,Propiomazine,Cryptenamine,Brompheniramine,Maprotiline,Tolterodine,Promethazine,Doxepin,Desipramine,Quetiapine,Aripiprazole,Chlorprothixene,Methotrimeprazine,Tiotropium,Solifenacin,Fesoterodine,Aclidinium,Umeclidinium,Dosulepin</text:p>
          </table:table-cell>
          <table:table-cell office:value-type="string" calcext:value-type="string">
            <text:p>DB00246,DB00321,DB00334,DB00340,DB00342,DB00363,DB00376,DB00408,DB00420,DB00458,DB00483,DB00496,DB00540,DB00572,DB00622,DB00715,DB00725,DB00747,DB00777,DB00785,DB00835,DB00934,DB01036,DB01069,DB01142,DB01151,DB01224,DB01238,DB01239,DB01403,DB01409,DB01591,DB06702,DB08897,DB09076,DB09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A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Galantamine</text:p>
          </table:table-cell>
          <table:table-cell office:value-type="string" calcext:value-type="string">
            <text:p>DB006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A10</text:p>
          </table:table-cell>
          <table:table-cell office:value-type="float" office:value="57053" calcext:value-type="float">
            <text:p>57053</text:p>
          </table:table-cell>
          <table:table-cell office:value-type="string" calcext:value-type="string">
            <text:p>Nicotine,Succinylcholine,Methadone,Galantamine,Ethanol,Pentolinium,Trimethaphan,Chloroprocaine</text:p>
          </table:table-cell>
          <table:table-cell office:value-type="string" calcext:value-type="string">
            <text:p>DB00184,DB00202,DB00333,DB00674,DB00898,DB01090,DB01116,DB011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A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Nicotine,Carbachol,Gallamine Triethiodide,Dextromethorphan,Galantamine,Procaine,Rocuronium,Biperiden,Ethanol,Doxacurium chloride,Tubocurarine,Mivacurium,Metocurine,Pancuronium,Pipecuronium,Vecuronium</text:p>
          </table:table-cell>
          <table:table-cell office:value-type="string" calcext:value-type="string">
            <text:p>DB00184,DB00411,DB00483,DB00514,DB00674,DB00721,DB00728,DB00810,DB00898,DB01135,DB01199,DB01226,DB01336,DB01337,DB01338,DB013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A3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Nicotine,Dextromethorphan,Galantamine,Levamisole,Ethanol,Pentolinium,Bupropion,Levomethadyl Acetate,Varenicline,Cytisine</text:p>
          </table:table-cell>
          <table:table-cell office:value-type="string" calcext:value-type="string">
            <text:p>DB00184,DB00514,DB00674,DB00848,DB00898,DB01090,DB01156,DB01227,DB01273,DB09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A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Nicotine,Pentobarbital,Secobarbital,Dextromethorphan,Carbamazepine,Atropine,Thiopental,Galantamine,Scopolamine,Estradiol,Ethanol,Phenobarbital,Varenicline,Cytisine,Estradiol acetate,Estradiol benzoate,Estradiol cypionate,Estradiol dienanthate,Estradiol valerate</text:p>
          </table:table-cell>
          <table:table-cell office:value-type="string" calcext:value-type="string">
            <text:p>DB00184,DB00312,DB00418,DB00514,DB00564,DB00572,DB00599,DB00674,DB00747,DB00783,DB00898,DB01174,DB01273,DB09028,DB13952,DB13953,DB13954,DB13955,DB13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A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Nicotine,Galantamine,Ethanol</text:p>
          </table:table-cell>
          <table:table-cell office:value-type="string" calcext:value-type="string">
            <text:p>DB00184,DB00674,DB00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A6</text:p>
          </table:table-cell>
          <table:table-cell office:value-type="float" office:value="8973" calcext:value-type="float">
            <text:p>8973</text:p>
          </table:table-cell>
          <table:table-cell office:value-type="string" calcext:value-type="string">
            <text:p>Nicotine,Galantamine,Ethanol,Varenicline,Cytisine</text:p>
          </table:table-cell>
          <table:table-cell office:value-type="string" calcext:value-type="string">
            <text:p>DB00184,DB00674,DB00898,DB01273,DB09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A7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Nicotine,Tramadol,Succinylcholine,Pentobarbital,Secobarbital,Dextromethorphan,Thiopental,Galantamine,Ethanol,Memantine,Phenobarbital,Tubocurarine,Ketamine,Varenicline,Acetylcholine,Cytisine,Cannabidiol</text:p>
          </table:table-cell>
          <table:table-cell office:value-type="string" calcext:value-type="string">
            <text:p>DB00184,DB00193,DB00202,DB00312,DB00418,DB00514,DB00599,DB00674,DB00898,DB01043,DB01174,DB01199,DB01221,DB01273,DB03128,DB09028,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A9</text:p>
          </table:table-cell>
          <table:table-cell office:value-type="float" office:value="55584" calcext:value-type="float">
            <text:p>55584</text:p>
          </table:table-cell>
          <table:table-cell office:value-type="string" calcext:value-type="string">
            <text:p>Nicotine,Galantamine,Ethanol</text:p>
          </table:table-cell>
          <table:table-cell office:value-type="string" calcext:value-type="string">
            <text:p>DB00184,DB00674,DB00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B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Galantamine</text:p>
          </table:table-cell>
          <table:table-cell office:value-type="string" calcext:value-type="string">
            <text:p>DB006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B2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Nicotine,Dextromethorphan,Carbamazepine,Atropine,Galantamine,Scopolamine,Ethanol,Varenicline,Cytisine</text:p>
          </table:table-cell>
          <table:table-cell office:value-type="string" calcext:value-type="string">
            <text:p>DB00184,DB00514,DB00564,DB00572,DB00674,DB00747,DB00898,DB01273,DB09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B3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Nicotine,Galantamine,Ethanol</text:p>
          </table:table-cell>
          <table:table-cell office:value-type="string" calcext:value-type="string">
            <text:p>DB00184,DB00674,DB00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B4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Nicotine,Dextromethorphan,Galantamine,Ethanol,Pentolinium,Levomethadyl Acetate</text:p>
          </table:table-cell>
          <table:table-cell office:value-type="string" calcext:value-type="string">
            <text:p>DB00184,DB00514,DB00674,DB00898,DB01090,DB012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D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Galantamine</text:p>
          </table:table-cell>
          <table:table-cell office:value-type="string" calcext:value-type="string">
            <text:p>DB006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E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Galantamine</text:p>
          </table:table-cell>
          <table:table-cell office:value-type="string" calcext:value-type="string">
            <text:p>DB006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NG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Galantamine</text:p>
          </table:table-cell>
          <table:table-cell office:value-type="string" calcext:value-type="string">
            <text:p>DB006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UK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Aminosalicylic Acid,Mesalazine,Sulfasalazine,Acetylcysteine</text:p>
          </table:table-cell>
          <table:table-cell office:value-type="string" calcext:value-type="string">
            <text:p>DB00233,DB00244,DB00795,DB06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T</text:p>
          </table:table-cell>
          <table:table-cell office:value-type="float" office:value="11113" calcext:value-type="float">
            <text:p>11113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KS1B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DB004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A1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NKA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Niflumic Acid,Talniflumate</text:p>
          </table:table-cell>
          <table:table-cell office:value-type="string" calcext:value-type="string">
            <text:p>DB04552,DB09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C14A</text:p>
          </table:table-cell>
          <table:table-cell office:value-type="float" office:value="161198" calcext:value-type="float">
            <text:p>161198</text:p>
          </table:table-cell>
          <table:table-cell office:value-type="string" calcext:value-type="string">
            <text:p>Resveratrol</text:p>
          </table:table-cell>
          <table:table-cell office:value-type="string" calcext:value-type="string">
            <text:p>DB02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C4E</text:p>
          </table:table-cell>
          <table:table-cell office:value-type="float" office:value="26253" calcext:value-type="float">
            <text:p>26253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DB04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MPK1</text:p>
          </table:table-cell>
          <table:table-cell office:value-type="float" office:value="51727" calcext:value-type="float">
            <text:p>51727</text:p>
          </table:table-cell>
          <table:table-cell office:value-type="string" calcext:value-type="string">
            <text:p>Gemcitabine,Lamivudine,Sofosbuvir</text:p>
          </table:table-cell>
          <table:table-cell office:value-type="string" calcext:value-type="string">
            <text:p>DB00441,DB00709,DB0893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TR1</text:p>
          </table:table-cell>
          <table:table-cell office:value-type="float" office:value="23070" calcext:value-type="float">
            <text:p>23070</text:p>
          </table:table-cell>
          <table:table-cell office:value-type="string" calcext:value-type="string">
            <text:p>Ademetionine</text:p>
          </table:table-cell>
          <table:table-cell office:value-type="string" calcext:value-type="string">
            <text:p>DB00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R1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Dronabinol,Rimonabant,Cannabidiol,Propacetamol</text:p>
          </table:table-cell>
          <table:table-cell office:value-type="string" calcext:value-type="string">
            <text:p>DB00470,DB06155,DB09061,DB09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R2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Dronabinol,Lasofoxifene,Cannabidiol</text:p>
          </table:table-cell>
          <table:table-cell office:value-type="string" calcext:value-type="string">
            <text:p>DB00470,DB06202,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T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Ademetionine,Diethylstilbestrol,Conjugated estrogens,Tolcapone,Dopamine,Testosterone propionate</text:p>
          </table:table-cell>
          <table:table-cell office:value-type="string" calcext:value-type="string">
            <text:p>DB00118,DB00255,DB00286,DB00323,DB00988,DB0142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X4I1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X5A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X5B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X6A2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X6B1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X6C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X7A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X7B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X7C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X8A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B1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E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Insulin Human,Insulin Pork,Timolol,Guanidine</text:p>
          </table:table-cell>
          <table:table-cell office:value-type="string" calcext:value-type="string">
            <text:p>DB00030,DB00071,DB00373,DB00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M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Amantadine</text:p>
          </table:table-cell>
          <table:table-cell office:value-type="string" calcext:value-type="string">
            <text:p>DB00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N1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N2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NE1</text:p>
          </table:table-cell>
          <table:table-cell office:value-type="float" office:value="8904" calcext:value-type="float">
            <text:p>8904</text:p>
          </table:table-cell>
          <table:table-cell office:value-type="string" calcext:value-type="string">
            <text:p>Theophylline</text:p>
          </table:table-cell>
          <table:table-cell office:value-type="string" calcext:value-type="string">
            <text:p>DB00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O</text:p>
          </table:table-cell>
          <table:table-cell office:value-type="float" office:value="130749" calcext:value-type="float">
            <text:p>130749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T1A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L-Carnitine,Glyburide,Perhexiline</text:p>
          </table:table-cell>
          <table:table-cell office:value-type="string" calcext:value-type="string">
            <text:p>DB00583,DB01016,DB01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T2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L-Carnitine,Perhexiline</text:p>
          </table:table-cell>
          <table:table-cell office:value-type="string" calcext:value-type="string">
            <text:p>DB00583,DB01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BP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Alitretinoin,Tretinoin</text:p>
          </table:table-cell>
          <table:table-cell office:value-type="string" calcext:value-type="string">
            <text:p>DB00523,DB0075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ABP2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Alitretinoin,Tretinoin</text:p>
          </table:table-cell>
          <table:table-cell office:value-type="string" calcext:value-type="string">
            <text:p>DB00523,DB0075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AT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L-Carnitine</text:p>
          </table:table-cell>
          <table:table-cell office:value-type="string" calcext:value-type="string">
            <text:p>DB00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BN</text:p>
          </table:table-cell>
          <table:table-cell office:value-type="float" office:value="51185" calcext:value-type="float">
            <text:p>51185</text:p>
          </table:table-cell>
          <table:table-cell office:value-type="string" calcext:value-type="string">
            <text:p>Lenalidomide,Thalidomide,Pomalidomide</text:p>
          </table:table-cell>
          <table:table-cell office:value-type="string" calcext:value-type="string">
            <text:p>DB00480,DB01041,DB08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B1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Naloxone</text:p>
          </table:table-cell>
          <table:table-cell office:value-type="string" calcext:value-type="string">
            <text:p>DB01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T</text:p>
          </table:table-cell>
          <table:table-cell office:value-type="float" office:value="54677" calcext:value-type="float">
            <text:p>54677</text:p>
          </table:table-cell>
          <table:table-cell office:value-type="string" calcext:value-type="string">
            <text:p>L-Carnitine</text:p>
          </table:table-cell>
          <table:table-cell office:value-type="string" calcext:value-type="string">
            <text:p>DB00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YZ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Dicoumarol,Cannabidiol</text:p>
          </table:table-cell>
          <table:table-cell office:value-type="string" calcext:value-type="string">
            <text:p>DB00266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AD</text:p>
          </table:table-cell>
          <table:table-cell office:value-type="float" office:value="51380" calcext:value-type="float">
            <text:p>51380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F1R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Imatinib,Sunitinib</text:p>
          </table:table-cell>
          <table:table-cell office:value-type="string" calcext:value-type="string">
            <text:p>DB00619,DB01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K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DB0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NK2A1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Resveratrol</text:p>
          </table:table-cell>
          <table:table-cell office:value-type="string" calcext:value-type="string">
            <text:p>DB02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A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eoxycholic Acid</text:p>
          </table:table-cell>
          <table:table-cell office:value-type="string" calcext:value-type="string">
            <text:p>DB0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A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eoxycholic Acid</text:p>
          </table:table-cell>
          <table:table-cell office:value-type="string" calcext:value-type="string">
            <text:p>DB0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DSP1</text:p>
          </table:table-cell>
          <table:table-cell office:value-type="float" office:value="58190" calcext:value-type="float">
            <text:p>58190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H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SA</text:p>
          </table:table-cell>
          <table:table-cell office:value-type="float" office:value="5476" calcext:value-type="float">
            <text:p>5476</text:p>
          </table:table-cell>
          <table:table-cell office:value-type="string" calcext:value-type="string">
            <text:p>Deoxycholic Acid,Sofosbuvir</text:p>
          </table:table-cell>
          <table:table-cell office:value-type="string" calcext:value-type="string">
            <text:p>DB03619,DB0893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SD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Insulin Human,Insulin Pork</text:p>
          </table:table-cell>
          <table:table-cell office:value-type="string" calcext:value-type="string">
            <text:p>DB00030,DB00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9</text:p>
          </table:table-cell>
          <table:table-cell office:value-type="float" office:value="23113" calcext:value-type="float">
            <text:p>23113</text:p>
          </table:table-cell>
          <table:table-cell office:value-type="string" calcext:value-type="string">
            <text:p>Grepafloxacin,Enoxacin,Pefloxacin,Ciprofloxacin,Lomefloxacin,Norfloxacin,Levofloxacin,Ofloxacin,Sparfloxacin,Delafloxacin</text:p>
          </table:table-cell>
          <table:table-cell office:value-type="string" calcext:value-type="string">
            <text:p>DB00365,DB00467,DB00487,DB00537,DB00978,DB01059,DB01137,DB01165,DB01208,DB11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M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XCR1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DB010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5R3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B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Dextromethorphan</text:p>
          </table:table-cell>
          <table:table-cell office:value-type="string" calcext:value-type="string">
            <text:p>DB00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CS</text:p>
          </table:table-cell>
          <table:table-cell office:value-type="float" office:value="54205" calcext:value-type="float">
            <text:p>54205</text:p>
          </table:table-cell>
          <table:table-cell office:value-type="string" calcext:value-type="string">
            <text:p>Minocycline</text:p>
          </table:table-cell>
          <table:table-cell office:value-type="string" calcext:value-type="string">
            <text:p>DB01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P11A1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Clotrimazole,Omeprazole,Aminoglutethimide,Digoxin,Testosterone,Terbinafine,Clomifene,Dinoprostone,Ketoconazole,Saquinavir,Dexamethasone,Digitoxin,Testosterone cypionate,Testosterone enanthate,Testosterone undecanoate</text:p>
          </table:table-cell>
          <table:table-cell office:value-type="string" calcext:value-type="string">
            <text:p>DB00257,DB00338,DB00357,DB00390,DB00624,DB00857,DB00882,DB00917,DB01026,DB01232,DB01234,DB01396,DB13943,DB13944,DB1394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11B1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Fluconazole,Phenytoin,Clotrimazole,Spironolactone,Cimetidine,Mitotane,Hydrocortisone,Ketoconazole,Miconazole,Metoclopramide</text:p>
          </table:table-cell>
          <table:table-cell office:value-type="string" calcext:value-type="string">
            <text:p>DB00196,DB00252,DB00257,DB00421,DB00501,DB00648,DB00741,DB01026,DB01110,DB0123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11B2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Spironolactone,Eplerenone,Hydrocortisone,Metoclopramide</text:p>
          </table:table-cell>
          <table:table-cell office:value-type="string" calcext:value-type="string">
            <text:p>DB00421,DB00700,DB00741,DB0123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17A1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NADH,Progesterone,Metoclopramide,Dexamethasone,Abiraterone,Cannabidiol</text:p>
          </table:table-cell>
          <table:table-cell office:value-type="string" calcext:value-type="string">
            <text:p>DB00157,DB00396,DB01233,DB01234,DB05812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19A1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Trastuzumab,Nicotine,Diethylstilbestrol,Clotrimazole,Methadone,Aminoglutethimide,Mefloquine,Levonorgestrel,Carbimazole,Betamethasone,Raloxifene,Testosterone,Estrone,Tamoxifen,Terbinafine,Drostanolone,Clomifene,Testolactone,Dinoprostone,Nandrolone phenpropionate,Exemestane,Letrozole,Tioconazole,Ketoconazole,Melatonin,Miconazole,Econazole,Anastrozole,Levomethadyl Acetate,Paclitaxel,Dexamethasone,Danazol,Bifonazole,Cyproterone acetate,Methyltestosterone,Buserelin,Nandrolone decanoate,Norgestrel,Testosterone cypionate,Testosterone enanthate,Testosterone undecanoate</text:p>
          </table:table-cell>
          <table:table-cell office:value-type="string" calcext:value-type="string">
            <text:p>DB00072,DB00184,DB00255,DB00257,DB00333,DB00357,DB00358,DB00367,DB00389,DB00443,DB00481,DB00624,DB00655,DB00675,DB00857,DB00858,DB00882,DB00894,DB00917,DB00984,DB00990,DB01006,DB01007,DB01026,DB01065,DB01110,DB01127,DB01217,DB01227,DB01229,DB01234,DB01406,DB04794,DB04839,DB06710,DB06719,DB08804,DB09389,DB13943,DB13944,DB1394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1A1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Fluvoxamine,Nicotine,Caffeine,Sildenafil,Theophylline,Acetaminophen,Gefitinib,Omeprazole,Chlorzoxazone,Clozapine,Amlodipine,Progesterone,Streptozocin,Lansoprazole,Prazosin,Quinine,Dronabinol,Flutamide,Haloperidol,Albendazole,Erlotinib,Toremifene,Cinnarizine,Propranolol,Clonidine,Diclofenac,Sulindac,Chloroquine,Testosterone,Dexmedetomidine,Clofibrate,Mebendazole,Estrone,Tamoxifen,Warfarin,Daunorubicin,Thiabendazole,Riluzole,Tretinoin,Estradiol,Dicyclomine,Propofol,Clomifene,Granisetron,Ethanol,Quinidine,Azelastine,Clobetasol propionate,Ketoconazole,Thalidomide,Norfloxacin,Isoprenaline,Melatonin,Primaquine,Ouabain,Fluvastatin,Nifedipine,Amiodarone,Rabeprazole,Carvedilol,Itraconazole,Arsenic trioxide,Phenobarbital,Dexamethasone,Dasatinib,Bezafibrate,Clenbuterol,Topiroxostat,Resveratrol,Debrisoquin,Flunarizine,Lorcaserin,Romidepsin,Dapagliflozin,Perospirone,Riociguat,Cannabidiol,Manidipine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176,DB00184,DB00201,DB00203,DB00277,DB00316,DB00317,DB00338,DB00356,DB00363,DB00381,DB00396,DB00428,DB00448,DB00457,DB00468,DB00470,DB00499,DB00502,DB00518,DB00530,DB00539,DB00568,DB00571,DB00575,DB00586,DB00605,DB00608,DB00624,DB00633,DB00636,DB00643,DB00655,DB00675,DB00682,DB00694,DB00730,DB00740,DB00755,DB00783,DB00804,DB00818,DB00882,DB00889,DB00898,DB00908,DB00972,DB01013,DB01026,DB01041,DB01059,DB01064,DB01065,DB01087,DB01092,DB01095,DB01115,DB01118,DB01129,DB01136,DB01167,DB01169,DB01174,DB01234,DB01254,DB01393,DB01407,DB01685,DB02709,DB04840,DB04841,DB04871,DB06176,DB06292,DB08922,DB08931,DB09061,DB09238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1A2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Peginterferon alfa-2a,Peginterferon alfa-2b,Insulin Human,Interferon gamma-1b,Insulin Lispro,Insulin Glargine,Insulin Pork,Interferon Alfa-2b Recombinant,Fluvoxamine,Nicotine,Bortezomib,Phentermine,Betaxolol,Fluconazole,Erythromycin,Caffeine,Azithromycin,Pantoprazole,Citalopram,Nelfinavir,Nevirapine,Ziprasidone,Clotrimazole,Anagrelide,Carmustine,Ropinirole,Theophylline,Lidocaine,Conjugated estrogens,Ropivacaine,Bupivacaine,Tenofovir disoproxil,Valproic Acid,Zolmitriptan,Acetaminophen,Amitriptyline,Methadone,Olanzapine,Omeprazole,Chlorzoxazone,Aminoglutethimide,Clozapine,Grepafloxacin,Norepinephrine,Mirtazapine,Palonosetron,Mexiletine,Amlodipine,Triamterene,Phenylephrine,Carbimazole,Progesterone,Phenylpropanolamine,Sorafenib,Griseofulvin,Nisoldipine,Rosiglitazone,Secobarbital,Promazine,Streptozocin,Lansoprazole,Imipramine,Nabumetone,Enoxacin,Quinine,Fluoxetine,Duloxetine,Chlorpromazine,Pefloxacin,Flutamide,Cimetidine,Haloperidol,Ritonavir,Albendazole,Alitretinoin,Erlotinib,Rofecoxib,Ciprofloxacin,Toremifene,Nortriptyline,Fluorouracil,Zafirlukast,Carbamazepine,Cinnarizine,Propranolol,Atropine,Clonidine,Valaciclovir,Diclofenac,Cisapride,Sulindac,Nafcillin,Rifabutin,Imatinib,Fluphenazine,Efavirenz,Guanabenz,Dexmedetomidine,Estrone,Verapamil,Epinephrine,Aprepitant,Tamoxifen,Losartan,Thioridazine,Warfarin,Daunorubicin,Ergotamine,Tizanidine,Delavirdine,Apomorphine,Paroxetine,Imiquimod,Thiabendazole,Meclizine,Riluzole,Zileuton,Modafinil,Tranylcypromine,Clopidogrel,Methimazole,Malathion,Etoposide,Roxithromycin,Estradiol,Naproxen,Pentoxifylline,Propofol,Disulfiram,Diazepam,Trifluoperazine,Mifepristone,Perphenazine,Terbinafine,Ranitidine,Clomifene,Ethanol,Ondansetron,Quinidine,Dinoprostone,Almotriptan,Buprenorphine,Cyclobenzaprine,Maprotiline,Isoniazid,Rizatriptan,Desloratadine,Alosetron,Azelastine,Lomefloxacin,Ramelteon,Dopamine,Frovatriptan,Levobupivacaine,Tioconazole,Cinacalcet,Clobetasol propionate,Ketoconazole,Methoxyflurane,Selegiline,Thalidomide,Rifampicin,Tocainide,Norfloxacin,Melatonin,Atazanavir,Diphenhydramine,Tegaserod,Primaquine,Hesperetin,Fluvastatin,Leflunomide,Pimozide,Sertraline,Miconazole,Nifedipine,Amiodarone,Rabeprazole,Carvedilol,Levofloxacin,Doxepin,Nefazodone,Desipramine,Bupropion,Ofloxacin,Orphenadrine,Phenobarbital,Propafenone,Domperidone,Dexfenfluramine,Bromocriptine,Clarithromycin,Anastrozole,Aminophylline,Gemfibrozil,Clomipramine,Dasatinib,Lumiracoxib,Oxtriphylline,Insulin Aspart,Insulin Detemir,Insulin Glulisine,Mestranol,Rasagiline,Methotrimeprazine,Clenbuterol,Theobromine,Acenocoumarol,Antipyrine,Bromazepam,Lopinavir,Pipotiazine,Thiothixene,Etoricoxib,Topiroxostat,Resveratrol,Estrone sulfate,Flunarizine,Lorcaserin,Clevidipine,Iloperidone,Belinostat,Crisaborole,Rotigotine,Abiraterone,Mianserin,Asenapine,Dapagliflozin,Oxymetholone,Armodafinil,Pazopanib,Agomelatine,Midostaurin,Apixaban,Axitinib,Capsaicin,Phenylbutyric acid,Rilpivirine,Ulipristal,Vemurafenib,Pomalidomide,Cannabidiol,Zucapsaicin,Dosulepin,Lobeglitazone,Zotepine,Manidipine,Synthetic Conjugated Estrogens A,Osimertinib,Pitolisant,Diacerein,Voxilaprevir,Rucaparib,Enasidenib,Estradiol acetate,Estradiol benzoate,Estradiol cypionate,Estradiol dienanthate,Estradiol valerate</text:p>
          </table:table-cell>
          <table:table-cell office:value-type="string" calcext:value-type="string">
            <text:p>DB00008,DB00022,DB00030,DB00033,DB00046,DB00047,DB00071,DB00105,DB00176,DB00184,DB00188,DB00191,DB00195,DB00196,DB00199,DB00201,DB00207,DB00213,DB00215,DB00220,DB00238,DB00246,DB00257,DB00261,DB00262,DB00268,DB00277,DB00281,DB00286,DB00296,DB00297,DB00300,DB00313,DB00315,DB00316,DB00321,DB00333,DB00334,DB00338,DB00356,DB00357,DB00363,DB00365,DB00368,DB00370,DB00377,DB00379,DB00381,DB00384,DB00388,DB00389,DB00396,DB00397,DB00398,DB00400,DB00401,DB00412,DB00418,DB00420,DB00428,DB00448,DB00458,DB00461,DB00467,DB00468,DB00472,DB00476,DB00477,DB00487,DB00499,DB00501,DB00502,DB00503,DB00518,DB00523,DB00530,DB00533,DB00537,DB00539,DB00540,DB00544,DB00549,DB00564,DB00568,DB00571,DB00572,DB00575,DB00577,DB00586,DB00604,DB00605,DB00607,DB00615,DB00619,DB00623,DB00625,DB00629,DB00633,DB00655,DB00661,DB00668,DB00673,DB00675,DB00678,DB00679,DB00682,DB00694,DB00696,DB00697,DB00705,DB00714,DB00715,DB00724,DB00730,DB00737,DB00740,DB00744,DB00745,DB00752,DB00758,DB00763,DB00772,DB00773,DB00778,DB00783,DB00788,DB00806,DB00818,DB00822,DB00829,DB00831,DB00834,DB00850,DB00857,DB00863,DB00882,DB00898,DB00904,DB00908,DB00917,DB00918,DB00921,DB00924,DB00934,DB00951,DB00953,DB00967,DB00969,DB00972,DB00978,DB00980,DB00988,DB00998,DB01002,DB01007,DB01012,DB01013,DB01026,DB01028,DB01037,DB01041,DB01045,DB01056,DB01059,DB01065,DB01072,DB01075,DB01079,DB01087,DB01094,DB01095,DB01097,DB01100,DB01104,DB01110,DB01115,DB01118,DB01129,DB01136,DB01137,DB01142,DB01149,DB01151,DB01156,DB01165,DB01173,DB01174,DB01182,DB01184,DB01191,DB01200,DB01211,DB01217,DB01223,DB01241,DB01242,DB01254,DB01283,DB01303,DB01306,DB01307,DB01309,DB01357,DB01367,DB01403,DB01407,DB01412,DB01418,DB01435,DB01558,DB01601,DB01621,DB01623,DB01628,DB01685,DB02709,DB04574,DB04841,DB04871,DB04920,DB04946,DB05015,DB05219,DB05271,DB05812,DB06148,DB06216,DB06292,DB06412,DB06413,DB06589,DB06594,DB06595,DB06605,DB06626,DB06774,DB06819,DB08864,DB08867,DB08881,DB08910,DB09061,DB09120,DB09167,DB09198,DB09225,DB09238,DB09317,DB09330,DB11642,DB11994,DB12026,DB12332,DB13874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1B1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Caffeine,Theophylline,Omeprazole,Clozapine,Progesterone,Lansoprazole,Flutamide,Erlotinib,Testosterone,Estrone,Tamoxifen,Daunorubicin,Estradiol,Propofol,Doxorubicin,Ketoconazole,Melatonin,Primaquine,Arsenic trioxide,Phenobarbital,Mitoxantrone,Paclitaxel,Dexamethasone,Docetaxel,Dasatinib,Resveratrol,Cannabidiol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201,DB00277,DB00338,DB00363,DB00396,DB00448,DB00499,DB00530,DB00624,DB00655,DB00675,DB00694,DB00783,DB00818,DB00997,DB01026,DB01065,DB01087,DB01169,DB01174,DB01204,DB01229,DB01234,DB01248,DB01254,DB02709,DB09061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1A2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DB01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P26A1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Tretinoin,Ketoconazole</text:p>
          </table:table-cell>
          <table:table-cell office:value-type="string" calcext:value-type="string">
            <text:p>DB00755,DB0102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6B1</text:p>
          </table:table-cell>
          <table:table-cell office:value-type="float" office:value="56603" calcext:value-type="float">
            <text:p>56603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DB0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P26C1</text:p>
          </table:table-cell>
          <table:table-cell office:value-type="float" office:value="340665" calcext:value-type="float">
            <text:p>340665</text:p>
          </table:table-cell>
          <table:table-cell office:value-type="string" calcext:value-type="string">
            <text:p>Alitretinoin,Tretinoin</text:p>
          </table:table-cell>
          <table:table-cell office:value-type="string" calcext:value-type="string">
            <text:p>DB00523,DB0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P2A13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Nicotine,Testosterone,Testosterone cypionate,Testosterone enanthate,Testosterone undecanoate</text:p>
          </table:table-cell>
          <table:table-cell office:value-type="string" calcext:value-type="string">
            <text:p>DB00184,DB00624,DB13943,DB13944,DB1394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A6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Amphetamine,Nicotine,Azithromycin,Eletriptan,Nevirapine,Diethylstilbestrol,Clotrimazole,Lidocaine,Pentobarbital,Valproic Acid,Acetaminophen,Chlorzoxazone,Clozapine,Amlodipine,Progesterone,Rosiglitazone,Dronabinol,Montelukast,Zidovudine,Cyclophosphamide,Fluorouracil,Cinnarizine,Cisapride,Clofibrate,Tamoxifen,Flurazepam,Tranylcypromine,Tretinoin,Methimazole,Propofol,Prednisolone,Clomifene,Buprenorphine,Isoniazid,Azelastine,Formoterol,Letrozole,Ketoconazole,Methoxyflurane,Selegiline,Memantine,Rifampicin,Norfloxacin,Pilocarpine,Miconazole,Nifedipine,Amiodarone,Desipramine,Bupropion,Halothane,Phenobarbital,Ifosfamide,Dexfenfluramine,Fomepizole,Dexamethasone,Sevoflurane,Arformoterol,Antipyrine,Flunarizine,Lorcaserin,Ezogabine,Dapagliflozin,Sulfaphenazole,Seratrodast,Vortioxetine,Troleandomycin</text:p>
          </table:table-cell>
          <table:table-cell office:value-type="string" calcext:value-type="string">
            <text:p>DB00182,DB00184,DB00207,DB00216,DB00238,DB00255,DB00257,DB00281,DB00312,DB00313,DB00316,DB00356,DB00363,DB00381,DB00396,DB00412,DB00470,DB00471,DB00495,DB00531,DB00544,DB00568,DB00604,DB00636,DB00675,DB00690,DB00752,DB00755,DB00763,DB00818,DB00860,DB00882,DB00921,DB00951,DB00972,DB00983,DB01006,DB01026,DB01028,DB01037,DB01043,DB01045,DB01059,DB01085,DB01110,DB01115,DB01118,DB01151,DB01156,DB01159,DB01174,DB01181,DB01191,DB01213,DB01234,DB01236,DB01274,DB01435,DB04841,DB04871,DB04953,DB06292,DB06729,DB06739,DB09068,DB1317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A7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Doxylamine,Fluoxetine,Sertraline,Nefazodone</text:p>
          </table:table-cell>
          <table:table-cell office:value-type="string" calcext:value-type="string">
            <text:p>DB00366,DB00472,DB01104,DB0114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B6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Fluvoxamine,Nicotine,Tramadol,Erythromycin,Citalopram,Nelfinavir,Nevirapine,Phenytoin,Clotrimazole,Lidocaine,Venlafaxine,Ropivacaine,Valproic Acid,Amitriptyline,Methadone,Clobazam,Mexiletine,Amlodipine,Sorafenib,Cerivastatin,Pethidine,Imipramine,Fluoxetine,Raloxifene,Ritonavir,Dextromethorphan,Cisplatin,Cyclophosphamide,Carbamazepine,Cinnarizine,Diclofenac,Cisapride,Nicardipine,Testosterone,Efavirenz,Clofibrate,Simvastatin,Estrone,Verapamil,Tamoxifen,Midazolam,Amprenavir,Paroxetine,Modafinil,Carbinoxamine,Epinastine,Isoflurane,Tretinoin,Clopidogrel,Irinotecan,Methimazole,Malathion,Roxithromycin,Propofol,Diazepam,Brompheniramine,Loperamide,Perphenazine,Benzphetamine,Ethanol,Quinidine,Azelastine,Doxorubicin,Ketoconazole,Methoxyflurane,Selegiline,Memantine,Rifampicin,Promethazine,Perhexiline,Diphenhydramine,Atorvastatin,Fluvastatin,Sertraline,Miconazole,Nifedipine,Sulfinpyrazone,Desipramine,Bupropion,Halothane,Itraconazole,Orphenadrine,Phenobarbital,Ifosfamide,Domperidone,Ketamine,Dexamethasone,Sevoflurane,Fosphenytoin,Colchicine,Antipyrine,Ethylmorphine,Clotiazepam,Lopinavir,Bifonazole,Metamizole,Flunarizine,Nilotinib,Lorcaserin,Permethrin,Ospemifene,Crisaborole,Brivaracetam,Mianserin,Romidepsin,Prasugrel,Armodafinil,Midostaurin,Methyltestosterone,Sulfaphenazole,Ketobemidone,Seratrodast,Rilpivirine,Crizotinib,Regorafenib,Enzalutamide,Vortioxetine,Olaparib,Manidipine,Lumacaftor,Isavuconazole,Pitolisant,Letermovir,Enasidenib,Testosterone cypionate,Testosterone enanthate,Testosterone undecanoate</text:p>
          </table:table-cell>
          <table:table-cell office:value-type="string" calcext:value-type="string">
            <text:p>DB00176,DB00184,DB00193,DB00199,DB00215,DB00220,DB00238,DB00252,DB00257,DB00281,DB00285,DB00296,DB00313,DB00321,DB00333,DB00349,DB00379,DB00381,DB00398,DB00439,DB00454,DB00458,DB00472,DB00481,DB00503,DB00514,DB00515,DB00531,DB00564,DB00568,DB00586,DB00604,DB00622,DB00624,DB00625,DB00636,DB00641,DB00655,DB00661,DB00675,DB00683,DB00701,DB00715,DB00745,DB00748,DB00751,DB00753,DB00755,DB00758,DB00762,DB00763,DB00772,DB00778,DB00818,DB00829,DB00835,DB00836,DB00850,DB00865,DB00898,DB00908,DB00972,DB00997,DB01026,DB01028,DB01037,DB01043,DB01045,DB01069,DB01074,DB01075,DB01076,DB01095,DB01104,DB01110,DB01115,DB01138,DB01151,DB01156,DB01159,DB01167,DB01173,DB01174,DB01181,DB01184,DB01221,DB01234,DB01236,DB01320,DB01394,DB01435,DB01466,DB01559,DB01601,DB04794,DB04817,DB04841,DB04868,DB04871,DB04930,DB04938,DB05219,DB05541,DB06148,DB06176,DB06209,DB06413,DB06595,DB06710,DB06729,DB06738,DB06739,DB08864,DB08865,DB08896,DB08899,DB09068,DB09074,DB09238,DB09280,DB11633,DB11642,DB12070,DB13874,DB13943,DB13944,DB1394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C18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Phenytoin,Lidocaine,Valproic Acid,Methadone,Omeprazole,Clobazam,Lansoprazole,Imipramine,Cyclophosphamide,Diclofenac,Verapamil,Warfarin,Tretinoin,Propofol,Diazepam,Perphenazine,Buprenorphine,Diphenhydramine,Tolbutamide,Desipramine,Phenobarbital,Ifosfamide,Antipyrine,Clotiazepam,Vilazodone,Etizolam,Troleandomycin</text:p>
          </table:table-cell>
          <table:table-cell office:value-type="string" calcext:value-type="string">
            <text:p>DB00252,DB00281,DB00313,DB00333,DB00338,DB00349,DB00448,DB00458,DB00531,DB00586,DB00661,DB00682,DB00755,DB00818,DB00829,DB00850,DB00921,DB01075,DB01124,DB01151,DB01174,DB01181,DB01435,DB01559,DB06684,DB09166,DB1317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C19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Cyclosporine,Fluvoxamine,Nicotine,Bortezomib,Fluconazole,Sildenafil,Pantoprazole,Citalopram,Eletriptan,Nelfinavir,Indinavir,Lovastatin,Oxiconazole,Benzatropine,Phenytoin,Clotrimazole,Metoprolol,Venlafaxine,Atomoxetine,Bupivacaine,Pentobarbital,Valproic Acid,Gefitinib,Amitriptyline,Indomethacin,Methadone,Olanzapine,Omeprazole,Diltiazem,Trimethadione,Clobazam,Aminoglutethimide,Clozapine,Meprobamate,Timolol,Progesterone,Sorafenib,Rosiglitazone,Promazine,Cerivastatin,Teniposide,Chloramphenicol,Lansoprazole,Pethidine,Loratadine,Imipramine,Quinine,Dronabinol,Fluoxetine,Zidovudine,Flutamide,Cimetidine,Haloperidol,Ritonavir,Dextromethorphan,Cyclophosphamide,Nortriptyline,Zafirlukast,Carbamazepine,Propranolol,Valdecoxib,Diclofenac,Doxazosin,Cisapride,Imatinib,Nicardipine,Testosterone,Efavirenz,Prednisone,Simvastatin,Verapamil,Nilutamide,Chlorpropamide,Aprepitant,Tamoxifen,Losartan,Thioridazine,Warfarin,Amprenavir,Methazolamide,Delavirdine,Norethisterone,Trimipramine,Modafinil,Carbinoxamine,Tranylcypromine,Clopidogrel,Methimazole,Oxcarbazepine,Estradiol,Propofol,Diazepam,Brompheniramine,Perphenazine,Terbinafine,Ranitidine,Ethanol,Zonisamide,Almotriptan,Buprenorphine,Famotidine,Tipranavir,Acetylsalicylic acid,Felbamate,Isoniazid,Telmisartan,Desloratadine,Azelastine,Ramelteon,Formoterol,Dopamine,Tioconazole,Glyburide,Guanfacine,Ketoconazole,Probenecid,Tolterodine,Selegiline,Thalidomide,Memantine,Rifampicin,Ibuprofen,Amoxicillin,Melatonin,Diphenhydramine,Atorvastatin,Fluvastatin,Rosuvastatin,Pimozide,Sertraline,Miconazole,Amiodarone,Gliclazide,Tolbutamide,Bicalutamide,Rabeprazole,Pioglitazone,Doxepin,Desipramine,Phenobarbital,Escitalopram,Ifosfamide,Dexfenfluramine,Clarithromycin,Quetiapine,Saquinavir,Dexamethasone,Gemfibrozil,Clomipramine,Lapatinib,Arformoterol,Lumiracoxib,Fosphenytoin,Acenocoumarol,Antipyrine,Bromazepam,Clotiazepam,Lopinavir,Pipotiazine,Etoricoxib,Topiroxostat,Bifonazole,Lorcaserin,Clevidipine,Ospemifene,Brivaracetam,Abiraterone,Romidepsin,Tapentadol,Prasugrel,Sitaxentan,Ambrisentan,Oxymetholone,Armodafinil,Etravirine,Midostaurin,Apixaban,Axitinib,Ketobemidone,Seratrodast,Hydroxyprogesterone caproate,Vismodegib,Rilpivirine,Tofacitinib,Regorafenib,Enzalutamide,Levomilnacipran,Macitentan,Luliconazole,Naloxegol,Cannabidiol,Vortioxetine,Zucapsaicin,Etizolam,Dosulepin,Lobeglitazone,Manidipine,Lumacaftor,Rupatadine,Isavuconazole,Apalutamide,Letermovir,Rucaparib,Troleandomycin,Enasidenib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091,DB00176,DB00184,DB00188,DB00196,DB00203,DB00213,DB00215,DB00216,DB00220,DB00224,DB00227,DB00239,DB00245,DB00252,DB00257,DB00264,DB00285,DB00289,DB00297,DB00312,DB00313,DB00317,DB00321,DB00328,DB00333,DB00334,DB00338,DB00343,DB00347,DB00349,DB00357,DB00363,DB00371,DB00373,DB00396,DB00398,DB00412,DB00420,DB00439,DB00444,DB00446,DB00448,DB00454,DB00455,DB00458,DB00468,DB00470,DB00472,DB00495,DB00499,DB00501,DB00502,DB00503,DB00514,DB00531,DB00540,DB00549,DB00564,DB00571,DB00580,DB00586,DB00590,DB00604,DB00619,DB00622,DB00624,DB00625,DB00635,DB00641,DB00661,DB00665,DB00672,DB00673,DB00675,DB00678,DB00679,DB00682,DB00701,DB00703,DB00705,DB00717,DB00726,DB00745,DB00748,DB00752,DB00758,DB00763,DB00776,DB00783,DB00818,DB00829,DB00835,DB00850,DB00857,DB00863,DB00898,DB00909,DB00918,DB00921,DB00927,DB00932,DB00945,DB00949,DB00951,DB00966,DB00967,DB00972,DB00980,DB00983,DB00988,DB01007,DB01016,DB01018,DB01026,DB01032,DB01036,DB01037,DB01041,DB01043,DB01045,DB01050,DB01060,DB01065,DB01075,DB01076,DB01095,DB01098,DB01100,DB01104,DB01110,DB01118,DB01120,DB01124,DB01128,DB01129,DB01132,DB01142,DB01151,DB01174,DB01175,DB01181,DB01191,DB01211,DB01224,DB01232,DB01234,DB01241,DB01242,DB01259,DB01274,DB01283,DB01320,DB01418,DB01435,DB01558,DB01559,DB01601,DB01621,DB01628,DB01685,DB04794,DB04871,DB04920,DB04938,DB05541,DB05812,DB06176,DB06204,DB06209,DB06268,DB06403,DB06412,DB06413,DB06414,DB06595,DB06605,DB06626,DB06738,DB06739,DB06789,DB08828,DB08864,DB08895,DB08896,DB08899,DB08918,DB08932,DB08933,DB09049,DB09061,DB09068,DB09120,DB09166,DB09167,DB09198,DB09238,DB09280,DB11614,DB11633,DB11901,DB12070,DB12332,DB13179,DB13874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C8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Cyclosporine,Pravastatin,Nicotine,Caffeine,Pyrimethamine,Lovastatin,Phenytoin,Diethylstilbestrol,Clotrimazole,Theophylline,Lidocaine,Morphine,Valproic Acid,Acetaminophen,Amitriptyline,Methadone,Omeprazole,Terfenadine,Diltiazem,Trimethadione,Clozapine,Mirtazapine,Amlodipine,Progesterone,Sorafenib,Eszopiclone,Rosiglitazone,Secobarbital,Spironolactone,Cerivastatin,Trimethoprim,Chloramphenicol,Lansoprazole,Levothyroxine,Loratadine,Quinine,Montelukast,Raloxifene,Celecoxib,Zidovudine,Cimetidine,Ritonavir,Dextromethorphan,Erlotinib,Cyclophosphamide,Rofecoxib,Fluorouracil,Zafirlukast,Piroxicam,Carbamazepine,Diclofenac,Medroxyprogesterone acetate,Cisapride,Chloroquine,Paramethadione,Nicardipine,Testosterone,Efavirenz,Simvastatin,Dextropropoxyphene,Verapamil,Nilutamide,Tamoxifen,Losartan,Thioridazine,Warfarin,Mycophenolate mofetil,Amprenavir,Delavirdine,Paroxetine,Hydrocortisone,Carbinoxamine,Tretinoin,Clopidogrel,Mometasone,Etoposide,Estradiol,Mefenamic acid,Naproxen,Candesartan cilexetil,Meloxicam,Propofol,Diazepam,Brompheniramine,Loperamide,Perphenazine,Terbinafine,Triazolam,Cocaine,Quinidine,Repaglinide,Metronidazole,Almotriptan,Buprenorphine,Salmeterol,Acetylsalicylic acid,Phenprocoumon,Isoniazid,Azelastine,Ethinyl Estradiol,Tioconazole,Ketoprofen,Sulfamethoxazole,Felodipine,Ketoconazole,Probenecid,Selegiline,Fenofibrate,Rifampicin,Ibuprofen,Oxybutynin,Atorvastatin,Tegaserod,Fluvastatin,Nifedipine,Amiodarone,Tolbutamide,Rabeprazole,Pioglitazone,Sulfinpyrazone,Bupropion,Phenobarbital,Ifosfamide,Propafenone,Naloxone,Domperidone,Zopiclone,Rifapentine,Halofantrine,Ketamine,Paclitaxel,Saquinavir,Dexamethasone,Gemfibrozil,Lapatinib,Sitagliptin,Fosphenytoin,Bezafibrate,Colchicine,Antipyrine,Liotrix,Lopinavir,Topiroxostat,Palmitic Acid,Nilotinib,Belinostat,Crisaborole,Abiraterone,Pazopanib,Midostaurin,Apixaban,Sulfaphenazole,Ketobemidone,Seratrodast,Cabazitaxel,Vismodegib,Pitavastatin,Regorafenib,Enzalutamide,Ponatinib,Dabrafenib,Levomilnacipran,Perospirone,Riociguat,Vortioxetine,Olodaterol,Lumacaftor,Ombitasvir,Propoxyphene napsylate,Selexipag,Isavuconazole,Apalutamide,Voxilaprevir,Letermovir,Rucaparib,Troleandomycin,Enasidenib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091,DB00175,DB00184,DB00201,DB00205,DB00227,DB00252,DB00255,DB00257,DB00277,DB00281,DB00295,DB00313,DB00316,DB00321,DB00333,DB00338,DB00342,DB00343,DB00347,DB00363,DB00370,DB00381,DB00396,DB00398,DB00402,DB00412,DB00418,DB00421,DB00439,DB00440,DB00446,DB00448,DB00451,DB00455,DB00468,DB00471,DB00481,DB00482,DB00495,DB00501,DB00503,DB00514,DB00530,DB00531,DB00533,DB00544,DB00549,DB00554,DB00564,DB00586,DB00603,DB00604,DB00608,DB00617,DB00622,DB00624,DB00625,DB00641,DB00647,DB00661,DB00665,DB00675,DB00678,DB00679,DB00682,DB00688,DB00701,DB00705,DB00715,DB00741,DB00748,DB00755,DB00758,DB00764,DB00773,DB00783,DB00784,DB00788,DB00796,DB00814,DB00818,DB00829,DB00835,DB00836,DB00850,DB00857,DB00897,DB00907,DB00908,DB00912,DB00916,DB00918,DB00921,DB00938,DB00945,DB00946,DB00951,DB00972,DB00977,DB01007,DB01009,DB01015,DB01023,DB01026,DB01032,DB01037,DB01039,DB01045,DB01050,DB01062,DB01076,DB01079,DB01095,DB01115,DB01118,DB01124,DB01129,DB01132,DB01138,DB01156,DB01174,DB01181,DB01182,DB01183,DB01184,DB01198,DB01201,DB01218,DB01221,DB01229,DB01232,DB01234,DB01241,DB01259,DB01261,DB01320,DB01393,DB01394,DB01435,DB01583,DB01601,DB01685,DB03796,DB04868,DB05015,DB05219,DB05812,DB06589,DB06595,DB06605,DB06729,DB06738,DB06739,DB06772,DB08828,DB08860,DB08896,DB08899,DB08901,DB08912,DB08918,DB08922,DB08931,DB09068,DB09080,DB09280,DB09296,DB09396,DB11362,DB11633,DB11901,DB12026,DB12070,DB12332,DB13179,DB13874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C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Human Serum Albumin,Cyclosporine,Pravastatin,Fluvoxamine,Valsartan,Nicotine,Bortezomib,Phentermine,Fluconazole,Caffeine,Sildenafil,Pyrimethamine,Pantoprazole,Eletriptan,Nelfinavir,Glimepiride,Indinavir,Lovastatin,Nevirapine,Phenytoin,Diethylstilbestrol,Clotrimazole,Sulfisoxazole,Dicoumarol,Theophylline,Lidocaine,Venlafaxine,Bexarotene,Valproic Acid,Acetaminophen,Gefitinib,Amitriptyline,Tolcapone,Hydromorphone,Indomethacin,Methadone,Olanzapine,Omeprazole,Terfenadine,Diltiazem,Trimethadione,Clozapine,Mirtazapine,Treprostinil,Amlodipine,Progesterone,Sorafenib,Eszopiclone,Alprazolam,Rosiglitazone,Secobarbital,Promazine,Cerivastatin,Trimethoprim,Teniposide,Chloramphenicol,Lansoprazole,Loratadine,Quinine,Tenoxicam,Dronabinol,Montelukast,Fluoxetine,Celecoxib,Zidovudine,Cimetidine,Haloperidol,Ritonavir,Dextromethorphan,Cisplatin,Cyclophosphamide,Rofecoxib,Nortriptyline,Fluorouracil,Zafirlukast,Piroxicam,Bosentan,Carbamazepine,Cinnarizine,Sulfamethizole,Valdecoxib,Diclofenac,Medroxyprogesterone acetate,Cisapride,Paramethadione,Imatinib,Nicardipine,Testosterone,Efavirenz,Simvastatin,Dextropropoxyphene,Estrone,Verapamil,Nilutamide,Epinephrine,Chlorpropamide,Aprepitant,Tamoxifen,Losartan,Thioridazine,Warfarin,Amprenavir,Methazolamide,Delavirdine,Flurbiprofen,Paroxetine,Trimipramine,Nateglinide,Zileuton,Modafinil,Carbinoxamine,Etodolac,Tranylcypromine,Tretinoin,Dolasetron,Clopidogrel,Methimazole,Estradiol,Mefenamic acid,Naproxen,Candesartan cilexetil,Phenylbutazone,Meloxicam,Propofol,Disulfiram,Diazepam,Brompheniramine,Donepezil,Perphenazine,Terbinafine,Dorzolamide,Suprofen,Eprosartan,Sulfapyridine,Triazolam,Ethanol,Ondansetron,Cocaine,Quinidine,Metronidazole,Buprenorphine,Salicylic acid,Zalcitabine,Acetylsalicylic acid,Phenprocoumon,Isoniazid,Desloratadine,Alosetron,Azelastine,Formoterol,Dopamine,Oxaprozin,Tioconazole,Ketoprofen,Sulfamethoxazole,Glyburide,Guanfacine,Felodipine,Ketoconazole,Methoxyflurane,Probenecid,Tolterodine,Selegiline,Fenofibrate,Thalidomide,Rifampicin,Ibuprofen,Melatonin,Glipizide,Promethazine,Atazanavir,Diphenhydramine,Atorvastatin,Tegaserod,Fluvastatin,Leflunomide,Rosuvastatin,Sertraline,Miconazole,Nifedipine,Atovaquone,Amiodarone,Gliclazide,Tolbutamide,Bicalutamide,Rabeprazole,Pioglitazone,Carvedilol,Sulfinpyrazone,Doxepin,Diclofenamide,Thiamylal,Bupropion,Halothane,Phenobarbital,Cyclizine,Idarubicin,Ifosfamide,Propafenone,Dexfenfluramine,Flecainide,Zopiclone,Rifapentine,Anastrozole,Ketamine,Paclitaxel,Saquinavir,Dexamethasone,Epoprostenol,Gemfibrozil,Arformoterol,Lumiracoxib,Fosphenytoin,Mestranol,Ginkgo biloba,Colchicine,Acenocoumarol,Antipyrine,Lopinavir,Etoricoxib,Topiroxostat,Doconexent,Estrone sulfate,Flunarizine,Nilotinib,Ximelagatran,Clevidipine,Ospemifene,Belinostat,Crisaborole,Histamine,Brivaracetam,Abiraterone,Tapentadol,Prasugrel,Sitaxentan,Dapagliflozin,Armodafinil,Etravirine,Agomelatine,Midostaurin,Apixaban,Lornoxicam,Sulfaphenazole,Aceclofenac,Ketobemidone,Seratrodast,Parecoxib,Ticagrelor,Vismodegib,Pitavastatin,Cabozantinib,Regorafenib,Enzalutamide,Cannabidiol,Ceritinib,Vortioxetine,Olodaterol,Zucapsaicin,Dosulepin,Lobeglitazone,Manidipine,Lumacaftor,Propoxyphene napsylate,Lesinurad,Lifitegrast,Rupatadine,Isavuconazole,Apalutamide,Delafloxacin,Diacerein,Letermovir,Rucaparib,Troleandomycin,Enasidenib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062,DB00091,DB00175,DB00176,DB00177,DB00184,DB00188,DB00191,DB00196,DB00201,DB00203,DB00205,DB00213,DB00216,DB00220,DB00222,DB00224,DB00227,DB00238,DB00252,DB00255,DB00257,DB00263,DB00266,DB00277,DB00281,DB00285,DB00307,DB00313,DB00316,DB00317,DB00321,DB00323,DB00327,DB00328,DB00333,DB00334,DB00338,DB00342,DB00343,DB00347,DB00363,DB00370,DB00374,DB00381,DB00396,DB00398,DB00402,DB00404,DB00412,DB00418,DB00420,DB00439,DB00440,DB00444,DB00446,DB00448,DB00455,DB00468,DB00469,DB00470,DB00471,DB00472,DB00482,DB00495,DB00501,DB00502,DB00503,DB00514,DB00515,DB00531,DB00533,DB00540,DB00544,DB00549,DB00554,DB00559,DB00564,DB00568,DB00576,DB00580,DB00586,DB00603,DB00604,DB00617,DB00619,DB00622,DB00624,DB00625,DB00641,DB00647,DB00655,DB00661,DB00665,DB00668,DB00672,DB00673,DB00675,DB00678,DB00679,DB00682,DB00701,DB00703,DB00705,DB00712,DB00715,DB00726,DB00731,DB00744,DB00745,DB00748,DB00749,DB00752,DB00755,DB00757,DB00758,DB00763,DB00783,DB00784,DB00788,DB00796,DB00812,DB00814,DB00818,DB00822,DB00829,DB00835,DB00843,DB00850,DB00857,DB00869,DB00870,DB00876,DB00891,DB00897,DB00898,DB00904,DB00907,DB00908,DB00916,DB00921,DB00936,DB00943,DB00945,DB00946,DB00951,DB00967,DB00969,DB00972,DB00983,DB00988,DB00991,DB01007,DB01009,DB01015,DB01016,DB01018,DB01023,DB01026,DB01028,DB01032,DB01036,DB01037,DB01039,DB01041,DB01045,DB01050,DB01065,DB01067,DB01069,DB01072,DB01075,DB01076,DB01079,DB01095,DB01097,DB01098,DB01104,DB01110,DB01115,DB01117,DB01118,DB01120,DB01124,DB01128,DB01129,DB01132,DB01136,DB01138,DB01142,DB01144,DB01154,DB01156,DB01159,DB01174,DB01176,DB01177,DB01181,DB01182,DB01191,DB01195,DB01198,DB01201,DB01217,DB01221,DB01229,DB01232,DB01234,DB01240,DB01241,DB01274,DB01283,DB01320,DB01357,DB01381,DB01394,DB01418,DB01435,DB01601,DB01628,DB01685,DB03756,DB04574,DB04841,DB04868,DB04898,DB04920,DB04938,DB05015,DB05219,DB05381,DB05541,DB05812,DB06204,DB06209,DB06268,DB06292,DB06413,DB06414,DB06594,DB06595,DB06605,DB06725,DB06729,DB06736,DB06738,DB06739,DB08439,DB08816,DB08828,DB08860,DB08875,DB08896,DB08899,DB09061,DB09063,DB09068,DB09080,DB09120,DB09167,DB09198,DB09238,DB09280,DB09396,DB11560,DB11611,DB11614,DB11633,DB11901,DB11943,DB11994,DB12070,DB12332,DB13179,DB13874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D6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Peginterferon alfa-2b,Cyclosporine,Pravastatin,Fluvoxamine,Amphetamine,Nicotine,Cevimeline,Bortezomib,Phentermine,Tramadol,Betaxolol,Caffeine,Sildenafil,Pyrimethamine,Trospium,Midodrine,Citalopram,Eletriptan,Nelfinavir,Indinavir,Lovastatin,Reboxetine,Nevirapine,Ranolazine,Benzatropine,Ziprasidone,Clotrimazole,Metoprolol,Ropinirole,Amsacrine,Theophylline,Lidocaine,Clemastine,Venlafaxine,Atomoxetine,Morphine,Ropivacaine,Bupivacaine,Acetaminophen,Gefitinib,Codeine,Amitriptyline,Hydromorphone,Ipratropium bromide,Methadone,Olanzapine,Omeprazole,Terfenadine,Diltiazem,Protriptyline,Clobazam,Chlorzoxazone,Mefloquine,Vinorelbine,Clozapine,Mirtazapine,Timolol,Palonosetron,Mexiletine,Amlodipine,Progesterone,Sorafenib,Remoxipride,Rosiglitazone,Promazine,Methylphenidate,Triprolidine,Prochlorperazine,Cerivastatin,Lansoprazole,Pethidine,Loratadine,Imipramine,Quinine,Fluoxetine,Chlordiazepoxide,Duloxetine,Chlorpromazine,Celecoxib,Buspirone,Darifenacin,Oxycodone,Cimetidine,Haloperidol,Ritonavir,Dextromethorphan,Carteolol,Erlotinib,Cyclophosphamide,Nortriptyline,Amoxapine,Zafirlukast,Hydroxyzine,Cephalexin,Cinnarizine,Vinblastine,Propranolol,Fenfluramine,Clonidine,Lisuride,Doxazosin,Piperazine,Labetalol,Cisapride,Chloroquine,Bisoprolol,Imatinib,Nicardipine,Fluphenazine,Efavirenz,Niacin,Dexmedetomidine,Astemizole,Simvastatin,Dextropropoxyphene,Trazodone,Verapamil,Galantamine,Tamoxifen,Thioridazine,Nicergoline,Amprenavir,Methazolamide,Delavirdine,Tamsulosin,Paroxetine,Trimipramine,Nateglinide,Risperidone,Carbinoxamine,Epinastine,Tranylcypromine,Dolasetron,Methimazole,Tripelennamine,Minaprine,Biperiden,Propofol,Disulfiram,Mifepristone,Brompheniramine,Loperamide,Donepezil,Perphenazine,Pseudoephedrine,Terbinafine,Ranitidine,Alprenolol,Granisetron,Ondansetron,Cocaine,Quinidine,Phenformin,Almotriptan,Buprenorphine,Cyclobenzaprine,Tipranavir,Mesoridazine,Maprotiline,Zalcitabine,Fexofenadine,Isoniazid,Hydrocodone,Pindolol,Desloratadine,Azelastine,Formoterol,Dopamine,Rivastigmine,Doxorubicin,Hydroxyurea,Tioconazole,Cinacalcet,Felodipine,Ketoconazole,Methoxyflurane,Procainamide,Tolterodine,Selegiline,Oxybutynin,Promethazine,Mequitazine,Perhexiline,Diphenhydramine,Atorvastatin,Tegaserod,Primaquine,Fluvastatin,Pimozide,Sertraline,Methyprylon,Miconazole,Chlorphenamine,Nifedipine,Amiodarone,Bicalutamide,Rabeprazole,Pioglitazone,Carvedilol,Doxepin,Nefazodone,Desipramine,Bupropion,Halothane,Itraconazole,Escitalopram,Idarubicin,Propafenone,Domperidone,Pergolide,Dexfenfluramine,Oxymorphone,Acebutolol,Flecainide,Captopril,Rifapentine,Lomustine,Halofantrine,Quetiapine,Encainide,Saquinavir,Metoclopramide,Dexamethasone,Levodopa,Aripiprazole,Clomipramine,Bepridil,Paliperidone,Arformoterol,Yohimbine,Methotrimeprazine,Tiotropium,Ciclesonide,Ajmaline,Aprindine,Antipyrine,Ethylmorphine,Dextroamphetamine,Methamphetamine,Oxprenolol,Lopinavir,Hydroxychloroquine,Pipotiazine,Thiothixene,Zuclopenthixol,Etoricoxib,Nicotinamide,Acetylcholine,Cyproterone acetate,Debrisoquin,Flunarizine,Tetrabenazine,Dronedarone,Nebivolol,Nilotinib,Lorcaserin,Clevidipine,Ospemifene,Iloperidone,Rotigotine,Histamine,Abiraterone,Cariprazine,Sertindole,Mianserin,Alogliptin,Tapentadol,Asenapine,Vernakalant,Temsirolimus,Dapagliflozin,Oxymetholone,Pazopanib,Midostaurin,Panobinostat,Vilazodone,Mepyramine,Dexmethylphenidate,Fesoterodine,Sulfaphenazole,Methylnaltrexone,Phenylbutyric acid,Ticagrelor,Vemurafenib,Mirabegron,Enzalutamide,Ponatinib,Levomilnacipran,Perospirone,Eliglustat,Naloxegol,Ibrutinib,Cannabidiol,Vortioxetine,Umeclidinium,Zucapsaicin,Brexpiprazole,Dosulepin,Lorpiprazole,Melperone,Manidipine,Propoxyphene napsylate,Dexchlorpheniramine maleate,Opium,Rupatadine,Isavuconazole,Pitolisant,Valbenazine,Diacerein,Letermovir,Rucaparib,Levosalbutamol,Enasidenib</text:p>
          </table:table-cell>
          <table:table-cell office:value-type="string" calcext:value-type="string">
            <text:p>DB00022,DB00091,DB00175,DB00176,DB00182,DB00184,DB00185,DB00188,DB00191,DB00193,DB00195,DB00201,DB00203,DB00205,DB00209,DB00211,DB00215,DB00216,DB00220,DB00224,DB00227,DB00234,DB00238,DB00243,DB00245,DB00246,DB00257,DB00264,DB00268,DB00276,DB00277,DB00281,DB00283,DB00285,DB00289,DB00295,DB00296,DB00297,DB00316,DB00317,DB00318,DB00321,DB00327,DB00332,DB00333,DB00334,DB00338,DB00342,DB00343,DB00344,DB00349,DB00356,DB00358,DB00361,DB00363,DB00370,DB00373,DB00377,DB00379,DB00381,DB00396,DB00398,DB00409,DB00412,DB00420,DB00422,DB00427,DB00433,DB00439,DB00448,DB00454,DB00455,DB00458,DB00468,DB00472,DB00475,DB00476,DB00477,DB00482,DB00490,DB00496,DB00497,DB00501,DB00502,DB00503,DB00514,DB00521,DB00530,DB00531,DB00540,DB00543,DB00549,DB00557,DB00567,DB00568,DB00570,DB00571,DB00574,DB00575,DB00589,DB00590,DB00592,DB00598,DB00604,DB00608,DB00612,DB00619,DB00622,DB00623,DB00625,DB00627,DB00633,DB00637,DB00641,DB00647,DB00656,DB00661,DB00674,DB00675,DB00679,DB00699,DB00701,DB00703,DB00705,DB00706,DB00715,DB00726,DB00731,DB00734,DB00748,DB00751,DB00752,DB00757,DB00763,DB00792,DB00805,DB00810,DB00818,DB00822,DB00834,DB00835,DB00836,DB00843,DB00850,DB00852,DB00857,DB00863,DB00866,DB00889,DB00904,DB00907,DB00908,DB00914,DB00918,DB00921,DB00924,DB00932,DB00933,DB00934,DB00943,DB00950,DB00951,DB00956,DB00960,DB00967,DB00972,DB00983,DB00988,DB00989,DB00997,DB01005,DB01007,DB01012,DB01023,DB01026,DB01028,DB01035,DB01036,DB01037,DB01062,DB01069,DB01071,DB01074,DB01075,DB01076,DB01079,DB01087,DB01095,DB01100,DB01104,DB01107,DB01110,DB01114,DB01115,DB01118,DB01128,DB01129,DB01132,DB01136,DB01142,DB01149,DB01151,DB01156,DB01159,DB01167,DB01175,DB01177,DB01182,DB01184,DB01186,DB01191,DB01192,DB01193,DB01195,DB01197,DB01201,DB01206,DB01218,DB01224,DB01228,DB01232,DB01233,DB01234,DB01235,DB01238,DB01242,DB01244,DB01267,DB01274,DB01392,DB01403,DB01409,DB01410,DB01426,DB01429,DB01435,DB01466,DB01576,DB01577,DB01580,DB01601,DB01611,DB01621,DB01623,DB01624,DB01628,DB02701,DB03128,DB04839,DB04840,DB04841,DB04844,DB04855,DB04861,DB04868,DB04871,DB04920,DB04938,DB04946,DB05271,DB05381,DB05812,DB06016,DB06144,DB06148,DB06203,DB06204,DB06216,DB06217,DB06287,DB06292,DB06412,DB06589,DB06595,DB06603,DB06684,DB06691,DB06701,DB06702,DB06729,DB06800,DB06819,DB08816,DB08881,DB08893,DB08899,DB08901,DB08918,DB08922,DB09039,DB09049,DB09053,DB09061,DB09068,DB09076,DB09120,DB09128,DB09167,DB09195,DB09224,DB09238,DB09396,DB09555,DB11130,DB11614,DB11633,DB11642,DB11915,DB11994,DB12070,DB12332,DB13139,DB1387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E1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Aldesleukin,Ademetionine,Folic Acid,Fluvoxamine,Nicotine,Caffeine,Sildenafil,Citalopram,Enflurane,Diethylstilbestrol,Clotrimazole,Theophylline,Acetaminophen,Amitriptyline,Trimethadione,Chlorzoxazone,Clozapine,Meprobamate,Mexiletine,Streptozocin,Imipramine,Quinine,Chlorpromazine,Cimetidine,Ritonavir,Dextromethorphan,Nortriptyline,Zafirlukast,Diclofenac,Ethosuximide,Thiopental,Paramethadione,Nicardipine,Fluphenazine,Dexmedetomidine,Clofibrate,Estrone,Tamoxifen,Thioridazine,Midazolam,Flurazepam,Methazolamide,Carbinoxamine,Tranylcypromine,Isoflurane,Methimazole,Etoposide,Propofol,Disulfiram,Diazepam,Brompheniramine,Clomifene,Isosorbide Dinitrate,Ethanol,Ondansetron,Quinidine,Almotriptan,Felbamate,Isoniazid,Alosetron,Azelastine,Tioconazole,Methoxyflurane,Selegiline,Thalidomide,Rifampicin,Clonazepam,Tegaserod,Pilocarpine,Pimozide,Miconazole,Nifedipine,Econazole,Carvedilol,Desipramine,Bupropion,Halothane,Itraconazole,Orphenadrine,Phenobarbital,Dexfenfluramine,Zopiclone,Mitoxantrone,Fomepizole,Aminophylline,Dexamethasone,Sevoflurane,Colchicine,Methotrimeprazine,Theobromine,Antipyrine,Bromazepam,Ursodeoxycholic acid,Nitrazepam,Etoricoxib,Nicotinamide,Bifonazole,Clevidipine,Iloperidone,Rufinamide,Midostaurin,Dalfampridine,Ethanolamine Oleate,Capsaicin,Zucapsaicin,Glycerin,Delafloxacin,Diacerein</text:p>
          </table:table-cell>
          <table:table-cell office:value-type="string" calcext:value-type="string">
            <text:p>DB00041,DB00118,DB00158,DB00176,DB00184,DB00201,DB00203,DB00215,DB00228,DB00255,DB00257,DB00277,DB00316,DB00321,DB00347,DB00356,DB00363,DB00371,DB00379,DB00428,DB00458,DB00468,DB00477,DB00501,DB00503,DB00514,DB00540,DB00549,DB00586,DB00593,DB00599,DB00617,DB00622,DB00623,DB00633,DB00636,DB00655,DB00675,DB00679,DB00683,DB00690,DB00703,DB00748,DB00752,DB00753,DB00763,DB00773,DB00818,DB00822,DB00829,DB00835,DB00882,DB00883,DB00898,DB00904,DB00908,DB00918,DB00949,DB00951,DB00969,DB00972,DB01007,DB01028,DB01037,DB01041,DB01045,DB01068,DB01079,DB01085,DB01100,DB01110,DB01115,DB01127,DB01136,DB01151,DB01156,DB01159,DB01167,DB01173,DB01174,DB01191,DB01198,DB01204,DB01213,DB01223,DB01234,DB01236,DB01394,DB01403,DB01412,DB01435,DB01558,DB01586,DB01595,DB01628,DB02701,DB04794,DB04920,DB04946,DB06201,DB06595,DB06637,DB06689,DB06774,DB09120,DB09462,DB11943,DB1199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J2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Terfenadine,Astemizole,Rivaroxaban,Apixaban,Levomilnacipran,Riociguat</text:p>
          </table:table-cell>
          <table:table-cell office:value-type="string" calcext:value-type="string">
            <text:p>DB00342,DB00637,DB06228,DB06605,DB08918,DB0893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3A4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Aldesleukin,Cyclosporine,Glutathione,Pravastatin,Fluvoxamine,Flunisolide,Nicotine,Cevimeline,Bortezomib,Tramadol,Fluconazole,Erythromycin,Caffeine,Sildenafil,Dofetilide,Azithromycin,Pantoprazole,Citalopram,Eletriptan,Nelfinavir,Indinavir,Lovastatin,Reboxetine,Nevirapine,Oxiconazole,Alclometasone,Ranolazine,Ziprasidone,Cabergoline,Phenytoin,Doxycycline,Diethylstilbestrol,Clotrimazole,Sulfisoxazole,Ropinirole,Isradipine,Theophylline,Argatroban,Disopyramide,Lidocaine,Clemastine,Venlafaxine,Conjugated estrogens,Atomoxetine,Etonogestrel,Morphine,Ropivacaine,Bupivacaine,Flucloxacillin,Bexarotene,Vindesine,Pentobarbital,Valproic Acid,Acetaminophen,Gefitinib,Codeine,Dihydroergotamine,Amitriptyline,Fluorometholone,Hydromorphone,Ipratropium bromide,Methadone,Olanzapine,Pimecrolimus,Omeprazole,Terfenadine,Diltiazem,Alfuzosin,Trimethadione,Clobazam,Methylergometrine,Chlorzoxazone,Aminoglutethimide,Mefloquine,Vinorelbine,Clozapine,Grepafloxacin,Levonorgestrel,Mirtazapine,Palonosetron,Mexiletine,Amlodipine,Digoxin,Nimodipine,Progesterone,Sorafenib,Griseofulvin,Nisoldipine,Eszopiclone,Alprazolam,Promazine,Prochlorperazine,Cerivastatin,Trimethoprim,Betamethasone,Teniposide,Chloramphenicol,Lansoprazole,Levothyroxine,Pethidine,Loratadine,Imipramine,Quinine,Dronabinol,Montelukast,Fluoxetine,Chlordiazepoxide,Chlorpromazine,Raloxifene,Celecoxib,Dicloxacillin,Buspirone,Zidovudine,Darifenacin,Oxycodone,Flutamide,Cimetidine,Haloperidol,Ritonavir,Dextromethorphan,Albendazole,Caspofungin,Erlotinib,Cyclophosphamide,Rofecoxib,Ciprofloxacin,Toremifene,Nortriptyline,Vincristine,Pyridostigmine,Zafirlukast,Bosentan,Carbamazepine,Cephalexin,Vinblastine,Propranolol,Clonidine,Valdecoxib,Enalapril,Diclofenac,Fluticasone propionate,Lisuride,Ethosuximide,Thiopental,Ivermectin,Medroxyprogesterone acetate,Cisapride,Nafcillin,Chloroquine,Bisoprolol,Rifabutin,Paramethadione,Imatinib,Triamcinolone,Nicardipine,Testosterone,Efavirenz,Clorazepate,Prednisone,Clofibrate,Astemizole,Simvastatin,Mebendazole,Dextropropoxyphene,Mitotane,Estrone,Trazodone,Verapamil,Epinephrine,Aprepitant,Galantamine,Tamoxifen,Losartan,Warfarin,Midazolam,Mycophenolate mofetil,Flurazepam,Daunorubicin,Ergotamine,Eplerenone,Amprenavir,Methazolamide,Delavirdine,Tamsulosin,Sufentanil,Norethisterone,Azatadine,Imiquimod,Trimipramine,Nateglinide,Risperidone,Hydrocortisone,Zileuton,Modafinil,Carbinoxamine,Epinastine,Tranylcypromine,Tretinoin,Dolasetron,Clopidogrel,Tetracycline,Irinotecan,Methimazole,Olopatadine,Hydrocortamate,Etoposide,Oxcarbazepine,Roxithromycin,Estradiol,Alfentanil,Indapamide,Phenylbutazone,Fentanyl,Meloxicam,Propofol,Acetazolamide,Tadalafil,Disulfiram,Diazepam,Mifepristone,Brompheniramine,Loperamide,Oxazepam,Donepezil,Clofazimine,Perphenazine,Terbinafine,Prednisolone,Vardenafil,Ranitidine,Tacrolimus,Benzphetamine,Dorzolamide,Conivaptan,Sirolimus,Clomifene,Isosorbide Dinitrate,Granisetron,Triazolam,Ethanol,Ondansetron,Tiagabine,Cocaine,Quinidine,Zonisamide,Repaglinide,Metronidazole,Almotriptan,Buprenorphine,Cyclobenzaprine,Phenoxybenzamine,Tipranavir,Salmeterol,Zalcitabine,Phenprocoumon,Fulvestrant,Felbamate,Isoniazid,Hydrocodone,Norgestimate,Methylprednisolone,Zaleplon,Alosetron,Azelastine,Ezetimibe,Ethinyl Estradiol,Ramelteon,Rivastigmine,Exemestane,Doxorubicin,Salbutamol,Levobupivacaine,Letrozole,Tioconazole,Cinacalcet,Sulfamethoxazole,Glyburide,Guanfacine,Isosorbide Mononitrate,Felodipine,Ketoconazole,Methoxyflurane,Topotecan,Probenecid,Tolterodine,Selegiline,Fenofibrate,Rifampicin,Ergoloid mesylate,Nitrendipine,Norfloxacin,Oxybutynin,Glipizide,Clonazepam,Mequitazine,Atazanavir,Perhexiline,Atorvastatin,Orlistat,Pilocarpine,Primaquine,Fluvastatin,Rosuvastatin,Pimozide,Quinacrine,Sertraline,Sibutramine,Miconazole,Chlorphenamine,Nifedipine,Amiodarone,Dutasteride,Econazole,Bicalutamide,Rabeprazole,Pioglitazone,Carvedilol,Levofloxacin,Sulfinpyrazone,Doxepin,Nefazodone,Desipramine,Bupropion,Halothane,Itraconazole,Arsenic trioxide,Guanethidine,Orphenadrine,Phenobarbital,Escitalopram,Ifosfamide,Propafenone,Naloxone,Domperidone,Pergolide,Clindamycin,Oxymorphone,Brinzolamide,Estramustine,Zopiclone,Bromocriptine,Rifapentine,Mitoxantrone,Lomustine,Clarithromycin,Estazolam,Finasteride,Anastrozole,Halofantrine,Dantrolene,Rifaximin,Ketamine,Budesonide,Aminophylline,Quetiapine,Levomethadyl Acetate,Paclitaxel,Saquinavir,Dexamethasone,Sevoflurane,Aripiprazole,Gemfibrozil,Clomipramine,Alimemazine,Docetaxel,Ergonovine,Dasatinib,Retapamulin,Lapatinib,Sitagliptin,Posaconazole,Darunavir,Paliperidone,Sunitinib,Hydralazine,Rolitetracycline,Fosamprenavir,Fosphenytoin,Josamycin,Cefradine,Tasosartan,Quinupristin,Cortisone acetate,Paramethasone,Yohimbine,Bezafibrate,Colchicine,Drospirenone,Digitoxin,Danazol,Tiotropium,Ciclesonide,Acenocoumarol,Testosterone propionate,Antipyrine,Ethylmorphine,Bromazepam,Clotiazepam,Ketazolam,Prazepam,Everolimus,Solifenacin,Nitrazepam,Lopinavir,Pipotiazine,Etoricoxib,Topiroxostat,Prasterone,Dalfopristin,Nicotinamide,Resveratrol,Estrone sulfate,Bifonazole,Metamizole,Maraviroc,Ixabepilone,Celiprolol,Dronedarone,Nilotinib,Lorcaserin,Flibanserin,Clevidipine,Permethrin,Ospemifene,Iloperidone,Indacaterol,Cobimetinib,Rotigotine,Vandetanib,Histamine,Telaprevir,Brivaracetam,Apremilast,Trastuzumab emtansine,Abiraterone,Cariprazine,Sertindole,Spiramycin,Mianserin,Rimonabant,Romidepsin,Rufinamide,Alogliptin,Silodosin,Prasugrel,Tolvaptan,Asenapine,Rivaroxaban,Avanafil,Udenafil,Sitaxentan,Levocetirizine,Temsirolimus,Dapagliflozin,Saxagliptin,Ambrisentan,Oxymetholone,Armodafinil,Etravirine,Pazopanib,Midostaurin,Panobinostat,Apixaban,Bosutinib,Axitinib,Vilazodone,Desvenlafaxine,Fesoterodine,Methyltestosterone,Ketobemidone,Seratrodast,Cabazitaxel,Capsaicin,Hydroxyprogesterone caproate,Parecoxib,Tofisopam,Lurasidone,Ticagrelor,Ivacaftor,Lomitapide,Vismodegib,Rilpivirine,Crizotinib,Ulipristal,Brentuximab vedotin,Boceprevir,Cabozantinib,Ruxolitinib,Vemurafenib,Linagliptin,Perampanel,Mirabegron,Tofacitinib,Regorafenib,Enzalutamide,Ponatinib,Bedaquiline,Fluticasone furoate,Canagliflozin,Pomalidomide,Dabrafenib,Levomilnacipran,Perospirone,Dolutegravir,Riociguat,Macitentan,Luliconazole,Aliskiren,Eliglustat,Naloxegol,Ibrutinib,Cannabidiol,Ceritinib,Vortioxetine,Palbociclib,Olaparib,Lenvatinib,Vilanterol,Elvitegravir,Zucapsaicin,Dienogest,Brexpiprazole,Sonidegib,Etizolam,Lorpiprazole,Blonanserin,Zotepine,Benidipine,Cilnidipine,Efonidipine,Lacidipine,Manidipine,Imidafenacin,Lumacaftor,Paritaprevir,Synthetic Conjugated Estrogens A,Synthetic Conjugated Estrogens B,Osimertinib,Norgestrel,Propoxyphene napsylate,Dexchlorpheniramine maleate,Opium,Selexipag,Grazoprevir,Venetoclax,Myrrh,Rupatadine,Isavuconazole,Pitolisant,Naldemedine,Tezacaftor,Bictegravir,Baricitinib,Neratinib,Apalutamide,Valbenazine,Delafloxacin,Diacerein,Abemaciclib,Voxilaprevir,Rucaparib,Copanlisib,Macimorelin,Levosalbutamol,Troleandomycin,Enasidenib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041,DB00091,DB00143,DB00175,DB00176,DB00180,DB00184,DB00185,DB00188,DB00193,DB00196,DB00199,DB00201,DB00203,DB00204,DB00207,DB00213,DB00215,DB00216,DB00220,DB00224,DB00227,DB00234,DB00238,DB00239,DB00240,DB00243,DB00246,DB00248,DB00252,DB00254,DB00255,DB00257,DB00263,DB00268,DB00270,DB00277,DB00278,DB00280,DB00281,DB00283,DB00285,DB00286,DB00289,DB00294,DB00295,DB00296,DB00297,DB00301,DB00307,DB00309,DB00312,DB00313,DB00316,DB00317,DB00318,DB00320,DB00321,DB00324,DB00327,DB00332,DB00333,DB00334,DB00337,DB00338,DB00342,DB00343,DB00346,DB00347,DB00349,DB00353,DB00356,DB00357,DB00358,DB00361,DB00363,DB00365,DB00367,DB00370,DB00377,DB00379,DB00381,DB00390,DB00393,DB00396,DB00398,DB00400,DB00401,DB00402,DB00404,DB00420,DB00433,DB00439,DB00440,DB00443,DB00444,DB00446,DB00448,DB00451,DB00454,DB00455,DB00458,DB00468,DB00470,DB00471,DB00472,DB00475,DB00477,DB00481,DB00482,DB00485,DB00490,DB00495,DB00496,DB00497,DB00499,DB00501,DB00502,DB00503,DB00514,DB00518,DB00520,DB00530,DB00531,DB00533,DB00537,DB00539,DB00540,DB00541,DB00545,DB00549,DB00559,DB00564,DB00567,DB00570,DB00571,DB00575,DB00580,DB00584,DB00586,DB00588,DB00589,DB00593,DB00599,DB00602,DB00603,DB00604,DB00607,DB00608,DB00612,DB00615,DB00617,DB00619,DB00620,DB00622,DB00624,DB00625,DB00628,DB00635,DB00636,DB00637,DB00641,DB00643,DB00647,DB00648,DB00655,DB00656,DB00661,DB00668,DB00673,DB00674,DB00675,DB00678,DB00682,DB00683,DB00688,DB00690,DB00694,DB00696,DB00700,DB00701,DB00703,DB00705,DB00706,DB00708,DB00717,DB00719,DB00724,DB00726,DB00731,DB00734,DB00741,DB00744,DB00745,DB00748,DB00751,DB00752,DB00755,DB00757,DB00758,DB00759,DB00762,DB00763,DB00768,DB00769,DB00773,DB00776,DB00778,DB00783,DB00802,DB00808,DB00812,DB00813,DB00814,DB00818,DB00819,DB00820,DB00822,DB00829,DB00834,DB00835,DB00836,DB00842,DB00843,DB00845,DB00850,DB00857,DB00860,DB00862,DB00863,DB00864,DB00865,DB00869,DB00872,DB00877,DB00882,DB00883,DB00889,DB00897,DB00898,DB00904,DB00906,DB00907,DB00908,DB00909,DB00912,DB00916,DB00918,DB00921,DB00924,DB00925,DB00932,DB00938,DB00943,DB00946,DB00947,DB00949,DB00951,DB00956,DB00957,DB00959,DB00962,DB00969,DB00972,DB00973,DB00977,DB00980,DB00989,DB00990,DB00997,DB01001,DB01002,DB01006,DB01007,DB01012,DB01015,DB01016,DB01018,DB01020,DB01023,DB01026,DB01028,DB01030,DB01032,DB01036,DB01037,DB01039,DB01045,DB01049,DB01054,DB01059,DB01062,DB01067,DB01068,DB01071,DB01072,DB01074,DB01076,DB01083,DB01085,DB01087,DB01095,DB01098,DB01100,DB01103,DB01104,DB01105,DB01110,DB01114,DB01115,DB01118,DB01126,DB01127,DB01128,DB01129,DB01132,DB01136,DB01137,DB01138,DB01142,DB01149,DB01151,DB01156,DB01159,DB01167,DB01169,DB01170,DB01173,DB01174,DB01175,DB01181,DB01182,DB01183,DB01184,DB01186,DB01190,DB01192,DB01194,DB01196,DB01198,DB01200,DB01201,DB01204,DB01206,DB01211,DB01215,DB01216,DB01217,DB01218,DB01219,DB01220,DB01221,DB01222,DB01223,DB01224,DB01227,DB01229,DB01232,DB01234,DB01236,DB01238,DB01241,DB01242,DB01246,DB01248,DB01253,DB01254,DB01256,DB01259,DB01261,DB01263,DB01264,DB01267,DB01268,DB01275,DB01301,DB01319,DB01320,DB01321,DB01333,DB01349,DB01369,DB01380,DB01384,DB01392,DB01393,DB01394,DB01395,DB01396,DB01406,DB01409,DB01410,DB01418,DB01420,DB01435,DB01466,DB01558,DB01559,DB01587,DB01588,DB01590,DB01591,DB01595,DB01601,DB01621,DB01628,DB01685,DB01708,DB01764,DB02701,DB02709,DB04574,DB04794,DB04817,DB04835,DB04845,DB04846,DB04855,DB04868,DB04871,DB04908,DB04920,DB04930,DB04938,DB04946,DB05039,DB05239,DB05271,DB05294,DB05381,DB05521,DB05541,DB05676,DB05773,DB05812,DB06016,DB06144,DB06145,DB06148,DB06155,DB06176,DB06201,DB06203,DB06207,DB06209,DB06212,DB06216,DB06228,DB06237,DB06267,DB06268,DB06282,DB06287,DB06292,DB06335,DB06403,DB06412,DB06413,DB06414,DB06589,DB06595,DB06603,DB06605,DB06616,DB06626,DB06684,DB06700,DB06702,DB06710,DB06738,DB06739,DB06772,DB06774,DB06789,DB08439,DB08811,DB08815,DB08816,DB08820,DB08827,DB08828,DB08864,DB08865,DB08867,DB08870,DB08873,DB08875,DB08877,DB08881,DB08882,DB08883,DB08893,DB08895,DB08896,DB08899,DB08901,DB08903,DB08906,DB08907,DB08910,DB08912,DB08918,DB08922,DB08930,DB08931,DB08932,DB08933,DB09026,DB09039,DB09049,DB09053,DB09061,DB09063,DB09068,DB09073,DB09074,DB09078,DB09082,DB09101,DB09120,DB09123,DB09128,DB09143,DB09166,DB09195,DB09223,DB09225,DB09231,DB09232,DB09235,DB09236,DB09238,DB09262,DB09280,DB09297,DB09317,DB09318,DB09330,DB09389,DB09396,DB09555,DB11130,DB11362,DB11575,DB11581,DB11605,DB11614,DB11633,DB11642,DB11691,DB11712,DB11799,DB11817,DB11828,DB11901,DB11915,DB11943,DB11994,DB12001,DB12026,DB12332,DB12483,DB13074,DB13139,DB13179,DB13874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3A43</text:p>
          </table:table-cell>
          <table:table-cell office:value-type="float" office:value="64816" calcext:value-type="float">
            <text:p>64816</text:p>
          </table:table-cell>
          <table:table-cell office:value-type="string" calcext:value-type="string">
            <text:p>Ritonavir,Ethosuximide,Testosterone,Oxazepam,Zalcitabine,Rifampicin,Rifapentine,Dexamethasone,Oxymetholone,Midostaurin,Rucaparib,Copanlisib,Troleandomycin,Testosterone cypionate,Testosterone enanthate,Testosterone undecanoate</text:p>
          </table:table-cell>
          <table:table-cell office:value-type="string" calcext:value-type="string">
            <text:p>DB00503,DB00593,DB00624,DB00842,DB00943,DB01045,DB01201,DB01234,DB06412,DB06595,DB12332,DB12483,DB13179,DB13943,DB13944,DB1394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3A5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Cyclosporine,Pravastatin,Fluvoxamine,Fluconazole,Caffeine,Sildenafil,Reserpine,Nelfinavir,Indinavir,Lovastatin,Nevirapine,Ziprasidone,Phenytoin,Argatroban,Lidocaine,Valproic Acid,Gefitinib,Codeine,Amitriptyline,Methadone,Terfenadine,Diltiazem,Amlodipine,Nimodipine,Beclomethasone dipropionate,Progesterone,Sorafenib,Nisoldipine,Alprazolam,Cerivastatin,Teniposide,Chloramphenicol,Quinine,Fluoxetine,Buspirone,Oxycodone,Flutamide,Cimetidine,Haloperidol,Ritonavir,Dextromethorphan,Erlotinib,Cyclophosphamide,Ciprofloxacin,Nortriptyline,Vincristine,Carbamazepine,Propranolol,Clonidine,Fluticasone propionate,Ethosuximide,Cisapride,Chloroquine,Imatinib,Nicardipine,Testosterone,Astemizole,Simvastatin,Estrone,Trazodone,Verapamil,Aprepitant,Tamoxifen,Losartan,Midazolam,Mycophenolate mofetil,Daunorubicin,Eplerenone,Amprenavir,Delavirdine,Norethisterone,Nateglinide,Risperidone,Hydrocortisone,Modafinil,Tretinoin,Clopidogrel,Irinotecan,Etoposide,Oxcarbazepine,Estradiol,Sulfasalazine,Alfentanil,Fentanyl,Disulfiram,Diazepam,Mifepristone,Oxazepam,Vardenafil,Ranitidine,Tacrolimus,Sirolimus,Granisetron,Triazolam,Ondansetron,Cocaine,Buprenorphine,Salmeterol,Zalcitabine,Zaleplon,Azelastine,Felodipine,Ketoconazole,Thalidomide,Rifampicin,Nitrendipine,Norfloxacin,Oxybutynin,Atorvastatin,Fluvastatin,Rosuvastatin,Pimozide,Quinacrine,Chlorphenamine,Nifedipine,Amiodarone,Dutasteride,Nefazodone,Itraconazole,Phenobarbital,Ifosfamide,Domperidone,Rifapentine,Clarithromycin,Finasteride,Halofantrine,Quetiapine,Levomethadyl Acetate,Paclitaxel,Saquinavir,Dexamethasone,Aripiprazole,Docetaxel,Dasatinib,Lapatinib,Paliperidone,Sunitinib,Iloperidone,Trastuzumab emtansine,Romidepsin,Rivaroxaban,Udenafil,Temsirolimus,Saxagliptin,Ambrisentan,Oxymetholone,Armodafinil,Midostaurin,Apixaban,Axitinib,Cabazitaxel,Hydroxyprogesterone caproate,Ivacaftor,Crizotinib,Boceprevir,Perampanel,Enzalutamide,Ponatinib,Ibrutinib,Cannabidiol,Vortioxetine,Benidipine,Paritaprevir,Isavuconazole,Tezacaftor,Valbenazine,Rucaparib,Copanlisib,Troleandomycin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091,DB00175,DB00176,DB00196,DB00201,DB00203,DB00206,DB00220,DB00224,DB00227,DB00238,DB00246,DB00252,DB00278,DB00281,DB00313,DB00317,DB00318,DB00321,DB00333,DB00342,DB00343,DB00381,DB00393,DB00394,DB00396,DB00398,DB00401,DB00404,DB00439,DB00444,DB00446,DB00468,DB00472,DB00490,DB00497,DB00499,DB00501,DB00502,DB00503,DB00514,DB00530,DB00531,DB00537,DB00540,DB00541,DB00564,DB00571,DB00575,DB00588,DB00593,DB00604,DB00608,DB00619,DB00622,DB00624,DB00637,DB00641,DB00655,DB00656,DB00661,DB00673,DB00675,DB00678,DB00683,DB00688,DB00694,DB00700,DB00701,DB00705,DB00717,DB00731,DB00734,DB00741,DB00745,DB00755,DB00758,DB00762,DB00773,DB00776,DB00783,DB00795,DB00802,DB00813,DB00822,DB00829,DB00834,DB00842,DB00862,DB00863,DB00864,DB00877,DB00889,DB00897,DB00904,DB00907,DB00921,DB00938,DB00943,DB00962,DB00972,DB01023,DB01026,DB01041,DB01045,DB01054,DB01059,DB01062,DB01076,DB01095,DB01098,DB01100,DB01103,DB01114,DB01115,DB01118,DB01126,DB01149,DB01167,DB01174,DB01181,DB01184,DB01201,DB01211,DB01216,DB01218,DB01224,DB01227,DB01229,DB01232,DB01234,DB01238,DB01248,DB01254,DB01259,DB01267,DB01268,DB04946,DB05773,DB06176,DB06228,DB06267,DB06287,DB06335,DB06403,DB06412,DB06413,DB06595,DB06605,DB06626,DB06772,DB06789,DB08820,DB08865,DB08873,DB08883,DB08899,DB08901,DB09053,DB09061,DB09068,DB09231,DB09297,DB11633,DB11712,DB11915,DB12332,DB12483,DB13179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3A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Cyclosporine,Fluvoxamine,Fluconazole,Erythromycin,Caffeine,Sildenafil,Nelfinavir,Indinavir,Lovastatin,Ziprasidone,Phenytoin,Clotrimazole,Lidocaine,Codeine,Methadone,Terfenadine,Diltiazem,Amlodipine,Progesterone,Sorafenib,Nisoldipine,Alprazolam,Cerivastatin,Chloramphenicol,Imipramine,Quinine,Buspirone,Oxycodone,Cimetidine,Haloperidol,Ritonavir,Dextromethorphan,Cyclophosphamide,Ciprofloxacin,Vincristine,Carbamazepine,Propranolol,Fluticasone propionate,Ethosuximide,Cisapride,Imatinib,Testosterone,Astemizole,Simvastatin,Dextropropoxyphene,Trazodone,Verapamil,Aprepitant,Tamoxifen,Midazolam,Eplerenone,Delavirdine,Norethisterone,Nateglinide,Risperidone,Hydrocortisone,Tretinoin,Irinotecan,Estradiol,Alfentanil,Fentanyl,Diazepam,Mifepristone,Oxazepam,Tacrolimus,Sirolimus,Triazolam,Ondansetron,Cocaine,Quinidine,Buprenorphine,Salmeterol,Zalcitabine,Zaleplon,Felodipine,Ketoconazole,Rifampicin,Nitrendipine,Norfloxacin,Atorvastatin,Pimozide,Chlorphenamine,Nifedipine,Amiodarone,Nefazodone,Itraconazole,Phenobarbital,Ifosfamide,Domperidone,Rifapentine,Clarithromycin,Finasteride,Quetiapine,Levomethadyl Acetate,Paclitaxel,Saquinavir,Dexamethasone,Aripiprazole,Docetaxel,Sunitinib,Ethylmorphine,Prasterone,Iloperidone,Temsirolimus,Oxymetholone,Midostaurin,Cannabidiol,Propoxyphene napsylate,Rucaparib,Copanlisib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091,DB00176,DB00196,DB00199,DB00201,DB00203,DB00220,DB00224,DB00227,DB00246,DB00252,DB00257,DB00281,DB00318,DB00333,DB00342,DB00343,DB00381,DB00396,DB00398,DB00401,DB00404,DB00439,DB00446,DB00458,DB00468,DB00490,DB00497,DB00501,DB00502,DB00503,DB00514,DB00531,DB00537,DB00541,DB00564,DB00571,DB00588,DB00593,DB00604,DB00619,DB00624,DB00637,DB00641,DB00647,DB00656,DB00661,DB00673,DB00675,DB00683,DB00700,DB00705,DB00717,DB00731,DB00734,DB00741,DB00755,DB00762,DB00783,DB00802,DB00813,DB00829,DB00834,DB00842,DB00864,DB00877,DB00897,DB00904,DB00907,DB00908,DB00921,DB00938,DB00943,DB00962,DB01023,DB01026,DB01045,DB01054,DB01059,DB01076,DB01100,DB01114,DB01115,DB01118,DB01149,DB01167,DB01174,DB01181,DB01184,DB01201,DB01211,DB01216,DB01224,DB01227,DB01229,DB01232,DB01234,DB01238,DB01248,DB01268,DB01466,DB01708,DB04946,DB06287,DB06412,DB06595,DB09061,DB09396,DB12332,DB12483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4A11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NADH,Lansoprazole,Cisplatin,Clofibrate,Estrone,Tretinoin,Ethanol,Rifampicin,Phenobarbital,Dexamethasone,Pyrantel</text:p>
          </table:table-cell>
          <table:table-cell office:value-type="string" calcext:value-type="string">
            <text:p>DB00157,DB00448,DB00515,DB00636,DB00655,DB00755,DB00898,DB01045,DB01174,DB01234,DB111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4B1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Midazolam,Phenobarbital</text:p>
          </table:table-cell>
          <table:table-cell office:value-type="string" calcext:value-type="string">
            <text:p>DB00683,DB0117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51A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Metronidazole,Tioconazole,Ketoconazole,Rifampicin,Itraconazole</text:p>
          </table:table-cell>
          <table:table-cell office:value-type="string" calcext:value-type="string">
            <text:p>DB00916,DB01007,DB01026,DB01045,DB0116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LTR1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Montelukast,Zafirlukast</text:p>
          </table:table-cell>
          <table:table-cell office:value-type="string" calcext:value-type="string">
            <text:p>DB00471,DB005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C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efoperazone</text:p>
          </table:table-cell>
          <table:table-cell office:value-type="string" calcext:value-type="string">
            <text:p>DB01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C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efoperazone</text:p>
          </table:table-cell>
          <table:table-cell office:value-type="string" calcext:value-type="string">
            <text:p>DB01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LA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Cannabidiol</text:p>
          </table:table-cell>
          <table:table-cell office:value-type="string" calcext:value-type="string">
            <text:p>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D5</text:p>
          </table:table-cell>
          <table:table-cell office:value-type="float" office:value="199699" calcext:value-type="float">
            <text:p>199699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O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H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Disulfiram,Dopamine,Capsaicin</text:p>
          </table:table-cell>
          <table:table-cell office:value-type="string" calcext:value-type="string">
            <text:p>DB00822,DB00988,DB0677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D</text:p>
          </table:table-cell>
          <table:table-cell office:value-type="float" office:value="117159" calcext:value-type="float">
            <text:p>117159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K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Gemcitabine,Lamivudine,Zalcitabine</text:p>
          </table:table-cell>
          <table:table-cell office:value-type="string" calcext:value-type="string">
            <text:p>DB00441,DB00709,DB0094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TD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C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Pyridoxal Phosphate,Flupentixol,Amantadine,Levodopa,Droxidopa</text:p>
          </table:table-cell>
          <table:table-cell office:value-type="string" calcext:value-type="string">
            <text:p>DB00114,DB00875,DB00915,DB01235,DB0626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DR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DB00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R2</text:p>
          </table:table-cell>
          <table:table-cell office:value-type="float" office:value="4921" calcext:value-type="float">
            <text:p>4921</text:p>
          </table:table-cell>
          <table:table-cell office:value-type="string" calcext:value-type="string">
            <text:p>Regorafenib</text:p>
          </table:table-cell>
          <table:table-cell office:value-type="string" calcext:value-type="string">
            <text:p>DB08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HCR7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HFR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NADH,Pyrimethamine,Trimethoprim,Lamotrigine,Methotrexate,Gentamicin</text:p>
          </table:table-cell>
          <table:table-cell office:value-type="string" calcext:value-type="string">
            <text:p>DB00157,DB00205,DB00440,DB00555,DB00563,DB0079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HODH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Leflunomide,Atovaquone</text:p>
          </table:table-cell>
          <table:table-cell office:value-type="string" calcext:value-type="string">
            <text:p>DB01097,DB01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KFZP686P1813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LAT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LD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LG4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Guanidine</text:p>
          </table:table-cell>
          <table:table-cell office:value-type="string" calcext:value-type="string">
            <text:p>DB00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Procainamide</text:p>
          </table:table-cell>
          <table:table-cell office:value-type="string" calcext:value-type="string">
            <text:p>DB010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EP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Cilastatin</text:p>
          </table:table-cell>
          <table:table-cell office:value-type="string" calcext:value-type="string">
            <text:p>DB01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P4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Atorvastatin,Sitagliptin,Alogliptin,Saxagliptin,Linagliptin</text:p>
          </table:table-cell>
          <table:table-cell office:value-type="string" calcext:value-type="string">
            <text:p>DB01076,DB01261,DB06203,DB06335,DB088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YD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Fluorouracil</text:p>
          </table:table-cell>
          <table:table-cell office:value-type="string" calcext:value-type="string">
            <text:p>DB0054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hloramphenicol</text:p>
          </table:table-cell>
          <table:table-cell office:value-type="string" calcext:value-type="string">
            <text:p>DB00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D1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Ziprasidone,Cabergoline,Ropinirole,Olanzapine,Methylergometrine,Clozapine,Mirtazapine,Phenylpropanolamine,Loxapine,Pramipexole,Promazine,Imipramine,Chlorpromazine,Haloperidol,Triflupromazine,Amoxapine,Lamotrigine,Cinnarizine,Lisuride,Fluphenazine,Thioridazine,Ergotamine,Apomorphine,Trimipramine,Risperidone,Propiomazine,Fenoldopam,Minaprine,Perphenazine,Flupentixol,Dopamine,Ergoloid mesylate,Pergolide,Bromocriptine,Quetiapine,Levodopa,Aripiprazole,Chlorprothixene,Paliperidone,Methotrimeprazine,Propericiazine,Acepromazine,Pipotiazine,Thioproperazine,Thiothixene,Zuclopenthixol,Iloperidone,Rotigotine,Mianserin,Asenapine,Zotepine,Pipamperone</text:p>
          </table:table-cell>
          <table:table-cell office:value-type="string" calcext:value-type="string">
            <text:p>DB00246,DB00248,DB00268,DB00334,DB00353,DB00363,DB00370,DB00397,DB00408,DB00413,DB00420,DB00458,DB00477,DB00502,DB00508,DB00543,DB00555,DB00568,DB00589,DB00623,DB00679,DB00696,DB00714,DB00726,DB00734,DB00777,DB00800,DB00805,DB00850,DB00875,DB00988,DB01049,DB01186,DB01200,DB01224,DB01235,DB01238,DB01239,DB01267,DB01403,DB01608,DB01614,DB01621,DB01622,DB01623,DB01624,DB04946,DB05271,DB06148,DB06216,DB09225,DB09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D2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Amphetamine,Ziprasidone,Cabergoline,Ropinirole,Olanzapine,Clozapine,Mirtazapine,Loxapine,Remoxipride,Pramipexole,Promazine,Prochlorperazine,Droperidol,Imipramine,Chlorpromazine,Buspirone,Haloperidol,Triflupromazine,Nortriptyline,Amoxapine,Lamotrigine,Cinnarizine,Lisuride,Fluphenazine,Thioridazine,Ergotamine,Apomorphine,Trimipramine,Risperidone,Propiomazine,Minaprine,Trifluoperazine,Perphenazine,Flupentixol,Amantadine,Mesoridazine,Maprotiline,Dopamine,Memantine,Ergoloid mesylate,Promethazine,Pimozide,Doxepin,Desipramine,Domperidone,Pergolide,Bromocriptine,Ketamine,Quetiapine,Metoclopramide,Levodopa,Aripiprazole,Chlorprothixene,Paliperidone,Yohimbine,Methotrimeprazine,Acepromazine,Molindone,Pipotiazine,Thioproperazine,Thiothixene,Zuclopenthixol,Fluspirilene,Tetrabenazine,Iloperidone,Rotigotine,Pimavanserin,Cariprazine,Sertindole,Mianserin,Asenapine,Amisulpride,Lurasidone,Perospirone,Brexpiprazole,Blonanserin,Melperone,Zotepine,Pipamperone</text:p>
          </table:table-cell>
          <table:table-cell office:value-type="string" calcext:value-type="string">
            <text:p>DB00182,DB00246,DB00248,DB00268,DB00334,DB00363,DB00370,DB00408,DB00409,DB00413,DB00420,DB00433,DB00450,DB00458,DB00477,DB00490,DB00502,DB00508,DB00540,DB00543,DB00555,DB00568,DB00589,DB00623,DB00679,DB00696,DB00714,DB00726,DB00734,DB00777,DB00805,DB00831,DB00850,DB00875,DB00915,DB00933,DB00934,DB00988,DB01043,DB01049,DB01069,DB01100,DB01142,DB01151,DB01184,DB01186,DB01200,DB01221,DB01224,DB01233,DB01235,DB01238,DB01239,DB01267,DB01392,DB01403,DB01614,DB01618,DB01621,DB01622,DB01623,DB01624,DB04842,DB04844,DB04946,DB05271,DB05316,DB06016,DB06144,DB06148,DB06216,DB06288,DB08815,DB08922,DB09128,DB09223,DB09224,DB09225,DB09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D3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Ziprasidone,Cabergoline,Ropinirole,Olanzapine,Clozapine,Mirtazapine,Loxapine,Remoxipride,Pramipexole,Chlorpromazine,Haloperidol,Amoxapine,Lisuride,Apomorphine,Risperidone,Dopamine,Pimozide,Domperidone,Pergolide,Bromocriptine,Quetiapine,Levodopa,Aripiprazole,Chlorprothixene,Paliperidone,Yohimbine,Methotrimeprazine,Iloperidone,Rotigotine,Cariprazine,Mianserin,Asenapine,Amisulpride,Captodiame,Blonanserin,Pipamperone</text:p>
          </table:table-cell>
          <table:table-cell office:value-type="string" calcext:value-type="string">
            <text:p>DB00246,DB00248,DB00268,DB00334,DB00363,DB00370,DB00408,DB00409,DB00413,DB00477,DB00502,DB00543,DB00589,DB00714,DB00734,DB00988,DB01100,DB01184,DB01186,DB01200,DB01224,DB01235,DB01238,DB01239,DB01267,DB01392,DB01403,DB04946,DB05271,DB06016,DB06148,DB06216,DB06288,DB09014,DB09223,DB09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D4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Ziprasidone,Cabergoline,Ropinirole,Olanzapine,Clozapine,Loxapine,Remoxipride,Pramipexole,Promazine,Chlorpromazine,Amoxapine,Lisuride,Apomorphine,Risperidone,Propiomazine,Dopamine,Pergolide,Bromocriptine,Quetiapine,Levodopa,Aripiprazole,Paliperidone,Methotrimeprazine,Flibanserin,Iloperidone,Rotigotine,Asenapine,Perospirone,Pipamperone</text:p>
          </table:table-cell>
          <table:table-cell office:value-type="string" calcext:value-type="string">
            <text:p>DB00246,DB00248,DB00268,DB00334,DB00363,DB00408,DB00409,DB00413,DB00420,DB00477,DB00543,DB00589,DB00714,DB00734,DB00777,DB00988,DB01186,DB01200,DB01224,DB01235,DB01238,DB01267,DB01403,DB04908,DB04946,DB05271,DB06216,DB08922,DB09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D5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Ziprasidone,Cabergoline,Ropinirole,Olanzapine,Loxapine,Pramipexole,Chlorpromazine,Lisuride,Apomorphine,Fenoldopam,Dopamine,Pergolide,Bromocriptine,Quetiapine,Levodopa,Aripiprazole,Methotrimeprazine,Zuclopenthixol,Rotigotine</text:p>
          </table:table-cell>
          <table:table-cell office:value-type="string" calcext:value-type="string">
            <text:p>DB00246,DB00248,DB00268,DB00334,DB00408,DB00413,DB00477,DB00589,DB00714,DB00800,DB00988,DB01186,DB01200,DB01224,DB01235,DB01238,DB01403,DB01624,DB05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SP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X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P</text:p>
          </table:table-cell>
          <table:table-cell office:value-type="float" office:value="10682" calcext:value-type="float">
            <text:p>10682</text:p>
          </table:table-cell>
          <table:table-cell office:value-type="string" calcext:value-type="string">
            <text:p>Tamoxifen</text:p>
          </table:table-cell>
          <table:table-cell office:value-type="string" calcext:value-type="string">
            <text:p>DB00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NRA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Bosentan,Acetylsalicylic acid,Sitaxentan,Ambrisentan,Macitentan</text:p>
          </table:table-cell>
          <table:table-cell office:value-type="string" calcext:value-type="string">
            <text:p>DB00559,DB00945,DB06268,DB06403,DB08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NRB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Bosentan,Sitaxentan,Ambrisentan,Macitentan</text:p>
          </table:table-cell>
          <table:table-cell office:value-type="string" calcext:value-type="string">
            <text:p>DB00559,DB06268,DB06403,DB08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EF1A1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L1</text:p>
          </table:table-cell>
          <table:table-cell office:value-type="float" office:value="79631" calcext:value-type="float">
            <text:p>79631</text:p>
          </table:table-cell>
          <table:table-cell office:value-type="string" calcext:value-type="string">
            <text:p>Deoxycholic Acid</text:p>
          </table:table-cell>
          <table:table-cell office:value-type="string" calcext:value-type="string">
            <text:p>DB0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FR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Trastuzumab,Lidocaine,Gefitinib,Erlotinib,Lapatinib,Vandetanib,Afatinib,Osimertinib,Neratinib</text:p>
          </table:table-cell>
          <table:table-cell office:value-type="string" calcext:value-type="string">
            <text:p>DB00072,DB00281,DB00317,DB00530,DB01259,DB05294,DB08916,DB09330,DB11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HHADH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ofecoxib</text:p>
          </table:table-cell>
          <table:table-cell office:value-type="string" calcext:value-type="string">
            <text:p>DB005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T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O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PP1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Amifostine</text:p>
          </table:table-cell>
          <table:table-cell office:value-type="string" calcext:value-type="string">
            <text:p>DB01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HA2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Dasatinib,Regorafenib</text:p>
          </table:table-cell>
          <table:table-cell office:value-type="string" calcext:value-type="string">
            <text:p>DB01254,DB08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HA5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DB0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HB4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DB0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X</text:p>
          </table:table-cell>
          <table:table-cell office:value-type="float" office:value="8288" calcext:value-type="float">
            <text:p>8288</text:p>
          </table:table-cell>
          <table:table-cell office:value-type="string" calcext:value-type="string">
            <text:p>Melatonin</text:p>
          </table:table-cell>
          <table:table-cell office:value-type="string" calcext:value-type="string">
            <text:p>DB01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BB2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Trastuzumab,Lapatinib,Trastuzumab emtansine,Afatinib</text:p>
          </table:table-cell>
          <table:table-cell office:value-type="string" calcext:value-type="string">
            <text:p>DB00072,DB01259,DB05773,DB08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BB4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Afatinib</text:p>
          </table:table-cell>
          <table:table-cell office:value-type="string" calcext:value-type="string">
            <text:p>DB08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G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uconazole,Oxiconazole,Clotrimazole,Tioconazole,Ketoconazole,Miconazole,Econazole,Itraconazole,Posaconazole,Bifonazole,Luliconazole,Isavuconazole</text:p>
          </table:table-cell>
          <table:table-cell office:value-type="string" calcext:value-type="string">
            <text:p>DB00196,DB00239,DB00257,DB01007,DB01026,DB01110,DB01127,DB01167,DB01263,DB04794,DB08933,DB11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G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xiconazole</text:p>
          </table:table-cell>
          <table:table-cell office:value-type="string" calcext:value-type="string">
            <text:p>DB00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VK-32</text:p>
          </table:table-cell>
          <table:table-cell office:value-type="float" office:value="110006328" calcext:value-type="float">
            <text:p>110006328</text:p>
          </table:table-cell>
          <table:table-cell office:value-type="string" calcext:value-type="string">
            <text:p>Citric Acid,Etravirine</text:p>
          </table:table-cell>
          <table:table-cell office:value-type="string" calcext:value-type="string">
            <text:p>DB04272,DB06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1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Diethylstilbestrol,Conjugated estrogens,Etonogestrel,Desogestrel,Levonorgestrel,Progesterone,Raloxifene,Toremifene,Medroxyprogesterone acetate,Testosterone,Mitotane,Estrone,Tamoxifen,Estradiol,Ethynodiol diacetate,Clomifene,Dienestrol,Fulvestrant,Norgestimate,Ethinyl Estradiol,Melatonin,Trilostane,Naloxone,Fluoxymesterone,Estramustine,Mestranol,Danazol,Oxybenzone,Zinc,Prasterone,Resveratrol,Estriol,Estrone sulfate,Quinestrol,Phenolphthalein,Permethrin,Ospemifene,Lasofoxifene,Bazedoxifene,Methyltestosterone,Tibolone,Eugenol,Synthetic Conjugated Estrogens A,Synthetic Conjugated Estrogens B,Polyestradiol phosphate,Homosalate,Phenyl salicylate,Enzacamene,Gestrinone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255,DB00286,DB00294,DB00304,DB00367,DB00396,DB00481,DB00539,DB00603,DB00624,DB00648,DB00655,DB00675,DB00783,DB00823,DB00882,DB00890,DB00947,DB00957,DB00977,DB01065,DB01108,DB01183,DB01185,DB01196,DB01357,DB01406,DB01428,DB01593,DB01708,DB02709,DB04573,DB04574,DB04575,DB04824,DB04930,DB04938,DB06202,DB06401,DB06710,DB09070,DB09086,DB09317,DB09318,DB09369,DB11064,DB11071,DB11219,DB11619,DB13943,DB13944,DB13946,DB13952,DB13953,DB13954,DB13955,DB13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Diethylstilbestrol,Raloxifene,Estrone,Tamoxifen,Estradiol,Trilostane,Estramustine,Oxybenzone,Prasterone,Estriol,Estrone sulfate,Lasofoxifene,Bazedoxifene,Eugenol,Enzacamene,Estradiol acetate,Estradiol benzoate,Estradiol cypionate,Estradiol dienanthate,Estradiol valerate</text:p>
          </table:table-cell>
          <table:table-cell office:value-type="string" calcext:value-type="string">
            <text:p>DB00255,DB00481,DB00655,DB00675,DB00783,DB01108,DB01196,DB01428,DB01708,DB04573,DB04574,DB06202,DB06401,DB09086,DB11219,DB13952,DB13953,DB13954,DB13955,DB13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RA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Diethylstilbestrol</text:p>
          </table:table-cell>
          <table:table-cell office:value-type="string" calcext:value-type="string">
            <text:p>DB00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RB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Diethylstilbestrol</text:p>
          </table:table-cell>
          <table:table-cell office:value-type="string" calcext:value-type="string">
            <text:p>DB00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RG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Diethylstilbestrol,Tamoxifen,Estradiol,Cholic Acid,Estradiol acetate,Estradiol benzoate,Estradiol cypionate,Estradiol dienanthate,Estradiol valerate</text:p>
          </table:table-cell>
          <table:table-cell office:value-type="string" calcext:value-type="string">
            <text:p>DB00255,DB00675,DB00783,DB02659,DB13952,DB13953,DB13954,DB13955,DB13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Rivaroxaban,Apixaban,Edoxaban,Betrixaban</text:p>
          </table:table-cell>
          <table:table-cell office:value-type="string" calcext:value-type="string">
            <text:p>DB06228,DB06605,DB09075,DB12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Human C1-esterase inhibitor,Conestat alfa</text:p>
          </table:table-cell>
          <table:table-cell office:value-type="string" calcext:value-type="string">
            <text:p>DB06404,DB09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Zinc,Human C1-esterase inhibitor,Ethanolamine Oleate,Conestat alfa</text:p>
          </table:table-cell>
          <table:table-cell office:value-type="string" calcext:value-type="string">
            <text:p>DB01593,DB06404,DB06689,DB09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3B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Argatroban,Zinc,Ximelagatran,Human C1-esterase inhibitor,Dabigatran etexilate,Conestat alfa,Betrixaban</text:p>
          </table:table-cell>
          <table:table-cell office:value-type="string" calcext:value-type="string">
            <text:p>DB00278,DB01593,DB04898,DB06404,DB06695,DB09228,DB1236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AH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Acetaminophen,Thiopental,Propofol,Cannabidiol</text:p>
          </table:table-cell>
          <table:table-cell office:value-type="string" calcext:value-type="string">
            <text:p>DB00316,DB00599,DB00818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B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aprylic acid</text:p>
          </table:table-cell>
          <table:table-cell office:value-type="string" calcext:value-type="string">
            <text:p>DB045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BP1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Cholic Acid,Oleic Acid</text:p>
          </table:table-cell>
          <table:table-cell office:value-type="string" calcext:value-type="string">
            <text:p>DB02659,DB0422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BP2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Estradiol,Ibuprofen,Sulfinpyrazone,Palmitic Acid,Dexibuprofen,Estradiol acetate,Estradiol benzoate,Estradiol cypionate,Estradiol dienanthate,Estradiol valerate</text:p>
          </table:table-cell>
          <table:table-cell office:value-type="string" calcext:value-type="string">
            <text:p>DB00783,DB01050,DB01138,DB03796,DB09213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BP3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Palmitic Acid,Oleic Acid</text:p>
          </table:table-cell>
          <table:table-cell office:value-type="string" calcext:value-type="string">
            <text:p>DB03796,DB0422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BP4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Palmitic Acid,Oleic Acid</text:p>
          </table:table-cell>
          <table:table-cell office:value-type="string" calcext:value-type="string">
            <text:p>DB03796,DB0422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BP5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Palmitic Acid</text:p>
          </table:table-cell>
          <table:table-cell office:value-type="string" calcext:value-type="string">
            <text:p>DB0379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BP6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BP7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Dihomo-gamma-linolenic acid,Icosapent,Doconexent,Oleic Acid</text:p>
          </table:table-cell>
          <table:table-cell office:value-type="string" calcext:value-type="string">
            <text:p>DB00154,DB00159,DB03756,DB0422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DS1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Icosapent</text:p>
          </table:table-cell>
          <table:table-cell office:value-type="string" calcext:value-type="string">
            <text:p>DB00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M174A</text:p>
          </table:table-cell>
          <table:table-cell office:value-type="float" office:value="345757" calcext:value-type="float">
            <text:p>345757</text:p>
          </table:table-cell>
          <table:table-cell office:value-type="string" calcext:value-type="string">
            <text:p>Ledipasvir,Ombitasvir</text:p>
          </table:table-cell>
          <table:table-cell office:value-type="string" calcext:value-type="string">
            <text:p>DB09027,DB092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N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Orlistat</text:p>
          </table:table-cell>
          <table:table-cell office:value-type="string" calcext:value-type="string">
            <text:p>DB01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XC</text:p>
          </table:table-cell>
          <table:table-cell office:value-type="float" office:value="84553" calcext:value-type="float">
            <text:p>84553</text:p>
          </table:table-cell>
          <table:table-cell office:value-type="string" calcext:value-type="string">
            <text:p>Chloroquine</text:p>
          </table:table-cell>
          <table:table-cell office:value-type="string" calcext:value-type="string">
            <text:p>DB00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BP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GR1A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Etanercept,Trastuzumab</text:p>
          </table:table-cell>
          <table:table-cell office:value-type="string" calcext:value-type="string">
            <text:p>DB00005,DB00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GR2A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Etanercept,Trastuzumab</text:p>
          </table:table-cell>
          <table:table-cell office:value-type="string" calcext:value-type="string">
            <text:p>DB00005,DB00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GR2B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Etanercept,Trastuzumab</text:p>
          </table:table-cell>
          <table:table-cell office:value-type="string" calcext:value-type="string">
            <text:p>DB00005,DB00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GR2C</text:p>
          </table:table-cell>
          <table:table-cell office:value-type="float" office:value="9103" calcext:value-type="float">
            <text:p>9103</text:p>
          </table:table-cell>
          <table:table-cell office:value-type="string" calcext:value-type="string">
            <text:p>Etanercept,Trastuzumab</text:p>
          </table:table-cell>
          <table:table-cell office:value-type="string" calcext:value-type="string">
            <text:p>DB00005,DB00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GR3A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Etanercept,Trastuzumab</text:p>
          </table:table-cell>
          <table:table-cell office:value-type="string" calcext:value-type="string">
            <text:p>DB00005,DB00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GR3B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Etanercept,Trastuzumab</text:p>
          </table:table-cell>
          <table:table-cell office:value-type="string" calcext:value-type="string">
            <text:p>DB00005,DB00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N3</text:p>
          </table:table-cell>
          <table:table-cell office:value-type="float" office:value="8547" calcext:value-type="float">
            <text:p>8547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PS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Zoledronic acid,Risedronate</text:p>
          </table:table-cell>
          <table:table-cell office:value-type="string" calcext:value-type="string">
            <text:p>DB00399,DB00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X1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Mitotane</text:p>
          </table:table-cell>
          <table:table-cell office:value-type="string" calcext:value-type="string">
            <text:p>DB00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CH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FAR1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Icosapent</text:p>
          </table:table-cell>
          <table:table-cell office:value-type="string" calcext:value-type="string">
            <text:p>DB00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GA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GF1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DB06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GF2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Sirolimus</text:p>
          </table:table-cell>
          <table:table-cell office:value-type="string" calcext:value-type="string">
            <text:p>DB00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GFR1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Sorafenib,Regorafenib,Ponatinib,Lenvatinib,Nintedanib</text:p>
          </table:table-cell>
          <table:table-cell office:value-type="string" calcext:value-type="string">
            <text:p>DB00398,DB08896,DB08901,DB09078,DB09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GFR2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Thalidomide,Regorafenib,Ponatinib,Lenvatinib,Nintedanib,Glycerin</text:p>
          </table:table-cell>
          <table:table-cell office:value-type="string" calcext:value-type="string">
            <text:p>DB01041,DB08896,DB08901,DB09078,DB09079,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GFR3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Pazopanib,Ponatinib,Lenvatinib,Nintedanib</text:p>
          </table:table-cell>
          <table:table-cell office:value-type="string" calcext:value-type="string">
            <text:p>DB06589,DB08901,DB09078,DB09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GFR4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Ponatinib,Lenvatinib</text:p>
          </table:table-cell>
          <table:table-cell office:value-type="string" calcext:value-type="string">
            <text:p>DB08901,DB09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GR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DB0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Pimecrolimus,Tacrolimus,Sirolimus</text:p>
          </table:table-cell>
          <table:table-cell office:value-type="string" calcext:value-type="string">
            <text:p>DB00337,DB00864,DB00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KS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aspofungin</text:p>
          </table:table-cell>
          <table:table-cell office:value-type="string" calcext:value-type="string">
            <text:p>DB005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T1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Sorafenib,Sunitinib,Pazopanib,Axitinib,Regorafenib,Lenvatinib,Nintedanib</text:p>
          </table:table-cell>
          <table:table-cell office:value-type="string" calcext:value-type="string">
            <text:p>DB00398,DB01268,DB06589,DB06626,DB08896,DB09078,DB09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T3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Sorafenib,Sunitinib,Midostaurin,Ponatinib,Nintedanib</text:p>
          </table:table-cell>
          <table:table-cell office:value-type="string" calcext:value-type="string">
            <text:p>DB00398,DB01268,DB06595,DB08901,DB09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T4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Sorafenib,Sunitinib,Pazopanib,Axitinib,Regorafenib,Lenvatinib,Nintedanib</text:p>
          </table:table-cell>
          <table:table-cell office:value-type="string" calcext:value-type="string">
            <text:p>DB00398,DB01268,DB06589,DB06626,DB08896,DB09078,DB09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MO1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Cevimeline,Cimetidine,Tamoxifen,Lorcaserin,Vandetanib</text:p>
          </table:table-cell>
          <table:table-cell office:value-type="string" calcext:value-type="string">
            <text:p>DB00185,DB00501,DB00675,DB04871,DB0529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MO3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Olanzapine,Clozapine,Cimetidine,Tamoxifen,Almotriptan,Dasatinib,Vandetanib,Neratinib</text:p>
          </table:table-cell>
          <table:table-cell office:value-type="string" calcext:value-type="string">
            <text:p>DB00334,DB00363,DB00501,DB00675,DB00918,DB01254,DB05294,DB1182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N1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DB00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ulfamethoxazole</text:p>
          </table:table-cell>
          <table:table-cell office:value-type="string" calcext:value-type="string">
            <text:p>DB01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K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minosalicylic Acid</text:p>
          </table:table-cell>
          <table:table-cell office:value-type="string" calcext:value-type="string">
            <text:p>DB00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ulfisoxazole,Sulfamethizole,Sulfamethoxazole,Sulfaphenazole</text:p>
          </table:table-cell>
          <table:table-cell office:value-type="string" calcext:value-type="string">
            <text:p>DB00263,DB00576,DB01015,DB067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R1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Folic Acid,Methotrexate</text:p>
          </table:table-cell>
          <table:table-cell office:value-type="string" calcext:value-type="string">
            <text:p>DB00158,DB0056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LR2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Folic Acid</text:p>
          </table:table-cell>
          <table:table-cell office:value-type="string" calcext:value-type="string">
            <text:p>DB00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R3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Folic Acid</text:p>
          </table:table-cell>
          <table:table-cell office:value-type="string" calcext:value-type="string">
            <text:p>DB00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PGS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Methotrexate</text:p>
          </table:table-cell>
          <table:table-cell office:value-type="string" calcext:value-type="string">
            <text:p>DB0056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K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Dasatinib,Regorafenib</text:p>
          </table:table-cell>
          <table:table-cell office:value-type="string" calcext:value-type="string">
            <text:p>DB01254,DB08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TCD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TS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eftazidime,Cefazolin,Cefoperazone</text:p>
          </table:table-cell>
          <table:table-cell office:value-type="string" calcext:value-type="string">
            <text:p>DB00438,DB01327,DB01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TSY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TS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M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XN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Thiabendazole</text:p>
          </table:table-cell>
          <table:table-cell office:value-type="string" calcext:value-type="string">
            <text:p>DB007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XYD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yclothiazide</text:p>
          </table:table-cell>
          <table:table-cell office:value-type="string" calcext:value-type="string">
            <text:p>DB006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YN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DB0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BR1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Baclofen,Gabapentin</text:p>
          </table:table-cell>
          <table:table-cell office:value-type="string" calcext:value-type="string">
            <text:p>DB00181,DB00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BR2</text:p>
          </table:table-cell>
          <table:table-cell office:value-type="float" office:value="9568" calcext:value-type="float">
            <text:p>9568</text:p>
          </table:table-cell>
          <table:table-cell office:value-type="string" calcext:value-type="string">
            <text:p>Baclofen,Gabapentin</text:p>
          </table:table-cell>
          <table:table-cell office:value-type="string" calcext:value-type="string">
            <text:p>DB00181,DB00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A1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Enflurane,Pentobarbital,Olanzapine,Clobazam,Meprobamate,Eszopiclone,Alprazolam,Secobarbital,Chlordiazepoxide,Amoxapine,Lamotrigine,Thiopental,Clorazepate,Midazolam,Flurazepam,Isoflurane,Propofol,Diazepam,Oxazepam,Triazolam,Ethanol,Zaleplon,Methoxyflurane,Ergoloid mesylate,Clonazepam,Methyprylon,Thiamylal,Halothane,Phenobarbital,Desflurane,Zopiclone,Estazolam,Sevoflurane,Ginkgo biloba,Bromazepam,Clotiazepam,Ketazolam,Prazepam,Nitrazepam,Prasterone,Etizolam,Apalutamide</text:p>
          </table:table-cell>
          <table:table-cell office:value-type="string" calcext:value-type="string">
            <text:p>DB00228,DB00312,DB00334,DB00349,DB00371,DB00402,DB00404,DB00418,DB00475,DB00543,DB00555,DB00599,DB00628,DB00683,DB00690,DB00753,DB00818,DB00829,DB00842,DB00897,DB00898,DB00962,DB01028,DB01049,DB01068,DB01107,DB01154,DB01159,DB01174,DB01189,DB01198,DB01215,DB01236,DB01381,DB01558,DB01559,DB01587,DB01588,DB01595,DB01708,DB09166,DB1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A2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Pentobarbital,Meprobamate,Eszopiclone,Secobarbital,Thiopental,Midazolam,Flurazepam,Diazepam,Oxazepam,Triazolam,Ethanol,Zopiclone,Estazolam,Bromazepam,Clotiazepam,Prazepam,Nitrazepam,Etizolam</text:p>
          </table:table-cell>
          <table:table-cell office:value-type="string" calcext:value-type="string">
            <text:p>DB00312,DB00371,DB00402,DB00418,DB00599,DB00683,DB00690,DB00829,DB00842,DB00897,DB00898,DB01198,DB01215,DB01558,DB01559,DB01588,DB01595,DB09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A3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Pentobarbital,Meprobamate,Eszopiclone,Secobarbital,Thiopental,Midazolam,Flurazepam,Diazepam,Oxazepam,Triazolam,Ethanol,Zopiclone,Estazolam,Bromazepam,Clotiazepam,Prazepam,Nitrazepam,Etizolam</text:p>
          </table:table-cell>
          <table:table-cell office:value-type="string" calcext:value-type="string">
            <text:p>DB00312,DB00371,DB00402,DB00418,DB00599,DB00683,DB00690,DB00829,DB00842,DB00897,DB00898,DB01198,DB01215,DB01558,DB01559,DB01588,DB01595,DB09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A4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Pentobarbital,Meprobamate,Secobarbital,Thiopental,Midazolam,Flurazepam,Oxazepam,Triazolam,Ethanol,Bromazepam,Nitrazepam</text:p>
          </table:table-cell>
          <table:table-cell office:value-type="string" calcext:value-type="string">
            <text:p>DB00312,DB00371,DB00418,DB00599,DB00683,DB00690,DB00842,DB00897,DB00898,DB0155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A5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Pentobarbital,Meprobamate,Eszopiclone,Secobarbital,Thiopental,Midazolam,Flurazepam,Diazepam,Oxazepam,Triazolam,Ethanol,Zopiclone,Estazolam,Bromazepam,Clotiazepam,Prazepam,Nitrazepam</text:p>
          </table:table-cell>
          <table:table-cell office:value-type="string" calcext:value-type="string">
            <text:p>DB00312,DB00371,DB00402,DB00418,DB00599,DB00683,DB00690,DB00829,DB00842,DB00897,DB00898,DB01198,DB01215,DB01558,DB01559,DB0158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A6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Pentobarbital,Meprobamate,Secobarbital,Thiopental,Midazolam,Flurazepam,Oxazepam,Triazolam,Ethanol,Bromazepam,Nitrazepam</text:p>
          </table:table-cell>
          <table:table-cell office:value-type="string" calcext:value-type="string">
            <text:p>DB00312,DB00371,DB00418,DB00599,DB00683,DB00690,DB00842,DB00897,DB00898,DB0155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B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Midazolam,Flurazepam,Diazepam,Oxazepam,Triazolam,Ethanol,Estazolam,Bromazepam,Clotiazepam,Ketazolam,Prazepam,Nitrazepam</text:p>
          </table:table-cell>
          <table:table-cell office:value-type="string" calcext:value-type="string">
            <text:p>DB00683,DB00690,DB00829,DB00842,DB00897,DB00898,DB01215,DB01558,DB01559,DB01587,DB0158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B2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Midazolam,Flurazepam,Propofol,Diazepam,Oxazepam,Triazolam,Ethanol,Estazolam,Ginkgo biloba,Bromazepam,Clotiazepam,Prazepam,Nitrazepam</text:p>
          </table:table-cell>
          <table:table-cell office:value-type="string" calcext:value-type="string">
            <text:p>DB00683,DB00690,DB00818,DB00829,DB00842,DB00897,DB00898,DB01215,DB01381,DB01558,DB01559,DB0158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B3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Piperazine,Ivermectin,Midazolam,Flurazepam,Propofol,Diazepam,Oxazepam,Triazolam,Ethanol,Estazolam,Bromazepam,Clotiazepam,Prazepam,Nitrazepam</text:p>
          </table:table-cell>
          <table:table-cell office:value-type="string" calcext:value-type="string">
            <text:p>DB00592,DB00602,DB00683,DB00690,DB00818,DB00829,DB00842,DB00897,DB00898,DB01215,DB01558,DB01559,DB0158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D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Midazolam,Flurazepam,Diazepam,Oxazepam,Triazolam,Ethanol,Estazolam,Bromazepam,Clotiazepam,Ketazolam,Prazepam,Nitrazepam</text:p>
          </table:table-cell>
          <table:table-cell office:value-type="string" calcext:value-type="string">
            <text:p>DB00683,DB00690,DB00829,DB00842,DB00897,DB00898,DB01215,DB01558,DB01559,DB01587,DB0158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E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Midazolam,Flurazepam,Diazepam,Oxazepam,Triazolam,Ethanol,Estazolam,Bromazepam,Clotiazepam,Ketazolam,Prazepam,Nitrazepam</text:p>
          </table:table-cell>
          <table:table-cell office:value-type="string" calcext:value-type="string">
            <text:p>DB00683,DB00690,DB00829,DB00842,DB00897,DB00898,DB01215,DB01558,DB01559,DB01587,DB0158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G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idazolam,Flurazepam,Diazepam,Oxazepam,Triazolam,Ethanol,Estazolam,Bromazepam,Clotiazepam,Ketazolam,Prazepam,Nitrazepam</text:p>
          </table:table-cell>
          <table:table-cell office:value-type="string" calcext:value-type="string">
            <text:p>DB00683,DB00690,DB00829,DB00842,DB00897,DB00898,DB01215,DB01558,DB01559,DB01587,DB0158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G2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Midazolam,Flurazepam,Diazepam,Oxazepam,Triazolam,Estazolam,Ginkgo biloba,Bromazepam,Clotiazepam,Prazepam,Nitrazepam,Etizolam</text:p>
          </table:table-cell>
          <table:table-cell office:value-type="string" calcext:value-type="string">
            <text:p>DB00683,DB00690,DB00829,DB00842,DB00897,DB01215,DB01381,DB01558,DB01559,DB01588,DB01595,DB09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G3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Midazolam,Flurazepam,Diazepam,Oxazepam,Triazolam,Ethanol,Estazolam,Bromazepam,Clotiazepam,Prazepam,Nitrazepam</text:p>
          </table:table-cell>
          <table:table-cell office:value-type="string" calcext:value-type="string">
            <text:p>DB00683,DB00690,DB00829,DB00842,DB00897,DB00898,DB01215,DB01558,DB01559,DB0158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P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Midazolam,Flurazepam,Diazepam,Oxazepam,Triazolam,Ethanol,Estazolam,Bromazepam,Clotiazepam,Prazepam,Nitrazepam</text:p>
          </table:table-cell>
          <table:table-cell office:value-type="string" calcext:value-type="string">
            <text:p>DB00683,DB00690,DB00829,DB00842,DB00897,DB00898,DB01215,DB01558,DB01559,DB0158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Q</text:p>
          </table:table-cell>
          <table:table-cell office:value-type="float" office:value="55879" calcext:value-type="float">
            <text:p>55879</text:p>
          </table:table-cell>
          <table:table-cell office:value-type="string" calcext:value-type="string">
            <text:p>Midazolam,Flurazepam,Diazepam,Oxazepam,Triazolam,Ethanol,Bromazepam,Nitrazepam</text:p>
          </table:table-cell>
          <table:table-cell office:value-type="string" calcext:value-type="string">
            <text:p>DB00683,DB00690,DB00829,DB00842,DB00897,DB00898,DB0155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R1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Midazolam,Flurazepam,Diazepam,Oxazepam,Triazolam,Estazolam,Bromazepam,Clotiazepam,Prazepam,Nitrazepam</text:p>
          </table:table-cell>
          <table:table-cell office:value-type="string" calcext:value-type="string">
            <text:p>DB00683,DB00690,DB00829,DB00842,DB00897,DB01215,DB01558,DB01559,DB0158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R2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Midazolam,Flurazepam,Diazepam,Oxazepam,Triazolam,Estazolam,Bromazepam,Clotiazepam,Prazepam,Nitrazepam</text:p>
          </table:table-cell>
          <table:table-cell office:value-type="string" calcext:value-type="string">
            <text:p>DB00683,DB00690,DB00829,DB00842,DB00897,DB01215,DB01558,DB01559,DB0158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R3</text:p>
          </table:table-cell>
          <table:table-cell office:value-type="float" office:value="200959" calcext:value-type="float">
            <text:p>200959</text:p>
          </table:table-cell>
          <table:table-cell office:value-type="string" calcext:value-type="string">
            <text:p>Midazolam,Flurazepam,Diazepam,Oxazepam,Triazolam,Estazolam,Bromazepam,Clotiazepam,Prazepam,Nitrazepam</text:p>
          </table:table-cell>
          <table:table-cell office:value-type="string" calcext:value-type="string">
            <text:p>DB00683,DB00690,DB00829,DB00842,DB00897,DB01215,DB01558,DB01559,DB01588,DB0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D1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D2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DL1</text:p>
          </table:table-cell>
          <table:table-cell office:value-type="float" office:value="339896" calcext:value-type="float">
            <text:p>339896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MT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Guanidine</text:p>
          </table:table-cell>
          <table:table-cell office:value-type="string" calcext:value-type="string">
            <text:p>DB00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PDH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PDHS</text:p>
          </table:table-cell>
          <table:table-cell office:value-type="float" office:value="26330" calcext:value-type="float">
            <text:p>26330</text:p>
          </table:table-cell>
          <table:table-cell office:value-type="string" calcext:value-type="string">
            <text:p>NADH,Zinc</text:p>
          </table:table-cell>
          <table:table-cell office:value-type="string" calcext:value-type="string">
            <text:p>DB00157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Oleic Acid</text:p>
          </table:table-cell>
          <table:table-cell office:value-type="string" calcext:value-type="string">
            <text:p>DB0422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AT</text:p>
          </table:table-cell>
          <table:table-cell office:value-type="float" office:value="23464" calcext:value-type="float">
            <text:p>23464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GH</text:p>
          </table:table-cell>
          <table:table-cell office:value-type="float" office:value="8836" calcext:value-type="float">
            <text:p>8836</text:p>
          </table:table-cell>
          <table:table-cell office:value-type="string" calcext:value-type="string">
            <text:p>Folic Acid,Methotrexate</text:p>
          </table:table-cell>
          <table:table-cell office:value-type="string" calcext:value-type="string">
            <text:p>DB00158,DB0056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GPS1</text:p>
          </table:table-cell>
          <table:table-cell office:value-type="float" office:value="9453" calcext:value-type="float">
            <text:p>9453</text:p>
          </table:table-cell>
          <table:table-cell office:value-type="string" calcext:value-type="string">
            <text:p>Zoledronic acid</text:p>
          </table:table-cell>
          <table:table-cell office:value-type="string" calcext:value-type="string">
            <text:p>DB00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GT1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SR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Macimorelin</text:p>
          </table:table-cell>
          <table:table-cell office:value-type="string" calcext:value-type="string">
            <text:p>DB13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JA1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DB01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CCI1</text:p>
          </table:table-cell>
          <table:table-cell office:value-type="float" office:value="113263" calcext:value-type="float">
            <text:p>113263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DC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NA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1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Glutathione,Indomethacin</text:p>
          </table:table-cell>
          <table:table-cell office:value-type="string" calcext:value-type="string">
            <text:p>DB00143,DB00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P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RA1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Enflurane,Atropine,Isoflurane,Ethanol,Methoxyflurane,Halothane,Desflurane,Sevoflurane,Ginkgo biloba,Zinc,Cannabidiol</text:p>
          </table:table-cell>
          <table:table-cell office:value-type="string" calcext:value-type="string">
            <text:p>DB00228,DB00572,DB00753,DB00898,DB01028,DB01159,DB01189,DB01236,DB01381,DB01593,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RA2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DB00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RA3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Ivermectin,Cannabidiol</text:p>
          </table:table-cell>
          <table:table-cell office:value-type="string" calcext:value-type="string">
            <text:p>DB00602,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RX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RX2</text:p>
          </table:table-cell>
          <table:table-cell office:value-type="float" office:value="51022" calcext:value-type="float">
            <text:p>51022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S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Esculin</text:p>
          </table:table-cell>
          <table:table-cell office:value-type="string" calcext:value-type="string">
            <text:p>DB1315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T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TP</text:p>
          </table:table-cell>
          <table:table-cell office:value-type="float" office:value="51228" calcext:value-type="float">
            <text:p>51228</text:p>
          </table:table-cell>
          <table:table-cell office:value-type="string" calcext:value-type="string">
            <text:p>Oleic Acid</text:p>
          </table:table-cell>
          <table:table-cell office:value-type="string" calcext:value-type="string">
            <text:p>DB04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UD1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UD2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UL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Ceftriaxone,Capsaicin</text:p>
          </table:table-cell>
          <table:table-cell office:value-type="string" calcext:value-type="string">
            <text:p>DB01212,DB0677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G2</text:p>
          </table:table-cell>
          <table:table-cell office:value-type="float" office:value="54331" calcext:value-type="float">
            <text:p>54331</text:p>
          </table:table-cell>
          <table:table-cell office:value-type="string" calcext:value-type="string">
            <text:p>Halothane</text:p>
          </table:table-cell>
          <table:table-cell office:value-type="string" calcext:value-type="string">
            <text:p>DB01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MT</text:p>
          </table:table-cell>
          <table:table-cell office:value-type="float" office:value="27232" calcext:value-type="float">
            <text:p>27232</text:p>
          </table:table-cell>
          <table:table-cell office:value-type="string" calcext:value-type="string">
            <text:p>Ademetionine,Citric Acid</text:p>
          </table:table-cell>
          <table:table-cell office:value-type="string" calcext:value-type="string">
            <text:p>DB00118,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PTAB</text:p>
          </table:table-cell>
          <table:table-cell office:value-type="float" office:value="79158" calcext:value-type="float">
            <text:p>79158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RHR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Leuprolide,Goserelin,Cetrorelix,Abarelix,Gonadorelin,Nafarelin,Danazol,Degarelix,Buserelin,Ganirelix,Triptorelin,Gestrinone</text:p>
          </table:table-cell>
          <table:table-cell office:value-type="string" calcext:value-type="string">
            <text:p>DB00007,DB00014,DB00050,DB00106,DB00644,DB00666,DB01406,DB06699,DB06719,DB06785,DB06825,DB11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RHR2</text:p>
          </table:table-cell>
          <table:table-cell office:value-type="float" office:value="114814" calcext:value-type="float">
            <text:p>114814</text:p>
          </table:table-cell>
          <table:table-cell office:value-type="string" calcext:value-type="string">
            <text:p>Gonadorelin,Nafarelin,Danazol</text:p>
          </table:table-cell>
          <table:table-cell office:value-type="string" calcext:value-type="string">
            <text:p>DB00644,DB00666,DB01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T1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T2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9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DB004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AR1</text:p>
          </table:table-cell>
          <table:table-cell office:value-type="float" office:value="151306" calcext:value-type="float">
            <text:p>151306</text:p>
          </table:table-cell>
          <table:table-cell office:value-type="string" calcext:value-type="string">
            <text:p>Cholic Acid,Deoxycholic Acid</text:p>
          </table:table-cell>
          <table:table-cell office:value-type="string" calcext:value-type="string">
            <text:p>DB02659,DB0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ER1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Estradiol,Estradiol acetate,Estradiol benzoate,Estradiol cypionate,Estradiol dienanthate,Estradiol valerate</text:p>
          </table:table-cell>
          <table:table-cell office:value-type="string" calcext:value-type="string">
            <text:p>DB00783,DB13952,DB13953,DB13954,DB13955,DB13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R12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Cannabidiol</text:p>
          </table:table-cell>
          <table:table-cell office:value-type="string" calcext:value-type="string">
            <text:p>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R18</text:p>
          </table:table-cell>
          <table:table-cell office:value-type="float" office:value="2841" calcext:value-type="float">
            <text:p>2841</text:p>
          </table:table-cell>
          <table:table-cell office:value-type="string" calcext:value-type="string">
            <text:p>Cannabidiol</text:p>
          </table:table-cell>
          <table:table-cell office:value-type="string" calcext:value-type="string">
            <text:p>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R35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Pyrantel</text:p>
          </table:table-cell>
          <table:table-cell office:value-type="string" calcext:value-type="string">
            <text:p>DB11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R55</text:p>
          </table:table-cell>
          <table:table-cell office:value-type="float" office:value="9290" calcext:value-type="float">
            <text:p>9290</text:p>
          </table:table-cell>
          <table:table-cell office:value-type="string" calcext:value-type="string">
            <text:p>Rimonabant,Cannabidiol</text:p>
          </table:table-cell>
          <table:table-cell office:value-type="string" calcext:value-type="string">
            <text:p>DB06155,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RC5A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DB0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T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T2</text:p>
          </table:table-cell>
          <table:table-cell office:value-type="float" office:value="84706" calcext:value-type="float">
            <text:p>84706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1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Glutathione,Cannabidiol</text:p>
          </table:table-cell>
          <table:table-cell office:value-type="string" calcext:value-type="string">
            <text:p>DB00143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X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3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4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5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6</text:p>
          </table:table-cell>
          <table:table-cell office:value-type="float" office:value="257202" calcext:value-type="float">
            <text:p>257202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7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8</text:p>
          </table:table-cell>
          <table:table-cell office:value-type="float" office:value="493869" calcext:value-type="float">
            <text:p>493869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A1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Enflurane,Isoflurane,Ethanol,Methoxyflurane,Desflurane,Sevoflurane,Perampanel,Tianeptine,Fluciclovine (18F)</text:p>
          </table:table-cell>
          <table:table-cell office:value-type="string" calcext:value-type="string">
            <text:p>DB00228,DB00753,DB00898,DB01028,DB01189,DB01236,DB08883,DB09289,DB13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A2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Pentobarbital,Secobarbital,Thiopental,Ethanol,Phenobarbital,Fluciclovine (18F)</text:p>
          </table:table-cell>
          <table:table-cell office:value-type="string" calcext:value-type="string">
            <text:p>DB00312,DB00418,DB00599,DB00898,DB01174,DB13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A3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Ethanol,Fluciclovine (18F)</text:p>
          </table:table-cell>
          <table:table-cell office:value-type="string" calcext:value-type="string">
            <text:p>DB00898,DB13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A4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Ethanol,Fluciclovine (18F)</text:p>
          </table:table-cell>
          <table:table-cell office:value-type="string" calcext:value-type="string">
            <text:p>DB00898,DB13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K2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Pentobarbital,Secobarbital,Thiopental,Phenobarbital</text:p>
          </table:table-cell>
          <table:table-cell office:value-type="string" calcext:value-type="string">
            <text:p>DB00312,DB00418,DB00599,DB01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N1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Atomoxetine,Pentobarbital,Secobarbital,Pethidine,Gabapentin,Memantine,Orphenadrine,Phenobarbital,Prasterone,Milnacipran,Acetylcysteine,Ketobemidone,Fluciclovine (18F)</text:p>
          </table:table-cell>
          <table:table-cell office:value-type="string" calcext:value-type="string">
            <text:p>DB00289,DB00312,DB00418,DB00454,DB00996,DB01043,DB01173,DB01174,DB01708,DB04896,DB06151,DB06738,DB13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N2A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Pethidine,Felbamate,Memantine,Halothane,Acetylcysteine</text:p>
          </table:table-cell>
          <table:table-cell office:value-type="string" calcext:value-type="string">
            <text:p>DB00454,DB00949,DB01043,DB01159,DB06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N2B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Pethidine,Haloperidol,Felbamate,Memantine,Acetylcysteine</text:p>
          </table:table-cell>
          <table:table-cell office:value-type="string" calcext:value-type="string">
            <text:p>DB00454,DB00502,DB00949,DB01043,DB06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N2C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Pethidine</text:p>
          </table:table-cell>
          <table:table-cell office:value-type="string" calcext:value-type="string">
            <text:p>DB004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N2D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Pethidine,Orphenadrine,Acetylcysteine</text:p>
          </table:table-cell>
          <table:table-cell office:value-type="string" calcext:value-type="string">
            <text:p>DB00454,DB01173,DB06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N3A</text:p>
          </table:table-cell>
          <table:table-cell office:value-type="float" office:value="116443" calcext:value-type="float">
            <text:p>116443</text:p>
          </table:table-cell>
          <table:table-cell office:value-type="string" calcext:value-type="string">
            <text:p>Tramadol,Methadone,Ethopropazine,Dextromethorphan,Procaine,Ethanol,Amantadine,Felbamate,Memantine,Halothane,Chloroprocaine,Orphenadrine,Ketamine,Acetylcysteine</text:p>
          </table:table-cell>
          <table:table-cell office:value-type="string" calcext:value-type="string">
            <text:p>DB00193,DB00333,DB00392,DB00514,DB00721,DB00898,DB00915,DB00949,DB01043,DB01159,DB01161,DB01173,DB01221,DB06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N3B</text:p>
          </table:table-cell>
          <table:table-cell office:value-type="float" office:value="116444" calcext:value-type="float">
            <text:p>116444</text:p>
          </table:table-cell>
          <table:table-cell office:value-type="string" calcext:value-type="string">
            <text:p>Halothane,Orphenadrine</text:p>
          </table:table-cell>
          <table:table-cell office:value-type="string" calcext:value-type="string">
            <text:p>DB01159,DB01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5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Rufinamide</text:p>
          </table:table-cell>
          <table:table-cell office:value-type="string" calcext:value-type="string">
            <text:p>DB06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N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R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Glutathione,NADH,Carmustine,Cannabidiol</text:p>
          </table:table-cell>
          <table:table-cell office:value-type="string" calcext:value-type="string">
            <text:p>DB00143,DB00157,DB00262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SS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Glutathione,Acetylcysteine</text:p>
          </table:table-cell>
          <table:table-cell office:value-type="string" calcext:value-type="string">
            <text:p>DB00143,DB06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TA1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STA2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Glutathione,Chloroquine,Clofibrate,Etacrynic acid</text:p>
          </table:table-cell>
          <table:table-cell office:value-type="string" calcext:value-type="string">
            <text:p>DB00143,DB00608,DB00636,DB0090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STA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TA4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TA5</text:p>
          </table:table-cell>
          <table:table-cell office:value-type="float" office:value="221357" calcext:value-type="float">
            <text:p>221357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TK1</text:p>
          </table:table-cell>
          <table:table-cell office:value-type="float" office:value="373156" calcext:value-type="float">
            <text:p>373156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TM1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Glutathione,Cisplatin</text:p>
          </table:table-cell>
          <table:table-cell office:value-type="string" calcext:value-type="string">
            <text:p>DB00143,DB0051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STM2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TM3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TM4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TM5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TO1</text:p>
          </table:table-cell>
          <table:table-cell office:value-type="float" office:value="9446" calcext:value-type="float">
            <text:p>9446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TO2</text:p>
          </table:table-cell>
          <table:table-cell office:value-type="float" office:value="119391" calcext:value-type="float">
            <text:p>119391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TP1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Glutathione,Acetaminophen,Clozapine,Cisplatin,Etoposide,Etacrynic acid,Sulfamethoxazole,Clomipramine,Deoxycholic Acid,Glycerin</text:p>
          </table:table-cell>
          <table:table-cell office:value-type="string" calcext:value-type="string">
            <text:p>DB00143,DB00316,DB00363,DB00515,DB00773,DB00903,DB01015,DB01242,DB03619,DB0946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STT1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Glutathione,Cisplatin,Etoposide</text:p>
          </table:table-cell>
          <table:table-cell office:value-type="string" calcext:value-type="string">
            <text:p>DB00143,DB00515,DB0077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STZ1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A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CY1A2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Isosorbide Mononitrate,Riociguat</text:p>
          </table:table-cell>
          <table:table-cell office:value-type="string" calcext:value-type="string">
            <text:p>DB01020,DB08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YR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Grepafloxacin,Enoxacin,Pefloxacin,Ciprofloxacin,Cinoxacin,Lomefloxacin,Norfloxacin,Levofloxacin,Ofloxacin,Sparfloxacin,Delafloxacin</text:p>
          </table:table-cell>
          <table:table-cell office:value-type="string" calcext:value-type="string">
            <text:p>DB00365,DB00467,DB00487,DB00537,DB00827,DB00978,DB01059,DB01137,DB01165,DB01208,DB11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YR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vobiocin</text:p>
          </table:table-cell>
          <table:table-cell office:value-type="string" calcext:value-type="string">
            <text:p>DB01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6PD</text:p>
          </table:table-cell>
          <table:table-cell office:value-type="float" office:value="9563" calcext:value-type="float">
            <text:p>9563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DH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DHA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H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BA1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Mefloquine,Zinc</text:p>
          </table:table-cell>
          <table:table-cell office:value-type="string" calcext:value-type="string">
            <text:p>DB00358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BB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CAR2</text:p>
          </table:table-cell>
          <table:table-cell office:value-type="float" office:value="338442" calcext:value-type="float">
            <text:p>338442</text:p>
          </table:table-cell>
          <table:table-cell office:value-type="string" calcext:value-type="string">
            <text:p>Niacin</text:p>
          </table:table-cell>
          <table:table-cell office:value-type="string" calcext:value-type="string">
            <text:p>DB00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CAR3</text:p>
          </table:table-cell>
          <table:table-cell office:value-type="float" office:value="8843" calcext:value-type="float">
            <text:p>8843</text:p>
          </table:table-cell>
          <table:table-cell office:value-type="string" calcext:value-type="string">
            <text:p>Niacin</text:p>
          </table:table-cell>
          <table:table-cell office:value-type="string" calcext:value-type="string">
            <text:p>DB00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CK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Bosutinib</text:p>
          </table:table-cell>
          <table:table-cell office:value-type="string" calcext:value-type="string">
            <text:p>DB06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Arsenic trioxide,Zinc,Belinostat,Romidepsin,Panobinostat</text:p>
          </table:table-cell>
          <table:table-cell office:value-type="string" calcext:value-type="string">
            <text:p>DB01169,DB01593,DB05015,DB06176,DB06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Lovastatin,Theophylline,Valproic Acid,Aminophylline,Oxtriphylline,Romidepsin,Tixocortol</text:p>
          </table:table-cell>
          <table:table-cell office:value-type="string" calcext:value-type="string">
            <text:p>DB00227,DB00277,DB00313,DB01223,DB01303,DB06176,DB09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9759" calcext:value-type="float">
            <text:p>9759</text:p>
          </table:table-cell>
          <table:table-cell office:value-type="string" calcext:value-type="string">
            <text:p>Zinc,Romidepsin</text:p>
          </table:table-cell>
          <table:table-cell office:value-type="string" calcext:value-type="string">
            <text:p>DB01593,DB06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Romidepsin</text:p>
          </table:table-cell>
          <table:table-cell office:value-type="string" calcext:value-type="string">
            <text:p>DB06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55869" calcext:value-type="float">
            <text:p>55869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9734" calcext:value-type="float">
            <text:p>9734</text:p>
          </table:table-cell>
          <table:table-cell office:value-type="string" calcext:value-type="string">
            <text:p>Valproic Acid</text:p>
          </table:table-cell>
          <table:table-cell office:value-type="string" calcext:value-type="string">
            <text:p>DB00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C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XB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Pyrimethamine</text:p>
          </table:table-cell>
          <table:table-cell office:value-type="string" calcext:value-type="string">
            <text:p>DB00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GS</text:p>
          </table:table-cell>
          <table:table-cell office:value-type="float" office:value="9146" calcext:value-type="float">
            <text:p>9146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BADH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F1A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DB01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NT1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Sofosbuvir</text:p>
          </table:table-cell>
          <table:table-cell office:value-type="string" calcext:value-type="string">
            <text:p>DB0893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LA-DQA2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Insulin Pork</text:p>
          </table:table-cell>
          <table:table-cell office:value-type="string" calcext:value-type="string">
            <text:p>DB00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LA-DQB1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Insulin Pork</text:p>
          </table:table-cell>
          <table:table-cell office:value-type="string" calcext:value-type="string">
            <text:p>DB00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M13</text:p>
          </table:table-cell>
          <table:table-cell office:value-type="float" office:value="81502" calcext:value-type="float">
            <text:p>81502</text:p>
          </table:table-cell>
          <table:table-cell office:value-type="string" calcext:value-type="string">
            <text:p>Theophylline</text:p>
          </table:table-cell>
          <table:table-cell office:value-type="string" calcext:value-type="string">
            <text:p>DB00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MGCR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NADH,Pravastatin,Lovastatin,Cerivastatin,Simvastatin,Atorvastatin,Fluvastatin,Rosuvastatin,Pitavastatin,Cannabidiol,Ubidecarenone</text:p>
          </table:table-cell>
          <table:table-cell office:value-type="string" calcext:value-type="string">
            <text:p>DB00157,DB00175,DB00227,DB00439,DB00641,DB01076,DB01095,DB01098,DB08860,DB09061,DB0927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MOX1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MOX2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NF4G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Palmitic Acid</text:p>
          </table:table-cell>
          <table:table-cell office:value-type="string" calcext:value-type="string">
            <text:p>DB03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NMT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Quinacrine,Histamine</text:p>
          </table:table-cell>
          <table:table-cell office:value-type="string" calcext:value-type="string">
            <text:p>DB01103,DB0538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GD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PGDS</text:p>
          </table:table-cell>
          <table:table-cell office:value-type="float" office:value="27306" calcext:value-type="float">
            <text:p>27306</text:p>
          </table:table-cell>
          <table:table-cell office:value-type="string" calcext:value-type="string">
            <text:p>Glutathione,Tretinoin,Glycerin</text:p>
          </table:table-cell>
          <table:table-cell office:value-type="string" calcext:value-type="string">
            <text:p>DB00143,DB00755,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P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PRT1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Mercaptopurine</text:p>
          </table:table-cell>
          <table:table-cell office:value-type="string" calcext:value-type="string">
            <text:p>DB01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RH1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Citalopram,Benzatropine,Ziprasidone,Clemastine,Amitriptyline,Olanzapine,Cetirizine,Terfenadine,Buclizine,Clozapine,Doxylamine,Mirtazapine,Dexbrompheniramine,Loxapine,Promazine,Triprolidine,Cyproheptadine,Loratadine,Imipramine,Chlorpromazine,Nortriptyline,Amoxapine,Lamotrigine,Hydroxyzine,Cinnarizine,Astemizole,Trazodone,Azatadine,Trimipramine,Risperidone,Meclizine,Carbinoxamine,Epinastine,Olopatadine,Propiomazine,Tripelennamine,Tolazoline,Brompheniramine,Methdilazine,Ketotifen,Maprotiline,Fexofenadine,Desloratadine,Azelastine,Dimenhydrinate,Promethazine,Mequitazine,Diphenhydramine,Emedastine,Levocabastine,Chlorphenamine,Doxepin,Diphenylpyraline,Desipramine,Orphenadrine,Escitalopram,Cyclizine,Quetiapine,Bromodiphenhydramine,Aripiprazole,Chlorprothixene,Alimemazine,Paliperidone,Methotrimeprazine,Aceprometazine,Phenindamine,Pheniramine,Zuclopenthixol,Clofedanol,Flunarizine,Bepotastine,Iloperidone,Histamine,Cariprazine,Mianserin,Asenapine,Levocetirizine,Mepyramine,Betahistine,Alcaftadine,Antazoline,Chloropyramine,Dimetindene,Isothipendyl,Perospirone,Chlorcyclizine,Butriptyline,Dosulepin,Lorpiprazole,Acrivastine,Dexchlorpheniramine maleate,Bilastine,Rupatadine</text:p>
          </table:table-cell>
          <table:table-cell office:value-type="string" calcext:value-type="string">
            <text:p>DB00215,DB00245,DB00246,DB00283,DB00321,DB00334,DB00341,DB00342,DB00354,DB00363,DB00366,DB00370,DB00405,DB00408,DB00420,DB00427,DB00434,DB00455,DB00458,DB00477,DB00540,DB00543,DB00555,DB00557,DB00568,DB00637,DB00656,DB00719,DB00726,DB00734,DB00737,DB00748,DB00751,DB00768,DB00777,DB00792,DB00797,DB00835,DB00902,DB00920,DB00934,DB00950,DB00967,DB00972,DB00985,DB01069,DB01071,DB01075,DB01084,DB01106,DB01114,DB01142,DB01146,DB01151,DB01173,DB01175,DB01176,DB01224,DB01237,DB01238,DB01239,DB01246,DB01267,DB01403,DB01615,DB01619,DB01620,DB01624,DB04837,DB04841,DB04890,DB04946,DB05381,DB06016,DB06148,DB06216,DB06282,DB06691,DB06698,DB06766,DB08799,DB08800,DB08801,DB08802,DB08922,DB08936,DB09016,DB09167,DB09195,DB09488,DB09555,DB11591,DB11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RH2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Betazole,Amitriptyline,Olanzapine,Loxapine,Cimetidine,Nizatidine,Epinastine,Tolazoline,Ranitidine,Famotidine,Methantheline,Promethazine,Doxepin,Histamine,Asenapine,Roxatidine acetate</text:p>
          </table:table-cell>
          <table:table-cell office:value-type="string" calcext:value-type="string">
            <text:p>DB00272,DB00321,DB00334,DB00408,DB00501,DB00585,DB00751,DB00797,DB00863,DB00927,DB00940,DB01069,DB01142,DB05381,DB06216,DB08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RH3</text:p>
          </table:table-cell>
          <table:table-cell office:value-type="float" office:value="11255" calcext:value-type="float">
            <text:p>11255</text:p>
          </table:table-cell>
          <table:table-cell office:value-type="string" calcext:value-type="string">
            <text:p>Mirtazapine,Histamine,Betahistine,Pitolisant</text:p>
          </table:table-cell>
          <table:table-cell office:value-type="string" calcext:value-type="string">
            <text:p>DB00370,DB05381,DB06698,DB11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RH4</text:p>
          </table:table-cell>
          <table:table-cell office:value-type="float" office:value="59340" calcext:value-type="float">
            <text:p>59340</text:p>
          </table:table-cell>
          <table:table-cell office:value-type="string" calcext:value-type="string">
            <text:p>Amitriptyline,Olanzapine,Clozapine,Loxapine,Chlorpromazine,Amoxapine,Doxepin,Histamine,Mianserin</text:p>
          </table:table-cell>
          <table:table-cell office:value-type="string" calcext:value-type="string">
            <text:p>DB00321,DB00334,DB00363,DB00408,DB00477,DB00543,DB01142,DB05381,DB06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RNR</text:p>
          </table:table-cell>
          <table:table-cell office:value-type="float" office:value="388697" calcext:value-type="float">
            <text:p>388697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3ST3A1</text:p>
          </table:table-cell>
          <table:table-cell office:value-type="float" office:value="9955" calcext:value-type="float">
            <text:p>9955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D11B1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NADH,Prednisone</text:p>
          </table:table-cell>
          <table:table-cell office:value-type="string" calcext:value-type="string">
            <text:p>DB00157,DB006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D11B2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NADH,Hydrocortisone,Fluoxymesterone</text:p>
          </table:table-cell>
          <table:table-cell office:value-type="string" calcext:value-type="string">
            <text:p>DB00157,DB00741,DB011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D17B1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NADH,Prasterone</text:p>
          </table:table-cell>
          <table:table-cell office:value-type="string" calcext:value-type="string">
            <text:p>DB00157,DB01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D17B10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D17B2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NADH,Estradiol,Estradiol acetate,Estradiol benzoate,Estradiol cypionate,Estradiol dienanthate,Estradiol valerate</text:p>
          </table:table-cell>
          <table:table-cell office:value-type="string" calcext:value-type="string">
            <text:p>DB00157,DB00783,DB13952,DB13953,DB13954,DB13955,DB13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D17B3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D17B4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D17B6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D17B7</text:p>
          </table:table-cell>
          <table:table-cell office:value-type="float" office:value="51478" calcext:value-type="float">
            <text:p>51478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D17B8</text:p>
          </table:table-cell>
          <table:table-cell office:value-type="float" office:value="7923" calcext:value-type="float">
            <text:p>7923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D3B1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NADH,Hydrocortisone,Trilostane,Tibolone</text:p>
          </table:table-cell>
          <table:table-cell office:value-type="string" calcext:value-type="string">
            <text:p>DB00157,DB00741,DB01108,DB0907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SD3B2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NADH,Medroxyprogesterone acetate,Trilostane,Tibolone</text:p>
          </table:table-cell>
          <table:table-cell office:value-type="string" calcext:value-type="string">
            <text:p>DB00157,DB00603,DB01108,DB0907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SP90AA1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Rifabutin</text:p>
          </table:table-cell>
          <table:table-cell office:value-type="string" calcext:value-type="string">
            <text:p>DB00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P90B1</text:p>
          </table:table-cell>
          <table:table-cell office:value-type="float" office:value="7184" calcext:value-type="float">
            <text:p>7184</text:p>
          </table:table-cell>
          <table:table-cell office:value-type="string" calcext:value-type="string">
            <text:p>Rifabutin</text:p>
          </table:table-cell>
          <table:table-cell office:value-type="string" calcext:value-type="string">
            <text:p>DB00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PA5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DB00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PA8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DB0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1A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Eletriptan,Ziprasidone,Methysergide,Cabergoline,Ropinirole,Zolmitriptan,Amitriptyline,Olanzapine,Clozapine,Loxapine,Pramipexole,Imipramine,Chlorpromazine,Buspirone,Nortriptyline,Amoxapine,Propranolol,Lisuride,Trazodone,Sumatriptan,Ergotamine,Apomorphine,Trimipramine,Risperidone,Alprenolol,Ondansetron,Naratriptan,Pindolol,Dopamine,Ergoloid mesylate,Doxepin,Nefazodone,Desipramine,Pergolide,Bromocriptine,Ketamine,Quetiapine,Aripiprazole,Paliperidone,Penbutolol,Yohimbine,Acepromazine,Alverine,Molindone,Pipotiazine,Thioproperazine,Flibanserin,Iloperidone,Rotigotine,Cariprazine,Mianserin,Asenapine,Vilazodone,Cinitapride,Lurasidone,Perospirone,Cannabidiol,Vortioxetine,Brexpiprazole,Dosulepin,Pirlindole,Tianeptine</text:p>
          </table:table-cell>
          <table:table-cell office:value-type="string" calcext:value-type="string">
            <text:p>DB00216,DB00246,DB00247,DB00248,DB00268,DB00315,DB00321,DB00334,DB00363,DB00408,DB00413,DB00458,DB00477,DB00490,DB00540,DB00543,DB00571,DB00589,DB00656,DB00669,DB00696,DB00714,DB00726,DB00734,DB00866,DB00904,DB00952,DB00960,DB00988,DB01049,DB01142,DB01149,DB01151,DB01186,DB01200,DB01221,DB01224,DB01238,DB01267,DB01359,DB01392,DB01614,DB01616,DB01618,DB01621,DB01622,DB04908,DB04946,DB05271,DB06016,DB06148,DB06216,DB06684,DB08810,DB08815,DB08922,DB09061,DB09068,DB09128,DB09167,DB09244,DB09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1B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Eletriptan,Ziprasidone,Methysergide,Cabergoline,Ropinirole,Zolmitriptan,Dihydroergotamine,Amitriptyline,Olanzapine,Clozapine,Loxapine,Pramipexole,Amoxapine,Propranolol,Lisuride,Sumatriptan,Ergotamine,Apomorphine,Ondansetron,Almotriptan,Naratriptan,Rizatriptan,Pindolol,Frovatriptan,Pergolide,Bromocriptine,Quetiapine,Aripiprazole,Penbutolol,Yohimbine,Asenapine,Vortioxetine</text:p>
          </table:table-cell>
          <table:table-cell office:value-type="string" calcext:value-type="string">
            <text:p>DB00216,DB00246,DB00247,DB00248,DB00268,DB00315,DB00320,DB00321,DB00334,DB00363,DB00408,DB00413,DB00543,DB00571,DB00589,DB00669,DB00696,DB00714,DB00904,DB00918,DB00952,DB00953,DB00960,DB00998,DB01186,DB01200,DB01224,DB01238,DB01359,DB01392,DB06216,DB09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1D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Eletriptan,Ziprasidone,Cabergoline,Ropinirole,Zolmitriptan,Dihydroergotamine,Amitriptyline,Olanzapine,Clozapine,Loxapine,Pramipexole,Lisuride,Sumatriptan,Ergotamine,Apomorphine,Trimipramine,Risperidone,Almotriptan,Naratriptan,Rizatriptan,Frovatriptan,Pergolide,Bromocriptine,Quetiapine,Aripiprazole,Paliperidone,Yohimbine</text:p>
          </table:table-cell>
          <table:table-cell office:value-type="string" calcext:value-type="string">
            <text:p>DB00216,DB00246,DB00248,DB00268,DB00315,DB00320,DB00321,DB00334,DB00363,DB00408,DB00413,DB00589,DB00669,DB00696,DB00714,DB00726,DB00734,DB00918,DB00952,DB00953,DB00998,DB01186,DB01200,DB01224,DB01238,DB01267,DB01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1E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Eletriptan,Ziprasidone,Methysergide,Olanzapine,Clozapine,Loxapine,Quetiapine,Aripiprazole</text:p>
          </table:table-cell>
          <table:table-cell office:value-type="string" calcext:value-type="string">
            <text:p>DB00216,DB00246,DB00247,DB00334,DB00363,DB00408,DB01224,DB01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1F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Eletriptan,Methysergide,Zolmitriptan,Sumatriptan,Ergotamine,Naratriptan,Rizatriptan,Mianserin</text:p>
          </table:table-cell>
          <table:table-cell office:value-type="string" calcext:value-type="string">
            <text:p>DB00216,DB00247,DB00315,DB00669,DB00696,DB00952,DB00953,DB06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2A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Ziprasidone,Methysergide,Cabergoline,Ropinirole,Amitriptyline,Olanzapine,Clozapine,Mirtazapine,Loxapine,Remoxipride,Pramipexole,Promazine,Cyproheptadine,Imipramine,Chlorpromazine,Haloperidol,Nortriptyline,Amoxapine,Lamotrigine,Fenfluramine,Lisuride,Cisapride,Fluphenazine,Trazodone,Thioridazine,Ergotamine,Apomorphine,Paroxetine,Trimipramine,Risperidone,Epinastine,Propiomazine,Minaprine,Donepezil,Flupentixol,Cyclobenzaprine,Mesoridazine,Maprotiline,Promethazine,Tegaserod,Doxepin,Nefazodone,Desipramine,Pergolide,Bromocriptine,Ketamine,Quetiapine,Aripiprazole,Chlorprothixene,Clomipramine,Paliperidone,Yohimbine,Methotrimeprazine,Acepromazine,Molindone,Pipotiazine,Thioproperazine,Thiothixene,Zuclopenthixol,Fluspirilene,Flibanserin,Iloperidone,Pimavanserin,Cariprazine,Sertindole,Mianserin,Asenapine,Amisulpride,Cinitapride,Lurasidone,Perospirone,Butriptyline,Cannabidiol,Brexpiprazole,Dosulepin,Lorpiprazole,Blonanserin,Zotepine,Pipamperone</text:p>
          </table:table-cell>
          <table:table-cell office:value-type="string" calcext:value-type="string">
            <text:p>DB00246,DB00247,DB00248,DB00268,DB00321,DB00334,DB00363,DB00370,DB00408,DB00409,DB00413,DB00420,DB00434,DB00458,DB00477,DB00502,DB00540,DB00543,DB00555,DB00574,DB00589,DB00604,DB00623,DB00656,DB00679,DB00696,DB00714,DB00715,DB00726,DB00734,DB00751,DB00777,DB00805,DB00843,DB00875,DB00924,DB00933,DB00934,DB01069,DB01079,DB01142,DB01149,DB01151,DB01186,DB01200,DB01221,DB01224,DB01238,DB01239,DB01242,DB01267,DB01392,DB01403,DB01614,DB01618,DB01621,DB01622,DB01623,DB01624,DB04842,DB04908,DB04946,DB05316,DB06016,DB06144,DB06148,DB06216,DB06288,DB08810,DB08815,DB08922,DB09016,DB09061,DB09128,DB09167,DB09195,DB09223,DB09225,DB09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2B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Eletriptan,Methysergide,Cabergoline,Ropinirole,Dihydroergotamine,Olanzapine,Methylergometrine,Mirtazapine,Pramipexole,Triflupromazine,Amoxapine,Fenfluramine,Lisuride,Ergotamine,Apomorphine,Minaprine,Tegaserod,Doxepin,Pergolide,Bromocriptine,Chlorprothixene,Clomipramine,Yohimbine,Cariprazine,Mianserin,Asenapine,Pipamperone</text:p>
          </table:table-cell>
          <table:table-cell office:value-type="string" calcext:value-type="string">
            <text:p>DB00216,DB00247,DB00248,DB00268,DB00320,DB00334,DB00353,DB00370,DB00413,DB00508,DB00543,DB00574,DB00589,DB00696,DB00714,DB00805,DB01079,DB01142,DB01186,DB01200,DB01239,DB01242,DB01392,DB06016,DB06148,DB06216,DB09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2C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Tramadol,Citalopram,Ziprasidone,Methysergide,Cabergoline,Ropinirole,Amitriptyline,Olanzapine,Clozapine,Mirtazapine,Loxapine,Pramipexole,Promazine,Cyproheptadine,Imipramine,Fluoxetine,Chlorpromazine,Nortriptyline,Amoxapine,Fenfluramine,Lisuride,Fluphenazine,Trazodone,Ergotamine,Apomorphine,Trimipramine,Risperidone,Propiomazine,Minaprine,Maprotiline,Tegaserod,Doxepin,Nefazodone,Desipramine,Pergolide,Dexfenfluramine,Bromocriptine,Quetiapine,Aripiprazole,Chlorprothixene,Clomipramine,Paliperidone,Yohimbine,Methotrimeprazine,Lorcaserin,Sertindole,Mianserin,Asenapine,Agomelatine,Captodiame,Lorpiprazole</text:p>
          </table:table-cell>
          <table:table-cell office:value-type="string" calcext:value-type="string">
            <text:p>DB00193,DB00215,DB00246,DB00247,DB00248,DB00268,DB00321,DB00334,DB00363,DB00370,DB00408,DB00413,DB00420,DB00434,DB00458,DB00472,DB00477,DB00540,DB00543,DB00574,DB00589,DB00623,DB00656,DB00696,DB00714,DB00726,DB00734,DB00777,DB00805,DB00934,DB01079,DB01142,DB01149,DB01151,DB01186,DB01191,DB01200,DB01224,DB01238,DB01239,DB01242,DB01267,DB01392,DB01403,DB04871,DB06144,DB06148,DB06216,DB06594,DB09014,DB09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3A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Ziprasidone,Methadone,Olanzapine,Clozapine,Mirtazapine,Palonosetron,Loxapine,Amoxapine,Lamotrigine,Cisapride,Procaine,Trimipramine,Rocuronium,Dolasetron,Granisetron,Ethanol,Ondansetron,Alosetron,Dopamine,Memantine,Chloroprocaine,Tubocurarine,Ketamine,Quetiapine,Metoclopramide,Aripiprazole,Tapentadol,Vortioxetine,Ramosetron,Tropisetron</text:p>
          </table:table-cell>
          <table:table-cell office:value-type="string" calcext:value-type="string">
            <text:p>DB00246,DB00333,DB00334,DB00363,DB00370,DB00377,DB00408,DB00543,DB00555,DB00604,DB00721,DB00726,DB00728,DB00757,DB00889,DB00898,DB00904,DB00969,DB00988,DB01043,DB01161,DB01199,DB01221,DB01224,DB01233,DB01238,DB06204,DB09068,DB09290,DB1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3B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Ethanol,Dopamine</text:p>
          </table:table-cell>
          <table:table-cell office:value-type="string" calcext:value-type="string">
            <text:p>DB00898,DB00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3C</text:p>
          </table:table-cell>
          <table:table-cell office:value-type="float" office:value="170572" calcext:value-type="float">
            <text:p>170572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DB00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3D</text:p>
          </table:table-cell>
          <table:table-cell office:value-type="float" office:value="200909" calcext:value-type="float">
            <text:p>200909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DB00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3E</text:p>
          </table:table-cell>
          <table:table-cell office:value-type="float" office:value="285242" calcext:value-type="float">
            <text:p>285242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DB00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Cisapride,Ondansetron,Tegaserod,Metoclopramide,Cinitapride</text:p>
          </table:table-cell>
          <table:table-cell office:value-type="string" calcext:value-type="string">
            <text:p>DB00604,DB00904,DB01079,DB01233,DB088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5A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Olanzapine,Loxapine,Asenapine</text:p>
          </table:table-cell>
          <table:table-cell office:value-type="string" calcext:value-type="string">
            <text:p>DB00334,DB00408,DB06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6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Ziprasidone,Amitriptyline,Olanzapine,Clozapine,Loxapine,Imipramine,Chlorpromazine,Nortriptyline,Amoxapine,Doxepin,Quetiapine,Aripiprazole,Iloperidone,Sertindole,Mianserin,Asenapine,Zotepine</text:p>
          </table:table-cell>
          <table:table-cell office:value-type="string" calcext:value-type="string">
            <text:p>DB00246,DB00321,DB00334,DB00363,DB00408,DB00458,DB00477,DB00540,DB00543,DB01142,DB01224,DB01238,DB04946,DB06144,DB06148,DB06216,DB09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R7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Eletriptan,Ziprasidone,Methysergide,Cabergoline,Amitriptyline,Olanzapine,Clozapine,Mirtazapine,Loxapine,Cyproheptadine,Imipramine,Chlorpromazine,Amoxapine,Lisuride,Risperidone,Epinastine,Maprotiline,Dopamine,Bromocriptine,Quetiapine,Aripiprazole,Paliperidone,Iloperidone,Mianserin,Asenapine,Amisulpride,Lurasidone,Vortioxetine,Zotepine</text:p>
          </table:table-cell>
          <table:table-cell office:value-type="string" calcext:value-type="string">
            <text:p>DB00216,DB00246,DB00247,DB00248,DB00321,DB00334,DB00363,DB00370,DB00408,DB00434,DB00458,DB00477,DB00543,DB00589,DB00734,DB00751,DB00934,DB00988,DB01200,DB01224,DB01238,DB01267,DB04946,DB06148,DB06216,DB06288,DB08815,DB09068,DB09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Insulin Human,Insulin Pork</text:p>
          </table:table-cell>
          <table:table-cell office:value-type="string" calcext:value-type="string">
            <text:p>DB00030,DB00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H2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Enasidenib</text:p>
          </table:table-cell>
          <table:table-cell office:value-type="string" calcext:value-type="string">
            <text:p>DB138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H3A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H3B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H3G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O1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Melatonin,Cannabidiol</text:p>
          </table:table-cell>
          <table:table-cell office:value-type="string" calcext:value-type="string">
            <text:p>DB01065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FNAR1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Peginterferon alfa-2a,Interferon alfa-n1,Interferon alfa-n3,Peginterferon alfa-2b,Interferon beta-1a,Interferon beta-1b,Interferon alfacon-1,Interferon Alfa-2b Recombinant</text:p>
          </table:table-cell>
          <table:table-cell office:value-type="string" calcext:value-type="string">
            <text:p>DB00008,DB00011,DB00018,DB00022,DB00060,DB00068,DB00069,DB00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NAR2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Peginterferon alfa-2a,Interferon alfa-n1,Interferon alfa-n3,Peginterferon alfa-2b,Interferon beta-1a,Interferon beta-1b,Interferon alfacon-1,Interferon Alfa-2b Recombinant</text:p>
          </table:table-cell>
          <table:table-cell office:value-type="string" calcext:value-type="string">
            <text:p>DB00008,DB00011,DB00018,DB00022,DB00060,DB00068,DB00069,DB00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N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Apremilast</text:p>
          </table:table-cell>
          <table:table-cell office:value-type="string" calcext:value-type="string">
            <text:p>DB05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NGR1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Interferon gamma-1b</text:p>
          </table:table-cell>
          <table:table-cell office:value-type="string" calcext:value-type="string">
            <text:p>DB00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NGR2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Interferon gamma-1b</text:p>
          </table:table-cell>
          <table:table-cell office:value-type="string" calcext:value-type="string">
            <text:p>DB00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GF1R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Insulin Human,Insulin Lispro,Insulin Glargine,Insulin Pork</text:p>
          </table:table-cell>
          <table:table-cell office:value-type="string" calcext:value-type="string">
            <text:p>DB00030,DB00046,DB00047,DB00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GFALS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GFBP3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Alitretinoin</text:p>
          </table:table-cell>
          <table:table-cell office:value-type="string" calcext:value-type="string">
            <text:p>DB005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GFBP7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Insulin Human,Insulin Pork</text:p>
          </table:table-cell>
          <table:table-cell office:value-type="string" calcext:value-type="string">
            <text:p>DB00030,DB00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GHA1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GHM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GKV1-17</text:p>
          </table:table-cell>
          <table:table-cell office:value-type="float" office:value="28937" calcext:value-type="float">
            <text:p>28937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GLV3-21</text:p>
          </table:table-cell>
          <table:table-cell office:value-type="float" office:value="28796" calcext:value-type="float">
            <text:p>28796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GSF10</text:p>
          </table:table-cell>
          <table:table-cell office:value-type="float" office:value="285313" calcext:value-type="float">
            <text:p>285313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KBKB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Mesalazine,Sulfasalazine,Acetylsalicylic acid,Arsenic trioxide,Acetylcysteine</text:p>
          </table:table-cell>
          <table:table-cell office:value-type="string" calcext:value-type="string">
            <text:p>DB00244,DB00795,DB00945,DB01169,DB06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1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Cefazolin</text:p>
          </table:table-cell>
          <table:table-cell office:value-type="string" calcext:value-type="string">
            <text:p>DB01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1B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Minocycline</text:p>
          </table:table-cell>
          <table:table-cell office:value-type="string" calcext:value-type="string">
            <text:p>DB01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Pseudoephedrine,Cefazolin,Apremilast</text:p>
          </table:table-cell>
          <table:table-cell office:value-type="string" calcext:value-type="string">
            <text:p>DB00852,DB01327,DB05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2RA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Aldesleukin</text:p>
          </table:table-cell>
          <table:table-cell office:value-type="string" calcext:value-type="string">
            <text:p>DB00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2RB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Aldesleukin</text:p>
          </table:table-cell>
          <table:table-cell office:value-type="string" calcext:value-type="string">
            <text:p>DB00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2RG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Aldesleukin</text:p>
          </table:table-cell>
          <table:table-cell office:value-type="string" calcext:value-type="string">
            <text:p>DB00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3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4I1</text:p>
          </table:table-cell>
          <table:table-cell office:value-type="float" office:value="259307" calcext:value-type="float">
            <text:p>259307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6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Ginseng</text:p>
          </table:table-cell>
          <table:table-cell office:value-type="string" calcext:value-type="string">
            <text:p>DB01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DH1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NADH,Mycophenolate mofetil,Mercaptopurine</text:p>
          </table:table-cell>
          <table:table-cell office:value-type="string" calcext:value-type="string">
            <text:p>DB00157,DB00688,DB01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DH2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NADH,Mycophenolate mofetil</text:p>
          </table:table-cell>
          <table:table-cell office:value-type="string" calcext:value-type="string">
            <text:p>DB00157,DB00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HA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DB00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R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Insulin Human,Insulin Lispro,Insulin Glargine,Insulin Pork,Insulin Aspart,Insulin Detemir,Insulin Glulisine</text:p>
          </table:table-cell>
          <table:table-cell office:value-type="string" calcext:value-type="string">
            <text:p>DB00030,DB00046,DB00047,DB00071,DB01306,DB01307,DB01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YNA1</text:p>
          </table:table-cell>
          <table:table-cell office:value-type="float" office:value="51477" calcext:value-type="float">
            <text:p>51477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EVI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GA5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Resveratrol</text:p>
          </table:table-cell>
          <table:table-cell office:value-type="string" calcext:value-type="string">
            <text:p>DB02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GAL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Lovastatin,Simvastatin,Lifitegrast</text:p>
          </table:table-cell>
          <table:table-cell office:value-type="string" calcext:value-type="string">
            <text:p>DB00227,DB00641,DB11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GB2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DB006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GB3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Resveratrol</text:p>
          </table:table-cell>
          <table:table-cell office:value-type="string" calcext:value-type="string">
            <text:p>DB02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IH1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IH2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IH3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IH4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K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DB06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PA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PR1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Caffeine,Glycerin</text:p>
          </table:table-cell>
          <table:table-cell office:value-type="string" calcext:value-type="string">
            <text:p>DB00201,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1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Ruxolitinib,Tofacitinib,Baricitinib</text:p>
          </table:table-cell>
          <table:table-cell office:value-type="string" calcext:value-type="string">
            <text:p>DB08877,DB08895,DB118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2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Ruxolitinib,Tofacitinib,Baricitinib</text:p>
          </table:table-cell>
          <table:table-cell office:value-type="string" calcext:value-type="string">
            <text:p>DB08877,DB08895,DB118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3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Tofacitinib,Baricitinib</text:p>
          </table:table-cell>
          <table:table-cell office:value-type="string" calcext:value-type="string">
            <text:p>DB08895,DB118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HAIN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Vinblastine,Arsenic trioxide</text:p>
          </table:table-cell>
          <table:table-cell office:value-type="string" calcext:value-type="string">
            <text:p>DB00570,DB01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P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T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DB00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A1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Enflurane,Amitriptyline,Isoflurane,Methoxyflurane,Nifedipine,Desflurane,Sevoflurane,Dalfampridine</text:p>
          </table:table-cell>
          <table:table-cell office:value-type="string" calcext:value-type="string">
            <text:p>DB00228,DB00321,DB00753,DB01028,DB01115,DB01189,DB01236,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A10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Dalfampridine</text:p>
          </table:table-cell>
          <table:table-cell office:value-type="string" calcext:value-type="string">
            <text:p>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A2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Dalfampridine</text:p>
          </table:table-cell>
          <table:table-cell office:value-type="string" calcext:value-type="string">
            <text:p>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A3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Dalfampridine</text:p>
          </table:table-cell>
          <table:table-cell office:value-type="string" calcext:value-type="string">
            <text:p>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A4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Dalfampridine</text:p>
          </table:table-cell>
          <table:table-cell office:value-type="string" calcext:value-type="string">
            <text:p>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A5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Vernakalant,Dalfampridine,Isavuconazole</text:p>
          </table:table-cell>
          <table:table-cell office:value-type="string" calcext:value-type="string">
            <text:p>DB06217,DB06637,DB11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A6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Dalfampridine</text:p>
          </table:table-cell>
          <table:table-cell office:value-type="string" calcext:value-type="string">
            <text:p>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A7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Dalfampridine</text:p>
          </table:table-cell>
          <table:table-cell office:value-type="string" calcext:value-type="string">
            <text:p>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B1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Dalfampridine</text:p>
          </table:table-cell>
          <table:table-cell office:value-type="string" calcext:value-type="string">
            <text:p>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B2</text:p>
          </table:table-cell>
          <table:table-cell office:value-type="float" office:value="9312" calcext:value-type="float">
            <text:p>9312</text:p>
          </table:table-cell>
          <table:table-cell office:value-type="string" calcext:value-type="string">
            <text:p>Dalfampridine</text:p>
          </table:table-cell>
          <table:table-cell office:value-type="string" calcext:value-type="string">
            <text:p>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C1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Dalfampridine</text:p>
          </table:table-cell>
          <table:table-cell office:value-type="string" calcext:value-type="string">
            <text:p>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C2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Dalfampridine</text:p>
          </table:table-cell>
          <table:table-cell office:value-type="string" calcext:value-type="string">
            <text:p>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C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Dalfampridine</text:p>
          </table:table-cell>
          <table:table-cell office:value-type="string" calcext:value-type="string">
            <text:p>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D1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Dalfampridine</text:p>
          </table:table-cell>
          <table:table-cell office:value-type="string" calcext:value-type="string">
            <text:p>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D2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Disopyramide,Amitriptyline,Imipramine,Dalfampridine</text:p>
          </table:table-cell>
          <table:table-cell office:value-type="string" calcext:value-type="string">
            <text:p>DB00280,DB00321,DB00458,DB06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D3</text:p>
          </table:table-cell>
          <table:table-cell office:value-type="float" office:value="3752" calcext:value-type="float">
            <text:p>3752</text:p>
          </table:table-cell>
          <table:table-cell office:value-type="string" calcext:value-type="string">
            <text:p>Disopyramide,Amitriptyline,Imipramine,Vernakalant,Dalfampridine,Isavuconazole</text:p>
          </table:table-cell>
          <table:table-cell office:value-type="string" calcext:value-type="string">
            <text:p>DB00280,DB00321,DB00458,DB06217,DB06637,DB11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E1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DB00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H1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Imipramine,Astemizole</text:p>
          </table:table-cell>
          <table:table-cell office:value-type="string" calcext:value-type="string">
            <text:p>DB00458,DB00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H2</text:p>
          </table:table-cell>
          <table:table-cell office:value-type="float" office:value="3757" calcext:value-type="float">
            <text:p>3757</text:p>
          </table:table-cell>
          <table:table-cell office:value-type="string" calcext:value-type="string">
            <text:p>Fluvoxamine,Erythromycin,Dofetilide,Amsacrine,Disopyramide,Ibutilide,Terfenadine,Alfuzosin,Loratadine,Prazosin,Imipramine,Fluoxetine,Chlorpromazine,Ciprofloxacin,Doxazosin,Cisapride,Astemizole,Verapamil,Tamoxifen,Thioridazine,Quinidine,Ketoconazole,Procainamide,Perhexiline,Pimozide,Miconazole,Amiodarone,Carvedilol,Doxepin,Nefazodone,Terazosin,Propafenone,Flecainide,Clarithromycin,Halofantrine,Bepridil,Dronedarone,Sertindole,Vernakalant,Isavuconazole,Pitolisant,Betrixaban</text:p>
          </table:table-cell>
          <table:table-cell office:value-type="string" calcext:value-type="string">
            <text:p>DB00176,DB00199,DB00204,DB00276,DB00280,DB00308,DB00342,DB00346,DB00455,DB00457,DB00458,DB00472,DB00477,DB00537,DB00590,DB00604,DB00637,DB00661,DB00675,DB00679,DB00908,DB01026,DB01035,DB01074,DB01100,DB01110,DB01118,DB01136,DB01142,DB01149,DB01162,DB01182,DB01195,DB01211,DB01218,DB01244,DB04855,DB06144,DB06217,DB11633,DB11642,DB1236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CNH6</text:p>
          </table:table-cell>
          <table:table-cell office:value-type="float" office:value="81033" calcext:value-type="float">
            <text:p>81033</text:p>
          </table:table-cell>
          <table:table-cell office:value-type="string" calcext:value-type="string">
            <text:p>Ibutilide,Prazosin,Doxazosin,Miconazole,Terazosin</text:p>
          </table:table-cell>
          <table:table-cell office:value-type="string" calcext:value-type="string">
            <text:p>DB00308,DB00457,DB00590,DB01110,DB01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H7</text:p>
          </table:table-cell>
          <table:table-cell office:value-type="float" office:value="90134" calcext:value-type="float">
            <text:p>90134</text:p>
          </table:table-cell>
          <table:table-cell office:value-type="string" calcext:value-type="string">
            <text:p>Ibutilide,Prazosin,Doxazosin,Miconazole,Terazosin</text:p>
          </table:table-cell>
          <table:table-cell office:value-type="string" calcext:value-type="string">
            <text:p>DB00308,DB00457,DB00590,DB01110,DB01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J1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Bethanidine,Glimepiride,Minoxidil,Tolbutamide,Yohimbine</text:p>
          </table:table-cell>
          <table:table-cell office:value-type="string" calcext:value-type="string">
            <text:p>DB00217,DB00222,DB00350,DB01124,DB01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J11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Glimepiride,Ibutilide,Verapamil,Glyburide,Thiamylal,Isavuconazole</text:p>
          </table:table-cell>
          <table:table-cell office:value-type="string" calcext:value-type="string">
            <text:p>DB00222,DB00308,DB00661,DB01016,DB01154,DB11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J12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Dofetilide</text:p>
          </table:table-cell>
          <table:table-cell office:value-type="string" calcext:value-type="string">
            <text:p>DB00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J3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Ethanol,Halothane</text:p>
          </table:table-cell>
          <table:table-cell office:value-type="string" calcext:value-type="string">
            <text:p>DB00898,DB01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J4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DB01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J5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Ethanol,Glyburide</text:p>
          </table:table-cell>
          <table:table-cell office:value-type="string" calcext:value-type="string">
            <text:p>DB00898,DB01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J6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Ethanol,Halothane,Isavuconazole</text:p>
          </table:table-cell>
          <table:table-cell office:value-type="string" calcext:value-type="string">
            <text:p>DB00898,DB01159,DB11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J8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Phenformin,Thiamylal</text:p>
          </table:table-cell>
          <table:table-cell office:value-type="string" calcext:value-type="string">
            <text:p>DB00914,DB01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J9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Ethanol,Isavuconazole</text:p>
          </table:table-cell>
          <table:table-cell office:value-type="string" calcext:value-type="string">
            <text:p>DB00898,DB11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K1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Ibutilide,Quinidine</text:p>
          </table:table-cell>
          <table:table-cell office:value-type="string" calcext:value-type="string">
            <text:p>DB00308,DB00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K2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Dofetilide,Dronedarone</text:p>
          </table:table-cell>
          <table:table-cell office:value-type="string" calcext:value-type="string">
            <text:p>DB00204,DB04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K3</text:p>
          </table:table-cell>
          <table:table-cell office:value-type="float" office:value="3777" calcext:value-type="float">
            <text:p>3777</text:p>
          </table:table-cell>
          <table:table-cell office:value-type="string" calcext:value-type="string">
            <text:p>Halothane</text:p>
          </table:table-cell>
          <table:table-cell office:value-type="string" calcext:value-type="string">
            <text:p>DB01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K4-TEX40</text:p>
          </table:table-cell>
          <table:table-cell office:value-type="float" office:value="106780802" calcext:value-type="float">
            <text:p>106780802</text:p>
          </table:table-cell>
          <table:table-cell office:value-type="string" calcext:value-type="string">
            <text:p>Insulin Human,Insulin Pork</text:p>
          </table:table-cell>
          <table:table-cell office:value-type="string" calcext:value-type="string">
            <text:p>DB00030,DB00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K6</text:p>
          </table:table-cell>
          <table:table-cell office:value-type="float" office:value="9424" calcext:value-type="float">
            <text:p>9424</text:p>
          </table:table-cell>
          <table:table-cell office:value-type="string" calcext:value-type="string">
            <text:p>Ibutilide,Quinidine</text:p>
          </table:table-cell>
          <table:table-cell office:value-type="string" calcext:value-type="string">
            <text:p>DB00308,DB00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K9</text:p>
          </table:table-cell>
          <table:table-cell office:value-type="float" office:value="51305" calcext:value-type="float">
            <text:p>51305</text:p>
          </table:table-cell>
          <table:table-cell office:value-type="string" calcext:value-type="string">
            <text:p>Halothane</text:p>
          </table:table-cell>
          <table:table-cell office:value-type="string" calcext:value-type="string">
            <text:p>DB01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MA1</text:p>
          </table:table-cell>
          <table:table-cell office:value-type="float" office:value="3778" calcext:value-type="float">
            <text:p>3778</text:p>
          </table:table-cell>
          <table:table-cell office:value-type="string" calcext:value-type="string">
            <text:p>Chlorzoxazone,Procaine,Hydrochlorothiazide,Miconazole,Halothane,Trimebutine</text:p>
          </table:table-cell>
          <table:table-cell office:value-type="string" calcext:value-type="string">
            <text:p>DB00356,DB00721,DB00999,DB01110,DB01159,DB09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MB1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DB01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MB2</text:p>
          </table:table-cell>
          <table:table-cell office:value-type="float" office:value="10242" calcext:value-type="float">
            <text:p>10242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DB01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MB3</text:p>
          </table:table-cell>
          <table:table-cell office:value-type="float" office:value="27094" calcext:value-type="float">
            <text:p>27094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DB01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MB4</text:p>
          </table:table-cell>
          <table:table-cell office:value-type="float" office:value="27345" calcext:value-type="float">
            <text:p>27345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DB01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N1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DB01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N2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DB01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N3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DB01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N4</text:p>
          </table:table-cell>
          <table:table-cell office:value-type="float" office:value="3783" calcext:value-type="float">
            <text:p>3783</text:p>
          </table:table-cell>
          <table:table-cell office:value-type="string" calcext:value-type="string">
            <text:p>Enflurane,Clotrimazole,Quinine,Miconazole,Halothane</text:p>
          </table:table-cell>
          <table:table-cell office:value-type="string" calcext:value-type="string">
            <text:p>DB00228,DB00257,DB00468,DB01110,DB01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Q1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Indapamide,Bepridil,Isavuconazole</text:p>
          </table:table-cell>
          <table:table-cell office:value-type="string" calcext:value-type="string">
            <text:p>DB00808,DB01244,DB11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Q2</text:p>
          </table:table-cell>
          <table:table-cell office:value-type="float" office:value="3785" calcext:value-type="float">
            <text:p>3785</text:p>
          </table:table-cell>
          <table:table-cell office:value-type="string" calcext:value-type="string">
            <text:p>Amitriptyline,Diclofenac,Meclofenamic acid,Ezogabine</text:p>
          </table:table-cell>
          <table:table-cell office:value-type="string" calcext:value-type="string">
            <text:p>DB00321,DB00586,DB00939,DB04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Q3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Amitriptyline,Diclofenac,Meclofenamic acid,Ezogabine</text:p>
          </table:table-cell>
          <table:table-cell office:value-type="string" calcext:value-type="string">
            <text:p>DB00321,DB00586,DB00939,DB04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Q4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Ezogabine</text:p>
          </table:table-cell>
          <table:table-cell office:value-type="string" calcext:value-type="string">
            <text:p>DB04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CNQ5</text:p>
          </table:table-cell>
          <table:table-cell office:value-type="float" office:value="56479" calcext:value-type="float">
            <text:p>56479</text:p>
          </table:table-cell>
          <table:table-cell office:value-type="string" calcext:value-type="string">
            <text:p>Ezogabine</text:p>
          </table:table-cell>
          <table:table-cell office:value-type="string" calcext:value-type="string">
            <text:p>DB04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DR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Sorafenib,Sunitinib,Pazopanib,Midostaurin,Axitinib,Cabozantinib,Regorafenib,Ponatinib,Lenvatinib,Nintedanib</text:p>
          </table:table-cell>
          <table:table-cell office:value-type="string" calcext:value-type="string">
            <text:p>DB00398,DB01268,DB06589,DB06595,DB06626,DB08875,DB08896,DB08901,DB09078,DB09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HSRP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Resveratrol</text:p>
          </table:table-cell>
          <table:table-cell office:value-type="string" calcext:value-type="string">
            <text:p>DB02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T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Sorafenib,Imatinib,Dasatinib,Sunitinib,Nilotinib,Pazopanib,Midostaurin,Regorafenib,Ponatinib,Lenvatinib</text:p>
          </table:table-cell>
          <table:table-cell office:value-type="string" calcext:value-type="string">
            <text:p>DB00398,DB00619,DB01254,DB01268,DB04868,DB06589,DB06595,DB08896,DB08901,DB09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K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ifepristone,Cyproterone acetate</text:p>
          </table:table-cell>
          <table:table-cell office:value-type="string" calcext:value-type="string">
            <text:p>DB00834,DB04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KB1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Zinc,Human C1-esterase inhibitor,Conestat alfa</text:p>
          </table:table-cell>
          <table:table-cell office:value-type="string" calcext:value-type="string">
            <text:p>DB01593,DB06404,DB09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G1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T1</text:p>
          </table:table-cell>
          <table:table-cell office:value-type="float" office:value="3848" calcext:value-type="float">
            <text:p>3848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T10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T12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Griseofulvin</text:p>
          </table:table-cell>
          <table:table-cell office:value-type="string" calcext:value-type="string">
            <text:p>DB00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T14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T16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T2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T5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T6A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T7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Primaquine</text:p>
          </table:table-cell>
          <table:table-cell office:value-type="string" calcext:value-type="string">
            <text:p>DB010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T9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rasterone,Deoxycholic Acid</text:p>
          </table:table-cell>
          <table:table-cell office:value-type="string" calcext:value-type="string">
            <text:p>DB01708,DB0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AT1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AT3</text:p>
          </table:table-cell>
          <table:table-cell office:value-type="float" office:value="56267" calcext:value-type="float">
            <text:p>56267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NU</text:p>
          </table:table-cell>
          <table:table-cell office:value-type="float" office:value="8942" calcext:value-type="float">
            <text:p>8942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CAM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DB00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LBA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Palmitic Acid</text:p>
          </table:table-cell>
          <table:table-cell office:value-type="string" calcext:value-type="string">
            <text:p>DB03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CK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Dasatinib,Ponatinib,Nintedanib</text:p>
          </table:table-cell>
          <table:table-cell office:value-type="string" calcext:value-type="string">
            <text:p>DB01254,DB08901,DB09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CN1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DB0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DHA</text:p>
          </table:table-cell>
          <table:table-cell office:value-type="float" office:value="3939" calcext:value-type="float">
            <text:p>3939</text:p>
          </table:table-cell>
          <table:table-cell office:value-type="string" calcext:value-type="string">
            <text:p>NADH,Nicotinamide</text:p>
          </table:table-cell>
          <table:table-cell office:value-type="string" calcext:value-type="string">
            <text:p>DB00157,DB02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DHAL6A</text:p>
          </table:table-cell>
          <table:table-cell office:value-type="float" office:value="160287" calcext:value-type="float">
            <text:p>16028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DHAL6B</text:p>
          </table:table-cell>
          <table:table-cell office:value-type="float" office:value="92483" calcext:value-type="float">
            <text:p>92483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DHB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DHC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DLR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Ubidecarenone</text:p>
          </table:table-cell>
          <table:table-cell office:value-type="string" calcext:value-type="string">
            <text:p>DB0927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1</text:p>
          </table:table-cell>
          <table:table-cell office:value-type="float" office:value="51176" calcext:value-type="float">
            <text:p>51176</text:p>
          </table:table-cell>
          <table:table-cell office:value-type="string" calcext:value-type="string">
            <text:p>Etacrynic acid</text:p>
          </table:table-cell>
          <table:table-cell office:value-type="string" calcext:value-type="string">
            <text:p>DB00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-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evamisole</text:p>
          </table:table-cell>
          <table:table-cell office:value-type="string" calcext:value-type="string">
            <text:p>DB00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CGR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Goserelin,Lutropin alfa,Cetrorelix,Buserelin,Chorionic Gonadotropin (Human)</text:p>
          </table:table-cell>
          <table:table-cell office:value-type="string" calcext:value-type="string">
            <text:p>DB00014,DB00044,DB00050,DB06719,DB09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K1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Dabrafenib</text:p>
          </table:table-cell>
          <table:table-cell office:value-type="string" calcext:value-type="string">
            <text:p>DB08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PF</text:p>
          </table:table-cell>
          <table:table-cell office:value-type="float" office:value="8513" calcext:value-type="float">
            <text:p>8513</text:p>
          </table:table-cell>
          <table:table-cell office:value-type="string" calcext:value-type="string">
            <text:p>Orlistat</text:p>
          </table:table-cell>
          <table:table-cell office:value-type="string" calcext:value-type="string">
            <text:p>DB01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105376906</text:p>
          </table:table-cell>
          <table:table-cell office:value-type="float" office:value="105376906" calcext:value-type="float">
            <text:p>105376906</text:p>
          </table:table-cell>
          <table:table-cell office:value-type="string" calcext:value-type="string">
            <text:p>Indinavir,Nevirapine,Tenofovir disoproxil,Zidovudine,Ritonavir,Efavirenz,Stavudine,Amprenavir,Delavirdine,Lamivudine,Didanosine,Tipranavir,Zalcitabine,Atazanavir,Saquinavir,Darunavir,Fosamprenavir,Lopinavir,Rilpivirine,Dolutegravir,Elvitegravir,Bictegravir</text:p>
          </table:table-cell>
          <table:table-cell office:value-type="string" calcext:value-type="string">
            <text:p>DB00224,DB00238,DB00300,DB00495,DB00503,DB00625,DB00649,DB00701,DB00705,DB00709,DB00900,DB00932,DB00943,DB01072,DB01232,DB01264,DB01319,DB01601,DB08864,DB08930,DB09101,DB117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106113036</text:p>
          </table:table-cell>
          <table:table-cell office:value-type="float" office:value="106113036" calcext:value-type="float">
            <text:p>106113036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112694756</text:p>
          </table:table-cell>
          <table:table-cell office:value-type="float" office:value="112694756" calcext:value-type="float">
            <text:p>112694756</text:p>
          </table:table-cell>
          <table:table-cell office:value-type="string" calcext:value-type="string">
            <text:p>Deoxycholic Acid</text:p>
          </table:table-cell>
          <table:table-cell office:value-type="string" calcext:value-type="string">
            <text:p>DB0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A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Aminocaproic Acid</text:p>
          </table:table-cell>
          <table:table-cell office:value-type="string" calcext:value-type="string">
            <text:p>DB00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RP2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Insulin Human,Insulin Pork,Gentamicin</text:p>
          </table:table-cell>
          <table:table-cell office:value-type="string" calcext:value-type="string">
            <text:p>DB00030,DB00071,DB007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M6</text:p>
          </table:table-cell>
          <table:table-cell office:value-type="float" office:value="11157" calcext:value-type="float">
            <text:p>11157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A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Etanercept</text:p>
          </table:table-cell>
          <table:table-cell office:value-type="string" calcext:value-type="string">
            <text:p>DB00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A4H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DB01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B4R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Morniflumate</text:p>
          </table:table-cell>
          <table:table-cell office:value-type="string" calcext:value-type="string">
            <text:p>DB09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C4S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F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Nimesulide,Parecoxib</text:p>
          </table:table-cell>
          <table:table-cell office:value-type="string" calcext:value-type="string">
            <text:p>DB04743,DB084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96</text:p>
          </table:table-cell>
          <table:table-cell office:value-type="float" office:value="23643" calcext:value-type="float">
            <text:p>23643</text:p>
          </table:table-cell>
          <table:table-cell office:value-type="string" calcext:value-type="string">
            <text:p>Morphine,Methadone</text:p>
          </table:table-cell>
          <table:table-cell office:value-type="string" calcext:value-type="string">
            <text:p>DB00295,DB00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N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Dasatinib,Bosutinib,Ponatinib,Nintedanib</text:p>
          </table:table-cell>
          <table:table-cell office:value-type="string" calcext:value-type="string">
            <text:p>DB01254,DB06616,DB08901,DB09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OA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Riboflavin,Amphetamine,Nicotine,Phentermine,Zolmitriptan,Phenylephrine,Phenylpropanolamine,Testosterone,Sumatriptan,Procaine,Tranylcypromine,Minaprine,Pseudoephedrine,Zonisamide,Almotriptan,Naratriptan,Rizatriptan,Dopamine,Selegiline,Sertraline,Ephedra,Methamphetamine,Oxymetholone,Capsaicin,Nandrolone decanoate,Pirlindole,Testosterone cypionate,Testosterone enanthate,Testosterone undecanoate</text:p>
          </table:table-cell>
          <table:table-cell office:value-type="string" calcext:value-type="string">
            <text:p>DB00140,DB00182,DB00184,DB00191,DB00315,DB00388,DB00397,DB00624,DB00669,DB00721,DB00752,DB00805,DB00852,DB00909,DB00918,DB00952,DB00953,DB00988,DB01037,DB01104,DB01363,DB01577,DB06412,DB06774,DB08804,DB09244,DB13943,DB13944,DB1394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OB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Amphetamine,Nicotine,Phentermine,Tranylcypromine,Zonisamide,Amantadine,Dopamine,Selegiline,Sertraline,Pioglitazone,Ephedra,Rasagiline,Methamphetamine,Nandrolone decanoate</text:p>
          </table:table-cell>
          <table:table-cell office:value-type="string" calcext:value-type="string">
            <text:p>DB00182,DB00184,DB00191,DB00752,DB00909,DB00915,DB00988,DB01037,DB01104,DB01132,DB01363,DB01367,DB01577,DB0880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P1A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Estramustine</text:p>
          </table:table-cell>
          <table:table-cell office:value-type="string" calcext:value-type="string">
            <text:p>DB01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2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Estramustine,Paclitaxel,Docetaxel</text:p>
          </table:table-cell>
          <table:table-cell office:value-type="string" calcext:value-type="string">
            <text:p>DB01196,DB01229,DB01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2K1</text:p>
          </table:table-cell>
          <table:table-cell office:value-type="float" office:value="5604" calcext:value-type="float">
            <text:p>5604</text:p>
          </table:table-cell>
          <table:table-cell office:value-type="string" calcext:value-type="string">
            <text:p>Cobimetinib,Bosutinib</text:p>
          </table:table-cell>
          <table:table-cell office:value-type="string" calcext:value-type="string">
            <text:p>DB05239,DB06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2K2</text:p>
          </table:table-cell>
          <table:table-cell office:value-type="float" office:value="5605" calcext:value-type="float">
            <text:p>5605</text:p>
          </table:table-cell>
          <table:table-cell office:value-type="string" calcext:value-type="string">
            <text:p>Bosutinib</text:p>
          </table:table-cell>
          <table:table-cell office:value-type="string" calcext:value-type="string">
            <text:p>DB06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3K2</text:p>
          </table:table-cell>
          <table:table-cell office:value-type="float" office:value="10746" calcext:value-type="float">
            <text:p>10746</text:p>
          </table:table-cell>
          <table:table-cell office:value-type="string" calcext:value-type="string">
            <text:p>Bosutinib</text:p>
          </table:table-cell>
          <table:table-cell office:value-type="string" calcext:value-type="string">
            <text:p>DB06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3K20</text:p>
          </table:table-cell>
          <table:table-cell office:value-type="float" office:value="51776" calcext:value-type="float">
            <text:p>51776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DB0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4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Paclitaxel,Docetaxel</text:p>
          </table:table-cell>
          <table:table-cell office:value-type="string" calcext:value-type="string">
            <text:p>DB01229,DB01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K1</text:p>
          </table:table-cell>
          <table:table-cell office:value-type="float" office:value="5594" calcext:value-type="float">
            <text:p>5594</text:p>
          </table:table-cell>
          <table:table-cell office:value-type="string" calcext:value-type="string">
            <text:p>Isoprenaline,Arsenic trioxide</text:p>
          </table:table-cell>
          <table:table-cell office:value-type="string" calcext:value-type="string">
            <text:p>DB01064,DB01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K11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Regorafenib</text:p>
          </table:table-cell>
          <table:table-cell office:value-type="string" calcext:value-type="string">
            <text:p>DB08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K14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DB0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K3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Sulindac,Arsenic trioxide</text:p>
          </table:table-cell>
          <table:table-cell office:value-type="string" calcext:value-type="string">
            <text:p>DB00605,DB01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T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Lansoprazole,Astemizole,Paclitaxel,Docetaxel</text:p>
          </table:table-cell>
          <table:table-cell office:value-type="string" calcext:value-type="string">
            <text:p>DB00448,DB00637,DB01229,DB01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1A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Ademetionine</text:p>
          </table:table-cell>
          <table:table-cell office:value-type="string" calcext:value-type="string">
            <text:p>DB00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2A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Ademetionine</text:p>
          </table:table-cell>
          <table:table-cell office:value-type="string" calcext:value-type="string">
            <text:p>DB00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HR1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Haloperidol</text:p>
          </table:table-cell>
          <table:table-cell office:value-type="string" calcext:value-type="string">
            <text:p>DB00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F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Tetracycline</text:p>
          </table:table-cell>
          <table:table-cell office:value-type="string" calcext:value-type="string">
            <text:p>DB00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H1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NADH,Citric Acid</text:p>
          </table:table-cell>
          <table:table-cell office:value-type="string" calcext:value-type="string">
            <text:p>DB00157,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M2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TK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DB00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2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3</text:p>
          </table:table-cell>
          <table:table-cell office:value-type="float" office:value="10873" calcext:value-type="float">
            <text:p>10873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Crizotinib,Cabozantinib</text:p>
          </table:table-cell>
          <table:table-cell office:value-type="string" calcext:value-type="string">
            <text:p>DB08865,DB08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X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GMT</text:p>
          </table:table-cell>
          <table:table-cell office:value-type="float" office:value="4255" calcext:value-type="float">
            <text:p>4255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GST1</text:p>
          </table:table-cell>
          <table:table-cell office:value-type="float" office:value="4257" calcext:value-type="float">
            <text:p>4257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GST2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GST3</text:p>
          </table:table-cell>
          <table:table-cell office:value-type="float" office:value="4259" calcext:value-type="float">
            <text:p>4259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F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H1</text:p>
          </table:table-cell>
          <table:table-cell office:value-type="float" office:value="4292" calcext:value-type="float">
            <text:p>4292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NR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DB001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P2</text:p>
          </table:table-cell>
          <table:table-cell office:value-type="float" office:value="4313" calcext:value-type="float">
            <text:p>4313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DB01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P20</text:p>
          </table:table-cell>
          <table:table-cell office:value-type="float" office:value="9313" calcext:value-type="float">
            <text:p>9313</text:p>
          </table:table-cell>
          <table:table-cell office:value-type="string" calcext:value-type="string">
            <text:p>Fenofibrate,Fenofibric acid</text:p>
          </table:table-cell>
          <table:table-cell office:value-type="string" calcext:value-type="string">
            <text:p>DB01039,DB13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P9</text:p>
          </table:table-cell>
          <table:table-cell office:value-type="float" office:value="4318" calcext:value-type="float">
            <text:p>4318</text:p>
          </table:table-cell>
          <table:table-cell office:value-type="string" calcext:value-type="string">
            <text:p>Glutathione,Minocycline,Captopril,Zinc</text:p>
          </table:table-cell>
          <table:table-cell office:value-type="string" calcext:value-type="string">
            <text:p>DB00143,DB01017,DB01197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B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COS</text:p>
          </table:table-cell>
          <table:table-cell office:value-type="float" office:value="55034" calcext:value-type="float">
            <text:p>55034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G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Cisplatin,Zinc</text:p>
          </table:table-cell>
          <table:table-cell office:value-type="string" calcext:value-type="string">
            <text:p>DB00515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O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Human Serum Albumin,Aminosalicylic Acid,Mesalazine,Nabumetone,Tolmetin,Cisplatin,L-Carnitine,Melatonin,Capsaicin</text:p>
          </table:table-cell>
          <table:table-cell office:value-type="string" calcext:value-type="string">
            <text:p>DB00062,DB00233,DB00244,DB00461,DB00500,DB00515,DB00583,DB01065,DB0677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C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eftazidime,Cefazolin,Cefoperazone,Cefradine,Cefacetrile</text:p>
          </table:table-cell>
          <table:table-cell office:value-type="string" calcext:value-type="string">
            <text:p>DB00438,DB01327,DB01329,DB01333,DB01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RC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eftazidime,Cefazolin,Cefoperazone,Cefacetrile</text:p>
          </table:table-cell>
          <table:table-cell office:value-type="string" calcext:value-type="string">
            <text:p>DB00438,DB01327,DB01329,DB01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RD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eftazidime,Cefazolin,Cefoperazone</text:p>
          </table:table-cell>
          <table:table-cell office:value-type="string" calcext:value-type="string">
            <text:p>DB00438,DB01327,DB01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MO1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1A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Cisplatin,Zinc</text:p>
          </table:table-cell>
          <table:table-cell office:value-type="string" calcext:value-type="string">
            <text:p>DB00515,DB0159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2A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Cisplatin,Zinc</text:p>
          </table:table-cell>
          <table:table-cell office:value-type="string" calcext:value-type="string">
            <text:p>DB00515,DB0159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3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ATP6P2</text:p>
          </table:table-cell>
          <table:table-cell office:value-type="float" office:value="100287745" calcext:value-type="float">
            <text:p>100287745</text:p>
          </table:table-cell>
          <table:table-cell office:value-type="string" calcext:value-type="string">
            <text:p>Estradiol,Estradiol acetate,Estradiol benzoate,Estradiol cypionate,Estradiol dienanthate,Estradiol valerate</text:p>
          </table:table-cell>
          <table:table-cell office:value-type="string" calcext:value-type="string">
            <text:p>DB00783,DB13952,DB13953,DB13954,DB13955,DB13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CO1P21</text:p>
          </table:table-cell>
          <table:table-cell office:value-type="float" office:value="107075164" calcext:value-type="float">
            <text:p>107075164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CO2P23</text:p>
          </table:table-cell>
          <table:table-cell office:value-type="float" office:value="107075192" calcext:value-type="float">
            <text:p>107075192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CO3P10</text:p>
          </table:table-cell>
          <table:table-cell office:value-type="float" office:value="107075152" calcext:value-type="float">
            <text:p>107075152</text:p>
          </table:table-cell>
          <table:table-cell office:value-type="string" calcext:value-type="string">
            <text:p>Cholic Acid</text:p>
          </table:table-cell>
          <table:table-cell office:value-type="string" calcext:value-type="string">
            <text:p>DB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CYBP28</text:p>
          </table:table-cell>
          <table:table-cell office:value-type="float" office:value="107075134" calcext:value-type="float">
            <text:p>107075134</text:p>
          </table:table-cell>
          <table:table-cell office:value-type="string" calcext:value-type="string">
            <text:p>Atovaquone</text:p>
          </table:table-cell>
          <table:table-cell office:value-type="string" calcext:value-type="string">
            <text:p>DB01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HFD1</text:p>
          </table:table-cell>
          <table:table-cell office:value-type="float" office:value="4522" calcext:value-type="float">
            <text:p>4522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HFD2</text:p>
          </table:table-cell>
          <table:table-cell office:value-type="float" office:value="10797" calcext:value-type="float">
            <text:p>1079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HFR</text:p>
          </table:table-cell>
          <table:table-cell office:value-type="float" office:value="4524" calcext:value-type="float">
            <text:p>4524</text:p>
          </table:table-cell>
          <table:table-cell office:value-type="string" calcext:value-type="string">
            <text:p>Riboflavin,Folic Acid,Fluorouracil,Methotrexate</text:p>
          </table:table-cell>
          <table:table-cell office:value-type="string" calcext:value-type="string">
            <text:p>DB00140,DB00158,DB00544,DB0056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ND1P36</text:p>
          </table:table-cell>
          <table:table-cell office:value-type="float" office:value="100506721" calcext:value-type="float">
            <text:p>100506721</text:p>
          </table:table-cell>
          <table:table-cell office:value-type="string" calcext:value-type="string">
            <text:p>NADH,Isoflurane,Methoxyflurane,Halothane,Desflurane,Sevoflurane</text:p>
          </table:table-cell>
          <table:table-cell office:value-type="string" calcext:value-type="string">
            <text:p>DB00157,DB00753,DB01028,DB01159,DB01189,DB0123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ND2P39</text:p>
          </table:table-cell>
          <table:table-cell office:value-type="float" office:value="107075312" calcext:value-type="float">
            <text:p>107075312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ND3P17</text:p>
          </table:table-cell>
          <table:table-cell office:value-type="float" office:value="107075279" calcext:value-type="float">
            <text:p>10707527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ND4LP9</text:p>
          </table:table-cell>
          <table:table-cell office:value-type="float" office:value="107075237" calcext:value-type="float">
            <text:p>10707523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ND4P18</text:p>
          </table:table-cell>
          <table:table-cell office:value-type="float" office:value="100873350" calcext:value-type="float">
            <text:p>100873350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ND5P14</text:p>
          </table:table-cell>
          <table:table-cell office:value-type="float" office:value="100873258" calcext:value-type="float">
            <text:p>100873258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ND6P2</text:p>
          </table:table-cell>
          <table:table-cell office:value-type="float" office:value="106478941" calcext:value-type="float">
            <text:p>106478941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NR1A</text:p>
          </table:table-cell>
          <table:table-cell office:value-type="float" office:value="4543" calcext:value-type="float">
            <text:p>4543</text:p>
          </table:table-cell>
          <table:table-cell office:value-type="string" calcext:value-type="string">
            <text:p>Ramelteon,Melatonin,Resveratrol,Agomelatine</text:p>
          </table:table-cell>
          <table:table-cell office:value-type="string" calcext:value-type="string">
            <text:p>DB00980,DB01065,DB02709,DB06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NR1B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Ramelteon,Melatonin,Resveratrol,Agomelatine</text:p>
          </table:table-cell>
          <table:table-cell office:value-type="string" calcext:value-type="string">
            <text:p>DB00980,DB01065,DB02709,DB06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OR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Pimecrolimus,Sirolimus,Everolimus,Temsirolimus</text:p>
          </table:table-cell>
          <table:table-cell office:value-type="string" calcext:value-type="string">
            <text:p>DB00337,DB00877,DB01590,DB06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TP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Hesperetin,Lomitapide</text:p>
          </table:table-cell>
          <table:table-cell office:value-type="string" calcext:value-type="string">
            <text:p>DB01094,DB08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TYH</text:p>
          </table:table-cell>
          <table:table-cell office:value-type="float" office:value="4595" calcext:value-type="float">
            <text:p>4595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AA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Cannabidiol</text:p>
          </table:table-cell>
          <table:table-cell office:value-type="string" calcext:value-type="string">
            <text:p>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GA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PEPLD</text:p>
          </table:table-cell>
          <table:table-cell office:value-type="float" office:value="222236" calcext:value-type="float">
            <text:p>222236</text:p>
          </table:table-cell>
          <table:table-cell office:value-type="string" calcext:value-type="string">
            <text:p>Cannabidiol</text:p>
          </table:table-cell>
          <table:table-cell office:value-type="string" calcext:value-type="string">
            <text:p>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T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lfamethoxazole</text:p>
          </table:table-cell>
          <table:table-cell office:value-type="string" calcext:value-type="string">
            <text:p>DB0101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T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etaminophen,Isoniazid,Sulfamethoxazole,Clonazepam,Ezogabine</text:p>
          </table:table-cell>
          <table:table-cell office:value-type="string" calcext:value-type="string">
            <text:p>DB00316,DB00951,DB01015,DB01068,DB0495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T8L</text:p>
          </table:table-cell>
          <table:table-cell office:value-type="float" office:value="339983" calcext:value-type="float">
            <text:p>339983</text:p>
          </table:table-cell>
          <table:table-cell office:value-type="string" calcext:value-type="string">
            <text:p>Mesalazine,Cisplatin,Isoniazid</text:p>
          </table:table-cell>
          <table:table-cell office:value-type="string" calcext:value-type="string">
            <text:p>DB00244,DB00515,DB0095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OA2</text:p>
          </table:table-cell>
          <table:table-cell office:value-type="float" office:value="10499" calcext:value-type="float">
            <text:p>10499</text:p>
          </table:table-cell>
          <table:table-cell office:value-type="string" calcext:value-type="string">
            <text:p>Diethylstilbestrol,Estradiol,Estradiol acetate,Estradiol benzoate,Estradiol cypionate,Estradiol dienanthate,Estradiol valerate</text:p>
          </table:table-cell>
          <table:table-cell office:value-type="string" calcext:value-type="string">
            <text:p>DB00255,DB00783,DB13952,DB13953,DB13954,DB13955,DB13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1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1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11</text:p>
          </table:table-cell>
          <table:table-cell office:value-type="float" office:value="126328" calcext:value-type="float">
            <text:p>126328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12</text:p>
          </table:table-cell>
          <table:table-cell office:value-type="float" office:value="55967" calcext:value-type="float">
            <text:p>5596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13</text:p>
          </table:table-cell>
          <table:table-cell office:value-type="float" office:value="51079" calcext:value-type="float">
            <text:p>5107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2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3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4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4L2</text:p>
          </table:table-cell>
          <table:table-cell office:value-type="float" office:value="56901" calcext:value-type="float">
            <text:p>56901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5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6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7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8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9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AB1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B1</text:p>
          </table:table-cell>
          <table:table-cell office:value-type="float" office:value="4707" calcext:value-type="float">
            <text:p>470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B10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B2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B3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B4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B5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B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B7</text:p>
          </table:table-cell>
          <table:table-cell office:value-type="float" office:value="4713" calcext:value-type="float">
            <text:p>4713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B8</text:p>
          </table:table-cell>
          <table:table-cell office:value-type="float" office:value="4714" calcext:value-type="float">
            <text:p>4714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B9</text:p>
          </table:table-cell>
          <table:table-cell office:value-type="float" office:value="4715" calcext:value-type="float">
            <text:p>4715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C1</text:p>
          </table:table-cell>
          <table:table-cell office:value-type="float" office:value="4717" calcext:value-type="float">
            <text:p>471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C2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NADH,Carvedilol</text:p>
          </table:table-cell>
          <table:table-cell office:value-type="string" calcext:value-type="string">
            <text:p>DB00157,DB01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S1</text:p>
          </table:table-cell>
          <table:table-cell office:value-type="float" office:value="4719" calcext:value-type="float">
            <text:p>471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S2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NADH,Doxorubicin</text:p>
          </table:table-cell>
          <table:table-cell office:value-type="string" calcext:value-type="string">
            <text:p>DB00157,DB0099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UFS3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NADH,Doxorubicin</text:p>
          </table:table-cell>
          <table:table-cell office:value-type="string" calcext:value-type="string">
            <text:p>DB00157,DB0099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UFS4</text:p>
          </table:table-cell>
          <table:table-cell office:value-type="float" office:value="4724" calcext:value-type="float">
            <text:p>4724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S5</text:p>
          </table:table-cell>
          <table:table-cell office:value-type="float" office:value="4725" calcext:value-type="float">
            <text:p>4725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S6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S7</text:p>
          </table:table-cell>
          <table:table-cell office:value-type="float" office:value="374291" calcext:value-type="float">
            <text:p>374291</text:p>
          </table:table-cell>
          <table:table-cell office:value-type="string" calcext:value-type="string">
            <text:p>NADH,Doxorubicin</text:p>
          </table:table-cell>
          <table:table-cell office:value-type="string" calcext:value-type="string">
            <text:p>DB00157,DB0099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UFS8</text:p>
          </table:table-cell>
          <table:table-cell office:value-type="float" office:value="4728" calcext:value-type="float">
            <text:p>4728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V1</text:p>
          </table:table-cell>
          <table:table-cell office:value-type="float" office:value="4723" calcext:value-type="float">
            <text:p>4723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V2</text:p>
          </table:table-cell>
          <table:table-cell office:value-type="float" office:value="4729" calcext:value-type="float">
            <text:p>472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UFV3</text:p>
          </table:table-cell>
          <table:table-cell office:value-type="float" office:value="4731" calcext:value-type="float">
            <text:p>4731</text:p>
          </table:table-cell>
          <table:table-cell office:value-type="string" calcext:value-type="string">
            <text:p>NADH,Ubidecarenone</text:p>
          </table:table-cell>
          <table:table-cell office:value-type="string" calcext:value-type="string">
            <text:p>DB00157,DB092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D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K11</text:p>
          </table:table-cell>
          <table:table-cell office:value-type="float" office:value="79858" calcext:value-type="float">
            <text:p>79858</text:p>
          </table:table-cell>
          <table:table-cell office:value-type="string" calcext:value-type="string">
            <text:p>Dabrafenib</text:p>
          </table:table-cell>
          <table:table-cell office:value-type="string" calcext:value-type="string">
            <text:p>DB08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1</text:p>
          </table:table-cell>
          <table:table-cell office:value-type="float" office:value="4758" calcext:value-type="float">
            <text:p>4758</text:p>
          </table:table-cell>
          <table:table-cell office:value-type="string" calcext:value-type="string">
            <text:p>Oseltamivir</text:p>
          </table:table-cell>
          <table:table-cell office:value-type="string" calcext:value-type="string">
            <text:p>DB00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2</text:p>
          </table:table-cell>
          <table:table-cell office:value-type="float" office:value="4759" calcext:value-type="float">
            <text:p>4759</text:p>
          </table:table-cell>
          <table:table-cell office:value-type="string" calcext:value-type="string">
            <text:p>Oseltamivir</text:p>
          </table:table-cell>
          <table:table-cell office:value-type="string" calcext:value-type="string">
            <text:p>DB00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FATC1</text:p>
          </table:table-cell>
          <table:table-cell office:value-type="float" office:value="4772" calcext:value-type="float">
            <text:p>4772</text:p>
          </table:table-cell>
          <table:table-cell office:value-type="string" calcext:value-type="string">
            <text:p>Pseudoephedrine</text:p>
          </table:table-cell>
          <table:table-cell office:value-type="string" calcext:value-type="string">
            <text:p>DB00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FKB1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Thalidomide,Triflusal</text:p>
          </table:table-cell>
          <table:table-cell office:value-type="string" calcext:value-type="string">
            <text:p>DB01041,DB08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FKB2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DB00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FKBIA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DB00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FS1</text:p>
          </table:table-cell>
          <table:table-cell office:value-type="float" office:value="9054" calcext:value-type="float">
            <text:p>9054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Benzoic Acid,Citric Acid</text:p>
          </table:table-cell>
          <table:table-cell office:value-type="string" calcext:value-type="string">
            <text:p>DB03793,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F</text:p>
          </table:table-cell>
          <table:table-cell office:value-type="float" office:value="4803" calcext:value-type="float">
            <text:p>4803</text:p>
          </table:table-cell>
          <table:table-cell office:value-type="string" calcext:value-type="string">
            <text:p>Clenbuterol</text:p>
          </table:table-cell>
          <table:table-cell office:value-type="string" calcext:value-type="string">
            <text:p>DB01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SCH</text:p>
          </table:table-cell>
          <table:table-cell office:value-type="float" office:value="11188" calcext:value-type="float">
            <text:p>11188</text:p>
          </table:table-cell>
          <table:table-cell office:value-type="string" calcext:value-type="string">
            <text:p>Tizanidine,Moxonidine</text:p>
          </table:table-cell>
          <table:table-cell office:value-type="string" calcext:value-type="string">
            <text:p>DB00697,DB09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ME1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enofovir disoproxil,Lamivudine,Adefovir Dipivoxil,Zinc,Sofosbuvir</text:p>
          </table:table-cell>
          <table:table-cell office:value-type="string" calcext:value-type="string">
            <text:p>DB00300,DB00709,DB00718,DB01593,DB0893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ME2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Tenofovir disoproxil,Lamivudine,Adefovir Dipivoxil</text:p>
          </table:table-cell>
          <table:table-cell office:value-type="string" calcext:value-type="string">
            <text:p>DB00300,DB00709,DB007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NMT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Niacin</text:p>
          </table:table-cell>
          <table:table-cell office:value-type="string" calcext:value-type="string">
            <text:p>DB00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T</text:p>
          </table:table-cell>
          <table:table-cell office:value-type="float" office:value="23530" calcext:value-type="float">
            <text:p>23530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LC1</text:p>
          </table:table-cell>
          <table:table-cell office:value-type="float" office:value="9221" calcext:value-type="float">
            <text:p>9221</text:p>
          </table:table-cell>
          <table:table-cell office:value-type="string" calcext:value-type="string">
            <text:p>Doxorubicin</text:p>
          </table:table-cell>
          <table:table-cell office:value-type="string" calcext:value-type="string">
            <text:p>DB00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O1</text:p>
          </table:table-cell>
          <table:table-cell office:value-type="float" office:value="23420" calcext:value-type="float">
            <text:p>23420</text:p>
          </table:table-cell>
          <table:table-cell office:value-type="string" calcext:value-type="string">
            <text:p>Theophylline</text:p>
          </table:table-cell>
          <table:table-cell office:value-type="string" calcext:value-type="string">
            <text:p>DB00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S1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Doxorubicin,Ketamine</text:p>
          </table:table-cell>
          <table:table-cell office:value-type="string" calcext:value-type="string">
            <text:p>DB00997,DB0122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S2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Doxorubicin,Miconazole,Dexamethasone,Triflusal</text:p>
          </table:table-cell>
          <table:table-cell office:value-type="string" calcext:value-type="string">
            <text:p>DB00997,DB01110,DB01234,DB0881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S3</text:p>
          </table:table-cell>
          <table:table-cell office:value-type="float" office:value="4846" calcext:value-type="float">
            <text:p>4846</text:p>
          </table:table-cell>
          <table:table-cell office:value-type="string" calcext:value-type="string">
            <text:p>Sapropterin,Doxorubicin,Miconazole,Apremilast</text:p>
          </table:table-cell>
          <table:table-cell office:value-type="string" calcext:value-type="string">
            <text:p>DB00360,DB00997,DB01110,DB0567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PC1L1</text:p>
          </table:table-cell>
          <table:table-cell office:value-type="float" office:value="29881" calcext:value-type="float">
            <text:p>29881</text:p>
          </table:table-cell>
          <table:table-cell office:value-type="string" calcext:value-type="string">
            <text:p>Ezetimibe</text:p>
          </table:table-cell>
          <table:table-cell office:value-type="string" calcext:value-type="string">
            <text:p>DB009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PB</text:p>
          </table:table-cell>
          <table:table-cell office:value-type="float" office:value="4879" calcext:value-type="float">
            <text:p>4879</text:p>
          </table:table-cell>
          <table:table-cell office:value-type="string" calcext:value-type="string">
            <text:p>Carvedilol,Oxymetholone</text:p>
          </table:table-cell>
          <table:table-cell office:value-type="string" calcext:value-type="string">
            <text:p>DB01136,DB06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R1</text:p>
          </table:table-cell>
          <table:table-cell office:value-type="float" office:value="4881" calcext:value-type="float">
            <text:p>4881</text:p>
          </table:table-cell>
          <table:table-cell office:value-type="string" calcext:value-type="string">
            <text:p>Isosorbide Dinitrate</text:p>
          </table:table-cell>
          <table:table-cell office:value-type="string" calcext:value-type="string">
            <text:p>DB008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SR1</text:p>
          </table:table-cell>
          <table:table-cell office:value-type="float" office:value="387129" calcext:value-type="float">
            <text:p>387129</text:p>
          </table:table-cell>
          <table:table-cell office:value-type="string" calcext:value-type="string">
            <text:p>Halothane</text:p>
          </table:table-cell>
          <table:table-cell office:value-type="string" calcext:value-type="string">
            <text:p>DB01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TXR</text:p>
          </table:table-cell>
          <table:table-cell office:value-type="float" office:value="23467" calcext:value-type="float">
            <text:p>23467</text:p>
          </table:table-cell>
          <table:table-cell office:value-type="string" calcext:value-type="string">
            <text:p>Phenylbutyric acid</text:p>
          </table:table-cell>
          <table:table-cell office:value-type="string" calcext:value-type="string">
            <text:p>DB06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QO1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Dicoumarol,Cisplatin,Doxorubicin</text:p>
          </table:table-cell>
          <table:table-cell office:value-type="string" calcext:value-type="string">
            <text:p>DB00266,DB00515,DB0099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QO2</text:p>
          </table:table-cell>
          <table:table-cell office:value-type="float" office:value="4835" calcext:value-type="float">
            <text:p>4835</text:p>
          </table:table-cell>
          <table:table-cell office:value-type="string" calcext:value-type="string">
            <text:p>NADH,Melatonin,Primaquine,Resveratrol,Dabigatran etexilate</text:p>
          </table:table-cell>
          <table:table-cell office:value-type="string" calcext:value-type="string">
            <text:p>DB00157,DB01065,DB01087,DB02709,DB0669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R0B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etinoin,Dexamethasone</text:p>
          </table:table-cell>
          <table:table-cell office:value-type="string" calcext:value-type="string">
            <text:p>DB00755,DB01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R1H2</text:p>
          </table:table-cell>
          <table:table-cell office:value-type="float" office:value="7376" calcext:value-type="float">
            <text:p>7376</text:p>
          </table:table-cell>
          <table:table-cell office:value-type="string" calcext:value-type="string">
            <text:p>Diacerein</text:p>
          </table:table-cell>
          <table:table-cell office:value-type="string" calcext:value-type="string">
            <text:p>DB11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R1H3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Diacerein</text:p>
          </table:table-cell>
          <table:table-cell office:value-type="string" calcext:value-type="string">
            <text:p>DB11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R1H4</text:p>
          </table:table-cell>
          <table:table-cell office:value-type="float" office:value="9971" calcext:value-type="float">
            <text:p>9971</text:p>
          </table:table-cell>
          <table:table-cell office:value-type="string" calcext:value-type="string">
            <text:p>Ursodeoxycholic acid,Cholic Acid,Deoxycholic Acid,Myrrh</text:p>
          </table:table-cell>
          <table:table-cell office:value-type="string" calcext:value-type="string">
            <text:p>DB01586,DB02659,DB03619,DB11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R1I2</text:p>
          </table:table-cell>
          <table:table-cell office:value-type="float" office:value="8856" calcext:value-type="float">
            <text:p>8856</text:p>
          </table:table-cell>
          <table:table-cell office:value-type="string" calcext:value-type="string">
            <text:p>Oxiconazole,Phenytoin,Diethylstilbestrol,Clotrimazole,Pentobarbital,Progesterone,Spironolactone,Flutamide,Ritonavir,Erlotinib,Cyclophosphamide,Carbamazepine,Tamoxifen,Warfarin,Estradiol,Mifepristone,Ethinyl Estradiol,Ketoconazole,Fenofibrate,Rifampicin,Clonazepam,Miconazole,Nifedipine,Econazole,Sulfinpyrazone,Phenobarbital,Ifosfamide,Rifaximin,Paclitaxel,Dexamethasone,Docetaxel,Bezafibrate,Prasterone,Resveratrol,Phenolphthalein,Permethrin,Rilpivirine,Myrrh,Troleandomycin,Fenofibric acid,Estradiol acetate,Estradiol benzoate,Estradiol cypionate,Estradiol dienanthate,Estradiol valerate</text:p>
          </table:table-cell>
          <table:table-cell office:value-type="string" calcext:value-type="string">
            <text:p>DB00239,DB00252,DB00255,DB00257,DB00312,DB00396,DB00421,DB00499,DB00503,DB00530,DB00531,DB00564,DB00675,DB00682,DB00783,DB00834,DB00977,DB01026,DB01039,DB01045,DB01068,DB01110,DB01115,DB01127,DB01138,DB01174,DB01181,DB01220,DB01229,DB01234,DB01248,DB01393,DB01708,DB02709,DB04824,DB04930,DB08864,DB11605,DB13179,DB13873,DB13952,DB13953,DB13954,DB13955,DB13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R1I3</text:p>
          </table:table-cell>
          <table:table-cell office:value-type="float" office:value="9970" calcext:value-type="float">
            <text:p>9970</text:p>
          </table:table-cell>
          <table:table-cell office:value-type="string" calcext:value-type="string">
            <text:p>Clotrimazole,Doxylamine,Meclizine,Loperamide,Ketoconazole,Pheniramine,Prasterone,Resveratrol,Cholesterol,Phenolphthalein</text:p>
          </table:table-cell>
          <table:table-cell office:value-type="string" calcext:value-type="string">
            <text:p>DB00257,DB00366,DB00737,DB00836,DB01026,DB01620,DB01708,DB02709,DB04540,DB048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R3C1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Flunisolide,Diflorasone,Alclometasone,Medrysone,Amcinonide,Fluorometholone,Megestrol acetate,Beclomethasone dipropionate,Progesterone,Spironolactone,Betamethasone,Desoximetasone,Fluticasone propionate,Fluocinolone Acetonide,Ulobetasol,Triamcinolone,Prednisone,Flumethasone,Fludrocortisone,Hydrocortisone,Mometasone,Hydrocortamate,Mifepristone,Clocortolone,Flurandrenolide,Prednisolone,Loteprednol,Rimexolone,Methylprednisolone,Clobetasol propionate,Fluocinonide,Prednicarbate,Fluoxymesterone,Budesonide,Dexamethasone,Desonide,Cortisone acetate,Paramethasone,Ciclesonide,Difluprednate,Ulipristal,Fluticasone furoate,Tixocortol,Difluocortolone,Gestrinone,Clobetasone</text:p>
          </table:table-cell>
          <table:table-cell office:value-type="string" calcext:value-type="string">
            <text:p>DB00180,DB00223,DB00240,DB00253,DB00288,DB00324,DB00351,DB00394,DB00396,DB00421,DB00443,DB00547,DB00588,DB00591,DB00596,DB00620,DB00635,DB00663,DB00687,DB00741,DB00764,DB00769,DB00834,DB00838,DB00846,DB00860,DB00873,DB00896,DB00959,DB01013,DB01047,DB01130,DB01185,DB01222,DB01234,DB01260,DB01380,DB01384,DB01410,DB06781,DB08867,DB08906,DB09091,DB09095,DB11619,DB13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R3C2</text:p>
          </table:table-cell>
          <table:table-cell office:value-type="float" office:value="4306" calcext:value-type="float">
            <text:p>4306</text:p>
          </table:table-cell>
          <table:table-cell office:value-type="string" calcext:value-type="string">
            <text:p>Nimodipine,Progesterone,Spironolactone,Fluticasone propionate,Testosterone,Fludrocortisone,Eplerenone,Felodipine,Drospirenone,Testosterone cypionate,Testosterone enanthate,Testosterone undecanoate</text:p>
          </table:table-cell>
          <table:table-cell office:value-type="string" calcext:value-type="string">
            <text:p>DB00393,DB00396,DB00421,DB00588,DB00624,DB00687,DB00700,DB01023,DB01395,DB13943,DB13944,DB139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R4A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DB0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RD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RD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3/4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Telaprevir,Boceprevir,Paritaprevir,Grazoprevir,Voxilaprevir</text:p>
          </table:table-cell>
          <table:table-cell office:value-type="string" calcext:value-type="string">
            <text:p>DB05521,DB08873,DB09297,DB11575,DB12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5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ofosbuvir</text:p>
          </table:table-cell>
          <table:table-cell office:value-type="string" calcext:value-type="string">
            <text:p>DB08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DHL</text:p>
          </table:table-cell>
          <table:table-cell office:value-type="float" office:value="50814" calcext:value-type="float">
            <text:p>50814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5C</text:p>
          </table:table-cell>
          <table:table-cell office:value-type="float" office:value="30833" calcext:value-type="float">
            <text:p>30833</text:p>
          </table:table-cell>
          <table:table-cell office:value-type="string" calcext:value-type="string">
            <text:p>Lamivudine</text:p>
          </table:table-cell>
          <table:table-cell office:value-type="string" calcext:value-type="string">
            <text:p>DB0070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T5E</text:p>
          </table:table-cell>
          <table:table-cell office:value-type="float" office:value="4907" calcext:value-type="float">
            <text:p>4907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DB00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K1</text:p>
          </table:table-cell>
          <table:table-cell office:value-type="float" office:value="4914" calcext:value-type="float">
            <text:p>4914</text:p>
          </table:table-cell>
          <table:table-cell office:value-type="string" calcext:value-type="string">
            <text:p>Amitriptyline,Imatinib,Regorafenib</text:p>
          </table:table-cell>
          <table:table-cell office:value-type="string" calcext:value-type="string">
            <text:p>DB00321,DB00619,DB08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K2</text:p>
          </table:table-cell>
          <table:table-cell office:value-type="float" office:value="4915" calcext:value-type="float">
            <text:p>4915</text:p>
          </table:table-cell>
          <table:table-cell office:value-type="string" calcext:value-type="string">
            <text:p>Amitriptyline</text:p>
          </table:table-cell>
          <table:table-cell office:value-type="string" calcext:value-type="string">
            <text:p>DB003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SR2</text:p>
          </table:table-cell>
          <table:table-cell office:value-type="float" office:value="23620" calcext:value-type="float">
            <text:p>23620</text:p>
          </table:table-cell>
          <table:table-cell office:value-type="string" calcext:value-type="string">
            <text:p>Levocabastine</text:p>
          </table:table-cell>
          <table:table-cell office:value-type="string" calcext:value-type="string">
            <text:p>DB0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S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AT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P2A</text:p>
          </table:table-cell>
          <table:table-cell office:value-type="float" office:value="29991" calcext:value-type="float">
            <text:p>29991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DB0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C1</text:p>
          </table:table-cell>
          <table:table-cell office:value-type="float" office:value="4953" calcext:value-type="float">
            <text:p>4953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GA</text:p>
          </table:table-cell>
          <table:table-cell office:value-type="float" office:value="10724" calcext:value-type="float">
            <text:p>10724</text:p>
          </table:table-cell>
          <table:table-cell office:value-type="string" calcext:value-type="string">
            <text:p>Streptozocin</text:p>
          </table:table-cell>
          <table:table-cell office:value-type="string" calcext:value-type="string">
            <text:p>DB00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GDH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NADH,Valproic Acid</text:p>
          </table:table-cell>
          <table:table-cell office:value-type="string" calcext:value-type="string">
            <text:p>DB00157,DB00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RD1</text:p>
          </table:table-cell>
          <table:table-cell office:value-type="float" office:value="4985" calcext:value-type="float">
            <text:p>4985</text:p>
          </table:table-cell>
          <table:table-cell office:value-type="string" calcext:value-type="string">
            <text:p>Tramadol,Morphine,Codeine,Amitriptyline,Hydromorphone,Methadone,Oxycodone,Dextromethorphan,Butorphanol,Dextropropoxyphene,Naltrexone,Sufentanil,Fentanyl,Loperamide,Nalbuphine,Levorphanol,Remifentanil,Buprenorphine,Hydrocodone,Diphenoxylate,Naloxone,Oxymorphone,Ketamine,Heroin,Tapentadol,Nalmefene,Alvimopan,Ketobemidone,Cannabidiol,Pholcodine,Eluxadoline,Propoxyphene napsylate,Opium,Naldemedine</text:p>
          </table:table-cell>
          <table:table-cell office:value-type="string" calcext:value-type="string">
            <text:p>DB00193,DB00295,DB00318,DB00321,DB00327,DB00333,DB00497,DB00514,DB00611,DB00647,DB00704,DB00708,DB00813,DB00836,DB00844,DB00854,DB00899,DB00921,DB00956,DB01081,DB01183,DB01192,DB01221,DB01452,DB06204,DB06230,DB06274,DB06738,DB09061,DB09209,DB09272,DB09396,DB11130,DB116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RK1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Tramadol,Morphine,Codeine,Amitriptyline,Hydromorphone,Mirtazapine,Progesterone,Pethidine,Oxycodone,Dextromethorphan,Lamotrigine,Butorphanol,Dextropropoxyphene,Pentazocine,Naltrexone,Sufentanil,Fentanyl,Menthol,Loperamide,Nalbuphine,Levorphanol,Remifentanil,Buprenorphine,Naloxone,Dezocine,Ketamine,Heroin,Mianserin,Tapentadol,Nalmefene,Alvimopan,Ketobemidone,Methylnaltrexone,Pholcodine,Eluxadoline,Propoxyphene napsylate,Opium,Naldemedine</text:p>
          </table:table-cell>
          <table:table-cell office:value-type="string" calcext:value-type="string">
            <text:p>DB00193,DB00295,DB00318,DB00321,DB00327,DB00370,DB00396,DB00454,DB00497,DB00514,DB00555,DB00611,DB00647,DB00652,DB00704,DB00708,DB00813,DB00825,DB00836,DB00844,DB00854,DB00899,DB00921,DB01183,DB01209,DB01221,DB01452,DB06148,DB06204,DB06230,DB06274,DB06738,DB06800,DB09209,DB09272,DB09396,DB11130,DB116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RL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Buprenorphine</text:p>
          </table:table-cell>
          <table:table-cell office:value-type="string" calcext:value-type="string">
            <text:p>DB00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RM1</text:p>
          </table:table-cell>
          <table:table-cell office:value-type="float" office:value="4988" calcext:value-type="float">
            <text:p>4988</text:p>
          </table:table-cell>
          <table:table-cell office:value-type="string" calcext:value-type="string">
            <text:p>Tramadol,Morphine,Codeine,Amitriptyline,Hydromorphone,Methadone,Pethidine,Oxycodone,Levallorphan,Dextromethorphan,Butorphanol,Dextropropoxyphene,Pentazocine,Naltrexone,Sufentanil,Alfentanil,Fentanyl,Loperamide,Nalbuphine,Levorphanol,Remifentanil,Ondansetron,Anileridine,Buprenorphine,Hydrocodone,Diphenoxylate,Naloxone,Oxymorphone,Dezocine,Ketamine,Levomethadyl Acetate,Methadyl Acetate,Heroin,Ethylmorphine,Tapentadol,Nalmefene,Alvimopan,Ketobemidone,Methylnaltrexone,Naloxegol,Cannabidiol,Trimebutine,Pholcodine,Eluxadoline,Propoxyphene napsylate,Opium,Naldemedine</text:p>
          </table:table-cell>
          <table:table-cell office:value-type="string" calcext:value-type="string">
            <text:p>DB00193,DB00295,DB00318,DB00321,DB00327,DB00333,DB00454,DB00497,DB00504,DB00514,DB00611,DB00647,DB00652,DB00704,DB00708,DB00802,DB00813,DB00836,DB00844,DB00854,DB00899,DB00904,DB00913,DB00921,DB00956,DB01081,DB01183,DB01192,DB01209,DB01221,DB01227,DB01433,DB01452,DB01466,DB06204,DB06230,DB06274,DB06738,DB06800,DB09049,DB09061,DB09089,DB09209,DB09272,DB09396,DB11130,DB116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M1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Amsacrine,Disopyramide,Lidocaine,Gefitinib,Amitriptyline,Olanzapine,Progesterone,Pethidine,Prazosin,Imipramine,Fluoxetine,Chlorpromazine,Celecoxib,Oxycodone,Erlotinib,Nortriptyline,Amoxapine,Propranolol,Doxazosin,Imatinib,Trazodone,Warfarin,Tamsulosin,Nateglinide,Alfentanil,Tacrolimus,Quinidine,Maprotiline,Phenprocoumon,Dipyridamole,Thalidomide,Doxepin,Desipramine,Bupropion,Saquinavir,Penbutolol,Acenocoumarol,Ajmaline,Aprindine,Topiroxostat,Vandetanib,Telaprevir,Abiraterone,Ivacaftor,Vismodegib,Pitavastatin,Ulipristal,Vemurafenib,Mirabegron,Canagliflozin,Riociguat,Ibrutinib,Lacidipine,Imidafenacin,Grazoprevir,Neratinib,Abemaciclib</text:p>
          </table:table-cell>
          <table:table-cell office:value-type="string" calcext:value-type="string">
            <text:p>DB00276,DB00280,DB00281,DB00317,DB00321,DB00334,DB00396,DB00454,DB00457,DB00458,DB00472,DB00477,DB00482,DB00497,DB00530,DB00540,DB00543,DB00571,DB00590,DB00619,DB00656,DB00682,DB00706,DB00731,DB00802,DB00864,DB00908,DB00934,DB00946,DB00975,DB01041,DB01142,DB01151,DB01156,DB01232,DB01359,DB01418,DB01426,DB01429,DB01685,DB05294,DB05521,DB05812,DB08820,DB08828,DB08860,DB08867,DB08881,DB08893,DB08907,DB08931,DB09053,DB09236,DB09262,DB11575,DB11828,DB1200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M2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Disopyramide,Lidocaine,Methadone,Imipramine,Zinc</text:p>
          </table:table-cell>
          <table:table-cell office:value-type="string" calcext:value-type="string">
            <text:p>DB00280,DB00281,DB00333,DB00458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C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DB1200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XA-4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vibactam</text:p>
          </table:table-cell>
          <table:table-cell office:value-type="string" calcext:value-type="string">
            <text:p>DB09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XCT1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XCT2</text:p>
          </table:table-cell>
          <table:table-cell office:value-type="float" office:value="64064" calcext:value-type="float">
            <text:p>64064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XY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2RY12</text:p>
          </table:table-cell>
          <table:table-cell office:value-type="float" office:value="64805" calcext:value-type="float">
            <text:p>64805</text:p>
          </table:table-cell>
          <table:table-cell office:value-type="string" calcext:value-type="string">
            <text:p>Treprostinil,Clopidogrel,Epoprostenol,Prasugrel,Ticagrelor</text:p>
          </table:table-cell>
          <table:table-cell office:value-type="string" calcext:value-type="string">
            <text:p>DB00374,DB00758,DB01240,DB06209,DB08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3H1</text:p>
          </table:table-cell>
          <table:table-cell office:value-type="float" office:value="64175" calcext:value-type="float">
            <text:p>64175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3H2</text:p>
          </table:table-cell>
          <table:table-cell office:value-type="float" office:value="55214" calcext:value-type="float">
            <text:p>55214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3H3</text:p>
          </table:table-cell>
          <table:table-cell office:value-type="float" office:value="10536" calcext:value-type="float">
            <text:p>10536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4HA1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Succinic acid,Hydralazine</text:p>
          </table:table-cell>
          <table:table-cell office:value-type="string" calcext:value-type="string">
            <text:p>DB00139,DB01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4HA2</text:p>
          </table:table-cell>
          <table:table-cell office:value-type="float" office:value="8974" calcext:value-type="float">
            <text:p>8974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4HB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23569" calcext:value-type="float">
            <text:p>23569</text:p>
          </table:table-cell>
          <table:table-cell office:value-type="string" calcext:value-type="string">
            <text:p>Azithromycin,Doxycycline,Tetracycline,Streptomycin</text:p>
          </table:table-cell>
          <table:table-cell office:value-type="string" calcext:value-type="string">
            <text:p>DB00207,DB00254,DB00759,DB01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EP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Palmitic Acid,Glycerin</text:p>
          </table:table-cell>
          <table:table-cell office:value-type="string" calcext:value-type="string">
            <text:p>DB03796,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H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Sapropterin,Norepinephrine,Epinephrine,Droxidopa</text:p>
          </table:table-cell>
          <table:table-cell office:value-type="string" calcext:value-type="string">
            <text:p>DB00360,DB00368,DB00668,DB062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3</text:p>
          </table:table-cell>
          <table:table-cell office:value-type="float" office:value="255967" calcext:value-type="float">
            <text:p>255967</text:p>
          </table:table-cell>
          <table:table-cell office:value-type="string" calcext:value-type="string">
            <text:p>Naproxen</text:p>
          </table:table-cell>
          <table:table-cell office:value-type="string" calcext:value-type="string">
            <text:p>DB00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X1</text:p>
          </table:table-cell>
          <table:table-cell office:value-type="float" office:value="24145" calcext:value-type="float">
            <text:p>24145</text:p>
          </table:table-cell>
          <table:table-cell office:value-type="string" calcext:value-type="string">
            <text:p>Probenecid</text:p>
          </table:table-cell>
          <table:table-cell office:value-type="string" calcext:value-type="string">
            <text:p>DB01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SS1</text:p>
          </table:table-cell>
          <table:table-cell office:value-type="float" office:value="9061" calcext:value-type="float">
            <text:p>9061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DB00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heophylline,Zinc,Nicotinamide,Olaparib,Rucaparib</text:p>
          </table:table-cell>
          <table:table-cell office:value-type="string" calcext:value-type="string">
            <text:p>DB00277,DB01593,DB02701,DB09074,DB12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10038" calcext:value-type="float">
            <text:p>10038</text:p>
          </table:table-cell>
          <table:table-cell office:value-type="string" calcext:value-type="string">
            <text:p>Olaparib,Rucaparib</text:p>
          </table:table-cell>
          <table:table-cell office:value-type="string" calcext:value-type="string">
            <text:p>DB09074,DB12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P3</text:p>
          </table:table-cell>
          <table:table-cell office:value-type="float" office:value="10039" calcext:value-type="float">
            <text:p>10039</text:p>
          </table:table-cell>
          <table:table-cell office:value-type="string" calcext:value-type="string">
            <text:p>Olaparib,Rucaparib</text:p>
          </table:table-cell>
          <table:table-cell office:value-type="string" calcext:value-type="string">
            <text:p>DB09074,DB12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P1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iperacillin,Cefalotin,Dicloxacillin,Cefotaxime,Cephalexin,Nafcillin,Cefadroxil</text:p>
          </table:table-cell>
          <table:table-cell office:value-type="string" calcext:value-type="string">
            <text:p>DB00319,DB00456,DB00485,DB00493,DB00567,DB00607,DB011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P2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iperacillin,Cefalotin,Dicloxacillin,Cefotaxime,Cephalexin,Nafcillin,Cloxacillin</text:p>
          </table:table-cell>
          <table:table-cell office:value-type="string" calcext:value-type="string">
            <text:p>DB00319,DB00456,DB00485,DB00493,DB00567,DB00607,DB01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P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iperacillin,Ceftazidime,Cefalotin,Dicloxacillin,Cephalexin,Nafcillin,Benzylpenicillin,Cefadroxil</text:p>
          </table:table-cell>
          <table:table-cell office:value-type="string" calcext:value-type="string">
            <text:p>DB00319,DB00438,DB00456,DB00485,DB00567,DB00607,DB01053,DB011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P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efotiam,Flucloxacillin,Ceftazidime,Cefalotin,Dicloxacillin,Cefotaxime,Cephalexin,Nafcillin,Amoxicillin,Cefadroxil,Cloxacillin,Cefamandole</text:p>
          </table:table-cell>
          <table:table-cell office:value-type="string" calcext:value-type="string">
            <text:p>DB00229,DB00301,DB00438,DB00456,DB00485,DB00493,DB00567,DB00607,DB01060,DB01140,DB01147,DB01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P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loxacillin</text:p>
          </table:table-cell>
          <table:table-cell office:value-type="string" calcext:value-type="string">
            <text:p>DB01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P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icloxacillin,Cefotaxime,Cefazolin</text:p>
          </table:table-cell>
          <table:table-cell office:value-type="string" calcext:value-type="string">
            <text:p>DB00485,DB00493,DB01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P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eftazidime</text:p>
          </table:table-cell>
          <table:table-cell office:value-type="string" calcext:value-type="string">
            <text:p>DB00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A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AP</text:p>
          </table:table-cell>
          <table:table-cell office:value-type="float" office:value="7834" calcext:value-type="float">
            <text:p>7834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CB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L-Valine</text:p>
          </table:table-cell>
          <table:table-cell office:value-type="string" calcext:value-type="string">
            <text:p>DB001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NA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Liothyronine</text:p>
          </table:table-cell>
          <table:table-cell office:value-type="string" calcext:value-type="string">
            <text:p>DB00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SK1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Insulin Human,Insulin Pork</text:p>
          </table:table-cell>
          <table:table-cell office:value-type="string" calcext:value-type="string">
            <text:p>DB00030,DB00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SK2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Insulin Human,Insulin Pork</text:p>
          </table:table-cell>
          <table:table-cell office:value-type="string" calcext:value-type="string">
            <text:p>DB00030,DB00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YT1A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Lamivudine</text:p>
          </table:table-cell>
          <table:table-cell office:value-type="string" calcext:value-type="string">
            <text:p>DB0070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YT2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Lamivudine</text:p>
          </table:table-cell>
          <table:table-cell office:value-type="string" calcext:value-type="string">
            <text:p>DB0070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C</text:p>
          </table:table-cell>
          <table:table-cell office:value-type="float" office:value="5132" calcext:value-type="float">
            <text:p>5132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CD6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10A</text:p>
          </table:table-cell>
          <table:table-cell office:value-type="float" office:value="10846" calcext:value-type="float">
            <text:p>10846</text:p>
          </table:table-cell>
          <table:table-cell office:value-type="string" calcext:value-type="string">
            <text:p>Dipyridamole,Tofisopam,Triflusal</text:p>
          </table:table-cell>
          <table:table-cell office:value-type="string" calcext:value-type="string">
            <text:p>DB00975,DB08811,DB08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11A</text:p>
          </table:table-cell>
          <table:table-cell office:value-type="float" office:value="50940" calcext:value-type="float">
            <text:p>50940</text:p>
          </table:table-cell>
          <table:table-cell office:value-type="string" calcext:value-type="string">
            <text:p>Tadalafil</text:p>
          </table:table-cell>
          <table:table-cell office:value-type="string" calcext:value-type="string">
            <text:p>DB008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1A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Caffeine,Nicardipine,Felodipine,Bepridil</text:p>
          </table:table-cell>
          <table:table-cell office:value-type="string" calcext:value-type="string">
            <text:p>DB00201,DB00622,DB01023,DB01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1B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Nicardipine,Felodipine,Bepridil</text:p>
          </table:table-cell>
          <table:table-cell office:value-type="string" calcext:value-type="string">
            <text:p>DB00622,DB01023,DB01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2A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Tofisopam</text:p>
          </table:table-cell>
          <table:table-cell office:value-type="string" calcext:value-type="string">
            <text:p>DB088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3A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Anagrelide,Theophylline,Aminophylline,Oxtriphylline,Tofisopam</text:p>
          </table:table-cell>
          <table:table-cell office:value-type="string" calcext:value-type="string">
            <text:p>DB00261,DB00277,DB01223,DB01303,DB088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4A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Theophylline,Dyphylline,Pentoxifylline,Dipyridamole,Isoprenaline,Iloprost,Oxtriphylline,Crisaborole,Apremilast,Tofisopam</text:p>
          </table:table-cell>
          <table:table-cell office:value-type="string" calcext:value-type="string">
            <text:p>DB00277,DB00651,DB00806,DB00975,DB01064,DB01088,DB01303,DB05219,DB05676,DB088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4B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Caffeine,Theophylline,Dyphylline,Pentoxifylline,Iloprost,Theobromine,Crisaborole,Apremilast</text:p>
          </table:table-cell>
          <table:table-cell office:value-type="string" calcext:value-type="string">
            <text:p>DB00201,DB00277,DB00651,DB00806,DB01088,DB01412,DB05219,DB05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4C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Dyphylline,Iloprost,Crisaborole</text:p>
          </table:table-cell>
          <table:table-cell office:value-type="string" calcext:value-type="string">
            <text:p>DB00651,DB01088,DB05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4D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Dyphylline,Iloprost,Crisaborole,Apremilast</text:p>
          </table:table-cell>
          <table:table-cell office:value-type="string" calcext:value-type="string">
            <text:p>DB00651,DB01088,DB05219,DB05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5A</text:p>
          </table:table-cell>
          <table:table-cell office:value-type="float" office:value="8654" calcext:value-type="float">
            <text:p>8654</text:p>
          </table:table-cell>
          <table:table-cell office:value-type="string" calcext:value-type="string">
            <text:p>Sildenafil,Theophylline,Pentoxifylline,Tadalafil,Vardenafil,Dipyridamole,Citric Acid,Avanafil,Udenafil</text:p>
          </table:table-cell>
          <table:table-cell office:value-type="string" calcext:value-type="string">
            <text:p>DB00203,DB00277,DB00806,DB00820,DB00862,DB00975,DB04272,DB06237,DB06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6G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Sildenafil,Vardenafil</text:p>
          </table:table-cell>
          <table:table-cell office:value-type="string" calcext:value-type="string">
            <text:p>DB00203,DB008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6H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Sildenafil,Vardenafil</text:p>
          </table:table-cell>
          <table:table-cell office:value-type="string" calcext:value-type="string">
            <text:p>DB00203,DB008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7A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Dyphylline</text:p>
          </table:table-cell>
          <table:table-cell office:value-type="string" calcext:value-type="string">
            <text:p>DB006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E7B</text:p>
          </table:table-cell>
          <table:table-cell office:value-type="float" office:value="27115" calcext:value-type="float">
            <text:p>27115</text:p>
          </table:table-cell>
          <table:table-cell office:value-type="string" calcext:value-type="string">
            <text:p>Dyphylline</text:p>
          </table:table-cell>
          <table:table-cell office:value-type="string" calcext:value-type="string">
            <text:p>DB006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GFRA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Imatinib,Sunitinib,Pazopanib,Midostaurin,Regorafenib,Ponatinib</text:p>
          </table:table-cell>
          <table:table-cell office:value-type="string" calcext:value-type="string">
            <text:p>DB00619,DB01268,DB06589,DB06595,DB08896,DB08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GFRB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Sorafenib,Imatinib,Dasatinib,Sunitinib,Pazopanib,Midostaurin,Regorafenib</text:p>
          </table:table-cell>
          <table:table-cell office:value-type="string" calcext:value-type="string">
            <text:p>DB00398,DB00619,DB01254,DB01268,DB06589,DB06595,DB08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HA1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HA2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HB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IA3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K4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DB0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PK1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DB004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XDC1</text:p>
          </table:table-cell>
          <table:table-cell office:value-type="float" office:value="23042" calcext:value-type="float">
            <text:p>23042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XP</text:p>
          </table:table-cell>
          <table:table-cell office:value-type="float" office:value="57026" calcext:value-type="float">
            <text:p>57026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iperacillin,Cefalotin,Dicloxacillin,Cefotaxime,Cephalexin,Nafcillin,Cefadroxil,Cloxacillin,Ceftriaxone</text:p>
          </table:table-cell>
          <table:table-cell office:value-type="string" calcext:value-type="string">
            <text:p>DB00319,DB00456,DB00485,DB00493,DB00567,DB00607,DB01140,DB01147,DB01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1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Avibactam</text:p>
          </table:table-cell>
          <table:table-cell office:value-type="string" calcext:value-type="string">
            <text:p>DB09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Methotrexate,Furosemide,Meloxicam,Ketotifen</text:p>
          </table:table-cell>
          <table:table-cell office:value-type="string" calcext:value-type="string">
            <text:p>DB00563,DB00695,DB00814,DB0092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K1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Lamivudine</text:p>
          </table:table-cell>
          <table:table-cell office:value-type="string" calcext:value-type="string">
            <text:p>DB0070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YRP2</text:p>
          </table:table-cell>
          <table:table-cell office:value-type="float" office:value="114770" calcext:value-type="float">
            <text:p>114770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R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Etonogestrel,Desogestrel,Megestrol acetate,Levonorgestrel,Dydrogesterone,Progesterone,Spironolactone,Fluticasone propionate,Medroxyprogesterone acetate,Mitotane,Norethisterone,Mometasone,Ethynodiol diacetate,Mifepristone,Norgestimate,Drospirenone,Danazol,Oxybenzone,Norelgestromin,Hydroxyprogesterone caproate,Ulipristal,Dienogest,Medrogestone,Norgestrel,Homosalate,Enzacamene,Gestrinone</text:p>
          </table:table-cell>
          <table:table-cell office:value-type="string" calcext:value-type="string">
            <text:p>DB00294,DB00304,DB00351,DB00367,DB00378,DB00396,DB00421,DB00588,DB00603,DB00648,DB00717,DB00764,DB00823,DB00834,DB00957,DB01395,DB01406,DB01428,DB06713,DB06789,DB08867,DB09123,DB09124,DB09389,DB11064,DB11219,DB11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RMC1</text:p>
          </table:table-cell>
          <table:table-cell office:value-type="float" office:value="10857" calcext:value-type="float">
            <text:p>10857</text:p>
          </table:table-cell>
          <table:table-cell office:value-type="string" calcext:value-type="string">
            <text:p>Dextromethorphan,Nortriptyline,Sertraline</text:p>
          </table:table-cell>
          <table:table-cell office:value-type="string" calcext:value-type="string">
            <text:p>DB00514,DB00540,DB01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B2</text:p>
          </table:table-cell>
          <table:table-cell office:value-type="float" office:value="11331" calcext:value-type="float">
            <text:p>11331</text:p>
          </table:table-cell>
          <table:table-cell office:value-type="string" calcext:value-type="string">
            <text:p>Capsaicin</text:p>
          </table:table-cell>
          <table:table-cell office:value-type="string" calcext:value-type="string">
            <text:p>DB067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GDH</text:p>
          </table:table-cell>
          <table:table-cell office:value-type="float" office:value="26227" calcext:value-type="float">
            <text:p>26227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KPL</text:p>
          </table:table-cell>
          <table:table-cell office:value-type="float" office:value="85007" calcext:value-type="float">
            <text:p>85007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4K2B</text:p>
          </table:table-cell>
          <table:table-cell office:value-type="float" office:value="55300" calcext:value-type="float">
            <text:p>55300</text:p>
          </table:table-cell>
          <table:table-cell office:value-type="string" calcext:value-type="string">
            <text:p>Resveratrol</text:p>
          </table:table-cell>
          <table:table-cell office:value-type="string" calcext:value-type="string">
            <text:p>DB02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K3CA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Caffeine,Copanlisib</text:p>
          </table:table-cell>
          <table:table-cell office:value-type="string" calcext:value-type="string">
            <text:p>DB00201,DB124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K3CB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DB00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K3CD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Caffeine,Copanlisib</text:p>
          </table:table-cell>
          <table:table-cell office:value-type="string" calcext:value-type="string">
            <text:p>DB00201,DB124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K3R1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Isoprenaline</text:p>
          </table:table-cell>
          <table:table-cell office:value-type="string" calcext:value-type="string">
            <text:p>DB01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K3R2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Isoprenaline</text:p>
          </table:table-cell>
          <table:table-cell office:value-type="string" calcext:value-type="string">
            <text:p>DB01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K3R3</text:p>
          </table:table-cell>
          <table:table-cell office:value-type="float" office:value="8503" calcext:value-type="float">
            <text:p>8503</text:p>
          </table:table-cell>
          <table:table-cell office:value-type="string" calcext:value-type="string">
            <text:p>Isoprenaline</text:p>
          </table:table-cell>
          <table:table-cell office:value-type="string" calcext:value-type="string">
            <text:p>DB01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2G1B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Sulfasalazine,Cholic Acid,Niflumic Acid,Cannabidiol</text:p>
          </table:table-cell>
          <table:table-cell office:value-type="string" calcext:value-type="string">
            <text:p>DB00795,DB02659,DB04552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2G2A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Indomethacin,Diclofenac,Ginkgo biloba</text:p>
          </table:table-cell>
          <table:table-cell office:value-type="string" calcext:value-type="string">
            <text:p>DB00328,DB00586,DB01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2G2E</text:p>
          </table:table-cell>
          <table:table-cell office:value-type="float" office:value="30814" calcext:value-type="float">
            <text:p>30814</text:p>
          </table:table-cell>
          <table:table-cell office:value-type="string" calcext:value-type="string">
            <text:p>Aminosalicylic Acid,Oxyphenbutazone,Nimesulide,Glycerin</text:p>
          </table:table-cell>
          <table:table-cell office:value-type="string" calcext:value-type="string">
            <text:p>DB00233,DB03585,DB04743,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2G4A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Aldesleukin,Carbachol,Epirubicin,Fluticasone propionate,Fluocinolone Acetonide,Orlistat,Quinacrine,Niflumic Acid</text:p>
          </table:table-cell>
          <table:table-cell office:value-type="string" calcext:value-type="string">
            <text:p>DB00041,DB00411,DB00445,DB00588,DB00591,DB01083,DB01103,DB0455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2G6</text:p>
          </table:table-cell>
          <table:table-cell office:value-type="float" office:value="8398" calcext:value-type="float">
            <text:p>8398</text:p>
          </table:table-cell>
          <table:table-cell office:value-type="string" calcext:value-type="string">
            <text:p>Quinacrine</text:p>
          </table:table-cell>
          <table:table-cell office:value-type="string" calcext:value-type="string">
            <text:p>DB01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Aminocaproic Acid,Ibuprofen,Iloprost,Human C1-esterase inhibitor,Dexibuprofen,Conestat alfa</text:p>
          </table:table-cell>
          <table:table-cell office:value-type="string" calcext:value-type="string">
            <text:p>DB00513,DB01050,DB01088,DB06404,DB09213,DB09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CL1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Quinacrine</text:p>
          </table:table-cell>
          <table:table-cell office:value-type="string" calcext:value-type="string">
            <text:p>DB01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EKHA1</text:p>
          </table:table-cell>
          <table:table-cell office:value-type="float" office:value="59338" calcext:value-type="float">
            <text:p>59338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G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Aminocaproic Acid</text:p>
          </table:table-cell>
          <table:table-cell office:value-type="string" calcext:value-type="string">
            <text:p>DB00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OD1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OD3</text:p>
          </table:table-cell>
          <table:table-cell office:value-type="float" office:value="8985" calcext:value-type="float">
            <text:p>8985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PBP</text:p>
          </table:table-cell>
          <table:table-cell office:value-type="float" office:value="11212" calcext:value-type="float">
            <text:p>11212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ML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Arsenic trioxide</text:p>
          </table:table-cell>
          <table:table-cell office:value-type="string" calcext:value-type="string">
            <text:p>DB01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MP2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Palmitic Acid,Oleic Acid</text:p>
          </table:table-cell>
          <table:table-cell office:value-type="string" calcext:value-type="string">
            <text:p>DB03796,DB04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LIP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Orlistat</text:p>
          </table:table-cell>
          <table:table-cell office:value-type="string" calcext:value-type="string">
            <text:p>DB01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P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Didanosine</text:p>
          </table:table-cell>
          <table:table-cell office:value-type="string" calcext:value-type="string">
            <text:p>DB00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PO</text:p>
          </table:table-cell>
          <table:table-cell office:value-type="float" office:value="55163" calcext:value-type="float">
            <text:p>55163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H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Nicotinamide</text:p>
          </table:table-cell>
          <table:table-cell office:value-type="string" calcext:value-type="string">
            <text:p>DB02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MC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Loperamide</text:p>
          </table:table-cell>
          <table:table-cell office:value-type="string" calcext:value-type="string">
            <text:p>DB008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N1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Cefazolin,Zinc</text:p>
          </table:table-cell>
          <table:table-cell office:value-type="string" calcext:value-type="string">
            <text:p>DB01327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N3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Lovastatin</text:p>
          </table:table-cell>
          <table:table-cell office:value-type="string" calcext:value-type="string">
            <text:p>DB0022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eftazidime,Cefoperazone</text:p>
          </table:table-cell>
          <table:table-cell office:value-type="string" calcext:value-type="string">
            <text:p>DB00438,DB01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Nilutamide,Daunorubicin,Benzphetamine,Doxorubicin,Ethylmorphine</text:p>
          </table:table-cell>
          <table:table-cell office:value-type="string" calcext:value-type="string">
            <text:p>DB00665,DB00694,DB00865,DB00997,DB0146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U2F2</text:p>
          </table:table-cell>
          <table:table-cell office:value-type="float" office:value="5452" calcext:value-type="float">
            <text:p>5452</text:p>
          </table:table-cell>
          <table:table-cell office:value-type="string" calcext:value-type="string">
            <text:p>Bictegravir</text:p>
          </table:table-cell>
          <table:table-cell office:value-type="string" calcext:value-type="string">
            <text:p>DB1179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U5F1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Norepinephrine,Dopamine</text:p>
          </table:table-cell>
          <table:table-cell office:value-type="string" calcext:value-type="string">
            <text:p>DB00368,DB0098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ARA</text:p>
          </table:table-cell>
          <table:table-cell office:value-type="float" office:value="5465" calcext:value-type="float">
            <text:p>5465</text:p>
          </table:table-cell>
          <table:table-cell office:value-type="string" calcext:value-type="string">
            <text:p>Icosapent,Valproic Acid,Indomethacin,Rosiglitazone,Fenoprofen,Clofibrate,Fenofibrate,Ibuprofen,Pioglitazone,Gemfibrozil,Bezafibrate,Prasterone,Resveratrol,Doconexent,Palmitic Acid,Oleic Acid,Caprylic acid,Soybean oil,Omega-3 fatty acids,Myrrh,Fenofibric acid</text:p>
          </table:table-cell>
          <table:table-cell office:value-type="string" calcext:value-type="string">
            <text:p>DB00159,DB00313,DB00328,DB00412,DB00573,DB00636,DB01039,DB01050,DB01132,DB01241,DB01393,DB01708,DB02709,DB03756,DB03796,DB04224,DB04519,DB09422,DB11133,DB11605,DB13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ARD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Icosapent,Valproic Acid,Treprostinil,Rosiglitazone,Sulindac,Fenofibrate,Pioglitazone,Bezafibrate,Oleic Acid,Glycerin,Fenofibric acid</text:p>
          </table:table-cell>
          <table:table-cell office:value-type="string" calcext:value-type="string">
            <text:p>DB00159,DB00313,DB00374,DB00412,DB00605,DB01039,DB01132,DB01393,DB04224,DB09462,DB13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ARG</text:p>
          </table:table-cell>
          <table:table-cell office:value-type="float" office:value="5468" calcext:value-type="float">
            <text:p>5468</text:p>
          </table:table-cell>
          <table:table-cell office:value-type="string" calcext:value-type="string">
            <text:p>Icosapent,Mesalazine,Valproic Acid,Indomethacin,Rosiglitazone,Fenoprofen,Nateglinide,Sulfasalazine,Repaglinide,Telmisartan,Balsalazide,Fenofibrate,Ibuprofen,Glipizide,Amiodarone,Pioglitazone,Mitiglinide,Bezafibrate,Resveratrol,Doconexent,Oleic Acid,Cannabidiol,Lobeglitazone,Dexibuprofen,Omega-3 fatty acids,Fenofibric acid</text:p>
          </table:table-cell>
          <table:table-cell office:value-type="string" calcext:value-type="string">
            <text:p>DB00159,DB00244,DB00313,DB00328,DB00412,DB00573,DB00731,DB00795,DB00912,DB00966,DB01014,DB01039,DB01050,DB01067,DB01118,DB01132,DB01252,DB01393,DB02709,DB03756,DB04224,DB09061,DB09198,DB09213,DB11133,DB13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AT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Fluorouracil,Mercaptopurine,Dasatinib</text:p>
          </table:table-cell>
          <table:table-cell office:value-type="string" calcext:value-type="string">
            <text:p>DB00544,DB01033,DB0125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IA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DB00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IF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DB00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P3R2</text:p>
          </table:table-cell>
          <table:table-cell office:value-type="float" office:value="5535" calcext:value-type="float">
            <text:p>5535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DB00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T1</text:p>
          </table:table-cell>
          <table:table-cell office:value-type="float" office:value="5538" calcext:value-type="float">
            <text:p>5538</text:p>
          </table:table-cell>
          <table:table-cell office:value-type="string" calcext:value-type="string">
            <text:p>Palmitic Acid</text:p>
          </table:table-cell>
          <table:table-cell office:value-type="string" calcext:value-type="string">
            <text:p>DB03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T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DX1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DX5</text:p>
          </table:table-cell>
          <table:table-cell office:value-type="float" office:value="25824" calcext:value-type="float">
            <text:p>25824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Phenformin,Acetylsalicylic acid</text:p>
          </table:table-cell>
          <table:table-cell office:value-type="string" calcext:value-type="string">
            <text:p>DB00914,DB00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KCA</text:p>
          </table:table-cell>
          <table:table-cell office:value-type="float" office:value="5578" calcext:value-type="float">
            <text:p>5578</text:p>
          </table:table-cell>
          <table:table-cell office:value-type="string" calcext:value-type="string">
            <text:p>Tamoxifen,Midostaurin</text:p>
          </table:table-cell>
          <table:table-cell office:value-type="string" calcext:value-type="string">
            <text:p>DB00675,DB06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KDC</text:p>
          </table:table-cell>
          <table:table-cell office:value-type="float" office:value="5591" calcext:value-type="float">
            <text:p>5591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DB00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LR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Fluoxymesterone</text:p>
          </table:table-cell>
          <table:table-cell office:value-type="string" calcext:value-type="string">
            <text:p>DB011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NP</text:p>
          </table:table-cell>
          <table:table-cell office:value-type="float" office:value="5621" calcext:value-type="float">
            <text:p>5621</text:p>
          </table:table-cell>
          <table:table-cell office:value-type="string" calcext:value-type="string">
            <text:p>Tetracycline</text:p>
          </table:table-cell>
          <table:table-cell office:value-type="string" calcext:value-type="string">
            <text:p>DB00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AT1</text:p>
          </table:table-cell>
          <table:table-cell office:value-type="float" office:value="29968" calcext:value-type="float">
            <text:p>29968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G5</text:p>
          </table:table-cell>
          <table:table-cell office:value-type="float" office:value="5673" calcext:value-type="float">
            <text:p>5673</text:p>
          </table:table-cell>
          <table:table-cell office:value-type="string" calcext:value-type="string">
            <text:p>Alitretinoin</text:p>
          </table:table-cell>
          <table:table-cell office:value-type="string" calcext:value-type="string">
            <text:p>DB005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MB1</text:p>
          </table:table-cell>
          <table:table-cell office:value-type="float" office:value="5689" calcext:value-type="float">
            <text:p>5689</text:p>
          </table:table-cell>
          <table:table-cell office:value-type="string" calcext:value-type="string">
            <text:p>Bortezomib,Carfilzomib</text:p>
          </table:table-cell>
          <table:table-cell office:value-type="string" calcext:value-type="string">
            <text:p>DB00188,DB0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MB10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Carfilzomib</text:p>
          </table:table-cell>
          <table:table-cell office:value-type="string" calcext:value-type="string">
            <text:p>DB0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MB2</text:p>
          </table:table-cell>
          <table:table-cell office:value-type="float" office:value="5690" calcext:value-type="float">
            <text:p>5690</text:p>
          </table:table-cell>
          <table:table-cell office:value-type="string" calcext:value-type="string">
            <text:p>Carfilzomib</text:p>
          </table:table-cell>
          <table:table-cell office:value-type="string" calcext:value-type="string">
            <text:p>DB0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MB5</text:p>
          </table:table-cell>
          <table:table-cell office:value-type="float" office:value="5693" calcext:value-type="float">
            <text:p>5693</text:p>
          </table:table-cell>
          <table:table-cell office:value-type="string" calcext:value-type="string">
            <text:p>Bortezomib,Carfilzomib</text:p>
          </table:table-cell>
          <table:table-cell office:value-type="string" calcext:value-type="string">
            <text:p>DB00188,DB0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MB8</text:p>
          </table:table-cell>
          <table:table-cell office:value-type="float" office:value="5696" calcext:value-type="float">
            <text:p>5696</text:p>
          </table:table-cell>
          <table:table-cell office:value-type="string" calcext:value-type="string">
            <text:p>Carfilzomib</text:p>
          </table:table-cell>
          <table:table-cell office:value-type="string" calcext:value-type="string">
            <text:p>DB0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MB9</text:p>
          </table:table-cell>
          <table:table-cell office:value-type="float" office:value="5698" calcext:value-type="float">
            <text:p>5698</text:p>
          </table:table-cell>
          <table:table-cell office:value-type="string" calcext:value-type="string">
            <text:p>Carfilzomib</text:p>
          </table:table-cell>
          <table:table-cell office:value-type="string" calcext:value-type="string">
            <text:p>DB0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PH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AFR</text:p>
          </table:table-cell>
          <table:table-cell office:value-type="float" office:value="5724" calcext:value-type="float">
            <text:p>5724</text:p>
          </table:table-cell>
          <table:table-cell office:value-type="string" calcext:value-type="string">
            <text:p>Etizolam,Rupatadine</text:p>
          </table:table-cell>
          <table:table-cell office:value-type="string" calcext:value-type="string">
            <text:p>DB09166,DB11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GDR2</text:p>
          </table:table-cell>
          <table:table-cell office:value-type="float" office:value="11251" calcext:value-type="float">
            <text:p>11251</text:p>
          </table:table-cell>
          <table:table-cell office:value-type="string" calcext:value-type="string">
            <text:p>Indomethacin,Sulindac,Alprostadil,Dinoprostone,Iloprost</text:p>
          </table:table-cell>
          <table:table-cell office:value-type="string" calcext:value-type="string">
            <text:p>DB00328,DB00605,DB00770,DB00917,DB01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GER1</text:p>
          </table:table-cell>
          <table:table-cell office:value-type="float" office:value="5731" calcext:value-type="float">
            <text:p>5731</text:p>
          </table:table-cell>
          <table:table-cell office:value-type="string" calcext:value-type="string">
            <text:p>Bupivacaine,Alprostadil,Dinoprostone,Iloprost</text:p>
          </table:table-cell>
          <table:table-cell office:value-type="string" calcext:value-type="string">
            <text:p>DB00297,DB00770,DB00917,DB01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GER2</text:p>
          </table:table-cell>
          <table:table-cell office:value-type="float" office:value="5732" calcext:value-type="float">
            <text:p>5732</text:p>
          </table:table-cell>
          <table:table-cell office:value-type="string" calcext:value-type="string">
            <text:p>Alprostadil,Dinoprostone</text:p>
          </table:table-cell>
          <table:table-cell office:value-type="string" calcext:value-type="string">
            <text:p>DB00770,DB00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GER3</text:p>
          </table:table-cell>
          <table:table-cell office:value-type="float" office:value="5733" calcext:value-type="float">
            <text:p>5733</text:p>
          </table:table-cell>
          <table:table-cell office:value-type="string" calcext:value-type="string">
            <text:p>Dinoprostone</text:p>
          </table:table-cell>
          <table:table-cell office:value-type="string" calcext:value-type="string">
            <text:p>DB00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GER4</text:p>
          </table:table-cell>
          <table:table-cell office:value-type="float" office:value="5734" calcext:value-type="float">
            <text:p>5734</text:p>
          </table:table-cell>
          <table:table-cell office:value-type="string" calcext:value-type="string">
            <text:p>Dinoprostone</text:p>
          </table:table-cell>
          <table:table-cell office:value-type="string" calcext:value-type="string">
            <text:p>DB00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GFR</text:p>
          </table:table-cell>
          <table:table-cell office:value-type="float" office:value="5737" calcext:value-type="float">
            <text:p>5737</text:p>
          </table:table-cell>
          <table:table-cell office:value-type="string" calcext:value-type="string">
            <text:p>Latanoprost,Tafluprost,Latanoprostene Bunod</text:p>
          </table:table-cell>
          <table:table-cell office:value-type="string" calcext:value-type="string">
            <text:p>DB00654,DB08819,DB116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GIR</text:p>
          </table:table-cell>
          <table:table-cell office:value-type="float" office:value="5739" calcext:value-type="float">
            <text:p>5739</text:p>
          </table:table-cell>
          <table:table-cell office:value-type="string" calcext:value-type="string">
            <text:p>Treprostinil,Iloprost,Epoprostenol,Selexipag</text:p>
          </table:table-cell>
          <table:table-cell office:value-type="string" calcext:value-type="string">
            <text:p>DB00374,DB01088,DB01240,DB113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GIS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Phenylbutazone,Epoprostenol</text:p>
          </table:table-cell>
          <table:table-cell office:value-type="string" calcext:value-type="string">
            <text:p>DB00812,DB0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GR2</text:p>
          </table:table-cell>
          <table:table-cell office:value-type="float" office:value="145482" calcext:value-type="float">
            <text:p>145482</text:p>
          </table:table-cell>
          <table:table-cell office:value-type="string" calcext:value-type="string">
            <text:p>Indomethacin</text:p>
          </table:table-cell>
          <table:table-cell office:value-type="string" calcext:value-type="string">
            <text:p>DB00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GS1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Desmopressin,Dihomo-gamma-linolenic acid,Icosapent,Eletriptan,Mesalazine,Valproic Acid,Acetaminophen,Hydromorphone,Indomethacin,Minoxidil,Eszopiclone,Rosiglitazone,Nabumetone,Ketorolac,Tenoxicam,Dronabinol,Montelukast,Tolmetin,Rofecoxib,Nortriptyline,Zafirlukast,Piroxicam,Fenoprofen,Diclofenac,Sulindac,Imatinib,Chlorpropamide,Diethylcarbamazine,Flurbiprofen,Nateglinide,Zileuton,Etodolac,Etoposide,Mefenamic acid,Naproxen,Sulfasalazine,Candesartan cilexetil,Phenylbutazone,Meloxicam,Carprofen,Diazepam,Terbinafine,Diflunisal,Suprofen,Salicylic acid,Meclofenamic acid,Acetylsalicylic acid,Bromfenac,Oxaprozin,Ketoprofen,Balsalazide,Sulfamethoxazole,Thalidomide,Ibuprofen,Diphenhydramine,Pioglitazone,Carvedilol,Ifosfamide,Zopiclone,Ketamine,Lumiracoxib,Magnesium salicylate,Salsalate,Choline magnesium trisalicylate,Antrafenine,Antipyrine,Tiaprofenic acid,Resveratrol,Niflumic Acid,Metamizole,Lornoxicam,Aceclofenac,Ketobemidone,Seratrodast,Nepafenac,Triflusal,Cannabidiol,Loxoprofen,Dexibuprofen,Dexketoprofen,Tolfenamic Acid,Propacetamol,Talniflumate,Trolamine salicylate,Acemetacin</text:p>
          </table:table-cell>
          <table:table-cell office:value-type="string" calcext:value-type="string">
            <text:p>DB00035,DB00154,DB00159,DB00216,DB00244,DB00313,DB00316,DB00327,DB00328,DB00350,DB00402,DB00412,DB00461,DB00465,DB00469,DB00470,DB00471,DB00500,DB00533,DB00540,DB00549,DB00554,DB00573,DB00586,DB00605,DB00619,DB00672,DB00711,DB00712,DB00731,DB00744,DB00749,DB00773,DB00784,DB00788,DB00795,DB00796,DB00812,DB00814,DB00821,DB00829,DB00857,DB00861,DB00870,DB00936,DB00939,DB00945,DB00963,DB00991,DB01009,DB01014,DB01015,DB01041,DB01050,DB01075,DB01132,DB01136,DB01181,DB01198,DB01221,DB01283,DB01397,DB01399,DB01401,DB01419,DB01435,DB01600,DB02709,DB04552,DB04817,DB06725,DB06736,DB06738,DB06739,DB06802,DB08814,DB09061,DB09212,DB09213,DB09214,DB09216,DB09288,DB09295,DB11079,DB1378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GS2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Etanercept,Desmopressin,Aldesleukin,Dihomo-gamma-linolenic acid,Icosapent,Aminosalicylic Acid,Mesalazine,Acetaminophen,Indomethacin,Sapropterin,Nabumetone,Ketorolac,Tenoxicam,Lenalidomide,Celecoxib,Tolmetin,Cisplatin,Rofecoxib,Piroxicam,Fenoprofen,Valdecoxib,Diclofenac,Sulindac,Triamcinolone,Flurbiprofen,Clodronic Acid,Etodolac,Etoposide,Mefenamic acid,Naproxen,Sulfasalazine,Phenylbutazone,Meloxicam,Carprofen,Diflunisal,Suprofen,Risedronate,Bumetanide,Salicylic acid,Meclofenamic acid,Acetylsalicylic acid,Bromfenac,Oxaprozin,Ketoprofen,Balsalazide,Thalidomide,Ibuprofen,Lumiracoxib,Drospirenone,Magnesium salicylate,Salsalate,Choline magnesium trisalicylate,Ginseng,Antrafenine,Antipyrine,Tiaprofenic acid,Etoricoxib,Resveratrol,Niflumic Acid,Nimesulide,Lornoxicam,Aceclofenac,Capsaicin,Nepafenac,Parecoxib,Tafluprost,Pomalidomide,Cannabidiol,Loxoprofen,Dexibuprofen,Dexketoprofen,Tolfenamic Acid,Morniflumate,Propacetamol,Talniflumate,Trolamine salicylate,Omega-3 fatty acids,Alclofenac,Acemetacin</text:p>
          </table:table-cell>
          <table:table-cell office:value-type="string" calcext:value-type="string">
            <text:p>DB00005,DB00035,DB00041,DB00154,DB00159,DB00233,DB00244,DB00316,DB00328,DB00360,DB00461,DB00465,DB00469,DB00480,DB00482,DB00500,DB00515,DB00533,DB00554,DB00573,DB00580,DB00586,DB00605,DB00620,DB00712,DB00720,DB00749,DB00773,DB00784,DB00788,DB00795,DB00812,DB00814,DB00821,DB00861,DB00870,DB00884,DB00887,DB00936,DB00939,DB00945,DB00963,DB00991,DB01009,DB01014,DB01041,DB01050,DB01283,DB01395,DB01397,DB01399,DB01401,DB01404,DB01419,DB01435,DB01600,DB01628,DB02709,DB04552,DB04743,DB06725,DB06736,DB06774,DB06802,DB08439,DB08819,DB08910,DB09061,DB09212,DB09213,DB09214,DB09216,DB09285,DB09288,DB09295,DB11079,DB11133,DB13167,DB1378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K2B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Leflunomide,Baricitinib</text:p>
          </table:table-cell>
          <table:table-cell office:value-type="string" calcext:value-type="string">
            <text:p>DB01097,DB118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K6</text:p>
          </table:table-cell>
          <table:table-cell office:value-type="float" office:value="5753" calcext:value-type="float">
            <text:p>5753</text:p>
          </table:table-cell>
          <table:table-cell office:value-type="string" calcext:value-type="string">
            <text:p>Vandetanib</text:p>
          </table:table-cell>
          <table:table-cell office:value-type="string" calcext:value-type="string">
            <text:p>DB05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ctic Acid</text:p>
          </table:table-cell>
          <table:table-cell office:value-type="string" calcext:value-type="string">
            <text:p>DB04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CR1</text:p>
          </table:table-cell>
          <table:table-cell office:value-type="float" office:value="5831" calcext:value-type="float">
            <text:p>5831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CR2</text:p>
          </table:table-cell>
          <table:table-cell office:value-type="float" office:value="29920" calcext:value-type="float">
            <text:p>29920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GB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GL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GM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ZP</text:p>
          </table:table-cell>
          <table:table-cell office:value-type="float" office:value="5858" calcext:value-type="float">
            <text:p>5858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DPR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RT</text:p>
          </table:table-cell>
          <table:table-cell office:value-type="float" office:value="23475" calcext:value-type="float">
            <text:p>23475</text:p>
          </table:table-cell>
          <table:table-cell office:value-type="string" calcext:value-type="string">
            <text:p>Niacin</text:p>
          </table:table-cell>
          <table:table-cell office:value-type="string" calcext:value-type="string">
            <text:p>DB00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B9A</text:p>
          </table:table-cell>
          <table:table-cell office:value-type="float" office:value="9367" calcext:value-type="float">
            <text:p>9367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1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Sorafenib,Regorafenib,Dabrafenib</text:p>
          </table:table-cell>
          <table:table-cell office:value-type="string" calcext:value-type="string">
            <text:p>DB00398,DB08896,DB08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LBP1</text:p>
          </table:table-cell>
          <table:table-cell office:value-type="float" office:value="10928" calcext:value-type="float">
            <text:p>10928</text:p>
          </table:table-cell>
          <table:table-cell office:value-type="string" calcext:value-type="string">
            <text:p>Sorafenib,Vincristine,Carbamazepine,Doxorubicin</text:p>
          </table:table-cell>
          <table:table-cell office:value-type="string" calcext:value-type="string">
            <text:p>DB00398,DB00541,DB00564,DB0099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RA</text:p>
          </table:table-cell>
          <table:table-cell office:value-type="float" office:value="5914" calcext:value-type="float">
            <text:p>5914</text:p>
          </table:table-cell>
          <table:table-cell office:value-type="string" calcext:value-type="string">
            <text:p>Alitretinoin,Tretinoin</text:p>
          </table:table-cell>
          <table:table-cell office:value-type="string" calcext:value-type="string">
            <text:p>DB00523,DB0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RB</text:p>
          </table:table-cell>
          <table:table-cell office:value-type="float" office:value="5915" calcext:value-type="float">
            <text:p>5915</text:p>
          </table:table-cell>
          <table:table-cell office:value-type="string" calcext:value-type="string">
            <text:p>Alitretinoin,Tretinoin</text:p>
          </table:table-cell>
          <table:table-cell office:value-type="string" calcext:value-type="string">
            <text:p>DB00523,DB0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RG</text:p>
          </table:table-cell>
          <table:table-cell office:value-type="float" office:value="5916" calcext:value-type="float">
            <text:p>5916</text:p>
          </table:table-cell>
          <table:table-cell office:value-type="string" calcext:value-type="string">
            <text:p>Alitretinoin,Tretinoin</text:p>
          </table:table-cell>
          <table:table-cell office:value-type="string" calcext:value-type="string">
            <text:p>DB00523,DB0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RRES1</text:p>
          </table:table-cell>
          <table:table-cell office:value-type="float" office:value="5918" calcext:value-type="float">
            <text:p>5918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DB0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1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Insulin Human,Insulin Pork</text:p>
          </table:table-cell>
          <table:table-cell office:value-type="string" calcext:value-type="string">
            <text:p>DB00030,DB00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P4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DB0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CAN1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Dipyridamole</text:p>
          </table:table-cell>
          <table:table-cell office:value-type="string" calcext:value-type="string">
            <text:p>DB00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DH5</text:p>
          </table:table-cell>
          <table:table-cell office:value-type="float" office:value="5959" calcext:value-type="float">
            <text:p>5959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DX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DB00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Minoxidil,Aliskiren</text:p>
          </table:table-cell>
          <table:table-cell office:value-type="string" calcext:value-type="string">
            <text:p>DB00350,DB09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Sorafenib,Imatinib,Vandetanib,Cabozantinib,Regorafenib,Ponatinib</text:p>
          </table:table-cell>
          <table:table-cell office:value-type="string" calcext:value-type="string">
            <text:p>DB00398,DB00619,DB05294,DB08875,DB08896,DB08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K</text:p>
          </table:table-cell>
          <table:table-cell office:value-type="float" office:value="55312" calcext:value-type="float">
            <text:p>55312</text:p>
          </table:table-cell>
          <table:table-cell office:value-type="string" calcext:value-type="string">
            <text:p>Riboflavin</text:p>
          </table:table-cell>
          <table:table-cell office:value-type="string" calcext:value-type="string">
            <text:p>DB001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Halothane,Palmitic Acid</text:p>
          </table:table-cell>
          <table:table-cell office:value-type="string" calcext:value-type="string">
            <text:p>DB01159,DB03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B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iboflavin</text:p>
          </table:table-cell>
          <table:table-cell office:value-type="string" calcext:value-type="string">
            <text:p>DB001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3</text:p>
          </table:table-cell>
          <table:table-cell office:value-type="float" office:value="79608" calcext:value-type="float">
            <text:p>79608</text:p>
          </table:table-cell>
          <table:table-cell office:value-type="string" calcext:value-type="string">
            <text:p>Theophylline</text:p>
          </table:table-cell>
          <table:table-cell office:value-type="string" calcext:value-type="string">
            <text:p>DB00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DA</text:p>
          </table:table-cell>
          <table:table-cell office:value-type="float" office:value="10247" calcext:value-type="float">
            <text:p>10247</text:p>
          </table:table-cell>
          <table:table-cell office:value-type="string" calcext:value-type="string">
            <text:p>Benzoic Acid</text:p>
          </table:table-cell>
          <table:table-cell office:value-type="string" calcext:value-type="string">
            <text:p>DB0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ML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NASE1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Guanidine,Citric Acid</text:p>
          </table:table-cell>
          <table:table-cell office:value-type="string" calcext:value-type="string">
            <text:p>DB00536,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NASE3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Guanidine</text:p>
          </table:table-cell>
          <table:table-cell office:value-type="string" calcext:value-type="string">
            <text:p>DB00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RA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DB04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RB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Melatonin</text:p>
          </table:table-cell>
          <table:table-cell office:value-type="string" calcext:value-type="string">
            <text:p>DB01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IA</text:p>
          </table:table-cell>
          <table:table-cell office:value-type="float" office:value="22934" calcext:value-type="float">
            <text:p>22934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L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etapamulin,Spiramycin</text:p>
          </table:table-cell>
          <table:table-cell office:value-type="string" calcext:value-type="string">
            <text:p>DB01256,DB06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L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zithromycin,Josamycin,Citric Acid,Troleandomycin</text:p>
          </table:table-cell>
          <table:table-cell office:value-type="string" calcext:value-type="string">
            <text:p>DB00207,DB01321,DB04272,DB13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LJ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oxithromycin,Clindamycin,Clarithromycin,Quinupristin</text:p>
          </table:table-cell>
          <table:table-cell office:value-type="string" calcext:value-type="string">
            <text:p>DB00778,DB01190,DB01211,DB01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L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hloramphenicol</text:p>
          </table:table-cell>
          <table:table-cell office:value-type="string" calcext:value-type="string">
            <text:p>DB00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LV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zithromycin,Quinupristin</text:p>
          </table:table-cell>
          <table:table-cell office:value-type="string" calcext:value-type="string">
            <text:p>DB00207,DB01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M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Troleandomycin</text:p>
          </table:table-cell>
          <table:table-cell office:value-type="string" calcext:value-type="string">
            <text:p>DB13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O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ifabutin</text:p>
          </table:table-cell>
          <table:table-cell office:value-type="string" calcext:value-type="string">
            <text:p>DB00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O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ifabutin,Rifampicin,Rifaximin</text:p>
          </table:table-cell>
          <table:table-cell office:value-type="string" calcext:value-type="string">
            <text:p>DB00615,DB01045,DB01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O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ifabutin,Rifampicin,Rifapentine</text:p>
          </table:table-cell>
          <table:table-cell office:value-type="string" calcext:value-type="string">
            <text:p>DB00615,DB01045,DB01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S6KA3</text:p>
          </table:table-cell>
          <table:table-cell office:value-type="float" office:value="6197" calcext:value-type="float">
            <text:p>6197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DB00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S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Tetracycline</text:p>
          </table:table-cell>
          <table:table-cell office:value-type="string" calcext:value-type="string">
            <text:p>DB00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S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xycycline,Oxytetracycline,Minocycline</text:p>
          </table:table-cell>
          <table:table-cell office:value-type="string" calcext:value-type="string">
            <text:p>DB00254,DB00595,DB01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S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Tetracycline</text:p>
          </table:table-cell>
          <table:table-cell office:value-type="string" calcext:value-type="string">
            <text:p>DB00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SH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Tetracycline</text:p>
          </table:table-cell>
          <table:table-cell office:value-type="string" calcext:value-type="string">
            <text:p>DB00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S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xycycline,Oxytetracycline,Minocycline,Rolitetracycline</text:p>
          </table:table-cell>
          <table:table-cell office:value-type="string" calcext:value-type="string">
            <text:p>DB00254,DB00595,DB01017,DB01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S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Gentamicin,Streptomycin</text:p>
          </table:table-cell>
          <table:table-cell office:value-type="string" calcext:value-type="string">
            <text:p>DB00798,DB01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S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Tetracycline</text:p>
          </table:table-cell>
          <table:table-cell office:value-type="string" calcext:value-type="string">
            <text:p>DB00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S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Tetracycline</text:p>
          </table:table-cell>
          <table:table-cell office:value-type="string" calcext:value-type="string">
            <text:p>DB00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M1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Gemcitabine,Hydroxyurea</text:p>
          </table:table-cell>
          <table:table-cell office:value-type="string" calcext:value-type="string">
            <text:p>DB00441,DB01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TCA</text:p>
          </table:table-cell>
          <table:table-cell office:value-type="float" office:value="8634" calcext:value-type="float">
            <text:p>8634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XRA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Bexarotene,Rosiglitazone,Alitretinoin,Etodolac,Tretinoin,Bezafibrate,Doconexent,Oleic Acid</text:p>
          </table:table-cell>
          <table:table-cell office:value-type="string" calcext:value-type="string">
            <text:p>DB00307,DB00412,DB00523,DB00749,DB00755,DB01393,DB03756,DB04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XRB</text:p>
          </table:table-cell>
          <table:table-cell office:value-type="float" office:value="6257" calcext:value-type="float">
            <text:p>6257</text:p>
          </table:table-cell>
          <table:table-cell office:value-type="string" calcext:value-type="string">
            <text:p>Bexarotene,Rosiglitazone,Alitretinoin,Tretinoin,Bezafibrate,Doconexent</text:p>
          </table:table-cell>
          <table:table-cell office:value-type="string" calcext:value-type="string">
            <text:p>DB00307,DB00412,DB00523,DB00755,DB01393,DB03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XRG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Bexarotene,Rosiglitazone,Alitretinoin,Tretinoin,Bezafibrate,Doconexent</text:p>
          </table:table-cell>
          <table:table-cell office:value-type="string" calcext:value-type="string">
            <text:p>DB00307,DB00412,DB00523,DB00755,DB01393,DB03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R1</text:p>
          </table:table-cell>
          <table:table-cell office:value-type="float" office:value="6261" calcext:value-type="float">
            <text:p>6261</text:p>
          </table:table-cell>
          <table:table-cell office:value-type="string" calcext:value-type="string">
            <text:p>Caffeine,Dantrolene</text:p>
          </table:table-cell>
          <table:table-cell office:value-type="string" calcext:value-type="string">
            <text:p>DB00201,DB01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100A1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Olopatadine</text:p>
          </table:table-cell>
          <table:table-cell office:value-type="string" calcext:value-type="string">
            <text:p>DB00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100A12</text:p>
          </table:table-cell>
          <table:table-cell office:value-type="float" office:value="6283" calcext:value-type="float">
            <text:p>6283</text:p>
          </table:table-cell>
          <table:table-cell office:value-type="string" calcext:value-type="string">
            <text:p>Olopatadine</text:p>
          </table:table-cell>
          <table:table-cell office:value-type="string" calcext:value-type="string">
            <text:p>DB00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100A13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Olopatadine</text:p>
          </table:table-cell>
          <table:table-cell office:value-type="string" calcext:value-type="string">
            <text:p>DB00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100A2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Olopatadine,Zinc</text:p>
          </table:table-cell>
          <table:table-cell office:value-type="string" calcext:value-type="string">
            <text:p>DB00768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100A4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Trifluoperazine</text:p>
          </table:table-cell>
          <table:table-cell office:value-type="string" calcext:value-type="string">
            <text:p>DB00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100A7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100A8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100A9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100B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Olopatadine</text:p>
          </table:table-cell>
          <table:table-cell office:value-type="string" calcext:value-type="string">
            <text:p>DB00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A1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Human Serum Albumin</text:p>
          </table:table-cell>
          <table:table-cell office:value-type="string" calcext:value-type="string">
            <text:p>DB00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LY</text:p>
          </table:table-cell>
          <table:table-cell office:value-type="float" office:value="51540" calcext:value-type="float">
            <text:p>51540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10A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Lidocaine,Ropivacaine,Bupivacaine,Procaine,Cocaine,Levobupivacaine,Benzocaine,Chloroprocaine,Orphenadrine</text:p>
          </table:table-cell>
          <table:table-cell office:value-type="string" calcext:value-type="string">
            <text:p>DB00281,DB00296,DB00297,DB00721,DB00907,DB01002,DB01086,DB01161,DB01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11A</text:p>
          </table:table-cell>
          <table:table-cell office:value-type="float" office:value="11280" calcext:value-type="float">
            <text:p>11280</text:p>
          </table:table-cell>
          <table:table-cell office:value-type="string" calcext:value-type="string">
            <text:p>Cocaine,Zonisamide</text:p>
          </table:table-cell>
          <table:table-cell office:value-type="string" calcext:value-type="string">
            <text:p>DB00907,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1A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henytoin,Valproic Acid,Zonisamide,Nitrazepam,Dronedarone,Permethrin,Brivaracetam</text:p>
          </table:table-cell>
          <table:table-cell office:value-type="string" calcext:value-type="string">
            <text:p>DB00252,DB00313,DB00909,DB01595,DB04855,DB04930,DB05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1B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henytoin,Zonisamide</text:p>
          </table:table-cell>
          <table:table-cell office:value-type="string" calcext:value-type="string">
            <text:p>DB00252,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2A</text:p>
          </table:table-cell>
          <table:table-cell office:value-type="float" office:value="6326" calcext:value-type="float">
            <text:p>6326</text:p>
          </table:table-cell>
          <table:table-cell office:value-type="string" calcext:value-type="string">
            <text:p>Lamotrigine,Propofol,Zonisamide</text:p>
          </table:table-cell>
          <table:table-cell office:value-type="string" calcext:value-type="string">
            <text:p>DB00555,DB00818,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2B</text:p>
          </table:table-cell>
          <table:table-cell office:value-type="float" office:value="6327" calcext:value-type="float">
            <text:p>6327</text:p>
          </table:table-cell>
          <table:table-cell office:value-type="string" calcext:value-type="string">
            <text:p>Zonisamide</text:p>
          </table:table-cell>
          <table:table-cell office:value-type="string" calcext:value-type="string">
            <text:p>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3A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Phenytoin,Zonisamide</text:p>
          </table:table-cell>
          <table:table-cell office:value-type="string" calcext:value-type="string">
            <text:p>DB00252,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3B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Zonisamide</text:p>
          </table:table-cell>
          <table:table-cell office:value-type="string" calcext:value-type="string">
            <text:p>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4A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Lidocaine,Diclofenac,Propofol,Zonisamide,Flecainide</text:p>
          </table:table-cell>
          <table:table-cell office:value-type="string" calcext:value-type="string">
            <text:p>DB00281,DB00586,DB00818,DB00909,DB01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4B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Zonisamide</text:p>
          </table:table-cell>
          <table:table-cell office:value-type="string" calcext:value-type="string">
            <text:p>DB0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5A</text:p>
          </table:table-cell>
          <table:table-cell office:value-type="float" office:value="6331" calcext:value-type="float">
            <text:p>6331</text:p>
          </table:table-cell>
          <table:table-cell office:value-type="string" calcext:value-type="string">
            <text:p>Ranolazine,Phenytoin,Disopyramide,Lidocaine,Mexiletine,Carbamazepine,Verapamil,Riluzole,Oxcarbazepine,Cocaine,Quinidine,Zonisamide,Procainamide,Tocainide,Propafenone,Flecainide,Encainide,Fosphenytoin,Ajmaline,Aprindine,Vernakalant,Isavuconazole</text:p>
          </table:table-cell>
          <table:table-cell office:value-type="string" calcext:value-type="string">
            <text:p>DB00243,DB00252,DB00280,DB00281,DB00379,DB00564,DB00661,DB00740,DB00776,DB00907,DB00908,DB00909,DB01035,DB01056,DB01182,DB01195,DB01228,DB01320,DB01426,DB01429,DB06217,DB11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9A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Ranolazine,Lidocaine,Zonisamide,Rufinamide</text:p>
          </table:table-cell>
          <table:table-cell office:value-type="string" calcext:value-type="string">
            <text:p>DB00243,DB00281,DB00909,DB06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N1A</text:p>
          </table:table-cell>
          <table:table-cell office:value-type="float" office:value="6337" calcext:value-type="float">
            <text:p>6337</text:p>
          </table:table-cell>
          <table:table-cell office:value-type="string" calcext:value-type="string">
            <text:p>Triamterene</text:p>
          </table:table-cell>
          <table:table-cell office:value-type="string" calcext:value-type="string">
            <text:p>DB00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N1B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Triamterene</text:p>
          </table:table-cell>
          <table:table-cell office:value-type="string" calcext:value-type="string">
            <text:p>DB00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N1D</text:p>
          </table:table-cell>
          <table:table-cell office:value-type="float" office:value="6339" calcext:value-type="float">
            <text:p>6339</text:p>
          </table:table-cell>
          <table:table-cell office:value-type="string" calcext:value-type="string">
            <text:p>Triamterene</text:p>
          </table:table-cell>
          <table:table-cell office:value-type="string" calcext:value-type="string">
            <text:p>DB00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NN1G</text:p>
          </table:table-cell>
          <table:table-cell office:value-type="float" office:value="6340" calcext:value-type="float">
            <text:p>6340</text:p>
          </table:table-cell>
          <table:table-cell office:value-type="string" calcext:value-type="string">
            <text:p>Triamterene</text:p>
          </table:table-cell>
          <table:table-cell office:value-type="string" calcext:value-type="string">
            <text:p>DB00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HA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Succinic acid,Ubidecarenone</text:p>
          </table:table-cell>
          <table:table-cell office:value-type="string" calcext:value-type="string">
            <text:p>DB00139,DB092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HB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HC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HD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Succinic acid,Citric Acid</text:p>
          </table:table-cell>
          <table:table-cell office:value-type="string" calcext:value-type="string">
            <text:p>DB00139,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S</text:p>
          </table:table-cell>
          <table:table-cell office:value-type="float" office:value="10993" calcext:value-type="float">
            <text:p>10993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SL</text:p>
          </table:table-cell>
          <table:table-cell office:value-type="float" office:value="113675" calcext:value-type="float">
            <text:p>113675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14L2</text:p>
          </table:table-cell>
          <table:table-cell office:value-type="float" office:value="23541" calcext:value-type="float">
            <text:p>23541</text:p>
          </table:table-cell>
          <table:table-cell office:value-type="string" calcext:value-type="string">
            <text:p>Palmitic Acid</text:p>
          </table:table-cell>
          <table:table-cell office:value-type="string" calcext:value-type="string">
            <text:p>DB03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E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DB01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ENOP</text:p>
          </table:table-cell>
          <table:table-cell office:value-type="float" office:value="6414" calcext:value-type="float">
            <text:p>6414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P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Lamivudine,Adefovir Dipivoxil</text:p>
          </table:table-cell>
          <table:table-cell office:value-type="string" calcext:value-type="string">
            <text:p>DB00709,DB00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G1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PSECS</text:p>
          </table:table-cell>
          <table:table-cell office:value-type="float" office:value="51091" calcext:value-type="float">
            <text:p>51091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PINA1</text:p>
          </table:table-cell>
          <table:table-cell office:value-type="float" office:value="5265" calcext:value-type="float">
            <text:p>5265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PIN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inc,Citric Acid</text:p>
          </table:table-cell>
          <table:table-cell office:value-type="string" calcext:value-type="string">
            <text:p>DB01593,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PINA4</text:p>
          </table:table-cell>
          <table:table-cell office:value-type="float" office:value="5267" calcext:value-type="float">
            <text:p>5267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PINA6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Flunisolide,Alclometasone,Medrysone,Fluorometholone,Beclomethasone dipropionate,Fluticasone propionate,Fluocinolone Acetonide,Ulobetasol,Triamcinolone,Mitotane,Flumethasone,Hydrocortisone,Flurandrenolide,Prednisolone,Rimexolone,Fluocinonide,Paramethasone,Ciclesonide,Zinc,Medrogestone</text:p>
          </table:table-cell>
          <table:table-cell office:value-type="string" calcext:value-type="string">
            <text:p>DB00180,DB00240,DB00253,DB00324,DB00394,DB00588,DB00591,DB00596,DB00620,DB00648,DB00663,DB00741,DB00846,DB00860,DB00896,DB01047,DB01384,DB01410,DB01593,DB0912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INA7</text:p>
          </table:table-cell>
          <table:table-cell office:value-type="float" office:value="6906" calcext:value-type="float">
            <text:p>6906</text:p>
          </table:table-cell>
          <table:table-cell office:value-type="string" calcext:value-type="string">
            <text:p>Liothyronine,Levothyroxine,Liotrix</text:p>
          </table:table-cell>
          <table:table-cell office:value-type="string" calcext:value-type="string">
            <text:p>DB00279,DB00451,DB0158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INB9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Raloxifene</text:p>
          </table:table-cell>
          <table:table-cell office:value-type="string" calcext:value-type="string">
            <text:p>DB00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PIND1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RP4</text:p>
          </table:table-cell>
          <table:table-cell office:value-type="float" office:value="6424" calcext:value-type="float">
            <text:p>6424</text:p>
          </table:table-cell>
          <table:table-cell office:value-type="string" calcext:value-type="string">
            <text:p>Cyclothiazide,Perindopril</text:p>
          </table:table-cell>
          <table:table-cell office:value-type="string" calcext:value-type="string">
            <text:p>DB00606,DB007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PL1</text:p>
          </table:table-cell>
          <table:table-cell office:value-type="float" office:value="8879" calcext:value-type="float">
            <text:p>8879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2B3</text:p>
          </table:table-cell>
          <table:table-cell office:value-type="float" office:value="10019" calcext:value-type="float">
            <text:p>10019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DB06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BG</text:p>
          </table:table-cell>
          <table:table-cell office:value-type="float" office:value="6462" calcext:value-type="float">
            <text:p>6462</text:p>
          </table:table-cell>
          <table:table-cell office:value-type="string" calcext:value-type="string">
            <text:p>Diethylstilbestrol,Levonorgestrel,Progesterone,Spironolactone,Toremifene,Testosterone,Mitotane,Estrone,Tamoxifen,Norethisterone,Hydrocortisone,Estradiol,Drostanolone,Clomifene,Dienestrol,Ethinyl Estradiol,Hesperetin,Fluoxymesterone,Danazol,Testosterone propionate,Zinc,Estriol,Estrone sulfate,Phenolphthalein,Oxymetholone,Methyltestosterone,Medrogestone,Gestrinone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255,DB00367,DB00396,DB00421,DB00539,DB00624,DB00648,DB00655,DB00675,DB00717,DB00741,DB00783,DB00858,DB00882,DB00890,DB00977,DB01094,DB01185,DB01406,DB01420,DB01593,DB04573,DB04574,DB04824,DB06412,DB06710,DB09124,DB11619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MT1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yridoxal Phosphate,Mimosine</text:p>
          </table:table-cell>
          <table:table-cell office:value-type="string" calcext:value-type="string">
            <text:p>DB00114,DB01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MT2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Scopolamine</text:p>
          </table:table-cell>
          <table:table-cell office:value-type="string" calcext:value-type="string">
            <text:p>DB00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GA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idaxomicin</text:p>
          </table:table-cell>
          <table:table-cell office:value-type="string" calcext:value-type="string">
            <text:p>DB088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GMAR1</text:p>
          </table:table-cell>
          <table:table-cell office:value-type="float" office:value="10280" calcext:value-type="float">
            <text:p>10280</text:p>
          </table:table-cell>
          <table:table-cell office:value-type="string" calcext:value-type="string">
            <text:p>Amitriptyline,Remoxipride,Dextromethorphan,Pentazocine,Naltrexone,Cocaine,Prasterone,Captodiame</text:p>
          </table:table-cell>
          <table:table-cell office:value-type="string" calcext:value-type="string">
            <text:p>DB00321,DB00409,DB00514,DB00652,DB00704,DB00907,DB01708,DB09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K1</text:p>
          </table:table-cell>
          <table:table-cell office:value-type="float" office:value="150094" calcext:value-type="float">
            <text:p>150094</text:p>
          </table:table-cell>
          <table:table-cell office:value-type="string" calcext:value-type="string">
            <text:p>Dabrafenib</text:p>
          </table:table-cell>
          <table:table-cell office:value-type="string" calcext:value-type="string">
            <text:p>DB08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23408" calcext:value-type="float">
            <text:p>23408</text:p>
          </table:table-cell>
          <table:table-cell office:value-type="string" calcext:value-type="string">
            <text:p>Nicotinamide</text:p>
          </table:table-cell>
          <table:table-cell office:value-type="string" calcext:value-type="string">
            <text:p>DB02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VA1</text:p>
          </table:table-cell>
          <table:table-cell office:value-type="float" office:value="10572" calcext:value-type="float">
            <text:p>10572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10A1</text:p>
          </table:table-cell>
          <table:table-cell office:value-type="float" office:value="6554" calcext:value-type="float">
            <text:p>6554</text:p>
          </table:table-cell>
          <table:table-cell office:value-type="string" calcext:value-type="string">
            <text:p>Cyclosporine,Liothyronine,Conjugated estrogens,Indomethacin,Progesterone,Testosterone,Bumetanide,Ethinyl Estradiol,Probenecid,Liotrix,Ursodeoxycholic acid,Cholic Acid,Deoxycholic Acid,Pitavastatin,Testosterone cypionate,Testosterone enanthate,Testosterone undecanoate</text:p>
          </table:table-cell>
          <table:table-cell office:value-type="string" calcext:value-type="string">
            <text:p>DB00091,DB00279,DB00286,DB00328,DB00396,DB00624,DB00887,DB00977,DB01032,DB01583,DB01586,DB02659,DB03619,DB08860,DB13943,DB13944,DB1394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10A2</text:p>
          </table:table-cell>
          <table:table-cell office:value-type="float" office:value="6555" calcext:value-type="float">
            <text:p>6555</text:p>
          </table:table-cell>
          <table:table-cell office:value-type="string" calcext:value-type="string">
            <text:p>Cyclosporine,Valaciclovir,Ursodeoxycholic acid,Cholic Acid,Deoxycholic Acid</text:p>
          </table:table-cell>
          <table:table-cell office:value-type="string" calcext:value-type="string">
            <text:p>DB00091,DB00577,DB01586,DB02659,DB0361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12A1</text:p>
          </table:table-cell>
          <table:table-cell office:value-type="float" office:value="6557" calcext:value-type="float">
            <text:p>6557</text:p>
          </table:table-cell>
          <table:table-cell office:value-type="string" calcext:value-type="string">
            <text:p>Furosemide,Bumetanide,Etacrynic acid</text:p>
          </table:table-cell>
          <table:table-cell office:value-type="string" calcext:value-type="string">
            <text:p>DB00695,DB00887,DB00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12A2</text:p>
          </table:table-cell>
          <table:table-cell office:value-type="float" office:value="6558" calcext:value-type="float">
            <text:p>6558</text:p>
          </table:table-cell>
          <table:table-cell office:value-type="string" calcext:value-type="string">
            <text:p>Bumetanide</text:p>
          </table:table-cell>
          <table:table-cell office:value-type="string" calcext:value-type="string">
            <text:p>DB00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12A3</text:p>
          </table:table-cell>
          <table:table-cell office:value-type="float" office:value="6559" calcext:value-type="float">
            <text:p>6559</text:p>
          </table:table-cell>
          <table:table-cell office:value-type="string" calcext:value-type="string">
            <text:p>Chlorothiazide,Hydrochlorothiazide</text:p>
          </table:table-cell>
          <table:table-cell office:value-type="string" calcext:value-type="string">
            <text:p>DB00880,DB00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12A4</text:p>
          </table:table-cell>
          <table:table-cell office:value-type="float" office:value="6560" calcext:value-type="float">
            <text:p>6560</text:p>
          </table:table-cell>
          <table:table-cell office:value-type="string" calcext:value-type="string">
            <text:p>Bumetanide</text:p>
          </table:table-cell>
          <table:table-cell office:value-type="string" calcext:value-type="string">
            <text:p>DB00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12A5</text:p>
          </table:table-cell>
          <table:table-cell office:value-type="float" office:value="57468" calcext:value-type="float">
            <text:p>57468</text:p>
          </table:table-cell>
          <table:table-cell office:value-type="string" calcext:value-type="string">
            <text:p>Bumetanide</text:p>
          </table:table-cell>
          <table:table-cell office:value-type="string" calcext:value-type="string">
            <text:p>DB00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13A1</text:p>
          </table:table-cell>
          <table:table-cell office:value-type="float" office:value="6561" calcext:value-type="float">
            <text:p>6561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13A2</text:p>
          </table:table-cell>
          <table:table-cell office:value-type="float" office:value="9058" calcext:value-type="float">
            <text:p>9058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13A3</text:p>
          </table:table-cell>
          <table:table-cell office:value-type="float" office:value="64849" calcext:value-type="float">
            <text:p>64849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15A1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Oseltamivir,Midodrine,Ceftazidime,Cefalotin,Dicloxacillin,Cefotaxime,Cephalexin,Valaciclovir,Enalapril,Chlorpropamide,Nateglinide,Perindopril,Glyburide,Ibuprofen,Benzylpenicillin,Amoxicillin,Fluvastatin,Tolbutamide,Cefadroxil,Cloxacillin,Captopril,Ceftriaxone,Levodopa,Cefradine,Cilazapril,Benzoic Acid</text:p>
          </table:table-cell>
          <table:table-cell office:value-type="string" calcext:value-type="string">
            <text:p>DB00198,DB00211,DB00438,DB00456,DB00485,DB00493,DB00567,DB00577,DB00584,DB00672,DB00731,DB00790,DB01016,DB01050,DB01053,DB01060,DB01095,DB01124,DB01140,DB01147,DB01197,DB01212,DB01235,DB01333,DB01340,DB0379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15A2</text:p>
          </table:table-cell>
          <table:table-cell office:value-type="float" office:value="6565" calcext:value-type="float">
            <text:p>6565</text:p>
          </table:table-cell>
          <table:table-cell office:value-type="string" calcext:value-type="string">
            <text:p>Ceftazidime,Cefalotin,Dicloxacillin,Cefotaxime,Cephalexin,Valaciclovir,Chlorpropamide,Nateglinide,Perindopril,Glyburide,Benzylpenicillin,Amoxicillin,Tolbutamide,Cefadroxil,Cloxacillin,Ceftriaxone,Cefradine,Cilazapril</text:p>
          </table:table-cell>
          <table:table-cell office:value-type="string" calcext:value-type="string">
            <text:p>DB00438,DB00456,DB00485,DB00493,DB00567,DB00577,DB00672,DB00731,DB00790,DB01016,DB01053,DB01060,DB01124,DB01140,DB01147,DB01212,DB01333,DB0134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16A1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ravastatin,Valproic Acid,Foscarnet,Methotrexate,Niacin,Nateglinide,Salicylic acid,Probenecid,Benzoic Acid,Lactic Acid,Niflumic Acid</text:p>
          </table:table-cell>
          <table:table-cell office:value-type="string" calcext:value-type="string">
            <text:p>DB00175,DB00313,DB00529,DB00563,DB00627,DB00731,DB00936,DB01032,DB03793,DB04398,DB0455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16A10</text:p>
          </table:table-cell>
          <table:table-cell office:value-type="float" office:value="117247" calcext:value-type="float">
            <text:p>117247</text:p>
          </table:table-cell>
          <table:table-cell office:value-type="string" calcext:value-type="string">
            <text:p>L-Valine,Liothyronine,Levodopa,Liotrix,Lactic Acid,Droxidopa</text:p>
          </table:table-cell>
          <table:table-cell office:value-type="string" calcext:value-type="string">
            <text:p>DB00161,DB00279,DB01235,DB01583,DB04398,DB0626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16A2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Levothyroxine,Liotrix</text:p>
          </table:table-cell>
          <table:table-cell office:value-type="string" calcext:value-type="string">
            <text:p>DB00451,DB0158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16A3</text:p>
          </table:table-cell>
          <table:table-cell office:value-type="float" office:value="9123" calcext:value-type="float">
            <text:p>9123</text:p>
          </table:table-cell>
          <table:table-cell office:value-type="string" calcext:value-type="string">
            <text:p>Niacin,Lactic Acid</text:p>
          </table:table-cell>
          <table:table-cell office:value-type="string" calcext:value-type="string">
            <text:p>DB00627,DB0439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16A7</text:p>
          </table:table-cell>
          <table:table-cell office:value-type="float" office:value="9194" calcext:value-type="float">
            <text:p>9194</text:p>
          </table:table-cell>
          <table:table-cell office:value-type="string" calcext:value-type="string">
            <text:p>Probenecid,Lactic Acid,Niflumic Acid</text:p>
          </table:table-cell>
          <table:table-cell office:value-type="string" calcext:value-type="string">
            <text:p>DB01032,DB04398,DB0455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18A1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Reserpine,Norepinephrine,Ephedra,Methamphetamine</text:p>
          </table:table-cell>
          <table:table-cell office:value-type="string" calcext:value-type="string">
            <text:p>DB00206,DB00368,DB01363,DB01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18A2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Amphetamine,Reserpine,Norepinephrine,Haloperidol,Mazindol,Benzphetamine,Dopamine,Ephedra,Ephedrine,Dextroamphetamine,Methamphetamine,Tetrabenazine,Histamine,Isometheptene,Valbenazine</text:p>
          </table:table-cell>
          <table:table-cell office:value-type="string" calcext:value-type="string">
            <text:p>DB00182,DB00206,DB00368,DB00502,DB00579,DB00865,DB00988,DB01363,DB01364,DB01576,DB01577,DB04844,DB05381,DB06706,DB1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19A1</text:p>
          </table:table-cell>
          <table:table-cell office:value-type="float" office:value="6573" calcext:value-type="float">
            <text:p>6573</text:p>
          </table:table-cell>
          <table:table-cell office:value-type="string" calcext:value-type="string">
            <text:p>Methotrexate</text:p>
          </table:table-cell>
          <table:table-cell office:value-type="string" calcext:value-type="string">
            <text:p>DB0056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1A1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Pregabalin</text:p>
          </table:table-cell>
          <table:table-cell office:value-type="string" calcext:value-type="string">
            <text:p>DB0023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1A5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Fluciclovine (18F)</text:p>
          </table:table-cell>
          <table:table-cell office:value-type="string" calcext:value-type="string">
            <text:p>DB13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22A1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Nicotine,Reserpine,Nelfinavir,Indinavir,Disopyramide,Codeine,Norepinephrine,Progesterone,Pramipexole,Prazosin,Imipramine,Quinine,Chlorpromazine,Cimetidine,Caspofungin,Guanidine,Clonidine,Imatinib,Testosterone,Latanoprost,Verapamil,Epinephrine,Midazolam,Lamivudine,Rocuronium,Estradiol,Ranitidine,Quinidine,Phenformin,Amantadine,Dinoprostone,Phenoxybenzamine,Dopamine,Ganciclovir,Probenecid,Procainamide,Diphenhydramine,Chlorphenamine,Desipramine,Acebutolol,Tubocurarine,Saquinavir,Pancuronium,Vecuronium,Acepromazine,Pipotiazine,Thioproperazine,Thiothixene,Acetylcholine,Estrone sulfate,Histamine,Dexchlorpheniramine maleate,Bilastine,Pitolisant,Latanoprostene Bunod,Baricitinib,Rucaparib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184,DB00206,DB00220,DB00224,DB00280,DB00318,DB00368,DB00396,DB00413,DB00457,DB00458,DB00468,DB00477,DB00501,DB00520,DB00536,DB00575,DB00619,DB00624,DB00654,DB00661,DB00668,DB00683,DB00709,DB00728,DB00783,DB00863,DB00908,DB00914,DB00915,DB00917,DB00925,DB00988,DB01004,DB01032,DB01035,DB01075,DB01114,DB01151,DB01193,DB01199,DB01232,DB01337,DB01339,DB01614,DB01621,DB01622,DB01623,DB03128,DB04574,DB05381,DB09555,DB11591,DB11642,DB11660,DB11817,DB12332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2A10</text:p>
          </table:table-cell>
          <table:table-cell office:value-type="float" office:value="387775" calcext:value-type="float">
            <text:p>387775</text:p>
          </table:table-cell>
          <table:table-cell office:value-type="string" calcext:value-type="string">
            <text:p>Conjugated estrogens,Salicylic acid,Probenecid</text:p>
          </table:table-cell>
          <table:table-cell office:value-type="string" calcext:value-type="string">
            <text:p>DB00286,DB00936,DB0103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2A11</text:p>
          </table:table-cell>
          <table:table-cell office:value-type="float" office:value="55867" calcext:value-type="float">
            <text:p>55867</text:p>
          </table:table-cell>
          <table:table-cell office:value-type="string" calcext:value-type="string">
            <text:p>Pravastatin,Doxycycline,Conjugated estrogens,Indomethacin,Cefalotin,Cefotaxime,Zidovudine,Cimetidine,Piroxicam,Methotrexate,Diclofenac,Oxytetracycline,Furosemide,Tetracycline,Estradiol,Phenylbutazone,Bumetanide,Dinoprostone,Salicylic acid,Ketoprofen,Minocycline,Probenecid,Ibuprofen,Novobiocin,Benzylpenicillin,Ceftriaxone,Cefamandole,Cefazolin,Cefoperazone,Caprylic acid,Lesinurad,Estradiol acetate,Estradiol benzoate,Estradiol cypionate,Estradiol dienanthate,Estradiol valerate</text:p>
          </table:table-cell>
          <table:table-cell office:value-type="string" calcext:value-type="string">
            <text:p>DB00175,DB00254,DB00286,DB00328,DB00456,DB00493,DB00495,DB00501,DB00554,DB00563,DB00586,DB00595,DB00695,DB00759,DB00783,DB00812,DB00887,DB00917,DB00936,DB01009,DB01017,DB01032,DB01050,DB01051,DB01053,DB01212,DB01326,DB01327,DB01329,DB04519,DB11560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2A12</text:p>
          </table:table-cell>
          <table:table-cell office:value-type="float" office:value="116085" calcext:value-type="float">
            <text:p>116085</text:p>
          </table:table-cell>
          <table:table-cell office:value-type="string" calcext:value-type="string">
            <text:p>Losartan,Probenecid,Sulfinpyrazone,Lesinurad</text:p>
          </table:table-cell>
          <table:table-cell office:value-type="string" calcext:value-type="string">
            <text:p>DB00678,DB01032,DB01138,DB1156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2A16</text:p>
          </table:table-cell>
          <table:table-cell office:value-type="float" office:value="85413" calcext:value-type="float">
            <text:p>85413</text:p>
          </table:table-cell>
          <table:table-cell office:value-type="string" calcext:value-type="string">
            <text:p>L-Carnitine,Doxorubicin</text:p>
          </table:table-cell>
          <table:table-cell office:value-type="string" calcext:value-type="string">
            <text:p>DB00583,DB0099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2A2</text:p>
          </table:table-cell>
          <table:table-cell office:value-type="float" office:value="6582" calcext:value-type="float">
            <text:p>6582</text:p>
          </table:table-cell>
          <table:table-cell office:value-type="string" calcext:value-type="string">
            <text:p>Nicotine,Reserpine,Metoprolol,Disopyramide,Grepafloxacin,Norepinephrine,Progesterone,Pramipexole,Prazosin,Imipramine,Quinine,Zidovudine,Cimetidine,Cisplatin,Guanidine,Vinblastine,Propranolol,Imatinib,Epinephrine,Flurazepam,Daunorubicin,Lamivudine,Estradiol,Cocaine,Quinidine,Phenformin,Amantadine,Dinoprostone,Phenoxybenzamine,Famotidine,Dopamine,Probenecid,Procainamide,Memantine,Diphenhydramine,Quinacrine,Chlorphenamine,Levofloxacin,Desipramine,Tubocurarine,Pancuronium,Oxprenolol,Histamine,Dolutegravir,Dexchlorpheniramine maleate,Isavuconazole,Baricitinib,Apalutamide,Enasidenib,Estradiol acetate,Estradiol benzoate,Estradiol cypionate,Estradiol dienanthate,Estradiol valerate</text:p>
          </table:table-cell>
          <table:table-cell office:value-type="string" calcext:value-type="string">
            <text:p>DB00184,DB00206,DB00264,DB00280,DB00365,DB00368,DB00396,DB00413,DB00457,DB00458,DB00468,DB00495,DB00501,DB00515,DB00536,DB00570,DB00571,DB00619,DB00668,DB00690,DB00694,DB00709,DB00783,DB00907,DB00908,DB00914,DB00915,DB00917,DB00925,DB00927,DB00988,DB01032,DB01035,DB01043,DB01075,DB01103,DB01114,DB01137,DB01151,DB01199,DB01337,DB01580,DB05381,DB08930,DB09555,DB11633,DB11817,DB11901,DB13874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2A3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Amphetamine,Nicotine,Norepinephrine,Progesterone,Prazosin,Imipramine,Cimetidine,Guanidine,Vincristine,Clonidine,Testosterone,Lamivudine,Adefovir Dipivoxil,Irinotecan,Estradiol,Phenoxybenzamine,Dopamine,Procainamide,Desipramine,Colchicine,Methamphetamine,Histamine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182,DB00184,DB00368,DB00396,DB00457,DB00458,DB00501,DB00536,DB00541,DB00575,DB00624,DB00709,DB00718,DB00762,DB00783,DB00925,DB00988,DB01035,DB01151,DB01394,DB01577,DB05381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2A4</text:p>
          </table:table-cell>
          <table:table-cell office:value-type="float" office:value="6583" calcext:value-type="float">
            <text:p>6583</text:p>
          </table:table-cell>
          <table:table-cell office:value-type="string" calcext:value-type="string">
            <text:p>Nicotine,Ipratropium bromide,Imipramine,Quinine,Cimetidine,Guanidine,Clonidine,L-Carnitine,Testosterone,Verapamil,Quinidine,Procainamide,Benzylpenicillin,Levofloxacin,Desipramine,Ofloxacin,Tiotropium,Mepyramine,Testosterone cypionate,Testosterone enanthate,Testosterone undecanoate</text:p>
          </table:table-cell>
          <table:table-cell office:value-type="string" calcext:value-type="string">
            <text:p>DB00184,DB00332,DB00458,DB00468,DB00501,DB00536,DB00575,DB00583,DB00624,DB00661,DB00908,DB01035,DB01053,DB01137,DB01151,DB01165,DB01409,DB06691,DB13943,DB13944,DB1394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2A5</text:p>
          </table:table-cell>
          <table:table-cell office:value-type="float" office:value="6584" calcext:value-type="float">
            <text:p>6584</text:p>
          </table:table-cell>
          <table:table-cell office:value-type="string" calcext:value-type="string">
            <text:p>Amphetamine,Nicotine,Lidocaine,Valproic Acid,Ipratropium bromide,Grepafloxacin,Norepinephrine,Ceftazidime,Cefalotin,Quinine,Cimetidine,Guanidine,Cephalexin,Clonidine,L-Carnitine,Niacin,Verapamil,Epinephrine,Furosemide,Quinidine,Dactinomycin,Lomefloxacin,Dopamine,Probenecid,Procainamide,Benzylpenicillin,Norfloxacin,Diphenhydramine,Cefadroxil,Desipramine,Ofloxacin,Sparfloxacin,Cefradine,Tiotropium,Methamphetamine,Acetylcholine,Histamine,Mepyramine</text:p>
          </table:table-cell>
          <table:table-cell office:value-type="string" calcext:value-type="string">
            <text:p>DB00182,DB00184,DB00281,DB00313,DB00332,DB00365,DB00368,DB00438,DB00456,DB00468,DB00501,DB00536,DB00567,DB00575,DB00583,DB00627,DB00661,DB00668,DB00695,DB00908,DB00970,DB00978,DB00988,DB01032,DB01035,DB01053,DB01059,DB01075,DB01140,DB01151,DB01165,DB01208,DB01333,DB01409,DB01577,DB03128,DB05381,DB0669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2A6</text:p>
          </table:table-cell>
          <table:table-cell office:value-type="float" office:value="9356" calcext:value-type="float">
            <text:p>9356</text:p>
          </table:table-cell>
          <table:table-cell office:value-type="string" calcext:value-type="string">
            <text:p>Cyclosporine,Riboflavin,Folic Acid,Pravastatin,Cefotiam,Doxycycline,Conjugated estrogens,Tenofovir disoproxil,Valproic Acid,Acetaminophen,Piperacillin,Indomethacin,Grepafloxacin,Cidofovir,Trifluridine,Ceftazidime,Chloramphenicol,Cefalotin,Cefotaxime,Zidovudine,Tolmetin,Cimetidine,Caspofungin,Foscarnet,Piroxicam,Methotrexate,Cephalexin,Valaciclovir,Enalapril,Diclofenac,Oxytetracycline,Sulindac,Cyclothiazide,Nafcillin,Stavudine,Chlorpropamide,Losartan,Furosemide,Methazolamide,Lamivudine,Flurbiprofen,Adefovir Dipivoxil,Nateglinide,Etodolac,Tetracycline,Naproxen,Gentamicin,Phenylbutazone,Acetazolamide,Carprofen,Cinoxacin,Diflunisal,Chlorothiazide,Bumetanide,Didanosine,Etacrynic acid,Dinoprostone,Salicylic acid,Meclofenamic acid,Zalcitabine,Acetylsalicylic acid,Hydrochlorothiazide,Ganciclovir,Ketoprofen,Glyburide,Minocycline,Probenecid,Ibuprofen,Novobiocin,Benzylpenicillin,Norfloxacin,Amoxicillin,Streptomycin,Tolbutamide,Levofloxacin,Cefadroxil,Cloxacillin,Ofloxacin,Captopril,Ceftriaxone,Bromodiphenhydramine,Cefamandole,Cefazolin,Cefoperazone,Cefradine,Cefacetrile,Antipyrine,Cilastatin,Topiroxostat,Oxyphenbutazone,Caprylic acid,Acetylcysteine,Dabrafenib,Dolutegravir,Baricitinib,Rucaparib,Enasidenib</text:p>
          </table:table-cell>
          <table:table-cell office:value-type="string" calcext:value-type="string">
            <text:p>DB00091,DB00140,DB00158,DB00175,DB00229,DB00254,DB00286,DB00300,DB00313,DB00316,DB00319,DB00328,DB00365,DB00369,DB00432,DB00438,DB00446,DB00456,DB00493,DB00495,DB00500,DB00501,DB00520,DB00529,DB00554,DB00563,DB00567,DB00577,DB00584,DB00586,DB00595,DB00605,DB00606,DB00607,DB00649,DB00672,DB00678,DB00695,DB00703,DB00709,DB00712,DB00718,DB00731,DB00749,DB00759,DB00788,DB00798,DB00812,DB00819,DB00821,DB00827,DB00861,DB00880,DB00887,DB00900,DB00903,DB00917,DB00936,DB00939,DB00943,DB00945,DB00999,DB01004,DB01009,DB01016,DB01017,DB01032,DB01050,DB01051,DB01053,DB01059,DB01060,DB01082,DB01124,DB01137,DB01140,DB01147,DB01165,DB01197,DB01212,DB01237,DB01326,DB01327,DB01329,DB01333,DB01414,DB01435,DB01597,DB01685,DB03585,DB04519,DB06151,DB08912,DB08930,DB11817,DB12332,DB1387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2A7</text:p>
          </table:table-cell>
          <table:table-cell office:value-type="float" office:value="10864" calcext:value-type="float">
            <text:p>10864</text:p>
          </table:table-cell>
          <table:table-cell office:value-type="string" calcext:value-type="string">
            <text:p>Pravastatin,Theophylline,Valproic Acid,Indomethacin,Allopurinol,Cefalotin,Cefotaxime,Zidovudine,Cimetidine,Fluorouracil,Methotrexate,Enalapril,Oxytetracycline,Testosterone,Tetracycline,Bumetanide,Dinoprostone,Salicylic acid,Zalcitabine,Acetylsalicylic acid,Ganciclovir,Ketoprofen,Glyburide,Minocycline,Probenecid,Rifampicin,Clarithromycin,Docetaxel,Oxtriphylline,Cefamandole,Cefoperazone,Cholic Acid,Testosterone cypionate,Testosterone enanthate,Testosterone undecanoate</text:p>
          </table:table-cell>
          <table:table-cell office:value-type="string" calcext:value-type="string">
            <text:p>DB00175,DB00277,DB00313,DB00328,DB00437,DB00456,DB00493,DB00495,DB00501,DB00544,DB00563,DB00584,DB00595,DB00624,DB00759,DB00887,DB00917,DB00936,DB00943,DB00945,DB01004,DB01009,DB01016,DB01017,DB01032,DB01045,DB01211,DB01248,DB01303,DB01326,DB01329,DB02659,DB13943,DB13944,DB1394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2A8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Succinic acid,Pravastatin,Baclofen,Oseltamivir,Doxycycline,Liothyronine,Conjugated estrogens,Tenofovir disoproxil,Valproic Acid,Indomethacin,Digoxin,Allopurinol,Cefalotin,Tenoxicam,Cefotaxime,Zidovudine,Cimetidine,Guanidine,Piroxicam,Methotrexate,Cephalexin,Valaciclovir,L-Carnitine,Enalapril,Diclofenac,Oxytetracycline,Testosterone,Furosemide,Adefovir Dipivoxil,Tetracycline,Estradiol,Phenylbutazone,Ranitidine,Bumetanide,Quinidine,Dinoprostone,Famotidine,Salicylic acid,Ganciclovir,Ketoprofen,Minocycline,Probenecid,Mercaptopurine,Ibuprofen,Novobiocin,Benzylpenicillin,Melatonin,Ouabain,Cefadroxil,Ceftriaxone,Cefamandole,Cefazolin,Cefoperazone,Cefacetrile,Liotrix,Cilastatin,Topiroxostat,Cholic Acid,Benzoic Acid,Caprylic acid,Saxagliptin,Methyltestosterone,Dabrafenib,Dolutegravir,Avibactam,Eluxadoline,Baricitinib,Apalutamide,Letermovir,Rucaparib,Enasidenib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139,DB00175,DB00181,DB00198,DB00254,DB00279,DB00286,DB00300,DB00313,DB00328,DB00390,DB00437,DB00456,DB00469,DB00493,DB00495,DB00501,DB00536,DB00554,DB00563,DB00567,DB00577,DB00583,DB00584,DB00586,DB00595,DB00624,DB00695,DB00718,DB00759,DB00783,DB00812,DB00863,DB00887,DB00908,DB00917,DB00927,DB00936,DB01004,DB01009,DB01017,DB01032,DB01033,DB01050,DB01051,DB01053,DB01065,DB01092,DB01140,DB01212,DB01326,DB01327,DB01329,DB01414,DB01583,DB01597,DB01685,DB02659,DB03793,DB04519,DB06335,DB06710,DB08912,DB08930,DB09060,DB09272,DB11817,DB11901,DB12070,DB12332,DB13874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5A10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25A2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L-Carnitine</text:p>
          </table:table-cell>
          <table:table-cell office:value-type="string" calcext:value-type="string">
            <text:p>DB00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25A29</text:p>
          </table:table-cell>
          <table:table-cell office:value-type="float" office:value="123096" calcext:value-type="float">
            <text:p>123096</text:p>
          </table:table-cell>
          <table:table-cell office:value-type="string" calcext:value-type="string">
            <text:p>L-Carnitine</text:p>
          </table:table-cell>
          <table:table-cell office:value-type="string" calcext:value-type="string">
            <text:p>DB00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25A32</text:p>
          </table:table-cell>
          <table:table-cell office:value-type="float" office:value="81034" calcext:value-type="float">
            <text:p>81034</text:p>
          </table:table-cell>
          <table:table-cell office:value-type="string" calcext:value-type="string">
            <text:p>Folic Acid</text:p>
          </table:table-cell>
          <table:table-cell office:value-type="string" calcext:value-type="string">
            <text:p>DB0015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5A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lodronic Acid</text:p>
          </table:table-cell>
          <table:table-cell office:value-type="string" calcext:value-type="string">
            <text:p>DB00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25A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lodronic Acid</text:p>
          </table:table-cell>
          <table:table-cell office:value-type="string" calcext:value-type="string">
            <text:p>DB00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25A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Clodronic Acid</text:p>
          </table:table-cell>
          <table:table-cell office:value-type="string" calcext:value-type="string">
            <text:p>DB00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28A1</text:p>
          </table:table-cell>
          <table:table-cell office:value-type="float" office:value="9154" calcext:value-type="float">
            <text:p>9154</text:p>
          </table:table-cell>
          <table:table-cell office:value-type="string" calcext:value-type="string">
            <text:p>Gemcitabine,Zidovudine,Stavudine</text:p>
          </table:table-cell>
          <table:table-cell office:value-type="string" calcext:value-type="string">
            <text:p>DB00441,DB00495,DB0064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8A2</text:p>
          </table:table-cell>
          <table:table-cell office:value-type="float" office:value="9153" calcext:value-type="float">
            <text:p>9153</text:p>
          </table:table-cell>
          <table:table-cell office:value-type="string" calcext:value-type="string">
            <text:p>Mercaptopurine</text:p>
          </table:table-cell>
          <table:table-cell office:value-type="string" calcext:value-type="string">
            <text:p>DB0103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8A3</text:p>
          </table:table-cell>
          <table:table-cell office:value-type="float" office:value="64078" calcext:value-type="float">
            <text:p>64078</text:p>
          </table:table-cell>
          <table:table-cell office:value-type="string" calcext:value-type="string">
            <text:p>Gemcitabine,Adenosine,Mercaptopurine</text:p>
          </table:table-cell>
          <table:table-cell office:value-type="string" calcext:value-type="string">
            <text:p>DB00441,DB00640,DB0103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9A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Gemcitabine,Fluorouracil,Ethanol,Didanosine,Zalcitabine,Mercaptopurine,Cannabidiol</text:p>
          </table:table-cell>
          <table:table-cell office:value-type="string" calcext:value-type="string">
            <text:p>DB00441,DB00544,DB00898,DB00900,DB00943,DB01033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9A2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Gemcitabine,Zidovudine,Ethanol,Didanosine,Zalcitabine,Mercaptopurine</text:p>
          </table:table-cell>
          <table:table-cell office:value-type="string" calcext:value-type="string">
            <text:p>DB00441,DB00495,DB00898,DB00900,DB00943,DB0103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2A1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Resveratrol</text:p>
          </table:table-cell>
          <table:table-cell office:value-type="string" calcext:value-type="string">
            <text:p>DB02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2A2</text:p>
          </table:table-cell>
          <table:table-cell office:value-type="float" office:value="6514" calcext:value-type="float">
            <text:p>6514</text:p>
          </table:table-cell>
          <table:table-cell office:value-type="string" calcext:value-type="string">
            <text:p>Streptozocin</text:p>
          </table:table-cell>
          <table:table-cell office:value-type="string" calcext:value-type="string">
            <text:p>DB00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2A9</text:p>
          </table:table-cell>
          <table:table-cell office:value-type="float" office:value="56606" calcext:value-type="float">
            <text:p>56606</text:p>
          </table:table-cell>
          <table:table-cell office:value-type="string" calcext:value-type="string">
            <text:p>Losartan,Probenecid</text:p>
          </table:table-cell>
          <table:table-cell office:value-type="string" calcext:value-type="string">
            <text:p>DB00678,DB0103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31A1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isplatin</text:p>
          </table:table-cell>
          <table:table-cell office:value-type="string" calcext:value-type="string">
            <text:p>DB0051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31A2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isplatin</text:p>
          </table:table-cell>
          <table:table-cell office:value-type="string" calcext:value-type="string">
            <text:p>DB0051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46A1</text:p>
          </table:table-cell>
          <table:table-cell office:value-type="float" office:value="113235" calcext:value-type="float">
            <text:p>113235</text:p>
          </table:table-cell>
          <table:table-cell office:value-type="string" calcext:value-type="string">
            <text:p>Folic Acid,Methotrexate,Sulfasalazine</text:p>
          </table:table-cell>
          <table:table-cell office:value-type="string" calcext:value-type="string">
            <text:p>DB00158,DB00563,DB0079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47A1</text:p>
          </table:table-cell>
          <table:table-cell office:value-type="float" office:value="55244" calcext:value-type="float">
            <text:p>55244</text:p>
          </table:table-cell>
          <table:table-cell office:value-type="string" calcext:value-type="string">
            <text:p>Cimetidine,Cephalexin,Sirolimus,Bromodiphenhydramine,Dolutegravir,Bictegravir,Baricitinib,Apalutamide,Abemaciclib,Rucaparib</text:p>
          </table:table-cell>
          <table:table-cell office:value-type="string" calcext:value-type="string">
            <text:p>DB00501,DB00567,DB00877,DB01237,DB08930,DB11799,DB11817,DB11901,DB12001,DB1233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47A2</text:p>
          </table:table-cell>
          <table:table-cell office:value-type="float" office:value="146802" calcext:value-type="float">
            <text:p>146802</text:p>
          </table:table-cell>
          <table:table-cell office:value-type="string" calcext:value-type="string">
            <text:p>Dolutegravir,Baricitinib,Apalutamide,Abemaciclib,Rucaparib,Copanlisib</text:p>
          </table:table-cell>
          <table:table-cell office:value-type="string" calcext:value-type="string">
            <text:p>DB08930,DB11817,DB11901,DB12001,DB12332,DB1248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51A</text:p>
          </table:table-cell>
          <table:table-cell office:value-type="float" office:value="200931" calcext:value-type="float">
            <text:p>200931</text:p>
          </table:table-cell>
          <table:table-cell office:value-type="string" calcext:value-type="string">
            <text:p>Conjugated estrogens,Digoxin,Dinoprostone</text:p>
          </table:table-cell>
          <table:table-cell office:value-type="string" calcext:value-type="string">
            <text:p>DB00286,DB00390,DB0091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51B</text:p>
          </table:table-cell>
          <table:table-cell office:value-type="float" office:value="123264" calcext:value-type="float">
            <text:p>123264</text:p>
          </table:table-cell>
          <table:table-cell office:value-type="string" calcext:value-type="string">
            <text:p>Conjugated estrogens,Digoxin,Dinoprostone</text:p>
          </table:table-cell>
          <table:table-cell office:value-type="string" calcext:value-type="string">
            <text:p>DB00286,DB00390,DB0091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5A1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Canagliflozin</text:p>
          </table:table-cell>
          <table:table-cell office:value-type="string" calcext:value-type="string">
            <text:p>DB08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5A2</text:p>
          </table:table-cell>
          <table:table-cell office:value-type="float" office:value="6524" calcext:value-type="float">
            <text:p>6524</text:p>
          </table:table-cell>
          <table:table-cell office:value-type="string" calcext:value-type="string">
            <text:p>Dapagliflozin,Canagliflozin,Ertugliflozin</text:p>
          </table:table-cell>
          <table:table-cell office:value-type="string" calcext:value-type="string">
            <text:p>DB06292,DB08907,DB11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5A8</text:p>
          </table:table-cell>
          <table:table-cell office:value-type="float" office:value="160728" calcext:value-type="float">
            <text:p>160728</text:p>
          </table:table-cell>
          <table:table-cell office:value-type="string" calcext:value-type="string">
            <text:p>Niacin</text:p>
          </table:table-cell>
          <table:table-cell office:value-type="string" calcext:value-type="string">
            <text:p>DB0062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6A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Clobazam,Tiagabine</text:p>
          </table:table-cell>
          <table:table-cell office:value-type="string" calcext:value-type="string">
            <text:p>DB00349,DB0090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6A11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DB0034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6A14</text:p>
          </table:table-cell>
          <table:table-cell office:value-type="float" office:value="11254" calcext:value-type="float">
            <text:p>11254</text:p>
          </table:table-cell>
          <table:table-cell office:value-type="string" calcext:value-type="string">
            <text:p>Valaciclovir</text:p>
          </table:table-cell>
          <table:table-cell office:value-type="string" calcext:value-type="string">
            <text:p>DB0057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6A2</text:p>
          </table:table-cell>
          <table:table-cell office:value-type="float" office:value="6530" calcext:value-type="float">
            <text:p>6530</text:p>
          </table:table-cell>
          <table:table-cell office:value-type="string" calcext:value-type="string">
            <text:p>Amphetamine,Phentermine,Tramadol,Citalopram,Guanadrel,Reboxetine,Venlafaxine,Atomoxetine,Amitriptyline,Protriptyline,Norepinephrine,Mirtazapine,Loxapine,Methylphenidate,Pethidine,Imipramine,Duloxetine,Dextromethorphan,Nortriptyline,Amoxapine,Mazindol,Ergotamine,Paroxetine,Trimipramine,Phenmetrazine,Pseudoephedrine,Cocaine,Maprotiline,Diethylpropion,Dopamine,Sibutramine,Chlorphenamine,Doxepin,Nefazodone,Desipramine,Bupropion,Guanethidine,Orphenadrine,Escitalopram,Ketamine,Clomipramine,Ephedra,Ephedrine,Ginkgo biloba,Dextroamphetamine,Methamphetamine,Phendimetrazine,Debrisoquin,Milnacipran,Mianserin,Tapentadol,Droxidopa,Desvenlafaxine,Dexmethylphenidate,Levomilnacipran,Dosulepin,Viloxazine,Zotepine</text:p>
          </table:table-cell>
          <table:table-cell office:value-type="string" calcext:value-type="string">
            <text:p>DB00182,DB00191,DB00193,DB00215,DB00226,DB00234,DB00285,DB00289,DB00321,DB00344,DB00368,DB00370,DB00408,DB00422,DB00454,DB00458,DB00476,DB00514,DB00540,DB00543,DB00579,DB00696,DB00715,DB00726,DB00830,DB00852,DB00907,DB00934,DB00937,DB00988,DB01105,DB01114,DB01142,DB01149,DB01151,DB01156,DB01170,DB01173,DB01175,DB01221,DB01242,DB01363,DB01364,DB01381,DB01576,DB01577,DB01579,DB04840,DB04896,DB06148,DB06204,DB06262,DB06700,DB06701,DB08918,DB09167,DB09185,DB0922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6A3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Amphetamine,Phentermine,Citalopram,Benzatropine,Venlafaxine,Atomoxetine,Mirtazapine,Loxapine,Methylphenidate,Pethidine,Imipramine,Duloxetine,Amoxapine,Mazindol,Procaine,Trimipramine,Modafinil,Phenmetrazine,Pseudoephedrine,Benzphetamine,Cocaine,Diethylpropion,Dopamine,Sertraline,Sibutramine,Chlorphenamine,Diphenylpyraline,Nefazodone,Bupropion,Chloroprocaine,Escitalopram,Lisdexamfetamine,Ephedra,Fencamfamine,Dextroamphetamine,Methamphetamine,Mianserin,Armodafinil,Dexmethylphenidate</text:p>
          </table:table-cell>
          <table:table-cell office:value-type="string" calcext:value-type="string">
            <text:p>DB00182,DB00191,DB00215,DB00245,DB00285,DB00289,DB00370,DB00408,DB00422,DB00454,DB00458,DB00476,DB00543,DB00579,DB00721,DB00726,DB00745,DB00830,DB00852,DB00865,DB00907,DB00937,DB00988,DB01104,DB01105,DB01114,DB01146,DB01149,DB01156,DB01161,DB01175,DB01255,DB01363,DB01463,DB01576,DB01577,DB06148,DB06413,DB0670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6A4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Fluvoxamine,Amphetamine,Phentermine,Tramadol,Citalopram,Venlafaxine,Atomoxetine,Amitriptyline,Protriptyline,Mirtazapine,Loxapine,Methylphenidate,Pethidine,Imipramine,Fluoxetine,Duloxetine,Dextromethorphan,Nortriptyline,Amoxapine,Fenfluramine,Mazindol,Trazodone,Verapamil,Paroxetine,Trimipramine,Minaprine,Pseudoephedrine,Cocaine,Dopamine,Tegaserod,Sertraline,Sibutramine,Chlorphenamine,Doxepin,Nefazodone,Desipramine,Escitalopram,Dexfenfluramine,Clomipramine,Ephedra,Methamphetamine,Milnacipran,Mianserin,Tapentadol,Vilazodone,Desvenlafaxine,Dexmethylphenidate,Levomilnacipran,Butriptyline,Vortioxetine,Dosulepin,Lorpiprazole,Zotepine,Tianeptine</text:p>
          </table:table-cell>
          <table:table-cell office:value-type="string" calcext:value-type="string">
            <text:p>DB00176,DB00182,DB00191,DB00193,DB00215,DB00285,DB00289,DB00321,DB00344,DB00370,DB00408,DB00422,DB00454,DB00458,DB00472,DB00476,DB00514,DB00540,DB00543,DB00574,DB00579,DB00656,DB00661,DB00715,DB00726,DB00805,DB00852,DB00907,DB00988,DB01079,DB01104,DB01105,DB01114,DB01142,DB01149,DB01151,DB01175,DB01191,DB01242,DB01363,DB01577,DB04896,DB06148,DB06204,DB06684,DB06700,DB06701,DB08918,DB09016,DB09068,DB09167,DB09195,DB09225,DB0928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7A11</text:p>
          </table:table-cell>
          <table:table-cell office:value-type="float" office:value="23657" calcext:value-type="float">
            <text:p>23657</text:p>
          </table:table-cell>
          <table:table-cell office:value-type="string" calcext:value-type="string">
            <text:p>Riluzole,Sulfasalazine,Rosuvastatin,Acetylcysteine</text:p>
          </table:table-cell>
          <table:table-cell office:value-type="string" calcext:value-type="string">
            <text:p>DB00740,DB00795,DB01098,DB0615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7A3</text:p>
          </table:table-cell>
          <table:table-cell office:value-type="float" office:value="84889" calcext:value-type="float">
            <text:p>84889</text:p>
          </table:table-cell>
          <table:table-cell office:value-type="string" calcext:value-type="string">
            <text:p>Fluciclovine (18F)</text:p>
          </table:table-cell>
          <table:table-cell office:value-type="string" calcext:value-type="string">
            <text:p>DB13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7A5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Liothyronine,Levothyroxine,Levodopa</text:p>
          </table:table-cell>
          <table:table-cell office:value-type="string" calcext:value-type="string">
            <text:p>DB00279,DB00451,DB0123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7A7</text:p>
          </table:table-cell>
          <table:table-cell office:value-type="float" office:value="9056" calcext:value-type="float">
            <text:p>9056</text:p>
          </table:table-cell>
          <table:table-cell office:value-type="string" calcext:value-type="string">
            <text:p>Fluciclovine (18F)</text:p>
          </table:table-cell>
          <table:table-cell office:value-type="string" calcext:value-type="string">
            <text:p>DB13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7A8</text:p>
          </table:table-cell>
          <table:table-cell office:value-type="float" office:value="23428" calcext:value-type="float">
            <text:p>23428</text:p>
          </table:table-cell>
          <table:table-cell office:value-type="string" calcext:value-type="string">
            <text:p>Levodopa</text:p>
          </table:table-cell>
          <table:table-cell office:value-type="string" calcext:value-type="string">
            <text:p>DB0123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8A1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Icosapent</text:p>
          </table:table-cell>
          <table:table-cell office:value-type="string" calcext:value-type="string">
            <text:p>DB00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CO1A2</text:p>
          </table:table-cell>
          <table:table-cell office:value-type="float" office:value="6579" calcext:value-type="float">
            <text:p>6579</text:p>
          </table:table-cell>
          <table:table-cell office:value-type="string" calcext:value-type="string">
            <text:p>Cyclosporine,Pravastatin,Nelfinavir,Indinavir,Lovastatin,Liothyronine,Conjugated estrogens,Indomethacin,Digoxin,Spironolactone,Levothyroxine,Quinine,Ritonavir,Methotrexate,Enalapril,Testosterone,Prednisone,Simvastatin,Estrone,Verapamil,Sumatriptan,Rocuronium,Hydrocortisone,Estradiol,Naproxen,Prednisolone,Bumetanide,Quinidine,Dinoprostone,Fexofenadine,Ketoprofen,Glyburide,Ketoconazole,Probenecid,Rifampicin,Ibuprofen,Atorvastatin,Ouabain,Rosuvastatin,Tolbutamide,Naloxone,Saquinavir,Dexamethasone,Digitoxin,Liotrix,Ursodeoxycholic acid,Cholic Acid,Deoxycholic Acid,Estriol,Methyltestosterone,Mirabegron,Bilastine,Lifitegrast,Testosterone cypionate,Testosterone enanthate,Testosterone undecanoate,Estradiol acetate,Estradiol benzoate,Estradiol cypionate,Estradiol dienanthate,Estradiol valerate</text:p>
          </table:table-cell>
          <table:table-cell office:value-type="string" calcext:value-type="string">
            <text:p>DB00091,DB00175,DB00220,DB00224,DB00227,DB00279,DB00286,DB00328,DB00390,DB00421,DB00451,DB00468,DB00503,DB00563,DB00584,DB00624,DB00635,DB00641,DB00655,DB00661,DB00669,DB00728,DB00741,DB00783,DB00788,DB00860,DB00887,DB00908,DB00917,DB00950,DB01009,DB01016,DB01026,DB01032,DB01045,DB01050,DB01076,DB01092,DB01098,DB01124,DB01183,DB01232,DB01234,DB01396,DB01583,DB01586,DB02659,DB03619,DB04573,DB06710,DB08893,DB11591,DB11611,DB13943,DB13944,DB13946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O1B1</text:p>
          </table:table-cell>
          <table:table-cell office:value-type="float" office:value="10599" calcext:value-type="float">
            <text:p>10599</text:p>
          </table:table-cell>
          <table:table-cell office:value-type="string" calcext:value-type="string">
            <text:p>Cyclosporine,Pravastatin,Valsartan,Erythromycin,Pantoprazole,Nelfinavir,Indinavir,Lovastatin,Liothyronine,Conjugated estrogens,Digoxin,Rosiglitazone,Cerivastatin,Levothyroxine,Ritonavir,Caspofungin,Methotrexate,L-Carnitine,Simvastatin,Estrone,Verapamil,Sumatriptan,Mycophenolate mofetil,Irinotecan,Estradiol,Sirolimus,Quinidine,Repaglinide,Dinoprostone,Fexofenadine,Ezetimibe,Rifampicin,Benzylpenicillin,Atorvastatin,Ouabain,Fluvastatin,Rosuvastatin,Pioglitazone,Clarithromycin,Saquinavir,Gemfibrozil,Bezafibrate,Liotrix,Cholic Acid,Cobimetinib,Telaprevir,Acetylcysteine,Ambrisentan,Pazopanib,Axitinib,Cabazitaxel,Pitavastatin,Rilpivirine,Dabrafenib,Lobeglitazone,Eluxadoline,Selexipag,Grazoprevir,Apalutamide,Voxilaprevir,Letermovir,Rucaparib,Levosalbutamol,Enasidenib,Estradiol acetate,Estradiol benzoate,Estradiol cypionate,Estradiol dienanthate,Estradiol valerate</text:p>
          </table:table-cell>
          <table:table-cell office:value-type="string" calcext:value-type="string">
            <text:p>DB00091,DB00175,DB00177,DB00199,DB00213,DB00220,DB00224,DB00227,DB00279,DB00286,DB00390,DB00412,DB00439,DB00451,DB00503,DB00520,DB00563,DB00583,DB00641,DB00655,DB00661,DB00669,DB00688,DB00762,DB00783,DB00877,DB00908,DB00912,DB00917,DB00950,DB00973,DB01045,DB01053,DB01076,DB01092,DB01095,DB01098,DB01132,DB01211,DB01232,DB01241,DB01393,DB01583,DB02659,DB05239,DB05521,DB06151,DB06403,DB06589,DB06626,DB06772,DB08860,DB08864,DB08912,DB09198,DB09272,DB11362,DB11575,DB11901,DB12026,DB12070,DB12332,DB13139,DB13874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O1B3</text:p>
          </table:table-cell>
          <table:table-cell office:value-type="float" office:value="28234" calcext:value-type="float">
            <text:p>28234</text:p>
          </table:table-cell>
          <table:table-cell office:value-type="string" calcext:value-type="string">
            <text:p>Pravastatin,Valsartan,Liothyronine,Conjugated estrogens,Digoxin,Levothyroxine,Caspofungin,Methotrexate,Mycophenolate mofetil,Estradiol,Fexofenadine,Rifampicin,Atorvastatin,Ouabain,Fluvastatin,Rosuvastatin,Pioglitazone,Clarithromycin,Paclitaxel,Docetaxel,Liotrix,Cholic Acid,Cobimetinib,Romidepsin,Ambrisentan,Cabazitaxel,Pitavastatin,Rilpivirine,Dabrafenib,Selexipag,Grazoprevir,Baricitinib,Voxilaprevir,Letermovir,Rucaparib,Levosalbutamol,Enasidenib,Estradiol acetate,Estradiol benzoate,Estradiol cypionate,Estradiol dienanthate,Estradiol valerate</text:p>
          </table:table-cell>
          <table:table-cell office:value-type="string" calcext:value-type="string">
            <text:p>DB00175,DB00177,DB00279,DB00286,DB00390,DB00451,DB00520,DB00563,DB00688,DB00783,DB00950,DB01045,DB01076,DB01092,DB01095,DB01098,DB01132,DB01211,DB01229,DB01248,DB01583,DB02659,DB05239,DB06176,DB06403,DB06772,DB08860,DB08864,DB08912,DB11362,DB11575,DB11817,DB12026,DB12070,DB12332,DB13139,DB13874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O1C1</text:p>
          </table:table-cell>
          <table:table-cell office:value-type="float" office:value="53919" calcext:value-type="float">
            <text:p>53919</text:p>
          </table:table-cell>
          <table:table-cell office:value-type="string" calcext:value-type="string">
            <text:p>Phenytoin,Liothyronine,Conjugated estrogens,Digoxin,Levothyroxine,Methotrexate,Diclofenac,Estradiol,Dinoprostone,Meclofenamic acid,Probenecid,Ouabain,Liotrix,Estradiol acetate,Estradiol benzoate,Estradiol cypionate,Estradiol dienanthate,Estradiol valerate</text:p>
          </table:table-cell>
          <table:table-cell office:value-type="string" calcext:value-type="string">
            <text:p>DB00252,DB00279,DB00286,DB00390,DB00451,DB00563,DB00586,DB00783,DB00917,DB00939,DB01032,DB01092,DB01583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O2A1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Furosemide,Alprostadil,Dinoprostone,Iloprost,Phenobarbital,Lactic Acid</text:p>
          </table:table-cell>
          <table:table-cell office:value-type="string" calcext:value-type="string">
            <text:p>DB00695,DB00770,DB00917,DB01088,DB01174,DB0439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O2B1</text:p>
          </table:table-cell>
          <table:table-cell office:value-type="float" office:value="11309" calcext:value-type="float">
            <text:p>11309</text:p>
          </table:table-cell>
          <table:table-cell office:value-type="string" calcext:value-type="string">
            <text:p>Pravastatin,Conjugated estrogens,Digoxin,Montelukast,Niacin,Latanoprost,Estrone,Alprostadil,Estradiol,Dinoprostone,Salicylic acid,Fexofenadine,Glyburide,Rifampicin,Ergoloid mesylate,Ibuprofen,Benzylpenicillin,Atorvastatin,Iloprost,Fluvastatin,Rosuvastatin,Tolbutamide,Benzoic Acid,Citric Acid,Lactic Acid,Telaprevir,Pitavastatin,Bilastine,Lifitegrast,Latanoprostene Bunod,Estradiol acetate,Estradiol benzoate,Estradiol cypionate,Estradiol dienanthate,Estradiol valerate</text:p>
          </table:table-cell>
          <table:table-cell office:value-type="string" calcext:value-type="string">
            <text:p>DB00175,DB00286,DB00390,DB00471,DB00627,DB00654,DB00655,DB00770,DB00783,DB00917,DB00936,DB00950,DB01016,DB01045,DB01049,DB01050,DB01053,DB01076,DB01088,DB01095,DB01098,DB01124,DB03793,DB04272,DB04398,DB05521,DB08860,DB11591,DB11611,DB11660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O3A1</text:p>
          </table:table-cell>
          <table:table-cell office:value-type="float" office:value="28232" calcext:value-type="float">
            <text:p>28232</text:p>
          </table:table-cell>
          <table:table-cell office:value-type="string" calcext:value-type="string">
            <text:p>Conjugated estrogens,Methotrexate,Alprostadil,Dinoprostone,Benzylpenicillin,Iloprost,Lobeglitazone</text:p>
          </table:table-cell>
          <table:table-cell office:value-type="string" calcext:value-type="string">
            <text:p>DB00286,DB00563,DB00770,DB00917,DB01053,DB01088,DB0919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O4A1</text:p>
          </table:table-cell>
          <table:table-cell office:value-type="float" office:value="28231" calcext:value-type="float">
            <text:p>28231</text:p>
          </table:table-cell>
          <table:table-cell office:value-type="string" calcext:value-type="string">
            <text:p>Liothyronine,Conjugated estrogens,Digoxin,Levothyroxine,Estradiol,Dinoprostone,Benzylpenicillin,Liotrix,Estradiol acetate,Estradiol benzoate,Estradiol cypionate,Estradiol dienanthate,Estradiol valerate</text:p>
          </table:table-cell>
          <table:table-cell office:value-type="string" calcext:value-type="string">
            <text:p>DB00279,DB00286,DB00390,DB00451,DB00783,DB00917,DB01053,DB01583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CO4C1</text:p>
          </table:table-cell>
          <table:table-cell office:value-type="float" office:value="353189" calcext:value-type="float">
            <text:p>353189</text:p>
          </table:table-cell>
          <table:table-cell office:value-type="string" calcext:value-type="string">
            <text:p>Liothyronine,Digoxin,Levothyroxine,Methotrexate,Ouabain,Digitoxin,Liotrix,Saxagliptin</text:p>
          </table:table-cell>
          <table:table-cell office:value-type="string" calcext:value-type="string">
            <text:p>DB00279,DB00390,DB00451,DB00563,DB01092,DB01396,DB01583,DB0633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O</text:p>
          </table:table-cell>
          <table:table-cell office:value-type="float" office:value="6608" calcext:value-type="float">
            <text:p>6608</text:p>
          </table:table-cell>
          <table:table-cell office:value-type="string" calcext:value-type="string">
            <text:p>Fluocinonide,Vismodegib,Sonidegib</text:p>
          </table:table-cell>
          <table:table-cell office:value-type="string" calcext:value-type="string">
            <text:p>DB01047,DB08828,DB09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PD1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Amlodipine,Chlorpromazine,Desipramine,Cannabidiol</text:p>
          </table:table-cell>
          <table:table-cell office:value-type="string" calcext:value-type="string">
            <text:p>DB00381,DB00477,DB01151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CA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Resveratrol</text:p>
          </table:table-cell>
          <table:table-cell office:value-type="string" calcext:value-type="string">
            <text:p>DB02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AT1</text:p>
          </table:table-cell>
          <table:table-cell office:value-type="float" office:value="6646" calcext:value-type="float">
            <text:p>6646</text:p>
          </table:table-cell>
          <table:table-cell office:value-type="string" calcext:value-type="string">
            <text:p>Ezetimibe,Hesperetin</text:p>
          </table:table-cell>
          <table:table-cell office:value-type="string" calcext:value-type="string">
            <text:p>DB00973,DB01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AT2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Hesperetin</text:p>
          </table:table-cell>
          <table:table-cell office:value-type="string" calcext:value-type="string">
            <text:p>DB01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D1</text:p>
          </table:table-cell>
          <table:table-cell office:value-type="float" office:value="6647" calcext:value-type="float">
            <text:p>6647</text:p>
          </table:table-cell>
          <table:table-cell office:value-type="string" calcext:value-type="string">
            <text:p>Cisplatin,Epinephrine,Dopamine,Isoprenaline,Zinc,Cannabidiol</text:p>
          </table:table-cell>
          <table:table-cell office:value-type="string" calcext:value-type="string">
            <text:p>DB00515,DB00668,DB00988,DB01064,DB01593,DB090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RD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TLC1</text:p>
          </table:table-cell>
          <table:table-cell office:value-type="float" office:value="10558" calcext:value-type="float">
            <text:p>10558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TLC2</text:p>
          </table:table-cell>
          <table:table-cell office:value-type="float" office:value="9517" calcext:value-type="float">
            <text:p>9517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TLC3</text:p>
          </table:table-cell>
          <table:table-cell office:value-type="float" office:value="55304" calcext:value-type="float">
            <text:p>55304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E</text:p>
          </table:table-cell>
          <table:table-cell office:value-type="float" office:value="6713" calcext:value-type="float">
            <text:p>6713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DB00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C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Dasatinib,Citric Acid,Bosutinib,Ponatinib,Nintedanib</text:p>
          </table:table-cell>
          <table:table-cell office:value-type="string" calcext:value-type="string">
            <text:p>DB01254,DB04272,DB06616,DB08901,DB09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D5A1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Levonorgestrel,Spironolactone,Dutasteride,Finasteride,Testosterone propionate,Oxymetholone,Norgestrel,Testosterone cypionate,Testosterone enanthate,Testosterone undecanoate</text:p>
          </table:table-cell>
          <table:table-cell office:value-type="string" calcext:value-type="string">
            <text:p>DB00367,DB00421,DB01126,DB01216,DB01420,DB06412,DB09389,DB13943,DB13944,DB1394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D5A2</text:p>
          </table:table-cell>
          <table:table-cell office:value-type="float" office:value="6716" calcext:value-type="float">
            <text:p>6716</text:p>
          </table:table-cell>
          <table:table-cell office:value-type="string" calcext:value-type="string">
            <text:p>Dutasteride,Finasteride</text:p>
          </table:table-cell>
          <table:table-cell office:value-type="string" calcext:value-type="string">
            <text:p>DB01126,DB01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EBF1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Doconexent,Omega-3 fatty acids</text:p>
          </table:table-cell>
          <table:table-cell office:value-type="string" calcext:value-type="string">
            <text:p>DB03756,DB11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M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Ademetionine</text:p>
          </table:table-cell>
          <table:table-cell office:value-type="string" calcext:value-type="string">
            <text:p>DB001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R</text:p>
          </table:table-cell>
          <table:table-cell office:value-type="float" office:value="63826" calcext:value-type="float">
            <text:p>63826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P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5B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DB0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N4</text:p>
          </table:table-cell>
          <table:table-cell office:value-type="float" office:value="81551" calcext:value-type="float">
            <text:p>81551</text:p>
          </table:table-cell>
          <table:table-cell office:value-type="string" calcext:value-type="string">
            <text:p>Lomustine</text:p>
          </table:table-cell>
          <table:table-cell office:value-type="string" calcext:value-type="string">
            <text:p>DB01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orelgestromin,Tibolone</text:p>
          </table:table-cell>
          <table:table-cell office:value-type="string" calcext:value-type="string">
            <text:p>DB06713,DB0907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LA2</text:p>
          </table:table-cell>
          <table:table-cell office:value-type="float" office:value="8803" calcext:value-type="float">
            <text:p>8803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LG1</text:p>
          </table:table-cell>
          <table:table-cell office:value-type="float" office:value="8802" calcext:value-type="float">
            <text:p>8802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LG2</text:p>
          </table:table-cell>
          <table:table-cell office:value-type="float" office:value="8801" calcext:value-type="float">
            <text:p>8801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NR1</text:p>
          </table:table-cell>
          <table:table-cell office:value-type="float" office:value="56670" calcext:value-type="float">
            <text:p>56670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L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ulfapyridine</text:p>
          </table:table-cell>
          <table:table-cell office:value-type="string" calcext:value-type="string">
            <text:p>DB00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LT1A1</text:p>
          </table:table-cell>
          <table:table-cell office:value-type="float" office:value="6817" calcext:value-type="float">
            <text:p>6817</text:p>
          </table:table-cell>
          <table:table-cell office:value-type="string" calcext:value-type="string">
            <text:p>Acetaminophen,Tamoxifen,Tibolone</text:p>
          </table:table-cell>
          <table:table-cell office:value-type="string" calcext:value-type="string">
            <text:p>DB00316,DB00675,DB0907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T1A3</text:p>
          </table:table-cell>
          <table:table-cell office:value-type="float" office:value="6818" calcext:value-type="float">
            <text:p>6818</text:p>
          </table:table-cell>
          <table:table-cell office:value-type="string" calcext:value-type="string">
            <text:p>Acetaminophen</text:p>
          </table:table-cell>
          <table:table-cell office:value-type="string" calcext:value-type="string">
            <text:p>DB0031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T1E1</text:p>
          </table:table-cell>
          <table:table-cell office:value-type="float" office:value="6783" calcext:value-type="float">
            <text:p>6783</text:p>
          </table:table-cell>
          <table:table-cell office:value-type="string" calcext:value-type="string">
            <text:p>Acetaminophen,Cyclizine</text:p>
          </table:table-cell>
          <table:table-cell office:value-type="string" calcext:value-type="string">
            <text:p>DB00316,DB0117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T2A1</text:p>
          </table:table-cell>
          <table:table-cell office:value-type="float" office:value="6822" calcext:value-type="float">
            <text:p>6822</text:p>
          </table:table-cell>
          <table:table-cell office:value-type="string" calcext:value-type="string">
            <text:p>Acetaminophen,Prasterone,Abiraterone</text:p>
          </table:table-cell>
          <table:table-cell office:value-type="string" calcext:value-type="string">
            <text:p>DB00316,DB01708,DB0581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T2B1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rasterone</text:p>
          </table:table-cell>
          <table:table-cell office:value-type="string" calcext:value-type="string">
            <text:p>DB01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V2A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Levetiracetam,Brivaracetam</text:p>
          </table:table-cell>
          <table:table-cell office:value-type="string" calcext:value-type="string">
            <text:p>DB01202,DB05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TL4</text:p>
          </table:table-cell>
          <table:table-cell office:value-type="float" office:value="94121" calcext:value-type="float">
            <text:p>94121</text:p>
          </table:table-cell>
          <table:table-cell office:value-type="string" calcext:value-type="string">
            <text:p>Insulin Human,Insulin Pork</text:p>
          </table:table-cell>
          <table:table-cell office:value-type="string" calcext:value-type="string">
            <text:p>DB00030,DB00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AR1</text:p>
          </table:table-cell>
          <table:table-cell office:value-type="float" office:value="134864" calcext:value-type="float">
            <text:p>134864</text:p>
          </table:table-cell>
          <table:table-cell office:value-type="string" calcext:value-type="string">
            <text:p>Amphetamine,Dextroamphetamine,Methamphetamine</text:p>
          </table:table-cell>
          <table:table-cell office:value-type="string" calcext:value-type="string">
            <text:p>DB00182,DB01576,DB01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CR1</text:p>
          </table:table-cell>
          <table:table-cell office:value-type="float" office:value="6869" calcext:value-type="float">
            <text:p>6869</text:p>
          </table:table-cell>
          <table:table-cell office:value-type="string" calcext:value-type="string">
            <text:p>Aprepitant,Ketamine</text:p>
          </table:table-cell>
          <table:table-cell office:value-type="string" calcext:value-type="string">
            <text:p>DB00673,DB01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1</text:p>
          </table:table-cell>
          <table:table-cell office:value-type="float" office:value="6890" calcext:value-type="float">
            <text:p>6890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DB0125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BP1</text:p>
          </table:table-cell>
          <table:table-cell office:value-type="float" office:value="6894" calcext:value-type="float">
            <text:p>6894</text:p>
          </table:table-cell>
          <table:table-cell office:value-type="string" calcext:value-type="string">
            <text:p>Letermovir</text:p>
          </table:table-cell>
          <table:table-cell office:value-type="string" calcext:value-type="string">
            <text:p>DB12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2R16</text:p>
          </table:table-cell>
          <table:table-cell office:value-type="float" office:value="50833" calcext:value-type="float">
            <text:p>50833</text:p>
          </table:table-cell>
          <table:table-cell office:value-type="string" calcext:value-type="string">
            <text:p>Probenecid</text:p>
          </table:table-cell>
          <table:table-cell office:value-type="string" calcext:value-type="string">
            <text:p>DB01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T</text:p>
          </table:table-cell>
          <table:table-cell office:value-type="float" office:value="6898" calcext:value-type="float">
            <text:p>6898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XA2R</text:p>
          </table:table-cell>
          <table:table-cell office:value-type="float" office:value="6915" calcext:value-type="float">
            <text:p>6915</text:p>
          </table:table-cell>
          <table:table-cell office:value-type="string" calcext:value-type="string">
            <text:p>Seratrodast,Morniflumate</text:p>
          </table:table-cell>
          <table:table-cell office:value-type="string" calcext:value-type="string">
            <text:p>DB06739,DB09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XAS1</text:p>
          </table:table-cell>
          <table:table-cell office:value-type="float" office:value="6916" calcext:value-type="float">
            <text:p>6916</text:p>
          </table:table-cell>
          <table:table-cell office:value-type="string" calcext:value-type="string">
            <text:p>Sulfasalazine</text:p>
          </table:table-cell>
          <table:table-cell office:value-type="string" calcext:value-type="string">
            <text:p>DB00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DO2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Tolmetin</text:p>
          </table:table-cell>
          <table:table-cell office:value-type="string" calcext:value-type="string">
            <text:p>DB0050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Vandetanib,Regorafenib,Ponatinib</text:p>
          </table:table-cell>
          <table:table-cell office:value-type="string" calcext:value-type="string">
            <text:p>DB05294,DB08896,DB08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T</text:p>
          </table:table-cell>
          <table:table-cell office:value-type="float" office:value="7015" calcext:value-type="float">
            <text:p>7015</text:p>
          </table:table-cell>
          <table:table-cell office:value-type="string" calcext:value-type="string">
            <text:p>Zidovudine</text:p>
          </table:table-cell>
          <table:table-cell office:value-type="string" calcext:value-type="string">
            <text:p>DB00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aprylic acid</text:p>
          </table:table-cell>
          <table:table-cell office:value-type="string" calcext:value-type="string">
            <text:p>DB045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F</text:p>
          </table:table-cell>
          <table:table-cell office:value-type="float" office:value="7018" calcext:value-type="float">
            <text:p>7018</text:p>
          </table:table-cell>
          <table:table-cell office:value-type="string" calcext:value-type="string">
            <text:p>Cisplatin,Zinc</text:p>
          </table:table-cell>
          <table:table-cell office:value-type="string" calcext:value-type="string">
            <text:p>DB00515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FF1</text:p>
          </table:table-cell>
          <table:table-cell office:value-type="float" office:value="7031" calcext:value-type="float">
            <text:p>7031</text:p>
          </table:table-cell>
          <table:table-cell office:value-type="string" calcext:value-type="string">
            <text:p>Raloxifene</text:p>
          </table:table-cell>
          <table:table-cell office:value-type="string" calcext:value-type="string">
            <text:p>DB00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FBR2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7054" calcext:value-type="float">
            <text:p>7054</text:p>
          </table:table-cell>
          <table:table-cell office:value-type="string" calcext:value-type="string">
            <text:p>Sapropterin</text:p>
          </table:table-cell>
          <table:table-cell office:value-type="string" calcext:value-type="string">
            <text:p>DB00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BD</text:p>
          </table:table-cell>
          <table:table-cell office:value-type="float" office:value="7056" calcext:value-type="float">
            <text:p>7056</text:p>
          </table:table-cell>
          <table:table-cell office:value-type="string" calcext:value-type="string">
            <text:p>Ibuprofen,Dexibuprofen</text:p>
          </table:table-cell>
          <table:table-cell office:value-type="string" calcext:value-type="string">
            <text:p>DB01050,DB09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NSL1</text:p>
          </table:table-cell>
          <table:table-cell office:value-type="float" office:value="79896" calcext:value-type="float">
            <text:p>79896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DB0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A</text:p>
          </table:table-cell>
          <table:table-cell office:value-type="float" office:value="7067" calcext:value-type="float">
            <text:p>7067</text:p>
          </table:table-cell>
          <table:table-cell office:value-type="string" calcext:value-type="string">
            <text:p>Liothyronine,Levothyroxine,Amiodarone,Liotrix</text:p>
          </table:table-cell>
          <table:table-cell office:value-type="string" calcext:value-type="string">
            <text:p>DB00279,DB00451,DB01118,DB01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B</text:p>
          </table:table-cell>
          <table:table-cell office:value-type="float" office:value="7068" calcext:value-type="float">
            <text:p>7068</text:p>
          </table:table-cell>
          <table:table-cell office:value-type="string" calcext:value-type="string">
            <text:p>Liothyronine,Levothyroxine,Amiodarone,Liotrix</text:p>
          </table:table-cell>
          <table:table-cell office:value-type="string" calcext:value-type="string">
            <text:p>DB00279,DB00451,DB01118,DB01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K1</text:p>
          </table:table-cell>
          <table:table-cell office:value-type="float" office:value="7083" calcext:value-type="float">
            <text:p>7083</text:p>
          </table:table-cell>
          <table:table-cell office:value-type="string" calcext:value-type="string">
            <text:p>Trifluridine,Zidovudine</text:p>
          </table:table-cell>
          <table:table-cell office:value-type="string" calcext:value-type="string">
            <text:p>DB00432,DB0049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KTL1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Valaciclovir,Ganciclovir</text:p>
          </table:table-cell>
          <table:table-cell office:value-type="string" calcext:value-type="string">
            <text:p>DB00577,DB01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R4</text:p>
          </table:table-cell>
          <table:table-cell office:value-type="float" office:value="7099" calcext:value-type="float">
            <text:p>7099</text:p>
          </table:table-cell>
          <table:table-cell office:value-type="string" calcext:value-type="string">
            <text:p>Naloxone</text:p>
          </table:table-cell>
          <table:table-cell office:value-type="string" calcext:value-type="string">
            <text:p>DB01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R7</text:p>
          </table:table-cell>
          <table:table-cell office:value-type="float" office:value="51284" calcext:value-type="float">
            <text:p>51284</text:p>
          </table:table-cell>
          <table:table-cell office:value-type="string" calcext:value-type="string">
            <text:p>Imiquimod,Hydroxychloroquine</text:p>
          </table:table-cell>
          <table:table-cell office:value-type="string" calcext:value-type="string">
            <text:p>DB00724,DB01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R8</text:p>
          </table:table-cell>
          <table:table-cell office:value-type="float" office:value="51311" calcext:value-type="float">
            <text:p>51311</text:p>
          </table:table-cell>
          <table:table-cell office:value-type="string" calcext:value-type="string">
            <text:p>Imiquimod</text:p>
          </table:table-cell>
          <table:table-cell office:value-type="string" calcext:value-type="string">
            <text:p>DB00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R9</text:p>
          </table:table-cell>
          <table:table-cell office:value-type="float" office:value="54106" calcext:value-type="float">
            <text:p>54106</text:p>
          </table:table-cell>
          <table:table-cell office:value-type="string" calcext:value-type="string">
            <text:p>Chloroquine,Hydroxychloroquine</text:p>
          </table:table-cell>
          <table:table-cell office:value-type="string" calcext:value-type="string">
            <text:p>DB00608,DB01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LHE</text:p>
          </table:table-cell>
          <table:table-cell office:value-type="float" office:value="55217" calcext:value-type="float">
            <text:p>55217</text:p>
          </table:table-cell>
          <table:table-cell office:value-type="string" calcext:value-type="string">
            <text:p>Succinic acid</text:p>
          </table:table-cell>
          <table:table-cell office:value-type="string" calcext:value-type="string">
            <text:p>DB00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F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Etanercept,Chloroquine,Epinephrine,Pseudoephedrine,Thalidomide,Clenbuterol,Apremilast,Pomalidomide</text:p>
          </table:table-cell>
          <table:table-cell office:value-type="string" calcext:value-type="string">
            <text:p>DB00005,DB00608,DB00668,DB00852,DB01041,DB01407,DB05676,DB08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FRSF1B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Etanercept</text:p>
          </table:table-cell>
          <table:table-cell office:value-type="string" calcext:value-type="string">
            <text:p>DB00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FRSF8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Brentuximab vedotin</text:p>
          </table:table-cell>
          <table:table-cell office:value-type="string" calcext:value-type="string">
            <text:p>DB088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FSF11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Lenalidomide</text:p>
          </table:table-cell>
          <table:table-cell office:value-type="string" calcext:value-type="string">
            <text:p>DB00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FSF13B</text:p>
          </table:table-cell>
          <table:table-cell office:value-type="float" office:value="10673" calcext:value-type="float">
            <text:p>10673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NC1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Trifluoperazine,Felodipine,Bepridil</text:p>
          </table:table-cell>
          <table:table-cell office:value-type="string" calcext:value-type="string">
            <text:p>DB00831,DB01023,DB01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NC2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Felodipine</text:p>
          </table:table-cell>
          <table:table-cell office:value-type="string" calcext:value-type="string">
            <text:p>DB01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1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Irinotecan,Topotecan</text:p>
          </table:table-cell>
          <table:table-cell office:value-type="string" calcext:value-type="string">
            <text:p>DB00762,DB010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1MT</text:p>
          </table:table-cell>
          <table:table-cell office:value-type="float" office:value="116447" calcext:value-type="float">
            <text:p>116447</text:p>
          </table:table-cell>
          <table:table-cell office:value-type="string" calcext:value-type="string">
            <text:p>Irinotecan,Topotecan</text:p>
          </table:table-cell>
          <table:table-cell office:value-type="string" calcext:value-type="string">
            <text:p>DB00762,DB010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2A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Amsacrine,Teniposide,Epirubicin,Enoxacin,Pefloxacin,Ciprofloxacin,Daunorubicin,Etoposide,Dactinomycin,Lomefloxacin,Doxorubicin,Norfloxacin,Levofloxacin,Ofloxacin,Idarubicin,Mitoxantrone,Sparfloxacin</text:p>
          </table:table-cell>
          <table:table-cell office:value-type="string" calcext:value-type="string">
            <text:p>DB00276,DB00444,DB00445,DB00467,DB00487,DB00537,DB00694,DB00773,DB00970,DB00978,DB00997,DB01059,DB01137,DB01165,DB01177,DB01204,DB01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2B</text:p>
          </table:table-cell>
          <table:table-cell office:value-type="float" office:value="7155" calcext:value-type="float">
            <text:p>7155</text:p>
          </table:table-cell>
          <table:table-cell office:value-type="string" calcext:value-type="string">
            <text:p>Daunorubicin,Etoposide</text:p>
          </table:table-cell>
          <table:table-cell office:value-type="string" calcext:value-type="string">
            <text:p>DB00694,DB00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efloxacin,Novobiocin</text:p>
          </table:table-cell>
          <table:table-cell office:value-type="string" calcext:value-type="string">
            <text:p>DB00487,DB01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53</text:p>
          </table:table-cell>
          <table:table-cell office:value-type="float" office:value="7157" calcext:value-type="float">
            <text:p>7157</text:p>
          </table:table-cell>
          <table:table-cell office:value-type="string" calcext:value-type="string">
            <text:p>Acetylsalicylic acid,Zinc</text:p>
          </table:table-cell>
          <table:table-cell office:value-type="string" calcext:value-type="string">
            <text:p>DB00945,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73</text:p>
          </table:table-cell>
          <table:table-cell office:value-type="float" office:value="7161" calcext:value-type="float">
            <text:p>7161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H1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Sapropterin</text:p>
          </table:table-cell>
          <table:table-cell office:value-type="string" calcext:value-type="string">
            <text:p>DB00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I1</text:p>
          </table:table-cell>
          <table:table-cell office:value-type="float" office:value="7167" calcext:value-type="float">
            <text:p>7167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MT</text:p>
          </table:table-cell>
          <table:table-cell office:value-type="float" office:value="7172" calcext:value-type="float">
            <text:p>7172</text:p>
          </table:table-cell>
          <table:table-cell office:value-type="string" calcext:value-type="string">
            <text:p>Mercaptopurine,Cefazolin</text:p>
          </table:table-cell>
          <table:table-cell office:value-type="string" calcext:value-type="string">
            <text:p>DB01033,DB0132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O</text:p>
          </table:table-cell>
          <table:table-cell office:value-type="float" office:value="7173" calcext:value-type="float">
            <text:p>7173</text:p>
          </table:table-cell>
          <table:table-cell office:value-type="string" calcext:value-type="string">
            <text:p>Carbimazole,Methimazole</text:p>
          </table:table-cell>
          <table:table-cell office:value-type="string" calcext:value-type="string">
            <text:p>DB00389,DB007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SG1</text:p>
          </table:table-cell>
          <table:table-cell office:value-type="float" office:value="25823" calcext:value-type="float">
            <text:p>25823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PPC3</text:p>
          </table:table-cell>
          <table:table-cell office:value-type="float" office:value="27095" calcext:value-type="float">
            <text:p>27095</text:p>
          </table:table-cell>
          <table:table-cell office:value-type="string" calcext:value-type="string">
            <text:p>Palmitic Acid</text:p>
          </table:table-cell>
          <table:table-cell office:value-type="string" calcext:value-type="string">
            <text:p>DB03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DMT1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Glycerin</text:p>
          </table:table-cell>
          <table:table-cell office:value-type="string" calcext:value-type="string">
            <text:p>DB09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M-CAT3-1</text:p>
          </table:table-cell>
          <table:table-cell office:value-type="float" office:value="100189216" calcext:value-type="float">
            <text:p>100189216</text:p>
          </table:table-cell>
          <table:table-cell office:value-type="string" calcext:value-type="string">
            <text:p>Chloramphenicol</text:p>
          </table:table-cell>
          <table:table-cell office:value-type="string" calcext:value-type="string">
            <text:p>DB0044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PA1</text:p>
          </table:table-cell>
          <table:table-cell office:value-type="float" office:value="8989" calcext:value-type="float">
            <text:p>8989</text:p>
          </table:table-cell>
          <table:table-cell office:value-type="string" calcext:value-type="string">
            <text:p>Menthol,Cannabidiol</text:p>
          </table:table-cell>
          <table:table-cell office:value-type="string" calcext:value-type="string">
            <text:p>DB00825,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PM8</text:p>
          </table:table-cell>
          <table:table-cell office:value-type="float" office:value="79054" calcext:value-type="float">
            <text:p>79054</text:p>
          </table:table-cell>
          <table:table-cell office:value-type="string" calcext:value-type="string">
            <text:p>Menthol,Cannabidiol</text:p>
          </table:table-cell>
          <table:table-cell office:value-type="string" calcext:value-type="string">
            <text:p>DB00825,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PS1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PV1</text:p>
          </table:table-cell>
          <table:table-cell office:value-type="float" office:value="7442" calcext:value-type="float">
            <text:p>7442</text:p>
          </table:table-cell>
          <table:table-cell office:value-type="string" calcext:value-type="string">
            <text:p>Icosapent,Acetaminophen,Capsaicin,Cannabidiol,Zucapsaicin,Propacetamol</text:p>
          </table:table-cell>
          <table:table-cell office:value-type="string" calcext:value-type="string">
            <text:p>DB00159,DB00316,DB06774,DB09061,DB09120,DB09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PV2</text:p>
          </table:table-cell>
          <table:table-cell office:value-type="float" office:value="51393" calcext:value-type="float">
            <text:p>51393</text:p>
          </table:table-cell>
          <table:table-cell office:value-type="string" calcext:value-type="string">
            <text:p>Cannabidiol</text:p>
          </table:table-cell>
          <table:table-cell office:value-type="string" calcext:value-type="string">
            <text:p>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PV3</text:p>
          </table:table-cell>
          <table:table-cell office:value-type="float" office:value="162514" calcext:value-type="float">
            <text:p>162514</text:p>
          </table:table-cell>
          <table:table-cell office:value-type="string" calcext:value-type="string">
            <text:p>Menthol,Cannabidiol,Eugenol</text:p>
          </table:table-cell>
          <table:table-cell office:value-type="string" calcext:value-type="string">
            <text:p>DB00825,DB09061,DB090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PV4</text:p>
          </table:table-cell>
          <table:table-cell office:value-type="float" office:value="59341" calcext:value-type="float">
            <text:p>59341</text:p>
          </table:table-cell>
          <table:table-cell office:value-type="string" calcext:value-type="string">
            <text:p>Cannabidiol</text:p>
          </table:table-cell>
          <table:table-cell office:value-type="string" calcext:value-type="string">
            <text:p>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X-CAT1-2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Letermovir</text:p>
          </table:table-cell>
          <table:table-cell office:value-type="string" calcext:value-type="string">
            <text:p>DB12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X-CAT2-1</text:p>
          </table:table-cell>
          <table:table-cell office:value-type="float" office:value="7212" calcext:value-type="float">
            <text:p>7212</text:p>
          </table:table-cell>
          <table:table-cell office:value-type="string" calcext:value-type="string">
            <text:p>Letermovir</text:p>
          </table:table-cell>
          <table:table-cell office:value-type="string" calcext:value-type="string">
            <text:p>DB12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PO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Eszopiclone,Clorazepate,Diazepam,Triazolam,Zaleplon,Clonazepam,Zopiclone,Ketazolam</text:p>
          </table:table-cell>
          <table:table-cell office:value-type="string" calcext:value-type="string">
            <text:p>DB00402,DB00628,DB00829,DB00897,DB00962,DB01068,DB01198,DB015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TA3</text:p>
          </table:table-cell>
          <table:table-cell office:value-type="float" office:value="7264" calcext:value-type="float">
            <text:p>7264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TLL3</text:p>
          </table:table-cell>
          <table:table-cell office:value-type="float" office:value="26140" calcext:value-type="float">
            <text:p>26140</text:p>
          </table:table-cell>
          <table:table-cell office:value-type="string" calcext:value-type="string">
            <text:p>Theophylline</text:p>
          </table:table-cell>
          <table:table-cell office:value-type="string" calcext:value-type="string">
            <text:p>DB00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TR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Diethylstilbestrol,Liothyronine,Levothyroxine,Diclofenac,Diflunisal,Liotrix,Zinc,Resveratrol</text:p>
          </table:table-cell>
          <table:table-cell office:value-type="string" calcext:value-type="string">
            <text:p>DB00255,DB00279,DB00451,DB00586,DB00861,DB01583,DB01593,DB0270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BA1A</text:p>
          </table:table-cell>
          <table:table-cell office:value-type="float" office:value="7846" calcext:value-type="float">
            <text:p>7846</text:p>
          </table:table-cell>
          <table:table-cell office:value-type="string" calcext:value-type="string">
            <text:p>Griseofulvin,Albendazole,Vinblastine,Mebendazole</text:p>
          </table:table-cell>
          <table:table-cell office:value-type="string" calcext:value-type="string">
            <text:p>DB00400,DB00518,DB00570,DB00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BA4A</text:p>
          </table:table-cell>
          <table:table-cell office:value-type="float" office:value="7277" calcext:value-type="float">
            <text:p>7277</text:p>
          </table:table-cell>
          <table:table-cell office:value-type="string" calcext:value-type="string">
            <text:p>Vincristine,Cabazitaxel</text:p>
          </table:table-cell>
          <table:table-cell office:value-type="string" calcext:value-type="string">
            <text:p>DB00541,DB06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BB</text:p>
          </table:table-cell>
          <table:table-cell office:value-type="float" office:value="203068" calcext:value-type="float">
            <text:p>203068</text:p>
          </table:table-cell>
          <table:table-cell office:value-type="string" calcext:value-type="string">
            <text:p>Vinorelbine,Vincristine,Vinblastine,Colchicine</text:p>
          </table:table-cell>
          <table:table-cell office:value-type="string" calcext:value-type="string">
            <text:p>DB00361,DB00541,DB00570,DB01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BB1</text:p>
          </table:table-cell>
          <table:table-cell office:value-type="float" office:value="81027" calcext:value-type="float">
            <text:p>81027</text:p>
          </table:table-cell>
          <table:table-cell office:value-type="string" calcext:value-type="string">
            <text:p>Vindesine,Paclitaxel,Docetaxel,Colchicine,Cabazitaxel</text:p>
          </table:table-cell>
          <table:table-cell office:value-type="string" calcext:value-type="string">
            <text:p>DB00309,DB01229,DB01248,DB01394,DB06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BB3</text:p>
          </table:table-cell>
          <table:table-cell office:value-type="float" office:value="10381" calcext:value-type="float">
            <text:p>10381</text:p>
          </table:table-cell>
          <table:table-cell office:value-type="string" calcext:value-type="string">
            <text:p>Ixabepilone</text:p>
          </table:table-cell>
          <table:table-cell office:value-type="string" calcext:value-type="string">
            <text:p>DB04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BB4B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Albendazole,Mebendazole</text:p>
          </table:table-cell>
          <table:table-cell office:value-type="string" calcext:value-type="string">
            <text:p>DB00518,DB00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BD1</text:p>
          </table:table-cell>
          <table:table-cell office:value-type="float" office:value="51174" calcext:value-type="float">
            <text:p>51174</text:p>
          </table:table-cell>
          <table:table-cell office:value-type="string" calcext:value-type="string">
            <text:p>Vinblastine</text:p>
          </table:table-cell>
          <table:table-cell office:value-type="string" calcext:value-type="string">
            <text:p>DB00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BE1</text:p>
          </table:table-cell>
          <table:table-cell office:value-type="float" office:value="51175" calcext:value-type="float">
            <text:p>51175</text:p>
          </table:table-cell>
          <table:table-cell office:value-type="string" calcext:value-type="string">
            <text:p>Vinblastine</text:p>
          </table:table-cell>
          <table:table-cell office:value-type="string" calcext:value-type="string">
            <text:p>DB00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BG1</text:p>
          </table:table-cell>
          <table:table-cell office:value-type="float" office:value="7283" calcext:value-type="float">
            <text:p>7283</text:p>
          </table:table-cell>
          <table:table-cell office:value-type="string" calcext:value-type="string">
            <text:p>Vinblastine</text:p>
          </table:table-cell>
          <table:table-cell office:value-type="string" calcext:value-type="string">
            <text:p>DB00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FM</text:p>
          </table:table-cell>
          <table:table-cell office:value-type="float" office:value="7284" calcext:value-type="float">
            <text:p>7284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XNDC12</text:p>
          </table:table-cell>
          <table:table-cell office:value-type="float" office:value="51060" calcext:value-type="float">
            <text:p>51060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DB00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XNRD1</text:p>
          </table:table-cell>
          <table:table-cell office:value-type="float" office:value="7296" calcext:value-type="float">
            <text:p>7296</text:p>
          </table:table-cell>
          <table:table-cell office:value-type="string" calcext:value-type="string">
            <text:p>Arsenic trioxide</text:p>
          </table:table-cell>
          <table:table-cell office:value-type="string" calcext:value-type="string">
            <text:p>DB01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K2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Tofacitinib</text:p>
          </table:table-cell>
          <table:table-cell office:value-type="string" calcext:value-type="string">
            <text:p>DB08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MP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Cidofovir,Trifluridine,Fluorouracil</text:p>
          </table:table-cell>
          <table:table-cell office:value-type="string" calcext:value-type="string">
            <text:p>DB00369,DB00432,DB0054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MS</text:p>
          </table:table-cell>
          <table:table-cell office:value-type="float" office:value="7298" calcext:value-type="float">
            <text:p>7298</text:p>
          </table:table-cell>
          <table:table-cell office:value-type="string" calcext:value-type="string">
            <text:p>Trifluridine,Trimethoprim,Gemcitabine,Fluorouracil,Methotrexate</text:p>
          </table:table-cell>
          <table:table-cell office:value-type="string" calcext:value-type="string">
            <text:p>DB00432,DB00440,DB00441,DB00544,DB0056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7299" calcext:value-type="float">
            <text:p>7299</text:p>
          </table:table-cell>
          <table:table-cell office:value-type="string" calcext:value-type="string">
            <text:p>NADH,Mimosine</text:p>
          </table:table-cell>
          <table:table-cell office:value-type="string" calcext:value-type="string">
            <text:p>DB00157,DB01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R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henylbutyric acid</text:p>
          </table:table-cell>
          <table:table-cell office:value-type="string" calcext:value-type="string">
            <text:p>DB06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K2</text:p>
          </table:table-cell>
          <table:table-cell office:value-type="float" office:value="7371" calcext:value-type="float">
            <text:p>7371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CG</text:p>
          </table:table-cell>
          <table:table-cell office:value-type="float" office:value="7357" calcext:value-type="float">
            <text:p>7357</text:p>
          </table:table-cell>
          <table:table-cell office:value-type="string" calcext:value-type="string">
            <text:p>Eliglustat</text:p>
          </table:table-cell>
          <table:table-cell office:value-type="string" calcext:value-type="string">
            <text:p>DB090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DH</text:p>
          </table:table-cell>
          <table:table-cell office:value-type="float" office:value="7358" calcext:value-type="float">
            <text:p>7358</text:p>
          </table:table-cell>
          <table:table-cell office:value-type="string" calcext:value-type="string">
            <text:p>NADH</text:p>
          </table:table-cell>
          <table:table-cell office:value-type="string" calcext:value-type="string">
            <text:p>DB00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T1A1</text:p>
          </table:table-cell>
          <table:table-cell office:value-type="float" office:value="54658" calcext:value-type="float">
            <text:p>54658</text:p>
          </table:table-cell>
          <table:table-cell office:value-type="string" calcext:value-type="string">
            <text:p>Lovastatin,Morphine,Acetaminophen,Indomethacin,Sorafenib,Erlotinib,Diclofenac,Simvastatin,Losartan,Mycophenolate mofetil,Naltrexone,Flurbiprofen,Irinotecan,Etoposide,Estradiol,Naproxen,Propofol,Suprofen,Ezetimibe,Rifampicin,Ibuprofen,Atorvastatin,Fluvastatin,Testosterone propionate,Nilotinib,Ezogabine,Indacaterol,Pazopanib,Axitinib,Regorafenib,Dolutegravir,Bictegravir,Ertugliflozin,Delafloxacin,Letermovir,Rucaparib,Enasidenib,Estradiol acetate,Estradiol benzoate,Estradiol cypionate,Estradiol dienanthate,Estradiol valerate</text:p>
          </table:table-cell>
          <table:table-cell office:value-type="string" calcext:value-type="string">
            <text:p>DB00227,DB00295,DB00316,DB00328,DB00398,DB00530,DB00586,DB00641,DB00678,DB00688,DB00704,DB00712,DB00762,DB00773,DB00783,DB00788,DB00818,DB00870,DB00973,DB01045,DB01050,DB01076,DB01095,DB01420,DB04868,DB04953,DB05039,DB06589,DB06626,DB08896,DB08930,DB11799,DB11827,DB11943,DB12070,DB12332,DB13874,DB13952,DB13953,DB13954,DB13955,DB13956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T1A10</text:p>
          </table:table-cell>
          <table:table-cell office:value-type="float" office:value="54575" calcext:value-type="float">
            <text:p>54575</text:p>
          </table:table-cell>
          <table:table-cell office:value-type="string" calcext:value-type="string">
            <text:p>Valproic Acid,Acetaminophen,Tamoxifen,Losartan,Mycophenolate mofetil,Etodolac</text:p>
          </table:table-cell>
          <table:table-cell office:value-type="string" calcext:value-type="string">
            <text:p>DB00313,DB00316,DB00675,DB00678,DB00688,DB0074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T1A3</text:p>
          </table:table-cell>
          <table:table-cell office:value-type="float" office:value="54659" calcext:value-type="float">
            <text:p>54659</text:p>
          </table:table-cell>
          <table:table-cell office:value-type="string" calcext:value-type="string">
            <text:p>Lovastatin,Morphine,Valproic Acid,Cyproheptadine,Lamotrigine,Simvastatin,Losartan,Flurbiprofen,Etodolac,Candesartan cilexetil,Ezetimibe,Ibuprofen,Atorvastatin,Fluvastatin,Mitiglinide,Ezogabine,Nalmefene,Ambrisentan,Pitavastatin,Dolutegravir,Naldemedine,Delafloxacin,Letermovir,Enasidenib</text:p>
          </table:table-cell>
          <table:table-cell office:value-type="string" calcext:value-type="string">
            <text:p>DB00227,DB00295,DB00313,DB00434,DB00555,DB00641,DB00678,DB00712,DB00749,DB00796,DB00973,DB01050,DB01076,DB01095,DB01252,DB04953,DB06230,DB06403,DB08860,DB08930,DB11691,DB11943,DB12070,DB1387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T1A4</text:p>
          </table:table-cell>
          <table:table-cell office:value-type="float" office:value="54657" calcext:value-type="float">
            <text:p>54657</text:p>
          </table:table-cell>
          <table:table-cell office:value-type="string" calcext:value-type="string">
            <text:p>Valproic Acid,Clozapine,Lamotrigine,Midazolam,Trifluoperazine,Ezogabine,Asenapine,Imidafenacin,Ertugliflozin,Enasidenib</text:p>
          </table:table-cell>
          <table:table-cell office:value-type="string" calcext:value-type="string">
            <text:p>DB00313,DB00363,DB00555,DB00683,DB00831,DB04953,DB06216,DB09262,DB11827,DB1387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T1A6</text:p>
          </table:table-cell>
          <table:table-cell office:value-type="float" office:value="54578" calcext:value-type="float">
            <text:p>54578</text:p>
          </table:table-cell>
          <table:table-cell office:value-type="string" calcext:value-type="string">
            <text:p>Valproic Acid,Acetaminophen,Mycophenolate mofetil,Propofol</text:p>
          </table:table-cell>
          <table:table-cell office:value-type="string" calcext:value-type="string">
            <text:p>DB00313,DB00316,DB00688,DB008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T1A7</text:p>
          </table:table-cell>
          <table:table-cell office:value-type="float" office:value="54577" calcext:value-type="float">
            <text:p>54577</text:p>
          </table:table-cell>
          <table:table-cell office:value-type="string" calcext:value-type="string">
            <text:p>Mycophenolate mofetil</text:p>
          </table:table-cell>
          <table:table-cell office:value-type="string" calcext:value-type="string">
            <text:p>DB0068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T1A8</text:p>
          </table:table-cell>
          <table:table-cell office:value-type="float" office:value="54576" calcext:value-type="float">
            <text:p>54576</text:p>
          </table:table-cell>
          <table:table-cell office:value-type="string" calcext:value-type="string">
            <text:p>Morphine,Valproic Acid,Mycophenolate mofetil,Propofol,Diflunisal,Nalmefene,Isavuconazole</text:p>
          </table:table-cell>
          <table:table-cell office:value-type="string" calcext:value-type="string">
            <text:p>DB00295,DB00313,DB00688,DB00818,DB00861,DB06230,DB1163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T1A9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Human Serum Albumin,Valproic Acid,Acetaminophen,Hydromorphone,Indomethacin,Sorafenib,Haloperidol,Valdecoxib,Mycophenolate mofetil,Flurbiprofen,Nateglinide,Zileuton,Etodolac,Irinotecan,Propofol,Oxazepam,Buprenorphine,Sulfamethoxazole,Ibuprofen,Lumiracoxib,Topiroxostat,Niflumic Acid,Phenolphthalein,Ezogabine,Tapentadol,Dapagliflozin,Ambrisentan,Dabigatran etexilate,Ketobemidone,Seratrodast,Regorafenib,Canagliflozin,Dolutegravir,Isavuconazole,Ertugliflozin,Enasidenib</text:p>
          </table:table-cell>
          <table:table-cell office:value-type="string" calcext:value-type="string">
            <text:p>DB00062,DB00313,DB00316,DB00327,DB00328,DB00398,DB00502,DB00580,DB00688,DB00712,DB00731,DB00744,DB00749,DB00762,DB00818,DB00842,DB00921,DB01015,DB01050,DB01283,DB01685,DB04552,DB04824,DB04953,DB06204,DB06292,DB06403,DB06695,DB06738,DB06739,DB08896,DB08907,DB08930,DB11633,DB11827,DB1387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T2B15</text:p>
          </table:table-cell>
          <table:table-cell office:value-type="float" office:value="7366" calcext:value-type="float">
            <text:p>7366</text:p>
          </table:table-cell>
          <table:table-cell office:value-type="string" calcext:value-type="string">
            <text:p>Morphine,Valproic Acid,Acetaminophen,Oxazepam,Ezetimibe,Dabigatran etexilate,Delafloxacin,Enasidenib</text:p>
          </table:table-cell>
          <table:table-cell office:value-type="string" calcext:value-type="string">
            <text:p>DB00295,DB00313,DB00316,DB00842,DB00973,DB06695,DB11943,DB1387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T2B17</text:p>
          </table:table-cell>
          <table:table-cell office:value-type="float" office:value="7367" calcext:value-type="float">
            <text:p>7367</text:p>
          </table:table-cell>
          <table:table-cell office:value-type="string" calcext:value-type="string">
            <text:p>Losartan</text:p>
          </table:table-cell>
          <table:table-cell office:value-type="string" calcext:value-type="string">
            <text:p>DB0067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T2B4</text:p>
          </table:table-cell>
          <table:table-cell office:value-type="float" office:value="7363" calcext:value-type="float">
            <text:p>7363</text:p>
          </table:table-cell>
          <table:table-cell office:value-type="string" calcext:value-type="string">
            <text:p>Morphine,Codeine,Flurbiprofen,Ibuprofen,Dapagliflozin,Canagliflozin</text:p>
          </table:table-cell>
          <table:table-cell office:value-type="string" calcext:value-type="string">
            <text:p>DB00295,DB00318,DB00712,DB01050,DB06292,DB0890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T2B7</text:p>
          </table:table-cell>
          <table:table-cell office:value-type="float" office:value="7364" calcext:value-type="float">
            <text:p>7364</text:p>
          </table:table-cell>
          <table:table-cell office:value-type="string" calcext:value-type="string">
            <text:p>Lovastatin,Morphine,Valproic Acid,Codeine,Indomethacin,Epirubicin,Zidovudine,Carbamazepine,Diclofenac,Simvastatin,Losartan,Mycophenolate mofetil,Flurbiprofen,Etodolac,Naproxen,Oxazepam,Suprofen,Ezetimibe,Ibuprofen,Atorvastatin,Fluvastatin,Mitiglinide,Tapentadol,Silodosin,Nalmefene,Dapagliflozin,Ambrisentan,Dabigatran etexilate,Pitavastatin,Ertugliflozin,Acemetacin,Enasidenib</text:p>
          </table:table-cell>
          <table:table-cell office:value-type="string" calcext:value-type="string">
            <text:p>DB00227,DB00295,DB00313,DB00318,DB00328,DB00445,DB00495,DB00564,DB00586,DB00641,DB00678,DB00688,DB00712,DB00749,DB00788,DB00842,DB00870,DB00973,DB01050,DB01076,DB01095,DB01252,DB06204,DB06207,DB06230,DB06292,DB06403,DB06695,DB08860,DB11827,DB13783,DB1387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5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dofovir,Foscarnet</text:p>
          </table:table-cell>
          <table:table-cell office:value-type="string" calcext:value-type="string">
            <text:p>DB00369,DB00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PS</text:p>
          </table:table-cell>
          <table:table-cell office:value-type="float" office:value="7372" calcext:value-type="float">
            <text:p>7372</text:p>
          </table:table-cell>
          <table:table-cell office:value-type="string" calcext:value-type="string">
            <text:p>Fluorouracil</text:p>
          </table:table-cell>
          <table:table-cell office:value-type="string" calcext:value-type="string">
            <text:p>DB0054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C-2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evamisole</text:p>
          </table:table-cell>
          <table:table-cell office:value-type="string" calcext:value-type="string">
            <text:p>DB00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-3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evamisole</text:p>
          </table:table-cell>
          <table:table-cell office:value-type="string" calcext:value-type="string">
            <text:p>DB00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-6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evamisole</text:p>
          </table:table-cell>
          <table:table-cell office:value-type="string" calcext:value-type="string">
            <text:p>DB00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P1</text:p>
          </table:table-cell>
          <table:table-cell office:value-type="float" office:value="7378" calcext:value-type="float">
            <text:p>7378</text:p>
          </table:table-cell>
          <table:table-cell office:value-type="string" calcext:value-type="string">
            <text:p>Fluorouracil</text:p>
          </table:table-cell>
          <table:table-cell office:value-type="string" calcext:value-type="string">
            <text:p>DB0054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P2</text:p>
          </table:table-cell>
          <table:table-cell office:value-type="float" office:value="151531" calcext:value-type="float">
            <text:p>151531</text:p>
          </table:table-cell>
          <table:table-cell office:value-type="string" calcext:value-type="string">
            <text:p>Fluorouracil</text:p>
          </table:table-cell>
          <table:table-cell office:value-type="string" calcext:value-type="string">
            <text:p>DB0054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RN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S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L-Valine</text:p>
          </table:table-cell>
          <table:table-cell office:value-type="string" calcext:value-type="string">
            <text:p>DB0016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AM1</text:p>
          </table:table-cell>
          <table:table-cell office:value-type="float" office:value="7412" calcext:value-type="float">
            <text:p>7412</text:p>
          </table:table-cell>
          <table:table-cell office:value-type="string" calcext:value-type="string">
            <text:p>Ethanol,Carvedilol</text:p>
          </table:table-cell>
          <table:table-cell office:value-type="string" calcext:value-type="string">
            <text:p>DB00898,DB01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DAC1</text:p>
          </table:table-cell>
          <table:table-cell office:value-type="float" office:value="7416" calcext:value-type="float">
            <text:p>7416</text:p>
          </table:table-cell>
          <table:table-cell office:value-type="string" calcext:value-type="string">
            <text:p>Cannabidiol</text:p>
          </table:table-cell>
          <table:table-cell office:value-type="string" calcext:value-type="string">
            <text:p>DB09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DR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DB04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GFA</text:p>
          </table:table-cell>
          <table:table-cell office:value-type="float" office:value="7422" calcext:value-type="float">
            <text:p>7422</text:p>
          </table:table-cell>
          <table:table-cell office:value-type="string" calcext:value-type="string">
            <text:p>Minocycline,Gliclazide,Carvedilol,Vandetanib</text:p>
          </table:table-cell>
          <table:table-cell office:value-type="string" calcext:value-type="string">
            <text:p>DB01017,DB01120,DB01136,DB05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KORC1</text:p>
          </table:table-cell>
          <table:table-cell office:value-type="float" office:value="79001" calcext:value-type="float">
            <text:p>79001</text:p>
          </table:table-cell>
          <table:table-cell office:value-type="string" calcext:value-type="string">
            <text:p>Dicoumarol,Warfarin,Phenprocoumon,Acenocoumarol</text:p>
          </table:table-cell>
          <table:table-cell office:value-type="string" calcext:value-type="string">
            <text:p>DB00266,DB00682,DB00946,DB014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DLR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Ubidecarenone</text:p>
          </table:table-cell>
          <table:table-cell office:value-type="string" calcext:value-type="string">
            <text:p>DB0927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N</text:p>
          </table:table-cell>
          <table:table-cell office:value-type="float" office:value="7448" calcext:value-type="float">
            <text:p>7448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B0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DH</text:p>
          </table:table-cell>
          <table:table-cell office:value-type="float" office:value="7498" calcext:value-type="float">
            <text:p>7498</text:p>
          </table:table-cell>
          <table:table-cell office:value-type="string" calcext:value-type="string">
            <text:p>Aldesleukin,NADH,Allopurinol,Cisplatin,L-Carnitine,Daunorubicin,Trifluoperazine,Doxorubicin,Mercaptopurine,Carvedilol,Topiroxostat</text:p>
          </table:table-cell>
          <table:table-cell office:value-type="string" calcext:value-type="string">
            <text:p>DB00041,DB00157,DB00437,DB00515,DB00583,DB00694,DB00831,DB00997,DB01033,DB01136,DB0168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ARS</text:p>
          </table:table-cell>
          <table:table-cell office:value-type="float" office:value="8565" calcext:value-type="float">
            <text:p>8565</text:p>
          </table:table-cell>
          <table:table-cell office:value-type="string" calcext:value-type="string">
            <text:p>Resveratrol</text:p>
          </table:table-cell>
          <table:table-cell office:value-type="string" calcext:value-type="string">
            <text:p>DB02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S1</text:p>
          </table:table-cell>
          <table:table-cell office:value-type="float" office:value="7525" calcext:value-type="float">
            <text:p>7525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DB0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FIH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itric Acid</text:p>
          </table:table-cell>
          <table:table-cell office:value-type="string" calcext:value-type="string">
            <text:p>DB0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THDF1</text:p>
          </table:table-cell>
          <table:table-cell office:value-type="float" office:value="54915" calcext:value-type="float">
            <text:p>54915</text:p>
          </table:table-cell>
          <table:table-cell office:value-type="string" calcext:value-type="string">
            <text:p>Cloxacillin,Cefoperazone</text:p>
          </table:table-cell>
          <table:table-cell office:value-type="string" calcext:value-type="string">
            <text:p>DB01147,DB01329</text:p>
          </table:table-cell>
          <table:table-cell table:number-columns-repeated="1020"/>
        </table:table-row>
        <table:table-row table:style-name="ro1" table:number-rows-repeated="10470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 style:data-style-name="N2" text:time-value="21:46:02.681113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8T21:47:14.190101835</dc:date>
    <meta:editing-duration>PT7M17S</meta:editing-duration>
    <meta:editing-cycles>5</meta:editing-cycles>
    <meta:generator>LibreOffice/5.1.6.2$Linux_X86_64 LibreOffice_project/10m0$Build-2</meta:generator>
    <meta:document-statistic meta:table-count="1" meta:cell-count="6272" meta:object-count="0"/>
  </office:meta>
</office:document-meta>
</file>